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C0000014E18C55B4EEC014AE5.png" manifest:media-type="image/png"/>
  <manifest:file-entry manifest:full-path="Pictures/1000020100000220000001628AAB36E3538097DB.png" manifest:media-type="image/png"/>
  <manifest:file-entry manifest:full-path="Pictures/10000000000002FF0000009A2FF3118659910262.png" manifest:media-type="image/png"/>
  <manifest:file-entry manifest:full-path="Pictures/10000000000005450000025473ED4C6EE32195E0.png" manifest:media-type="image/png"/>
  <manifest:file-entry manifest:full-path="Pictures/100000000000029000000191810256B32F5983C8.png" manifest:media-type="image/png"/>
  <manifest:file-entry manifest:full-path="Pictures/10000201000004B00000029BC6566645350254D1.png" manifest:media-type="image/png"/>
  <manifest:file-entry manifest:full-path="Pictures/10000201000002BB000001F340D598B6160E6817.png" manifest:media-type="image/png"/>
  <manifest:file-entry manifest:full-path="Pictures/100000000000010200000055AE2050297F420D0B.png" manifest:media-type="image/png"/>
  <manifest:file-entry manifest:full-path="Pictures/10000201000002D3000001526D66DE9452931A8A.png" manifest:media-type="image/png"/>
  <manifest:file-entry manifest:full-path="Pictures/1000020100000342000000E2ED265B07043C0D8B.png" manifest:media-type="image/png"/>
  <manifest:file-entry manifest:full-path="Pictures/10000000000005450000023237E11FC4E42E5192.png" manifest:media-type="image/png"/>
  <manifest:file-entry manifest:full-path="Pictures/10000000000001CE000001C72D377299E50B8059.png" manifest:media-type="image/png"/>
  <manifest:file-entry manifest:full-path="Pictures/100000000000044B00000237658B43A3EC0E78E6.png" manifest:media-type="image/png"/>
  <manifest:file-entry manifest:full-path="Pictures/1000000000000322000000A51CE444874F43CDD2.png" manifest:media-type="image/png"/>
  <manifest:file-entry manifest:full-path="Pictures/1000000000000185000001751AB790ACB010548A.png" manifest:media-type="image/png"/>
  <manifest:file-entry manifest:full-path="Pictures/100000000000024600000094930C49A7702E1CD4.png" manifest:media-type="image/png"/>
  <manifest:file-entry manifest:full-path="Pictures/10000201000002C300000169A8903FDB8EF93E2D.png" manifest:media-type="image/png"/>
  <manifest:file-entry manifest:full-path="Pictures/1000000000000154000001596600011B788A57CC.png" manifest:media-type="image/png"/>
  <manifest:file-entry manifest:full-path="Pictures/10000000000001EF000000D47F56694FD4020365.png" manifest:media-type="image/png"/>
  <manifest:file-entry manifest:full-path="Pictures/1000000000000018000000131990309DF6A10DD6.png" manifest:media-type="image/png"/>
  <manifest:file-entry manifest:full-path="Pictures/10000000000001A1000001CB2633971FD955C63E.png" manifest:media-type="image/png"/>
  <manifest:file-entry manifest:full-path="Pictures/100000000000021900000166B38A17518A668BC2.png" manifest:media-type="image/png"/>
  <manifest:file-entry manifest:full-path="Pictures/100000000000024400000147DBB526C73EC168A6.png" manifest:media-type="image/png"/>
  <manifest:file-entry manifest:full-path="Pictures/10000000000002AA000001E0C4B19431CB620133.png" manifest:media-type="image/png"/>
  <manifest:file-entry manifest:full-path="Pictures/10000000000002140000012A074C6980B2BC167E.png" manifest:media-type="image/png"/>
  <manifest:file-entry manifest:full-path="Pictures/100000000000027200000213FB9BFD9C094A5EF6.png" manifest:media-type="image/png"/>
  <manifest:file-entry manifest:full-path="Pictures/10000000000001F30000017DFEF0C14E1DFC655C.png" manifest:media-type="image/png"/>
  <manifest:file-entry manifest:full-path="Pictures/10000000000002A4000001EB93DC1347283F7A4C.png" manifest:media-type="image/png"/>
  <manifest:file-entry manifest:full-path="Pictures/100000000000001A00000011DC754B01AA8E67BC.png" manifest:media-type="image/png"/>
  <manifest:file-entry manifest:full-path="Pictures/1000000000000221000001F81B375091F95A0281.png" manifest:media-type="image/png"/>
  <manifest:file-entry manifest:full-path="Pictures/100000000000028A000001CA6C58373B6D0A69B0.png" manifest:media-type="image/png"/>
  <manifest:file-entry manifest:full-path="Pictures/100000000000017D0000005EAF141B95753F4C2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oleil W01" svg:font-family="'Soleil W01', Arial, sans-serif"/>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pitch="variable"/>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25in" table:align="margins"/>
    </style:style>
    <style:style style:name="Table1.A" style:family="table-column">
      <style:table-column-properties style:column-width="3.3125in" style:rel-column-width="32767*"/>
    </style:style>
    <style:style style:name="Table1.B" style:family="table-column">
      <style:table-column-properties style:column-width="3.312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4" style:family="table">
      <style:table-properties style:width="7in" fo:margin-left="-0.2292in" table:align="left"/>
    </style:style>
    <style:style style:name="Table4.A" style:family="table-column">
      <style:table-column-properties style:column-width="0.9375in"/>
    </style:style>
    <style:style style:name="Table4.B" style:family="table-column">
      <style:table-column-properties style:column-width="0.875in"/>
    </style:style>
    <style:style style:name="Table4.C" style:family="table-column">
      <style:table-column-properties style:column-width="0.75in"/>
    </style:style>
    <style:style style:name="Table4.F" style:family="table-column">
      <style:table-column-properties style:column-width="0.625in"/>
    </style:style>
    <style:style style:name="Table4.G" style:family="table-column">
      <style:table-column-properties style:column-width="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I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none" fo:border-top="none" fo:border-bottom="0.05pt solid #000000"/>
    </style:style>
    <style:style style:name="Table4.I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none" fo:border-top="none" fo:border-bottom="0.05pt solid #000000"/>
    </style:style>
    <style:style style:name="Table4.I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none" fo:border-top="none" fo:border-bottom="0.05pt solid #000000"/>
    </style:style>
    <style:style style:name="Table4.I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none" fo:border-top="none" fo:border-bottom="0.05pt solid #000000"/>
    </style:style>
    <style:style style:name="Table4.I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25in" table:align="margins"/>
    </style:style>
    <style:style style:name="Table3.A" style:family="table-column">
      <style:table-column-properties style:column-width="3.3125in" style:rel-column-width="32767*"/>
    </style:style>
    <style:style style:name="Table3.B" style:family="table-column">
      <style:table-column-properties style:column-width="3.3125in" style:rel-column-width="32768*"/>
    </style:style>
    <style:style style:name="Table3.A1" style:family="table-cell">
      <style:table-cell-properties fo:padding="0.0382in" fo:border="none"/>
    </style:style>
    <style:style style:name="Table5" style:family="table">
      <style:table-properties style:width="6.625in" table:align="margins"/>
    </style:style>
    <style:style style:name="Table5.A" style:family="table-column">
      <style:table-column-properties style:column-width="2.1875in" style:rel-column-width="21638*"/>
    </style:style>
    <style:style style:name="Table5.B" style:family="table-column">
      <style:table-column-properties style:column-width="4.4375in" style:rel-column-width="43897*"/>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25in" table:align="margins"/>
    </style:style>
    <style:style style:name="Table6.A" style:family="table-column">
      <style:table-column-properties style:column-width="2.1875in" style:rel-column-width="21638*"/>
    </style:style>
    <style:style style:name="Table6.B" style:family="table-column">
      <style:table-column-properties style:column-width="4.4375in" style:rel-column-width="4389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25in" table:align="margins"/>
    </style:style>
    <style:style style:name="Table7.A" style:family="table-column">
      <style:table-column-properties style:column-width="2.1875in" style:rel-column-width="21638*"/>
    </style:style>
    <style:style style:name="Table7.B" style:family="table-column">
      <style:table-column-properties style:column-width="4.4375in" style:rel-column-width="4389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8" style:family="table">
      <style:table-properties style:width="6.625in" table:align="margins"/>
    </style:style>
    <style:style style:name="Table8.A" style:family="table-column">
      <style:table-column-properties style:column-width="2.1875in" style:rel-column-width="21638*"/>
    </style:style>
    <style:style style:name="Table8.B" style:family="table-column">
      <style:table-column-properties style:column-width="4.4375in" style:rel-column-width="4389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style:vertical-align="middle" fo:padding="0.0382in" fo:border-left="0.05pt solid #000000" fo:border-right="none" fo:border-top="none" fo:border-bottom="0.05pt solid #000000"/>
    </style:style>
    <style:style style:name="Table9" style:family="table">
      <style:table-properties style:width="6.625in" table:align="margins"/>
    </style:style>
    <style:style style:name="Table9.A" style:family="table-column">
      <style:table-column-properties style:column-width="2.1875in" style:rel-column-width="21638*"/>
    </style:style>
    <style:style style:name="Table9.B" style:family="table-column">
      <style:table-column-properties style:column-width="4.4375in" style:rel-column-width="4389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10" style:family="table">
      <style:table-properties style:width="6.625in" table:align="margins"/>
    </style:style>
    <style:style style:name="Table10.A" style:family="table-column">
      <style:table-column-properties style:column-width="2.1875in" style:rel-column-width="21638*"/>
    </style:style>
    <style:style style:name="Table10.B" style:family="table-column">
      <style:table-column-properties style:column-width="4.4375in" style:rel-column-width="4389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P1" style:family="paragraph" style:parent-style-name="Header">
      <style:paragraph-properties fo:text-align="center" style:justify-single-word="false"/>
      <style:text-properties fo:font-variant="normal" fo:text-transform="none" fo:color="#666666" style:font-name="Liberation Serif1"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text-properties officeooo:paragraph-rsid="0213efe6"/>
    </style:style>
    <style:style style:name="P3" style:family="paragraph" style:parent-style-name="Standard">
      <style:text-properties officeooo:paragraph-rsid="00eefbe2"/>
    </style:style>
    <style:style style:name="P4"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172aa9b" style:text-blinking="false" fo:background-color="transparent" style:font-weight-asian="normal" style:font-weight-complex="normal"/>
    </style:style>
    <style:style style:name="P5"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6" style:family="paragraph" style:parent-style-name="Standard">
      <style:paragraph-properties fo:line-height="115%" fo:text-align="start" style:justify-single-word="false"/>
      <style:text-properties officeooo:paragraph-rsid="01f48dd2"/>
    </style:style>
    <style:style style:name="P7" style:family="paragraph" style:parent-style-name="Standard">
      <style:paragraph-properties fo:line-height="150%"/>
      <style:text-properties style:font-name="Liberation Serif1"/>
    </style:style>
    <style:style style:name="P8" style:family="paragraph" style:parent-style-name="Standard">
      <style:paragraph-properties fo:text-align="center" style:justify-single-word="false"/>
    </style:style>
    <style:style style:name="P9" style:family="paragraph" style:parent-style-name="Standard">
      <style:paragraph-properties fo:line-height="150%"/>
    </style:style>
    <style:style style:name="P10" style:family="paragraph" style:parent-style-name="Standard">
      <style:paragraph-properties fo:break-before="page"/>
    </style:style>
    <style:style style:name="P11"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0a3164d" officeooo:paragraph-rsid="00a3164d" style:text-blinking="false" fo:background-color="transparent" style:font-style-asian="italic" style:font-weight-asian="normal" style:font-style-complex="italic" style:font-weight-complex="normal"/>
    </style:style>
    <style:style style:name="P12"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172aa9b" officeooo:paragraph-rsid="0172aa9b" style:text-blinking="false" fo:background-color="transparent" style:font-style-asian="italic" style:font-weight-asian="normal" style:font-style-complex="italic" style:font-weight-complex="normal"/>
    </style:style>
    <style:style style:name="P13" style:family="paragraph" style:parent-style-name="Contents_20_Heading">
      <style:paragraph-properties fo:break-before="page"/>
    </style:style>
    <style:style style:name="P14" style:family="paragraph" style:parent-style-name="Quotations" style:master-page-name="">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15"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erif1" fo:font-size="12pt" fo:font-weight="normal" officeooo:rsid="00218871" officeooo:paragraph-rsid="00218871" style:font-size-asian="12pt" style:font-weight-asian="normal" style:font-size-complex="12pt" style:font-weight-complex="normal"/>
    </style:style>
    <style:style style:name="P16"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17"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officeooo:paragraph-rsid="020829e1" fo:background-color="#ffffff" style:font-size-asian="12pt" style:font-size-complex="12pt"/>
    </style:style>
    <style:style style:name="P18"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style-asian="normal" style:font-weight-asian="normal" style:font-size-complex="12pt" style:font-style-complex="normal" style:font-weight-complex="normal"/>
    </style:style>
    <style:style style:name="P19"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20"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0fd8986" fo:background-color="#ffffff" style:font-size-asian="12pt" style:font-style-asian="normal" style:font-weight-asian="normal" style:font-size-complex="12pt" style:font-style-complex="normal" style:font-weight-complex="normal"/>
    </style:style>
    <style:style style:name="P21"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135ed8" officeooo:paragraph-rsid="0114d655" fo:background-color="#ffffff" style:font-size-asian="12pt" style:font-weight-asian="bold" style:font-size-complex="12pt" style:font-weight-complex="bold"/>
    </style:style>
    <style:style style:name="P22"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style>
    <style:style style:name="P23"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24" style:family="paragraph" style:parent-style-name="Text_20_body">
      <style:paragraph-properties fo:margin-left="0in" fo:margin-right="0in" fo:margin-top="0in" fo:margin-bottom="0.1in" loext:contextual-spacing="false" fo:line-height="150%" fo:orphans="2" fo:widows="2" fo:text-indent="0in" style:auto-text-indent="false"/>
      <style:text-properties fo:font-weight="normal"/>
    </style:style>
    <style:style style:name="P25"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fo:background-color="#ffffff"/>
    </style:style>
    <style:style style:name="P26"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27"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28"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officeooo:paragraph-rsid="00cc3e3a" fo:background-color="#ffffff" style:font-size-asian="12pt" style:font-size-complex="12pt"/>
    </style:style>
    <style:style style:name="P29" style:family="paragraph" style:parent-style-name="Text_20_body">
      <style:paragraph-properties fo:margin-left="0in" fo:margin-right="0in" fo:line-height="150%" fo:text-align="justify" style:justify-single-word="false" fo:orphans="2" fo:widows="2" fo:text-indent="0in" style:auto-text-indent="false"/>
    </style:style>
    <style:style style:name="P30"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31"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32"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33" style:family="paragraph" style:parent-style-name="Text_20_body">
      <style:paragraph-properties fo:margin-left="0in" fo:margin-right="0in"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style:text-underline-style="none" fo:font-weight="normal" fo:background-color="#ffffff" style:font-size-asian="12pt" style:font-size-complex="12pt"/>
    </style:style>
    <style:style style:name="P34"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style>
    <style:style style:name="P35"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erif1" fo:font-size="12pt" fo:font-style="normal" fo:font-weight="normal"/>
    </style:style>
    <style:style style:name="P36"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erif1" fo:font-size="12pt" fo:font-style="normal" style:text-underline-style="none" fo:font-weight="normal" officeooo:rsid="009fdf1b" officeooo:paragraph-rsid="00bc9e64" style:font-weight-asian="normal" style:font-weight-complex="normal"/>
    </style:style>
    <style:style style:name="P37"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38"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normal" fo:font-style="normal" fo:font-weight="normal" fo:background-color="#ffffff" style:font-size-asian="12pt" style:font-weight-asian="normal" style:font-size-complex="12pt" style:font-weight-complex="normal"/>
    </style:style>
    <style:style style:name="P39"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style>
    <style:style style:name="P40"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41"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42" style:family="paragraph" style:parent-style-name="Text_20_body">
      <style:paragraph-properties fo:margin-left="0in" fo:margin-right="0in" fo:line-height="150%" fo:text-align="justify" style:justify-single-word="false" fo:orphans="2" fo:widows="2" fo:text-indent="0in" style:auto-text-indent="false" fo:padding="0in" fo:border="non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43" style:family="paragraph" style:parent-style-name="Table_20_Contents">
      <style:paragraph-properties fo:margin-left="0in" fo:margin-right="0in" fo:line-height="150%" fo:text-align="justify" style:justify-single-word="false" fo:orphans="2" fo:widows="2" fo:text-indent="0in" style:auto-text-indent="false"/>
      <style:text-properties officeooo:paragraph-rsid="0216e29e"/>
    </style:style>
    <style:style style:name="P44"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45"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style="italic" fo:font-weight="bold" officeooo:rsid="0048eaaa" officeooo:paragraph-rsid="0048eaaa" style:font-size-asian="12pt" style:font-style-asian="italic" style:font-weight-asian="bold" style:font-size-complex="12pt" style:font-style-complex="italic" style:font-weight-complex="bold"/>
    </style:style>
    <style:style style:name="P46"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erif1" fo:font-size="12pt" fo:font-weight="normal" officeooo:rsid="003e9c3f" officeooo:paragraph-rsid="003e9c3f" style:font-size-asian="12pt" style:font-weight-asian="normal" style:font-size-complex="12pt" style:font-weight-complex="normal"/>
    </style:style>
    <style:style style:name="P47"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normal" officeooo:rsid="0048eaaa" officeooo:paragraph-rsid="0048eaaa" style:font-size-asian="12pt" style:font-weight-asian="normal" style:font-size-complex="12pt" style:font-weight-complex="normal"/>
    </style:style>
    <style:style style:name="P48"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4a998d" style:font-size-asian="12pt" style:font-weight-asian="bold" style:font-size-complex="12pt" style:font-weight-complex="bold"/>
    </style:style>
    <style:style style:name="P49"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50" style:family="paragraph" style:parent-style-name="Standard">
      <style:paragraph-properties fo:margin-top="0in" fo:margin-bottom="0.1in" loext:contextual-spacing="false" fo:line-height="150%" fo:text-align="justify" style:justify-single-word="false" style:writing-mode="page"/>
      <style:text-properties style:font-name="Liberation Serif1"/>
    </style:style>
    <style:style style:name="P51"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52"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53"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abce1f" officeooo:paragraph-rsid="01abce1f" fo:background-color="#ffffff" style:font-size-asian="12pt" style:font-weight-asian="bold" style:font-size-complex="12pt" style:font-weight-complex="bold"/>
    </style:style>
    <style:style style:name="P54"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a5b3a5" officeooo:paragraph-rsid="01a5b3a5" fo:background-color="#ffffff" style:font-size-asian="12pt" style:font-weight-asian="normal" style:font-size-complex="12pt" style:font-weight-complex="normal"/>
    </style:style>
    <style:style style:name="P55"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56"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color="#000000" style:font-name="Liberation Serif1" fo:font-size="12pt" style:text-underline-style="solid" style:text-underline-width="auto" style:text-underline-color="font-color" fo:font-weight="bold" officeooo:rsid="010d01dc" officeooo:paragraph-rsid="010d478d" fo:background-color="#ffffff" style:font-size-asian="12pt" style:font-weight-asian="bold" style:font-size-complex="12pt" style:font-weight-complex="bold"/>
    </style:style>
    <style:style style:name="P57"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58"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bd63f3" officeooo:paragraph-rsid="01bd63f3" style:font-size-asian="12pt" style:font-style-asian="normal" style:font-weight-asian="normal" style:font-size-complex="12pt" style:font-style-complex="normal" style:font-weight-complex="normal"/>
    </style:style>
    <style:style style:name="P59" style:family="paragraph" style:parent-style-name="Standard">
      <loext:graphic-properties draw:fill="none"/>
      <style:paragraph-properties fo:margin-top="0in" fo:margin-bottom="0.1in" loext:contextual-spacing="false" fo:line-height="150%" fo:background-color="transparent">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60"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61"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officeooo:paragraph-rsid="002cbd63" style:font-size-asian="12pt" style:font-size-complex="12pt"/>
    </style:style>
    <style:style style:name="P62"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e57d56" officeooo:paragraph-rsid="01e57d56" style:font-size-asian="12pt" style:font-weight-asian="normal" style:font-size-complex="12pt" style:font-weight-complex="normal"/>
    </style:style>
    <style:style style:name="P63"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64"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06a1" officeooo:paragraph-rsid="00c706a1" style:font-size-asian="12pt" style:font-weight-asian="bold" style:font-size-complex="12pt" style:font-weight-complex="bold"/>
    </style:style>
    <style:style style:name="P65"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8d37" officeooo:paragraph-rsid="00c78d37" style:font-size-asian="12pt" style:font-weight-asian="bold" style:font-size-complex="12pt" style:font-weight-complex="bold"/>
    </style:style>
    <style:style style:name="P66"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a3797" officeooo:paragraph-rsid="00ca3797" style:font-size-asian="12pt" style:font-weight-asian="bold" style:font-size-complex="12pt" style:font-weight-complex="bold"/>
    </style:style>
    <style:style style:name="P67"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d22408" officeooo:paragraph-rsid="00d22408" style:font-size-asian="12pt" style:font-weight-asian="normal" style:font-size-complex="12pt" style:font-weight-complex="normal"/>
    </style:style>
    <style:style style:name="P68"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69"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officeooo:paragraph-rsid="002e5425" style:font-size-asian="12pt" style:font-size-complex="12pt"/>
    </style:style>
    <style:style style:name="P70"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erif1" fo:font-size="12pt" fo:font-weight="bold" officeooo:rsid="00404cf5" officeooo:paragraph-rsid="003e9c3f" style:font-size-asian="12pt" style:font-weight-asian="bold" style:font-size-complex="12pt" style:font-weight-complex="bold"/>
    </style:style>
    <style:style style:name="P71"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weight="normal" officeooo:rsid="00231456" officeooo:paragraph-rsid="00231456" style:font-size-asian="12pt" style:font-weight-asian="normal" style:font-size-complex="12pt" style:font-weight-complex="normal"/>
    </style:style>
    <style:style style:name="P72"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4cf5" officeooo:paragraph-rsid="00404cf5" style:font-size-asian="12pt" style:font-weight-asian="normal" style:font-size-complex="12pt" style:font-weight-complex="normal"/>
    </style:style>
    <style:style style:name="P73"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311in"/>
          <style:tab-stop style:position="0.0626in"/>
          <style:tab-stop style:position="0.25in"/>
        </style:tab-stops>
      </style:paragraph-properties>
      <style:text-properties style:font-name="Liberation Serif1" fo:font-size="12pt" fo:font-weight="normal" officeooo:rsid="0040df4c" officeooo:paragraph-rsid="0040df4c" style:font-size-asian="12pt" style:font-weight-asian="normal" style:font-size-complex="12pt" style:font-weight-complex="normal"/>
    </style:style>
    <style:style style:name="P74"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df4c" officeooo:paragraph-rsid="00bae951" style:font-size-asian="12pt" style:font-weight-asian="normal" style:font-size-complex="12pt" style:font-weight-complex="normal"/>
    </style:style>
    <style:style style:name="P75"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7b99e8" officeooo:paragraph-rsid="007b99e8" style:font-size-asian="12pt" style:font-weight-asian="normal" style:font-size-complex="12pt" style:font-weight-complex="normal"/>
    </style:style>
    <style:style style:name="P76"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s>
      </style:paragraph-properties>
      <style:text-properties style:font-name="Liberation Serif1" fo:font-size="12pt" fo:font-weight="normal" officeooo:rsid="003ce911" officeooo:paragraph-rsid="0039f061" style:font-size-asian="12pt" style:font-weight-asian="normal" style:font-size-complex="12pt" style:font-weight-complex="normal"/>
    </style:style>
    <style:style style:name="P77"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78"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79"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officeooo:paragraph-rsid="00404cf5" style:font-size-asian="12pt" style:font-size-complex="12pt"/>
    </style:style>
    <style:style style:name="P80" style:family="paragraph" style:parent-style-name="Text_20_body"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5b8793" officeooo:paragraph-rsid="005b8793" style:font-size-asian="12pt" style:font-weight-asian="bold" style:font-size-complex="12pt" style:font-weight-complex="bold"/>
    </style:style>
    <style:style style:name="P81"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82"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abce1f" officeooo:paragraph-rsid="01abce1f" style:font-size-asian="12pt" style:font-style-asian="normal" style:font-weight-asian="normal" style:font-size-complex="12pt" style:font-style-complex="normal" style:font-weight-complex="normal"/>
    </style:style>
    <style:style style:name="P83"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84"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85"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86" style:family="paragraph" style:parent-style-name="Text_20_body">
      <style:paragraph-properties fo:margin-top="0in" fo:margin-bottom="0.1in" loext:contextual-spacing="false" fo:line-height="150%" fo:text-align="justify" style:justify-single-word="false"/>
      <style:text-properties style:font-name="Liberation Serif1" fo:font-size="12pt" fo:font-weight="normal" style:font-size-asian="12pt" style:font-weight-asian="normal" style:font-size-complex="12pt" style:font-weight-complex="normal"/>
    </style:style>
    <style:style style:name="P87"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weight="normal" officeooo:rsid="01cd0b36" officeooo:paragraph-rsid="01cd0b36" style:font-size-asian="12pt" style:font-weight-asian="normal" style:font-size-complex="12pt" style:font-weight-complex="normal"/>
    </style:style>
    <style:style style:name="P88" style:family="paragraph" style:parent-style-name="Text_20_body">
      <style:paragraph-properties fo:margin-top="0in" fo:margin-bottom="0.1in" loext:contextual-spacing="false" fo:line-height="150%"/>
      <style:text-properties style:font-name="Liberation Serif1" fo:font-size="12pt" fo:font-weight="normal" officeooo:rsid="01dac4b4" officeooo:paragraph-rsid="01dac4b4" style:font-size-asian="12pt" style:font-weight-asian="normal" style:font-size-complex="12pt" style:font-weight-complex="normal"/>
    </style:style>
    <style:style style:name="P89"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90" style:family="paragraph" style:parent-style-name="Text_20_body">
      <style:paragraph-properties fo:margin-top="0in" fo:margin-bottom="0.1in" loext:contextual-spacing="false" fo:line-height="150%" fo:text-align="justify" style:justify-single-word="false"/>
      <style:text-properties style:font-name="Liberation Serif1" fo:font-size="12pt" officeooo:rsid="01e3f810" officeooo:paragraph-rsid="01e3f810" style:font-size-asian="12pt" style:font-size-complex="12pt"/>
    </style:style>
    <style:style style:name="P91" style:family="paragraph" style:parent-style-name="Text_20_body">
      <style:paragraph-properties fo:margin-top="0in" fo:margin-bottom="0.1in" loext:contextual-spacing="false" fo:line-height="150%"/>
      <style:text-properties style:font-name="Liberation Serif1" fo:font-size="12pt" style:font-size-asian="12pt" style:font-size-complex="12pt"/>
    </style:style>
    <style:style style:name="P92"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none" fo:font-weight="normal" officeooo:rsid="01f07165" officeooo:paragraph-rsid="01f07165" style:font-size-asian="12pt" style:font-weight-asian="normal" style:font-size-complex="12pt" style:font-weight-complex="normal"/>
    </style:style>
    <style:style style:name="P93"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1f1bbd9" officeooo:paragraph-rsid="01f1bbd9" style:font-size-asian="12pt" style:font-weight-asian="normal" style:font-size-complex="12pt" style:font-weight-complex="normal"/>
    </style:style>
    <style:style style:name="P94"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none" fo:font-weight="normal" officeooo:rsid="02053cbf" officeooo:paragraph-rsid="02053cbf" style:font-size-asian="12pt" style:font-weight-asian="normal" style:font-size-complex="12pt" style:font-weight-complex="normal"/>
    </style:style>
    <style:style style:name="P95"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0.5pt" fo:letter-spacing="normal" fo:font-style="normal" style:text-underline-style="none" fo:font-weight="normal" officeooo:rsid="01c94148" officeooo:paragraph-rsid="01c94148" fo:background-color="#ffffff" style:font-weight-asian="normal" style:font-weight-complex="normal"/>
    </style:style>
    <style:style style:name="P96"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officeooo:rsid="01c90db4" officeooo:paragraph-rsid="01dbe0fd" style:font-size-asian="12pt" style:font-weight-asian="normal" style:font-size-complex="12pt" style:font-weight-complex="normal"/>
    </style:style>
    <style:style style:name="P97"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fo:background-color="#ffffff" style:font-size-asian="12pt" style:font-weight-asian="normal" style:font-size-complex="12pt" style:font-weight-complex="normal"/>
    </style:style>
    <style:style style:name="P98"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officeooo:rsid="01c94148" officeooo:paragraph-rsid="01c94148" fo:background-color="#ffffff" style:font-size-asian="12pt" style:font-weight-asian="normal" style:font-size-complex="12pt" style:font-weight-complex="normal"/>
    </style:style>
    <style:style style:name="P99"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none" fo:font-weight="normal" officeooo:rsid="01c94148" officeooo:paragraph-rsid="01c94148" fo:background-color="#ffffff" style:font-size-asian="12pt" style:font-weight-asian="normal" style:font-size-complex="12pt" style:font-weight-complex="normal"/>
    </style:style>
    <style:style style:name="P100"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202d8f5" officeooo:paragraph-rsid="0202d8f5" fo:background-color="#ffffff" style:font-size-asian="12pt" style:font-weight-asian="normal" style:font-size-complex="12pt" style:font-weight-complex="normal"/>
    </style:style>
    <style:style style:name="P101" style:family="paragraph" style:parent-style-name="Text_20_body">
      <style:paragraph-properties fo:margin-top="0in" fo:margin-bottom="0.1in" loext:contextual-spacing="false" fo:line-height="150%">
        <style:tab-stops>
          <style:tab-stop style:position="-0.1252in"/>
        </style:tab-stops>
      </style:paragraph-properties>
      <style:text-properties style:text-underline-style="none" fo:font-weight="normal" officeooo:rsid="01a5b3a5" officeooo:paragraph-rsid="01a5b3a5" style:font-weight-asian="normal" style:font-weight-complex="normal"/>
    </style:style>
    <style:style style:name="P102"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text-underline-style="none" fo:font-weight="normal" officeooo:rsid="01f1bbd9" officeooo:paragraph-rsid="01f1bbd9" style:font-weight-asian="normal" style:font-weight-complex="normal"/>
    </style:style>
    <style:style style:name="P103"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text-underline-style="none" fo:font-weight="normal" officeooo:rsid="0209efd9" officeooo:paragraph-rsid="0209efd9" style:font-weight-asian="normal" style:font-weight-complex="normal"/>
    </style:style>
    <style:style style:name="P104" style:family="paragraph" style:parent-style-name="Text_20_body">
      <style:paragraph-properties fo:margin-top="0in" fo:margin-bottom="0.1in" loext:contextual-spacing="false" fo:line-height="150%" fo:text-align="justify" style:justify-single-word="false"/>
      <style:text-properties fo:color="#000000" style:font-name="Liberation Serif1" fo:font-size="12pt" fo:font-style="normal" fo:font-weight="normal" fo:background-color="#ffffff" style:font-size-asian="12pt" style:font-style-asian="normal" style:font-weight-asian="normal" style:font-size-complex="12pt" style:font-style-complex="normal" style:font-weight-complex="normal"/>
    </style:style>
    <style:style style:name="P105" style:family="paragraph" style:parent-style-name="Text_20_body">
      <style:paragraph-properties fo:margin-top="0in" fo:margin-bottom="0.1in" loext:contextual-spacing="false" fo:line-height="150%"/>
      <style:text-properties fo:font-weight="bold" officeooo:rsid="0216e29e" officeooo:paragraph-rsid="0216e29e" style:font-weight-asian="bold" style:font-weight-complex="bold"/>
    </style:style>
    <style:style style:name="P106" style:family="paragraph" style:parent-style-name="Text_20_body">
      <style:paragraph-properties fo:margin-top="0in" fo:margin-bottom="0.1in" loext:contextual-spacing="false" fo:line-height="150%"/>
      <style:text-properties fo:font-weight="bold" officeooo:rsid="0216e29e" officeooo:paragraph-rsid="0217ae72" style:font-weight-asian="bold" style:font-weight-complex="bold"/>
    </style:style>
    <style:style style:name="P107" style:family="paragraph" style:parent-style-name="Text_20_body">
      <style:paragraph-properties fo:margin-top="0in" fo:margin-bottom="0.1in" loext:contextual-spacing="false" fo:line-height="150%"/>
      <style:text-properties fo:font-weight="bold" officeooo:rsid="021b067a" officeooo:paragraph-rsid="021b067a" style:font-weight-asian="bold" style:font-weight-complex="bold"/>
    </style:style>
    <style:style style:name="P108" style:family="paragraph" style:parent-style-name="Text_20_body">
      <style:paragraph-properties fo:margin-top="0in" fo:margin-bottom="0.1in" loext:contextual-spacing="false" fo:line-height="150%"/>
      <style:text-properties fo:font-weight="bold" officeooo:rsid="021ce119" officeooo:paragraph-rsid="021ce119" style:font-weight-asian="bold" style:font-weight-complex="bold"/>
    </style:style>
    <style:style style:name="P109" style:family="paragraph" style:parent-style-name="Text_20_body">
      <style:paragraph-properties fo:margin-top="0in" fo:margin-bottom="0.1in" loext:contextual-spacing="false" fo:line-height="150%"/>
      <style:text-properties fo:font-style="normal" fo:font-weight="bold" officeooo:rsid="020f28dc" officeooo:paragraph-rsid="020f28dc" style:font-style-asian="normal" style:font-weight-asian="bold" style:font-style-complex="normal" style:font-weight-complex="bold"/>
    </style:style>
    <style:style style:name="P110" style:family="paragraph" style:parent-style-name="Text_20_body">
      <style:paragraph-properties fo:margin-top="0in" fo:margin-bottom="0.1in" loext:contextual-spacing="false" fo:line-height="150%"/>
      <style:text-properties fo:font-style="normal" fo:font-weight="bold" officeooo:rsid="02120fe0" officeooo:paragraph-rsid="02120fe0" style:font-style-asian="normal" style:font-weight-asian="bold" style:font-style-complex="normal" style:font-weight-complex="bold"/>
    </style:style>
    <style:style style:name="P111"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12"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erif1" fo:font-size="12pt" style:text-underline-style="none" fo:font-weight="normal" officeooo:rsid="01456e80" officeooo:paragraph-rsid="01456e80" style:font-size-asian="12pt" style:font-weight-asian="normal" style:font-size-complex="12pt" style:font-weight-complex="normal"/>
    </style:style>
    <style:style style:name="P11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5d2ca" officeooo:paragraph-rsid="0175d2ca" style:font-size-asian="12pt" style:font-style-asian="normal" style:font-weight-asian="normal" style:font-size-complex="12pt" style:font-style-complex="normal" style:font-weight-complex="normal"/>
    </style:style>
    <style:style style:name="P11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70140" officeooo:paragraph-rsid="01770140" style:font-size-asian="12pt" style:font-style-asian="normal" style:font-weight-asian="normal" style:font-size-complex="12pt" style:font-style-complex="normal" style:font-weight-complex="normal"/>
    </style:style>
    <style:style style:name="P11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8749f" officeooo:paragraph-rsid="0178749f" style:font-size-asian="12pt" style:font-style-asian="normal" style:font-weight-asian="normal" style:font-size-complex="12pt" style:font-style-complex="normal" style:font-weight-complex="normal"/>
    </style:style>
    <style:style style:name="P11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9d8fc" officeooo:paragraph-rsid="0179d8fc" style:font-size-asian="12pt" style:font-style-asian="normal" style:font-weight-asian="normal" style:font-size-complex="12pt" style:font-style-complex="normal" style:font-weight-complex="normal"/>
    </style:style>
    <style:style style:name="P11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a4058" officeooo:paragraph-rsid="017a4058" style:font-size-asian="12pt" style:font-style-asian="normal" style:font-weight-asian="normal" style:font-size-complex="12pt" style:font-style-complex="normal" style:font-weight-complex="normal"/>
    </style:style>
    <style:style style:name="P11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11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12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e90be" officeooo:paragraph-rsid="017e90be" style:font-size-asian="12pt" style:font-style-asian="normal" style:font-weight-asian="normal" style:font-size-complex="12pt" style:font-style-complex="normal" style:font-weight-complex="normal"/>
    </style:style>
    <style:style style:name="P12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f652f" officeooo:paragraph-rsid="017f652f" style:font-size-asian="12pt" style:font-style-asian="normal" style:font-weight-asian="normal" style:font-size-complex="12pt" style:font-style-complex="normal" style:font-weight-complex="normal"/>
    </style:style>
    <style:style style:name="P12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804e1a" officeooo:paragraph-rsid="01804e1a" style:font-size-asian="12pt" style:font-style-asian="normal" style:font-weight-asian="normal" style:font-size-complex="12pt" style:font-style-complex="normal" style:font-weight-complex="normal"/>
    </style:style>
    <style:style style:name="P12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officeooo:paragraph-rsid="00daa9c8"/>
    </style:style>
    <style:style style:name="P124"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5d2ca" officeooo:paragraph-rsid="0175d2ca" style:font-style-asian="normal" style:font-weight-asian="normal" style:font-style-complex="normal" style:font-weight-complex="normal"/>
    </style:style>
    <style:style style:name="P125"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646b9" officeooo:paragraph-rsid="017646b9" style:font-style-asian="normal" style:font-weight-asian="normal" style:font-style-complex="normal" style:font-weight-complex="normal"/>
    </style:style>
    <style:style style:name="P126"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8749f" officeooo:paragraph-rsid="0178749f" style:font-style-asian="normal" style:font-weight-asian="normal" style:font-style-complex="normal" style:font-weight-complex="normal"/>
    </style:style>
    <style:style style:name="P127"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c98a3" officeooo:paragraph-rsid="017c98a3" style:font-style-asian="normal" style:font-weight-asian="normal" style:font-style-complex="normal" style:font-weight-complex="normal"/>
    </style:style>
    <style:style style:name="P128"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f652f" officeooo:paragraph-rsid="017f652f" style:font-style-asian="normal" style:font-weight-asian="normal" style:font-style-complex="normal" style:font-weight-complex="normal"/>
    </style:style>
    <style:style style:name="P129"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130"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131"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390b54" fo:background-color="#ffffff" style:font-size-asian="12pt" style:font-weight-asian="normal" style:font-size-complex="12pt" style:font-weight-complex="normal"/>
    </style:style>
    <style:style style:name="P132"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133" style:family="paragraph" style:parent-style-name="Text_20_body">
      <style:paragraph-properties fo:line-height="150%" fo:text-align="justify" style:justify-single-word="false" style:writing-mode="page">
        <style:tab-stops>
          <style:tab-stop style:position="-0.1252in"/>
        </style:tab-stops>
      </style:paragraph-properties>
      <style:text-properties style:text-underline-style="solid" style:text-underline-width="auto" style:text-underline-color="font-color" fo:font-weight="bold" officeooo:rsid="00dda6a2" officeooo:paragraph-rsid="00df86a8" style:font-weight-asian="bold" style:font-weight-complex="bold"/>
    </style:style>
    <style:style style:name="P134" style:family="paragraph" style:parent-style-name="Text_20_body">
      <style:paragraph-properties fo:line-height="150%" fo:text-align="justify" style:justify-single-word="false" style:writing-mode="page"/>
      <style:text-properties style:text-underline-style="solid" style:text-underline-width="auto" style:text-underline-color="font-color" fo:font-weight="bold" officeooo:rsid="01292148" officeooo:paragraph-rsid="01292148" style:font-weight-asian="bold" style:font-weight-complex="bold"/>
    </style:style>
    <style:style style:name="P135" style:family="paragraph" style:parent-style-name="Text_20_body">
      <style:paragraph-properties fo:line-height="150%" fo:text-align="justify" style:justify-single-word="false" style:writing-mode="page"/>
      <style:text-properties style:text-underline-style="none" fo:font-weight="normal" officeooo:rsid="012c8c2e" officeooo:paragraph-rsid="012c8c2e" style:font-weight-asian="normal" style:font-weight-complex="normal"/>
    </style:style>
    <style:style style:name="P136"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137"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138"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139"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officeooo:rsid="01573ca6" officeooo:paragraph-rsid="01573ca6"/>
    </style:style>
    <style:style style:name="P14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39f061" officeooo:paragraph-rsid="006363f1" style:font-size-asian="12pt" style:font-weight-asian="bold" style:font-size-complex="12pt" style:font-weight-complex="bold"/>
    </style:style>
    <style:style style:name="P141"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142"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14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6b0829" style:font-size-asian="12pt" style:font-weight-asian="bold" style:font-size-complex="12pt" style:font-weight-complex="bold"/>
    </style:style>
    <style:style style:name="P144"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145"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146"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0d85a65" officeooo:paragraph-rsid="0070286c" style:font-size-asian="12pt" style:font-weight-asian="normal" style:font-size-complex="12pt" style:font-weight-complex="normal"/>
    </style:style>
    <style:style style:name="P147"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148"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149"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5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s>
      </style:paragraph-properties>
      <style:text-properties style:font-name="Liberation Serif1" fo:font-size="12pt" officeooo:paragraph-rsid="004ef4f3" style:font-size-asian="12pt" style:font-size-complex="12pt"/>
    </style:style>
    <style:style style:name="P151"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39f061" officeooo:paragraph-rsid="006363f1" style:font-size-asian="12pt" style:font-weight-asian="bold" style:font-size-complex="12pt" style:font-weight-complex="bold"/>
    </style:style>
    <style:style style:name="P152"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erif1" fo:font-size="12pt" fo:font-weight="bold" officeooo:rsid="0039f061" officeooo:paragraph-rsid="006363f1" style:font-size-asian="12pt" style:font-weight-asian="bold" style:font-size-complex="12pt" style:font-weight-complex="bold"/>
    </style:style>
    <style:style style:name="P153"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76de1" officeooo:paragraph-rsid="00876de1" style:font-size-asian="12pt" style:font-weight-asian="normal" style:font-size-complex="12pt" style:font-weight-complex="normal"/>
    </style:style>
    <style:style style:name="P154" style:family="paragraph" style:parent-style-name="Text_20_body">
      <style:paragraph-properties fo:margin-top="0.1in" fo:margin-bottom="0.1in" loext:contextual-spacing="false" fo:line-height="150%"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539b61" officeooo:paragraph-rsid="01539b61" style:font-weight-asian="normal" style:font-weight-complex="normal"/>
    </style:style>
    <style:style style:name="P155" style:family="paragraph" style:parent-style-name="Title">
      <style:paragraph-properties fo:margin-top="0.1in" fo:margin-bottom="0.1in" loext:contextual-spacing="false" fo:line-height="150%" fo:text-align="start" style:justify-single-word="false"/>
      <style:text-properties style:font-name="Liberation Serif1" fo:font-size="12pt" officeooo:paragraph-rsid="009043b6" style:font-size-asian="12pt" style:font-size-complex="12pt"/>
    </style:style>
    <style:style style:name="P156"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bde5c8" officeooo:paragraph-rsid="005e89bc" style:font-size-asian="12pt" style:font-weight-asian="bold" style:font-size-complex="12pt" style:font-weight-complex="bold"/>
    </style:style>
    <style:style style:name="P157"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528b5" officeooo:paragraph-rsid="008528b5" style:font-size-asian="12pt" style:font-weight-asian="normal" style:font-size-complex="12pt" style:font-weight-complex="normal"/>
    </style:style>
    <style:style style:name="P158" style:family="paragraph" style:parent-style-name="Text_20_body">
      <style:paragraph-properties fo:margin-top="0in" fo:margin-bottom="0in" loext:contextual-spacing="false" fo:line-height="150%" fo:text-align="justify" style:justify-single-word="false" style:writing-mode="page"/>
      <style:text-properties officeooo:paragraph-rsid="016afbc6"/>
    </style:style>
    <style:style style:name="P159"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6afbc6" fo:background-color="#ffffff" style:font-size-asian="12pt" style:font-weight-asian="bold" style:font-size-complex="12pt" style:font-weight-complex="bold"/>
    </style:style>
    <style:style style:name="P160"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61" style:family="paragraph" style:parent-style-name="Standard" style:master-page-name="">
      <loext:graphic-properties draw:fill="none"/>
      <style:paragraph-properties fo:margin-top="0in" fo:margin-bottom="0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1cd08" officeooo:paragraph-rsid="0081cd08" style:font-size-asian="12pt" style:font-weight-asian="normal" style:font-size-complex="12pt" style:font-weight-complex="normal"/>
    </style:style>
    <style:style style:name="P162"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163"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a00f6" officeooo:paragraph-rsid="00da00f6" style:font-size-asian="12pt" style:font-weight-asian="normal" style:font-size-complex="12pt" style:font-weight-complex="normal"/>
    </style:style>
    <style:style style:name="P164"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f86a8" officeooo:paragraph-rsid="00df86a8" style:font-size-asian="12pt" style:font-weight-asian="normal" style:font-size-complex="12pt" style:font-weight-complex="normal"/>
    </style:style>
    <style:style style:name="P165" style:family="paragraph" style:parent-style-name="Text_20_body">
      <style:paragraph-properties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166" style:family="paragraph" style:parent-style-name="Text_20_body">
      <style:paragraph-properties fo:line-height="150%"/>
      <style:text-properties style:font-name="Liberation Serif1" fo:font-size="12pt" officeooo:paragraph-rsid="016f1f36" style:font-size-asian="12pt" style:font-size-complex="12pt"/>
    </style:style>
    <style:style style:name="P167"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546ef" officeooo:paragraph-rsid="00c54cd0" style:font-weight-asian="normal" style:font-weight-complex="normal"/>
    </style:style>
    <style:style style:name="P168"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169" style:family="paragraph" style:parent-style-name="Table_20_Contents">
      <style:paragraph-properties fo:line-height="150%" fo:text-align="center" style:justify-single-word="false"/>
      <style:text-properties style:font-name="Liberation Serif1" fo:font-size="12pt" officeooo:rsid="002992ee" officeooo:paragraph-rsid="002992ee" style:font-size-asian="12pt" style:font-size-complex="12pt"/>
    </style:style>
    <style:style style:name="P170" style:family="paragraph" style:parent-style-name="Table_20_Contents">
      <style:paragraph-properties fo:line-height="150%" fo:text-align="center" style:justify-single-word="false"/>
      <style:text-properties officeooo:rsid="01512cc1" officeooo:paragraph-rsid="01512cc1" fo:background-color="transparent"/>
    </style:style>
    <style:style style:name="P171" style:family="paragraph" style:parent-style-name="Table_20_Contents">
      <style:paragraph-properties fo:line-height="150%" fo:text-align="center" style:justify-single-word="false"/>
      <style:text-properties officeooo:rsid="015b466e" officeooo:paragraph-rsid="015b466e" fo:background-color="transparent"/>
    </style:style>
    <style:style style:name="P172" style:family="paragraph" style:parent-style-name="Table_20_Contents">
      <style:paragraph-properties fo:line-height="150%" fo:text-align="center" style:justify-single-word="false"/>
      <style:text-properties officeooo:rsid="01522e7e" officeooo:paragraph-rsid="01522e7e"/>
    </style:style>
    <style:style style:name="P173" style:family="paragraph" style:parent-style-name="Table_20_Contents">
      <style:paragraph-properties fo:line-height="150%" fo:text-align="start" style:justify-single-word="false"/>
      <style:text-properties officeooo:rsid="020f28dc" officeooo:paragraph-rsid="020f28dc"/>
    </style:style>
    <style:style style:name="P174" style:family="paragraph" style:parent-style-name="Table_20_Contents">
      <style:paragraph-properties fo:line-height="150%" fo:text-align="start" style:justify-single-word="false"/>
      <style:text-properties officeooo:rsid="0210e084" officeooo:paragraph-rsid="0210e084"/>
    </style:style>
    <style:style style:name="P175" style:family="paragraph" style:parent-style-name="Table_20_Contents">
      <style:text-properties officeooo:rsid="02120fe0" officeooo:paragraph-rsid="02120fe0"/>
    </style:style>
    <style:style style:name="P176" style:family="paragraph" style:parent-style-name="Table_20_Contents">
      <style:paragraph-properties fo:line-height="150%"/>
      <style:text-properties officeooo:rsid="0216e29e" officeooo:paragraph-rsid="0216e29e"/>
    </style:style>
    <style:style style:name="P177" style:family="paragraph" style:parent-style-name="Table_20_Contents">
      <style:text-properties officeooo:rsid="0217ae72" officeooo:paragraph-rsid="0217ae72"/>
    </style:style>
    <style:style style:name="P178" style:family="paragraph" style:parent-style-name="Table_20_Contents">
      <style:text-properties officeooo:rsid="021952bd" officeooo:paragraph-rsid="021952bd"/>
    </style:style>
    <style:style style:name="P179" style:family="paragraph" style:parent-style-name="Table_20_Contents">
      <style:text-properties officeooo:rsid="021b067a" officeooo:paragraph-rsid="021b067a"/>
    </style:style>
    <style:style style:name="P180" style:family="paragraph" style:parent-style-name="Table_20_Contents">
      <style:paragraph-properties fo:line-height="150%"/>
      <style:text-properties officeooo:rsid="021b067a" officeooo:paragraph-rsid="021b067a"/>
    </style:style>
    <style:style style:name="P181" style:family="paragraph" style:parent-style-name="Table_20_Contents">
      <style:paragraph-properties fo:line-height="150%" fo:text-align="justify" style:justify-single-word="false"/>
      <style:text-properties officeooo:rsid="021b067a" officeooo:paragraph-rsid="021b067a"/>
    </style:style>
    <style:style style:name="P182" style:family="paragraph" style:parent-style-name="Table_20_Heading">
      <loext:graphic-properties draw:fill="solid" draw:fill-color="#dddddd" draw:opacity="100%"/>
      <style:paragraph-properties fo:line-height="150%" fo:background-color="#dddddd"/>
      <style:text-properties style:font-name="Liberation Serif1" fo:font-size="12pt" fo:font-weight="normal" officeooo:rsid="002874f5" officeooo:paragraph-rsid="002874f5" style:font-size-asian="12pt" style:font-weight-asian="normal" style:font-size-complex="12pt" style:font-weight-complex="normal"/>
    </style:style>
    <style:style style:name="P183" style:family="paragraph" style:parent-style-name="Text_20_body">
      <style:paragraph-properties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333333" style:font-name="Liberation Serif1" fo:font-size="12pt" fo:letter-spacing="normal" fo:font-style="normal" style:text-underline-style="none" fo:font-weight="normal" officeooo:rsid="01a86b28" officeooo:paragraph-rsid="01a86b28" fo:background-color="#ffffff" style:font-size-asian="12pt" style:font-weight-asian="normal" style:font-size-complex="12pt" style:font-weight-complex="normal"/>
    </style:style>
    <style:style style:name="P184" style:family="paragraph" style:parent-style-name="Text_20_body">
      <style:paragraph-properties fo:margin-top="0in" fo:margin-bottom="0.1402in" loext:contextual-spacing="false" fo:line-height="150%" fo:text-align="justify" style:justify-single-word="false" style:writing-mode="page">
        <style:tab-stops>
          <style:tab-stop style:position="-0.1252in"/>
        </style:tab-stops>
      </style:paragraph-properties>
      <style:text-properties style:text-underline-style="none" fo:font-weight="bold" officeooo:rsid="01bcc34d" officeooo:paragraph-rsid="01bcc34d" style:font-weight-asian="bold" style:font-weight-complex="bold"/>
    </style:style>
    <style:style style:name="P185" style:family="paragraph" style:parent-style-name="Standard" style:master-page-name="">
      <loext:graphic-properties draw:fill="none"/>
      <style:paragraph-properties fo:margin-left="0in" fo:margin-right="-0.0201in" fo:margin-top="0in" fo:margin-bottom="0.1in" loext:contextual-spacing="false" fo:line-height="150%" fo:text-align="justify" style:justify-single-word="false" fo:text-indent="0in" style:auto-text-indent="false"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86"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87"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056f8" officeooo:paragraph-rsid="00d056f8" style:font-size-asian="12pt" style:font-weight-asian="normal" style:font-size-complex="12pt" style:font-weight-complex="normal"/>
    </style:style>
    <style:style style:name="P188" style:family="paragraph" style:parent-style-name="Text_20_body" style:master-page-name="">
      <loext:graphic-properties draw:fill="none"/>
      <style:paragraph-properties fo:margin-left="0in" fo:margin-right="-0.0618in" fo:margin-top="0in" fo:margin-bottom="0.1in" loext:contextual-spacing="false" fo:line-height="150%" fo:text-align="justify" style:justify-single-word="false" fo:text-indent="0in" style:auto-text-indent="false" style:page-number="auto" fo:background-color="transparent"/>
      <style:text-properties style:font-name="Liberation Serif1" fo:font-size="12pt" fo:font-weight="normal" officeooo:rsid="01db8e0d" officeooo:paragraph-rsid="01db8e0d" style:font-size-asian="12pt" style:font-weight-asian="normal" style:font-size-complex="12pt" style:font-weight-complex="normal"/>
    </style:style>
    <style:style style:name="P189" style:family="paragraph" style:parent-style-name="Text_20_body">
      <style:paragraph-properties fo:line-height="150%" fo:text-align="justify" style:justify-single-word="false" fo:orphans="2" fo:widows="2" style:shadow="none" style:writing-mode="page">
        <style:tab-stops>
          <style:tab-stop style:position="-0.1252in"/>
        </style:tab-stops>
      </style:paragraph-properties>
      <style:text-properties style:text-underline-style="none" fo:font-weight="normal" officeooo:rsid="01ea7c77" officeooo:paragraph-rsid="01ea7c77" style:font-weight-asian="normal" style:font-weight-complex="normal"/>
    </style:style>
    <style:style style:name="P190" style:family="paragraph" style:parent-style-name="Table_20_Contents">
      <style:paragraph-properties fo:margin-top="0.0398in" fo:margin-bottom="0.0398in" loext:contextual-spacing="false" fo:line-height="150%" fo:text-align="justify" style:justify-single-word="false"/>
      <style:text-properties officeooo:rsid="021952bd" officeooo:paragraph-rsid="021952bd"/>
    </style:style>
    <style:style style:name="P191" style:family="paragraph" style:parent-style-name="Contents_20_1">
      <style:paragraph-properties>
        <style:tab-stops>
          <style:tab-stop style:position="6.6252in" style:type="right" style:leader-style="dotted" style:leader-text="."/>
        </style:tab-stops>
      </style:paragraph-properties>
    </style:style>
    <style:style style:name="P192" style:family="paragraph" style:parent-style-name="Contents_20_2">
      <style:paragraph-properties>
        <style:tab-stops>
          <style:tab-stop style:position="6.4283in" style:type="right" style:leader-style="dotted" style:leader-text="."/>
        </style:tab-stops>
      </style:paragraph-properties>
    </style:style>
    <style:style style:name="P193" style:family="paragraph" style:parent-style-name="Contents_20_3">
      <style:paragraph-properties>
        <style:tab-stops>
          <style:tab-stop style:position="6.2319in" style:type="right" style:leader-style="dotted" style:leader-text="."/>
        </style:tab-stops>
      </style:paragraph-properties>
    </style:style>
    <style:style style:name="P194" style:family="paragraph" style:parent-style-name="Contents_20_4">
      <style:paragraph-properties>
        <style:tab-stops>
          <style:tab-stop style:position="6.0354in" style:type="right" style:leader-style="dotted" style:leader-text="."/>
        </style:tab-stops>
      </style:paragraph-properties>
    </style:style>
    <style:style style:name="P195" style:family="paragraph" style:parent-style-name="Table_20_Contents" style:list-style-name="L15">
      <style:paragraph-properties fo:line-height="150%" fo:text-align="center" style:justify-single-word="false"/>
    </style:style>
    <style:style style:name="P196" style:family="paragraph" style:parent-style-name="Table_20_Contents" style:list-style-name="L16">
      <style:paragraph-properties fo:line-height="150%" fo:text-align="center" style:justify-single-word="false"/>
    </style:style>
    <style:style style:name="P197" style:family="paragraph" style:parent-style-name="Table_20_Contents" style:list-style-name="L17">
      <style:paragraph-properties fo:line-height="150%" fo:text-align="center" style:justify-single-word="false"/>
    </style:style>
    <style:style style:name="P198" style:family="paragraph" style:parent-style-name="Table_20_Contents" style:list-style-name="L18">
      <style:paragraph-properties fo:line-height="150%" fo:text-align="center" style:justify-single-word="false"/>
    </style:style>
    <style:style style:name="P199" style:family="paragraph" style:parent-style-name="Table_20_Contents" style:list-style-name="L19">
      <style:paragraph-properties fo:line-height="150%" fo:text-align="center" style:justify-single-word="false"/>
    </style:style>
    <style:style style:name="P200" style:family="paragraph" style:parent-style-name="Table_20_Contents" style:list-style-name="L20">
      <style:paragraph-properties fo:line-height="150%" fo:text-align="center" style:justify-single-word="false"/>
    </style:style>
    <style:style style:name="P201" style:family="paragraph" style:parent-style-name="Table_20_Contents" style:list-style-name="L21">
      <style:paragraph-properties fo:line-height="150%" fo:text-align="center" style:justify-single-word="false"/>
    </style:style>
    <style:style style:name="P202" style:family="paragraph" style:parent-style-name="Table_20_Contents" style:list-style-name="L22">
      <style:paragraph-properties fo:line-height="150%" fo:text-align="center" style:justify-single-word="false"/>
    </style:style>
    <style:style style:name="P203" style:family="paragraph" style:parent-style-name="Table_20_Contents" style:list-style-name="L23">
      <style:paragraph-properties fo:line-height="150%" fo:text-align="center" style:justify-single-word="false"/>
    </style:style>
    <style:style style:name="P204" style:family="paragraph" style:parent-style-name="Table_20_Contents" style:list-style-name="L24">
      <style:paragraph-properties fo:line-height="150%" fo:text-align="center" style:justify-single-word="false"/>
    </style:style>
    <style:style style:name="P205" style:family="paragraph" style:parent-style-name="Table_20_Contents" style:list-style-name="L25">
      <style:paragraph-properties fo:line-height="150%" fo:text-align="center" style:justify-single-word="false"/>
    </style:style>
    <style:style style:name="P206" style:family="paragraph" style:parent-style-name="Table_20_Contents" style:list-style-name="L26">
      <style:paragraph-properties fo:line-height="150%" fo:text-align="center" style:justify-single-word="false"/>
    </style:style>
    <style:style style:name="P207" style:family="paragraph" style:parent-style-name="Table_20_Contents" style:list-style-name="L27">
      <style:paragraph-properties fo:line-height="150%" fo:text-align="center" style:justify-single-word="false"/>
    </style:style>
    <style:style style:name="P208" style:family="paragraph" style:parent-style-name="Table_20_Contents" style:list-style-name="L28">
      <style:paragraph-properties fo:line-height="150%" fo:text-align="center" style:justify-single-word="false"/>
    </style:style>
    <style:style style:name="P209" style:family="paragraph" style:parent-style-name="Table_20_Contents" style:list-style-name="L29">
      <style:paragraph-properties fo:line-height="150%" fo:text-align="center" style:justify-single-word="false"/>
    </style:style>
    <style:style style:name="P210" style:family="paragraph" style:parent-style-name="Table_20_Contents" style:list-style-name="L30">
      <style:paragraph-properties fo:line-height="150%" fo:text-align="center" style:justify-single-word="false"/>
    </style:style>
    <style:style style:name="P211" style:family="paragraph" style:parent-style-name="Table_20_Contents" style:list-style-name="L31">
      <style:paragraph-properties fo:line-height="150%" fo:text-align="center" style:justify-single-word="false"/>
    </style:style>
    <style:style style:name="P212" style:family="paragraph" style:parent-style-name="Table_20_Contents" style:list-style-name="L32">
      <style:paragraph-properties fo:line-height="150%" fo:text-align="center" style:justify-single-word="false"/>
    </style:style>
    <style:style style:name="P213" style:family="paragraph" style:parent-style-name="Table_20_Contents" style:list-style-name="L33">
      <style:paragraph-properties fo:line-height="150%" fo:text-align="center" style:justify-single-word="false"/>
    </style:style>
    <style:style style:name="P214" style:family="paragraph" style:parent-style-name="Table_20_Contents" style:list-style-name="L34">
      <style:paragraph-properties fo:line-height="150%" fo:text-align="center" style:justify-single-word="false"/>
    </style:style>
    <style:style style:name="P215" style:family="paragraph" style:parent-style-name="Table_20_Contents" style:list-style-name="L44">
      <style:paragraph-properties fo:line-height="150%"/>
      <style:text-properties officeooo:paragraph-rsid="004ef4f3"/>
    </style:style>
    <style:style style:name="P216" style:family="paragraph" style:parent-style-name="Table_20_Contents" style:list-style-name="L38">
      <style:paragraph-properties fo:line-height="150%"/>
      <style:text-properties style:font-name="Liberation Serif1" fo:font-size="12pt" officeooo:rsid="00419ce3" officeooo:paragraph-rsid="00419ce3" style:font-size-asian="12pt" style:font-size-complex="12pt"/>
    </style:style>
    <style:style style:name="P217" style:family="paragraph" style:parent-style-name="Table_20_Contents" style:list-style-name="L39">
      <style:paragraph-properties fo:line-height="150%"/>
      <style:text-properties style:font-name="Liberation Serif1" fo:font-size="12pt" officeooo:rsid="00419ce3" officeooo:paragraph-rsid="00419ce3" style:font-size-asian="12pt" style:font-size-complex="12pt"/>
    </style:style>
    <style:style style:name="P218" style:family="paragraph" style:parent-style-name="Table_20_Contents" style:list-style-name="L40">
      <style:paragraph-properties fo:line-height="150%"/>
      <style:text-properties style:font-name="Liberation Serif1" fo:font-size="12pt" officeooo:rsid="00419ce3" officeooo:paragraph-rsid="00419ce3" style:font-size-asian="12pt" style:font-size-complex="12pt"/>
    </style:style>
    <style:style style:name="P219" style:family="paragraph" style:parent-style-name="Table_20_Contents" style:list-style-name="L41">
      <style:paragraph-properties fo:line-height="150%"/>
      <style:text-properties style:font-name="Liberation Serif1" fo:font-size="12pt" officeooo:rsid="00419ce3" officeooo:paragraph-rsid="00419ce3" style:font-size-asian="12pt" style:font-size-complex="12pt"/>
    </style:style>
    <style:style style:name="P220" style:family="paragraph" style:parent-style-name="Table_20_Contents" style:list-style-name="L43">
      <style:paragraph-properties fo:line-height="150%"/>
      <style:text-properties style:font-name="Liberation Serif1" fo:font-size="12pt" officeooo:rsid="004ef4f3" officeooo:paragraph-rsid="004ef4f3" style:font-size-asian="12pt" style:font-size-complex="12pt"/>
    </style:style>
    <style:style style:name="P221" style:family="paragraph" style:parent-style-name="Table_20_Contents" style:list-style-name="L44">
      <style:paragraph-properties fo:line-height="150%"/>
      <style:text-properties style:font-name="Liberation Serif1" fo:font-size="12pt" officeooo:rsid="004ef4f3" officeooo:paragraph-rsid="004ef4f3" style:font-size-asian="12pt" style:font-size-complex="12pt"/>
    </style:style>
    <style:style style:name="P222" style:family="paragraph" style:parent-style-name="Table_20_Contents" style:list-style-name="L45">
      <style:paragraph-properties fo:line-height="150%"/>
      <style:text-properties style:font-name="Liberation Serif1" fo:font-size="12pt" officeooo:rsid="0050adbb" officeooo:paragraph-rsid="0050adbb" style:font-size-asian="12pt" style:font-size-complex="12pt"/>
    </style:style>
    <style:style style:name="P223" style:family="paragraph" style:parent-style-name="Table_20_Contents" style:list-style-name="L46">
      <style:paragraph-properties fo:line-height="150%"/>
      <style:text-properties style:font-name="Liberation Serif1" fo:font-size="12pt" officeooo:rsid="0050adbb" officeooo:paragraph-rsid="0050adbb" style:font-size-asian="12pt" style:font-size-complex="12pt"/>
    </style:style>
    <style:style style:name="P224" style:family="paragraph" style:parent-style-name="Table_20_Contents" style:list-style-name="L41">
      <style:paragraph-properties fo:margin-top="0in" fo:margin-bottom="0in" loext:contextual-spacing="false" fo:line-height="150%"/>
      <style:text-properties style:font-name="Liberation Serif1" fo:font-size="12pt" officeooo:rsid="00419ce3" officeooo:paragraph-rsid="00419ce3" style:font-size-asian="12pt" style:font-size-complex="12pt"/>
    </style:style>
    <style:style style:name="P225" style:family="paragraph" style:parent-style-name="Table_20_Contents">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officeooo:rsid="0216e29e" officeooo:paragraph-rsid="0216e29e" fo:background-color="#ffffff" style:font-size-asian="12pt" style:font-weight-asian="normal" style:font-size-complex="12pt" style:font-weight-complex="normal"/>
    </style:style>
    <style:style style:name="P226" style:family="paragraph" style:parent-style-name="Text_20_body" style:list-style-name="L13">
      <style:paragraph-properties fo:line-height="150%" fo:text-align="justify" style:justify-single-word="false" fo:orphans="2" fo:widows="2">
        <style:tab-stops>
          <style:tab-stop style:position="-0.1252in"/>
        </style:tab-stops>
      </style:paragraph-properties>
      <style:text-properties style:text-underline-style="solid" style:text-underline-width="auto" style:text-underline-color="font-color" fo:font-weight="bold" officeooo:rsid="00c546ef" officeooo:paragraph-rsid="00c546ef" style:font-weight-asian="bold" style:font-weight-complex="bold"/>
    </style:style>
    <style:style style:name="P227" style:family="paragraph" style:parent-style-name="Text_20_body" style:list-style-name="L54">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228" style:family="paragraph" style:parent-style-name="Text_20_body" style:list-style-name="L54">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29" style:family="paragraph" style:parent-style-name="Text_20_body" style:list-style-name="L72">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456e80" officeooo:paragraph-rsid="01456e80" style:font-size-asian="12pt" style:font-weight-asian="bold" style:font-size-complex="12pt" style:font-weight-complex="bold"/>
    </style:style>
    <style:style style:name="P230" style:family="paragraph" style:parent-style-name="Text_20_body" style:list-style-name="L74">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6cacd" officeooo:paragraph-rsid="0116cacd" style:font-size-asian="12pt" style:font-weight-asian="bold" style:font-size-complex="12pt" style:font-weight-complex="bold"/>
    </style:style>
    <style:style style:name="P231" style:family="paragraph" style:parent-style-name="Text_20_body" style:list-style-name="L78">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d4f68" officeooo:paragraph-rsid="011d4f68" style:font-size-asian="12pt" style:font-weight-asian="bold" style:font-size-complex="12pt" style:font-weight-complex="bold"/>
    </style:style>
    <style:style style:name="P232" style:family="paragraph" style:parent-style-name="Text_20_body" style:list-style-name="L82">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292148" officeooo:paragraph-rsid="01292148" style:font-size-asian="12pt" style:font-weight-asian="bold" style:font-size-complex="12pt" style:font-weight-complex="bold"/>
    </style:style>
    <style:style style:name="P233" style:family="paragraph" style:parent-style-name="Text_20_body" style:list-style-name="L97">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234" style:family="paragraph" style:parent-style-name="Text_20_body" style:list-style-name="L55">
      <style:paragraph-properties fo:line-height="150%">
        <style:tab-stops>
          <style:tab-stop style:position="-0.1252in"/>
        </style:tab-stops>
      </style:paragraph-properties>
      <style:text-properties style:font-name="Liberation Serif1" fo:font-size="12pt" style:text-underline-style="none" fo:font-weight="normal" officeooo:rsid="00e064b1" officeooo:paragraph-rsid="00e064b1" style:font-size-asian="12pt" style:font-weight-asian="normal" style:font-size-complex="12pt" style:font-weight-complex="normal"/>
    </style:style>
    <style:style style:name="P235" style:family="paragraph" style:parent-style-name="Text_20_body" style:list-style-name="L62">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5d2ca" officeooo:paragraph-rsid="0175d2ca" style:font-size-asian="12pt" style:font-style-asian="normal" style:font-weight-asian="bold" style:font-size-complex="12pt" style:font-style-complex="normal" style:font-weight-complex="bold"/>
    </style:style>
    <style:style style:name="P236" style:family="paragraph" style:parent-style-name="Text_20_body" style:list-style-name="L74">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237" style:family="paragraph" style:parent-style-name="Text_20_body" style:list-style-name="L75">
      <style:paragraph-properties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38" style:family="paragraph" style:parent-style-name="Text_20_body" style:list-style-name="L55">
      <style:paragraph-properties fo:line-height="150%">
        <style:tab-stops>
          <style:tab-stop style:position="-0.1252in"/>
        </style:tab-stops>
      </style:paragraph-properties>
      <style:text-properties style:text-underline-style="none" fo:font-weight="normal" officeooo:rsid="00e064b1" officeooo:paragraph-rsid="00e151dc" style:font-weight-asian="normal" style:font-weight-complex="normal"/>
    </style:style>
    <style:style style:name="P239" style:family="paragraph" style:parent-style-name="Text_20_body" style:list-style-name="L9">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240" style:family="paragraph" style:parent-style-name="Text_20_body" style:list-style-name="L14">
      <style:paragraph-properties fo:margin-top="0in" fo:margin-bottom="0.1in" loext:contextual-spacing="false" fo:line-height="150%" fo:orphans="2" fo:widows="2">
        <style:tab-stops>
          <style:tab-stop style:position="-0.1252in"/>
        </style:tab-stops>
      </style:paragraph-properties>
      <style:text-properties style:text-underline-style="solid" style:text-underline-width="auto" style:text-underline-color="font-color" fo:font-weight="bold" officeooo:rsid="01512cc1" officeooo:paragraph-rsid="01512cc1" style:font-weight-asian="bold" style:font-weight-complex="bold"/>
    </style:style>
    <style:style style:name="P241" style:family="paragraph" style:parent-style-name="Text_20_body" style:list-style-name="L87">
      <style:paragraph-properties fo:margin-top="0in" fo:margin-bottom="0.1in" loext:contextual-spacing="false" fo:line-height="150%">
        <style:tab-stops>
          <style:tab-stop style:position="-0.1252in"/>
        </style:tab-stops>
      </style:paragraph-properties>
      <style:text-properties style:text-underline-style="solid" style:text-underline-width="auto" style:text-underline-color="font-color" fo:font-weight="bold" officeooo:rsid="01a5b3a5" officeooo:paragraph-rsid="01a5b3a5" style:font-weight-asian="bold" style:font-weight-complex="bold"/>
    </style:style>
    <style:style style:name="P242" style:family="paragraph" style:parent-style-name="Text_20_body" style:list-style-name="L98">
      <loext:graphic-properties draw:fill="none"/>
      <style:paragraph-properties fo:margin-top="0in" fo:margin-bottom="0.1in" loext:contextual-spacing="false" fo:line-height="150%" fo:background-color="transparent">
        <style:tab-stops>
          <style:tab-stop style:position="-0.1252in"/>
        </style:tab-stops>
      </style:paragraph-properties>
      <style:text-properties style:text-underline-style="solid" style:text-underline-width="auto" style:text-underline-color="font-color" fo:font-weight="bold" officeooo:rsid="01ec3de8" officeooo:paragraph-rsid="01ec3de8" style:font-weight-asian="bold" style:font-weight-complex="bold"/>
    </style:style>
    <style:style style:name="P243" style:family="paragraph" style:parent-style-name="Text_20_body" style:list-style-name="L58">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244" style:family="paragraph" style:parent-style-name="Text_20_body" style:list-style-name="L58">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45" style:family="paragraph" style:parent-style-name="Text_20_body" style:list-style-name="L59">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46" style:family="paragraph" style:parent-style-name="Text_20_body" style:list-style-name="L59">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d01dc" officeooo:paragraph-rsid="010d01dc" style:font-size-asian="12pt" style:font-weight-asian="bold" style:font-size-complex="12pt" style:font-weight-complex="bold"/>
    </style:style>
    <style:style style:name="P247" style:family="paragraph" style:parent-style-name="Text_20_body" style:list-style-name="L89">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0fc41" officeooo:paragraph-rsid="0200fc41" style:font-size-asian="12pt" style:font-weight-asian="bold" style:font-size-complex="12pt" style:font-weight-complex="bold"/>
    </style:style>
    <style:style style:name="P248" style:family="paragraph" style:parent-style-name="Text_20_body" style:list-style-name="L90">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9efd9" officeooo:paragraph-rsid="0209efd9" style:font-size-asian="12pt" style:font-weight-asian="bold" style:font-size-complex="12pt" style:font-weight-complex="bold"/>
    </style:style>
    <style:style style:name="P249" style:family="paragraph" style:parent-style-name="Text_20_body" style:list-style-name="L91">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250" style:family="paragraph" style:parent-style-name="Text_20_body" style:list-style-name="L92">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251" style:family="paragraph" style:parent-style-name="Text_20_body" style:list-style-name="L93">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solid" style:text-underline-width="auto" style:text-underline-color="font-color" fo:font-weight="bold" officeooo:rsid="01f3114e" officeooo:paragraph-rsid="01f3114e" style:font-size-asian="12pt" style:font-weight-asian="bold" style:font-size-complex="12pt" style:font-weight-complex="bold"/>
    </style:style>
    <style:style style:name="P252" style:family="paragraph" style:parent-style-name="Text_20_body" style:list-style-name="L94">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3834b" officeooo:paragraph-rsid="0203834b" style:font-size-asian="12pt" style:font-weight-asian="bold" style:font-size-complex="12pt" style:font-weight-complex="bold"/>
    </style:style>
    <style:style style:name="P253" style:family="paragraph" style:parent-style-name="Text_20_body" style:list-style-name="L95">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2d8f5" officeooo:paragraph-rsid="0202d8f5" style:font-size-asian="12pt" style:font-weight-asian="bold" style:font-size-complex="12pt" style:font-weight-complex="bold"/>
    </style:style>
    <style:style style:name="P254" style:family="paragraph" style:parent-style-name="Text_20_body" style:list-style-name="L96">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3e509" officeooo:paragraph-rsid="0203e509" style:font-size-asian="12pt" style:font-weight-asian="bold" style:font-size-complex="12pt" style:font-weight-complex="bold"/>
    </style:style>
    <style:style style:name="P255" style:family="paragraph" style:parent-style-name="Text_20_body" style:list-style-name="L96">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53cbf" officeooo:paragraph-rsid="02053cbf" style:font-size-asian="12pt" style:font-weight-asian="bold" style:font-size-complex="12pt" style:font-weight-complex="bold"/>
    </style:style>
    <style:style style:name="P256" style:family="paragraph" style:parent-style-name="Text_20_body" style:list-style-name="L102">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2c3104" officeooo:paragraph-rsid="022c3104" style:font-size-asian="12pt" style:font-weight-asian="bold" style:font-size-complex="12pt" style:font-weight-complex="bold"/>
    </style:style>
    <style:style style:name="P257" style:family="paragraph" style:parent-style-name="Text_20_body" style:list-style-name="L74">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258" style:family="paragraph" style:parent-style-name="Text_20_body" style:list-style-name="L76">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f6bcb4" officeooo:paragraph-rsid="01f6bcb4" style:font-size-asian="12pt" style:font-style-asian="normal" style:font-weight-asian="bold" style:font-size-complex="12pt" style:font-style-complex="normal" style:font-weight-complex="bold"/>
    </style:style>
    <style:style style:name="P259" style:family="paragraph" style:parent-style-name="Text_20_body" style:list-style-name="L77">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f70a10" officeooo:paragraph-rsid="01f70a10" style:font-size-asian="12pt" style:font-style-asian="normal" style:font-weight-asian="bold" style:font-size-complex="12pt" style:font-style-complex="normal" style:font-weight-complex="bold"/>
    </style:style>
    <style:style style:name="P260" style:family="paragraph" style:parent-style-name="Text_20_body" style:list-style-name="L88">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abce1f" officeooo:paragraph-rsid="01abce1f" style:font-size-asian="12pt" style:font-style-asian="normal" style:font-weight-asian="bold" style:font-size-complex="12pt" style:font-style-complex="normal" style:font-weight-complex="bold"/>
    </style:style>
    <style:style style:name="P261" style:family="paragraph" style:parent-style-name="Text_20_body" style:list-style-name="L75">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62" style:family="paragraph" style:parent-style-name="Text_20_body" style:list-style-name="L77">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none" fo:font-weight="normal" officeooo:rsid="01f70a10" officeooo:paragraph-rsid="01f70a10" style:font-size-asian="12pt" style:font-style-asian="normal" style:font-weight-asian="normal" style:font-size-complex="12pt" style:font-style-complex="normal" style:font-weight-complex="normal"/>
    </style:style>
    <style:style style:name="P263" style:family="paragraph" style:parent-style-name="Text_20_body" style:list-style-name="L94">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203834b" officeooo:paragraph-rsid="0203834b" style:font-size-asian="12pt" style:font-style-asian="normal" style:font-weight-asian="normal" style:font-size-complex="12pt" style:font-style-complex="normal" style:font-weight-complex="normal"/>
    </style:style>
    <style:style style:name="P264" style:family="paragraph" style:parent-style-name="Text_20_body" style:list-style-name="L96">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style="normal" style:text-underline-style="none" fo:font-weight="normal" officeooo:rsid="0203e509" officeooo:paragraph-rsid="0203e509" style:font-size-asian="12pt" style:font-style-asian="normal" style:font-weight-asian="normal" style:font-size-complex="12pt" style:font-style-complex="normal" style:font-weight-complex="normal"/>
    </style:style>
    <style:style style:name="P265" style:family="paragraph" style:parent-style-name="Text_20_body">
      <style:paragraph-properties fo:margin-top="0in" fo:margin-bottom="0.1in" loext:contextual-spacing="false" fo:line-height="150%"/>
      <style:text-properties style:font-name="Liberation Serif1" fo:font-size="12pt" fo:font-style="normal" officeooo:rsid="020f0f7f" officeooo:paragraph-rsid="020f0f7f" style:font-size-asian="12pt" style:font-style-asian="normal" style:font-size-complex="12pt" style:font-style-complex="normal"/>
    </style:style>
    <style:style style:name="P266" style:family="paragraph" style:parent-style-name="Text_20_body">
      <style:paragraph-properties fo:margin-top="0in" fo:margin-bottom="0.1in" loext:contextual-spacing="false" fo:line-height="150%"/>
      <style:text-properties style:font-name="Liberation Serif1" fo:font-size="12pt" fo:font-style="normal" fo:font-weight="normal" officeooo:rsid="020f28dc" officeooo:paragraph-rsid="020f28dc" style:font-size-asian="12pt" style:font-style-asian="normal" style:font-weight-asian="normal" style:font-size-complex="12pt" style:font-style-complex="normal" style:font-weight-complex="normal"/>
    </style:style>
    <style:style style:name="P267" style:family="paragraph" style:parent-style-name="Text_20_body">
      <style:paragraph-properties fo:margin-top="0in" fo:margin-bottom="0.1in" loext:contextual-spacing="false" fo:line-height="150%"/>
      <style:text-properties style:font-name="Liberation Serif1" fo:font-size="12pt" fo:font-style="normal" fo:font-weight="bold" officeooo:rsid="02120fe0" officeooo:paragraph-rsid="02120fe0" style:font-size-asian="12pt" style:font-style-asian="normal" style:font-weight-asian="bold" style:font-size-complex="12pt" style:font-style-complex="normal" style:font-weight-complex="bold"/>
    </style:style>
    <style:style style:name="P268" style:family="paragraph" style:parent-style-name="Text_20_body">
      <style:paragraph-properties fo:margin-top="0in" fo:margin-bottom="0.1in" loext:contextual-spacing="false" fo:line-height="150%"/>
      <style:text-properties style:font-name="Liberation Serif1" fo:font-size="12pt" fo:font-style="normal" fo:font-weight="bold" officeooo:rsid="0216e29e" officeooo:paragraph-rsid="0216e29e" style:font-size-asian="12pt" style:font-style-asian="normal" style:font-weight-asian="bold" style:font-size-complex="12pt" style:font-style-complex="normal" style:font-weight-complex="bold"/>
    </style:style>
    <style:style style:name="P269" style:family="paragraph" style:parent-style-name="Text_20_body">
      <style:paragraph-properties fo:margin-top="0in" fo:margin-bottom="0.1in" loext:contextual-spacing="false" fo:line-height="150%"/>
      <style:text-properties style:font-name="Liberation Serif1" fo:font-size="12pt" fo:font-style="normal" fo:font-weight="bold" officeooo:rsid="0216e29e" officeooo:paragraph-rsid="0217ae72" style:font-size-asian="12pt" style:font-style-asian="normal" style:font-weight-asian="bold" style:font-size-complex="12pt" style:font-style-complex="normal" style:font-weight-complex="bold"/>
    </style:style>
    <style:style style:name="P270" style:family="paragraph" style:parent-style-name="Text_20_body">
      <style:paragraph-properties fo:margin-top="0in" fo:margin-bottom="0.1in" loext:contextual-spacing="false" fo:line-height="150%"/>
      <style:text-properties style:font-name="Liberation Serif1" fo:font-size="12pt" fo:font-style="normal" fo:font-weight="bold" officeooo:rsid="021b067a" officeooo:paragraph-rsid="021b067a" style:font-size-asian="12pt" style:font-style-asian="normal" style:font-weight-asian="bold" style:font-size-complex="12pt" style:font-style-complex="normal" style:font-weight-complex="bold"/>
    </style:style>
    <style:style style:name="P271" style:family="paragraph" style:parent-style-name="Text_20_body">
      <style:paragraph-properties fo:margin-top="0in" fo:margin-bottom="0.1in" loext:contextual-spacing="false" fo:line-height="150%"/>
      <style:text-properties style:font-name="Liberation Serif1" fo:font-size="12pt" fo:font-style="normal" fo:font-weight="bold" officeooo:rsid="021bdf55" officeooo:paragraph-rsid="021bdf55" style:font-size-asian="12pt" style:font-style-asian="normal" style:font-weight-asian="bold" style:font-size-complex="12pt" style:font-style-complex="normal" style:font-weight-complex="bold"/>
    </style:style>
    <style:style style:name="P272" style:family="paragraph" style:parent-style-name="Text_20_body">
      <style:paragraph-properties fo:margin-top="0in" fo:margin-bottom="0.1in" loext:contextual-spacing="false" fo:line-height="150%"/>
      <style:text-properties style:font-name="Liberation Serif1" fo:font-size="12pt" fo:font-style="normal" fo:font-weight="bold" officeooo:rsid="021ce119" officeooo:paragraph-rsid="021ce119" style:font-size-asian="12pt" style:font-style-asian="normal" style:font-weight-asian="bold" style:font-size-complex="12pt" style:font-style-complex="normal" style:font-weight-complex="bold"/>
    </style:style>
    <style:style style:name="P273" style:family="paragraph" style:parent-style-name="Text_20_body">
      <style:paragraph-properties fo:margin-top="0in" fo:margin-bottom="0.1in" loext:contextual-spacing="false" fo:line-height="150%"/>
      <style:text-properties style:font-name="Liberation Serif1" fo:font-size="12pt" officeooo:rsid="020d35cf" officeooo:paragraph-rsid="020d35cf" style:font-size-asian="12pt" style:font-size-complex="12pt"/>
    </style:style>
    <style:style style:name="P274" style:family="paragraph" style:parent-style-name="Text_20_body">
      <style:paragraph-properties fo:margin-top="0in" fo:margin-bottom="0.1in" loext:contextual-spacing="false" fo:line-height="150%"/>
      <style:text-properties style:font-name="Liberation Serif1" fo:font-size="12pt" style:font-size-asian="12pt" style:font-size-complex="12pt"/>
    </style:style>
    <style:style style:name="P275" style:family="paragraph" style:parent-style-name="Text_20_body" style:list-style-name="L93">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1f3114e" officeooo:paragraph-rsid="01f3114e" style:font-size-asian="12pt" style:font-weight-asian="normal" style:font-size-complex="12pt" style:font-weight-complex="normal"/>
    </style:style>
    <style:style style:name="P276" style:family="paragraph" style:parent-style-name="Text_20_body" style:list-style-name="L96">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03e509" officeooo:paragraph-rsid="0203e509" style:font-size-asian="12pt" style:font-weight-asian="normal" style:font-size-complex="12pt" style:font-weight-complex="normal"/>
    </style:style>
    <style:style style:name="P277" style:family="paragraph" style:parent-style-name="Text_20_body" style:list-style-name="L80">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c94148" officeooo:paragraph-rsid="01c94148" fo:background-color="#ffffff" style:font-size-asian="12pt" style:font-weight-asian="bold" style:font-size-complex="12pt" style:font-weight-complex="bold"/>
    </style:style>
    <style:style style:name="P278" style:family="paragraph" style:parent-style-name="Text_20_body" style:list-style-name="L81">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c94148" officeooo:paragraph-rsid="01c94148" fo:background-color="#ffffff" style:font-size-asian="12pt" style:font-weight-asian="bold" style:font-size-complex="12pt" style:font-weight-complex="bold"/>
    </style:style>
    <style:style style:name="P279" style:family="paragraph" style:parent-style-name="Text_20_body" style:list-style-name="L86">
      <style:paragraph-properties fo:margin-top="0in" fo:margin-bottom="0.1in" loext:contextual-spacing="false" fo:line-height="150%">
        <style:tab-stops>
          <style:tab-stop style:position="-0.1252in"/>
        </style:tab-stops>
      </style:paragraph-properties>
      <style:text-properties fo:font-weight="bold" officeooo:rsid="01cc795d" officeooo:paragraph-rsid="01cc795d" style:font-weight-asian="bold" style:font-weight-complex="bold"/>
    </style:style>
    <style:style style:name="P280" style:family="paragraph" style:parent-style-name="Text_20_body" style:list-style-name="L86">
      <style:paragraph-properties fo:margin-top="0in" fo:margin-bottom="0.1in" loext:contextual-spacing="false" fo:line-height="150%" fo:text-align="justify" style:justify-single-word="false">
        <style:tab-stops>
          <style:tab-stop style:position="-0.1252in"/>
        </style:tab-stops>
      </style:paragraph-properties>
      <style:text-properties fo:font-weight="normal" officeooo:rsid="01cc795d" officeooo:paragraph-rsid="01cd0b36" style:font-weight-asian="normal" style:font-weight-complex="normal"/>
    </style:style>
    <style:style style:name="P281" style:family="paragraph" style:parent-style-name="Text_20_body" style:list-style-name="L94">
      <style:paragraph-properties fo:margin-top="0in" fo:margin-bottom="0.1in" loext:contextual-spacing="false" fo:line-height="150%">
        <style:tab-stops>
          <style:tab-stop style:position="-0.1252in"/>
        </style:tab-stops>
      </style:paragraph-properties>
      <style:text-properties style:text-underline-style="none" fo:font-weight="normal" officeooo:rsid="0203834b" officeooo:paragraph-rsid="0203834b" style:font-weight-asian="normal" style:font-weight-complex="normal"/>
    </style:style>
    <style:style style:name="P282" style:family="paragraph" style:parent-style-name="Text_20_body" style:list-style-name="L103">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de1e5" officeooo:paragraph-rsid="022de1e5" style:font-size-asian="12pt" style:font-weight-asian="normal" style:font-size-complex="12pt" style:font-weight-complex="normal"/>
    </style:style>
    <style:style style:name="P283"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c3104" officeooo:paragraph-rsid="022c3104" fo:background-color="#ffffff" style:font-size-asian="12pt" style:font-weight-asian="normal" style:font-size-complex="12pt" style:font-weight-complex="normal"/>
    </style:style>
    <style:style style:name="P284" style:family="paragraph" style:parent-style-name="Text_20_body" style:list-style-name="L103">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285" style:family="paragraph" style:parent-style-name="Text_20_body" style:list-style-name="L103">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solid" style:text-underline-width="auto" style:text-underline-color="font-color" fo:font-weight="bold" officeooo:rsid="022de1e5" officeooo:paragraph-rsid="022de1e5" fo:background-color="#ffffff" style:font-size-asian="12pt" style:font-weight-asian="bold" style:font-size-complex="12pt" style:font-weight-complex="bold"/>
    </style:style>
    <style:style style:name="P286" style:family="paragraph" style:parent-style-name="Text_20_body" style:list-style-name="L57">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287" style:family="paragraph" style:parent-style-name="Text_20_body" style:list-style-name="L60">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weight-asian="bold" style:font-size-complex="12pt" style:font-weight-complex="bold"/>
    </style:style>
    <style:style style:name="P288" style:family="paragraph" style:parent-style-name="Text_20_body" style:list-style-name="L57">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289" style:family="paragraph" style:parent-style-name="Text_20_body" style:list-style-name="L10">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c051d6" officeooo:paragraph-rsid="00c051d6" style:font-weight-asian="bold" style:font-weight-complex="bold"/>
    </style:style>
    <style:style style:name="P290" style:family="paragraph" style:parent-style-name="Text_20_body" style:list-style-name="L12"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291" style:family="paragraph" style:parent-style-name="Text_20_body" style:list-style-name="L99" style:master-page-name="">
      <loext:graphic-properties draw:fill="none"/>
      <style:paragraph-properties fo:margin-left="0.5in" fo:margin-right="0in" fo:margin-top="0in" fo:margin-bottom="0.1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292" style:family="paragraph" style:parent-style-name="Text_20_body" style:list-style-name="L57"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f82579" officeooo:paragraph-rsid="00f82579" fo:background-color="#ffffff" style:font-size-asian="12pt" style:font-weight-asian="bold" style:font-size-complex="12pt" style:font-weight-complex="bold"/>
    </style:style>
    <style:style style:name="P293" style:family="paragraph" style:parent-style-name="Text_20_body" style:list-style-name="L57"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0fd8986" officeooo:paragraph-rsid="00fd8986" fo:background-color="#ffffff" style:font-size-asian="12pt" style:font-style-asian="normal" style:font-weight-asian="bold" style:font-size-complex="12pt" style:font-style-complex="normal" style:font-weight-complex="bold"/>
    </style:style>
    <style:style style:name="P294" style:family="paragraph" style:parent-style-name="Text_20_body" style:list-style-name="L55" style:master-page-name="">
      <loext:graphic-properties draw:fill="none"/>
      <style:paragraph-properties fo:margin-left="0.5in" fo:margin-right="0in" fo:margin-top="0in" fo:margin-bottom="0.0972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0ea48" officeooo:paragraph-rsid="00e0ea48" style:font-size-asian="12pt" style:font-style-asian="normal" style:font-weight-asian="bold" style:font-size-complex="12pt" style:font-style-complex="normal" style:font-weight-complex="bold"/>
    </style:style>
    <style:style style:name="P295" style:family="paragraph" style:parent-style-name="Text_20_body" style:list-style-name="L55" style:master-page-name="">
      <loext:graphic-properties draw:fill="none"/>
      <style:paragraph-properties fo:margin-left="0.5in" fo:margin-right="0in" fo:margin-top="0.1in" fo:margin-bottom="0.1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cffaa" officeooo:paragraph-rsid="00ecffaa" style:font-size-asian="12pt" style:font-style-asian="normal" style:font-weight-asian="bold" style:font-size-complex="12pt" style:font-style-complex="normal" style:font-weight-complex="bold"/>
    </style:style>
    <style:style style:name="P296" style:family="paragraph" style:parent-style-name="Text_20_body" style:list-style-name="L61" style:master-page-name="">
      <loext:graphic-properties draw:fill="none"/>
      <style:paragraph-properties fo:margin-left="0.5in" fo:margin-right="0in" fo:margin-top="0.1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style:text-underline-style="solid" style:text-underline-width="auto" style:text-underline-color="font-color" fo:font-weight="bold" officeooo:rsid="01135ed8" officeooo:paragraph-rsid="01135ed8" style:font-weight-asian="bold" style:font-weight-complex="bold"/>
    </style:style>
    <style:style style:name="P297" style:family="paragraph" style:parent-style-name="Text_20_body" style:list-style-name="L12">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298" style:family="paragraph" style:parent-style-name="Text_20_body" style:list-style-name="L55">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erif1" fo:font-size="12pt" fo:font-style="normal" style:text-underline-style="none" fo:font-weight="bold" officeooo:rsid="00e4a504" officeooo:paragraph-rsid="00e4a504" fo:background-color="transparent" style:font-size-asian="12pt" style:font-style-asian="normal" style:font-weight-asian="bold" style:font-size-complex="12pt" style:font-style-complex="normal" style:font-weight-complex="bold"/>
    </style:style>
    <style:style style:name="P299" style:family="paragraph" style:parent-style-name="Text_20_body" style:list-style-name="L56" style:master-page-name="">
      <loext:graphic-properties draw:fill="none"/>
      <style:paragraph-properties fo:margin-left="0in" fo:margin-right="0in" fo:margin-top="0in" fo:margin-bottom="0.0972in" loext:contextual-spacing="false" fo:line-height="150%" fo:text-indent="0in" style:auto-text-indent="false" style:page-number="auto" fo:background-color="transparent">
        <style:tab-stops>
          <style:tab-stop style:position="-0.25in"/>
          <style:tab-stop style:position="-0.1252in"/>
          <style:tab-stop style:position="0.1252in"/>
          <style:tab-stop style:position="0.1874in"/>
        </style:tab-stops>
      </style:paragraph-properties>
      <style:text-properties officeooo:paragraph-rsid="00e151dc"/>
    </style:style>
    <style:style style:name="P300" style:family="paragraph" style:parent-style-name="Text_20_body" style:list-style-name="L55">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301" style:family="paragraph" style:parent-style-name="Text_20_body" style:list-style-name="L55">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4a504" officeooo:paragraph-rsid="00e4a504" fo:background-color="transparent" style:font-size-asian="12pt" style:font-style-asian="normal" style:font-weight-asian="bold" style:font-size-complex="12pt" style:font-style-complex="normal" style:font-weight-complex="bold"/>
    </style:style>
    <style:style style:name="P302" style:family="paragraph" style:parent-style-name="Text_20_body" style:list-style-name="L55">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303" style:family="paragraph" style:parent-style-name="Text_20_body" style:list-style-name="L99">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304" style:family="paragraph" style:parent-style-name="Text_20_body" style:list-style-name="L107">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05" style:family="paragraph" style:parent-style-name="Text_20_body" style:list-style-name="L108">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06" style:family="paragraph" style:parent-style-name="Text_20_body" style:list-style-name="L109">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07" style:family="paragraph" style:parent-style-name="Text_20_body" style:list-style-name="L110">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08" style:family="paragraph" style:parent-style-name="Text_20_body" style:list-style-name="L111">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09" style:family="paragraph" style:parent-style-name="Text_20_body" style:list-style-name="L106">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5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10" style:family="paragraph" style:parent-style-name="Text_20_body" style:list-style-name="L112">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style:font-size-asian="12pt" style:font-weight-asian="normal" style:font-size-complex="12pt" style:font-weight-complex="normal"/>
    </style:style>
    <style:style style:name="P311" style:family="paragraph" style:parent-style-name="Text_20_body" style:list-style-name="L105"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12" style:family="paragraph" style:parent-style-name="Text_20_body" style:list-style-name="L57">
      <loext:graphic-properties draw:fill="none"/>
      <style:paragraph-properties fo:margin-left="0in" fo:margin-right="0in" fo:margin-top="0in" fo:margin-bottom="0.1598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313" style:family="paragraph" style:parent-style-name="Text_20_body" style:list-style-name="L47"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officeooo:rsid="01e3f810" officeooo:paragraph-rsid="01e3f810"/>
    </style:style>
    <style:style style:name="P314" style:family="paragraph" style:parent-style-name="Text_20_body" style:list-style-name="L47"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erif1" fo:font-size="12pt" officeooo:rsid="01e3f810" officeooo:paragraph-rsid="01e3f810" style:font-size-asian="12pt" style:font-size-complex="12pt"/>
    </style:style>
    <style:style style:name="P315" style:family="paragraph" style:parent-style-name="Text_20_body" style:list-style-name="L59"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316" style:family="paragraph" style:parent-style-name="Text_20_body" style:list-style-name="L59"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317" style:family="paragraph" style:parent-style-name="Text_20_body" style:list-style-name="L53">
      <style:paragraph-properties fo:line-height="150%" fo:text-align="justify" style:justify-single-word="fals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318" style:family="paragraph" style:parent-style-name="Text_20_body" style:list-style-name="L63">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646b9" officeooo:paragraph-rsid="017646b9" style:font-size-asian="12pt" style:font-style-asian="normal" style:font-weight-asian="bold" style:font-size-complex="12pt" style:font-style-complex="normal" style:font-weight-complex="bold"/>
    </style:style>
    <style:style style:name="P319" style:family="paragraph" style:parent-style-name="Text_20_body" style:list-style-name="L64">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70140" officeooo:paragraph-rsid="01770140" style:font-size-asian="12pt" style:font-style-asian="normal" style:font-weight-asian="bold" style:font-size-complex="12pt" style:font-style-complex="normal" style:font-weight-complex="bold"/>
    </style:style>
    <style:style style:name="P320" style:family="paragraph" style:parent-style-name="Text_20_body" style:list-style-name="L65">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321" style:family="paragraph" style:parent-style-name="Text_20_body" style:list-style-name="L67">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322" style:family="paragraph" style:parent-style-name="Text_20_body" style:list-style-name="L68">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a4058" officeooo:paragraph-rsid="017a4058" style:font-size-asian="12pt" style:font-style-asian="normal" style:font-weight-asian="bold" style:font-size-complex="12pt" style:font-style-complex="normal" style:font-weight-complex="bold"/>
    </style:style>
    <style:style style:name="P323" style:family="paragraph" style:parent-style-name="Text_20_body" style:list-style-name="L69">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b9898" officeooo:paragraph-rsid="017b9898" style:font-size-asian="12pt" style:font-style-asian="normal" style:font-weight-asian="bold" style:font-size-complex="12pt" style:font-style-complex="normal" style:font-weight-complex="bold"/>
    </style:style>
    <style:style style:name="P324" style:family="paragraph" style:parent-style-name="Text_20_body" style:list-style-name="L70">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e8284" officeooo:paragraph-rsid="017e8284" style:font-size-asian="12pt" style:font-style-asian="normal" style:font-weight-asian="bold" style:font-size-complex="12pt" style:font-style-complex="normal" style:font-weight-complex="bold"/>
    </style:style>
    <style:style style:name="P325" style:family="paragraph" style:parent-style-name="Text_20_body" style:list-style-name="L71">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f652f" officeooo:paragraph-rsid="017f652f" style:font-size-asian="12pt" style:font-style-asian="normal" style:font-weight-asian="bold" style:font-size-complex="12pt" style:font-style-complex="normal" style:font-weight-complex="bold"/>
    </style:style>
    <style:style style:name="P326" style:family="paragraph" style:parent-style-name="Text_20_body" style:list-style-name="L66">
      <style:paragraph-properties fo:line-height="150%" fo:text-align="justify" style:justify-single-word="false" style:writing-mode="page">
        <style:tab-stops>
          <style:tab-stop style:position="-0.1252in"/>
        </style:tab-stops>
      </style:paragraph-properties>
      <style:text-properties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327" style:family="paragraph" style:parent-style-name="Text_20_body" style:list-style-name="L79">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328" style:family="paragraph" style:parent-style-name="Text_20_body" style:list-style-name="L83">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2c8c2e" officeooo:paragraph-rsid="012c8c2e" fo:background-color="#ffffff" style:font-size-asian="12pt" style:font-weight-asian="bold" style:font-size-complex="12pt" style:font-weight-complex="bold"/>
    </style:style>
    <style:style style:name="P329" style:family="paragraph" style:parent-style-name="Text_20_body" style:list-style-name="L84">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330" style:family="paragraph" style:parent-style-name="Text_20_body" style:list-style-name="L84">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331" style:family="paragraph" style:parent-style-name="Text_20_body" style:list-style-name="L55" style:master-page-name="">
      <loext:graphic-properties draw:fill="none"/>
      <style:paragraph-properties fo:margin-left="0.75in" fo:margin-right="0in" fo:margin-top="0in" fo:margin-bottom="0.0972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332" style:family="paragraph" style:parent-style-name="Text_20_body" style:list-style-name="L79">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333" style:family="paragraph" style:parent-style-name="Text_20_body" style:list-style-name="L79">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erif1" fo:font-size="12pt" style:text-underline-style="none" fo:font-weight="bold" officeooo:rsid="011d4f68" officeooo:paragraph-rsid="011d4f68" fo:background-color="#ffffff" style:font-size-asian="12pt" style:font-weight-asian="bold" style:font-size-complex="12pt" style:font-weight-complex="bold"/>
    </style:style>
    <style:style style:name="P334" style:family="paragraph" style:parent-style-name="Text_20_body" style:list-style-name="L85">
      <loext:graphic-properties draw:fill="none"/>
      <style:paragraph-properties fo:margin-left="0.75in" fo:margin-right="0in" fo:margin-top="0in" fo:margin-bottom="0.0972in" loext:contextual-spacing="false" fo:line-height="150%" fo:text-indent="-0.25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2acd13" officeooo:paragraph-rsid="01292148" fo:background-color="#ffffff" style:font-size-asian="12pt" style:font-weight-asian="normal" style:font-size-complex="12pt" style:font-weight-complex="normal"/>
    </style:style>
    <style:style style:name="P335" style:family="paragraph" style:parent-style-name="Text_20_body" style:list-style-name="L55" style:master-page-name="">
      <loext:graphic-properties draw:fill="none"/>
      <style:paragraph-properties fo:margin-left="0.7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336" style:family="paragraph" style:parent-style-name="Text_20_body" style:list-style-name="L59" style:master-page-name="">
      <loext:graphic-properties draw:fill="none"/>
      <style:paragraph-properties fo:margin-left="0.75in" fo:margin-right="0in" fo:margin-top="0in" fo:margin-bottom="0.1in" loext:contextual-spacing="false" fo:line-height="150%" fo:text-align="justify" style:justify-single-word="false"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d01dc" officeooo:paragraph-rsid="010d01dc" style:font-size-asian="12pt" style:font-weight-asian="normal" style:font-size-complex="12pt" style:font-weight-complex="normal"/>
    </style:style>
    <style:style style:name="P337" style:family="paragraph" style:parent-style-name="Text_20_body" style:list-style-name="L57"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338" style:family="paragraph" style:parent-style-name="Text_20_body" style:list-style-name="L57"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339" style:family="paragraph" style:parent-style-name="Text_20_body" style:list-style-name="L61"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135ed8" officeooo:paragraph-rsid="01135ed8" fo:background-color="#ffffff" style:font-size-asian="12pt" style:font-weight-asian="bold" style:font-size-complex="12pt" style:font-weight-complex="bold"/>
    </style:style>
    <style:style style:name="P340" style:family="paragraph" style:parent-style-name="Text_20_body" style:list-style-name="L55"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text-underline-style="none" fo:font-weight="normal" officeooo:rsid="00e982e5" officeooo:paragraph-rsid="00e982e5" style:font-weight-asian="normal" style:font-weight-complex="normal"/>
    </style:style>
    <style:style style:name="P341" style:family="paragraph" style:parent-style-name="Text_20_body" style:list-style-name="L55">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erif1" fo:font-size="12pt" fo:font-style="normal" style:text-underline-style="none" fo:font-weight="normal" officeooo:rsid="00eb0c16" officeooo:paragraph-rsid="00eb0c16" style:font-size-asian="12pt" style:font-style-asian="normal" style:font-weight-asian="normal" style:font-size-complex="12pt" style:font-style-complex="normal" style:font-weight-complex="normal"/>
    </style:style>
    <style:style style:name="P342" style:family="paragraph" style:parent-style-name="Text_20_body" style:list-style-name="L55">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text-underline-style="none" fo:font-weight="normal" officeooo:rsid="00eb0c16" officeooo:paragraph-rsid="00eb0c16" style:font-weight-asian="normal" style:font-weight-complex="normal"/>
    </style:style>
    <style:style style:name="P343" style:family="paragraph" style:parent-style-name="Text_20_body" style:list-style-name="L57" style:master-page-name="">
      <loext:graphic-properties draw:fill="none"/>
      <style:paragraph-properties fo:margin-left="1.1252in" fo:margin-right="0in" fo:margin-top="0in" fo:margin-bottom="0.1in" loext:contextual-spacing="false" fo:line-height="150%" fo:text-align="justify" style:justify-single-word="false" fo:orphans="2" fo:widows="2" fo:text-indent="-0.1252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344" style:family="paragraph" style:parent-style-name="Text_20_body" style:list-style-name="L58" style:master-page-name="">
      <loext:graphic-properties draw:fill="none"/>
      <style:paragraph-properties fo:margin-left="1.1252in" fo:margin-right="0in" fo:margin-top="0in" fo:margin-bottom="0.1in" loext:contextual-spacing="false" fo:line-height="150%" fo:text-indent="-0.1252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e460" officeooo:paragraph-rsid="0104e460" style:font-size-asian="12pt" style:font-weight-asian="normal" style:font-size-complex="12pt" style:font-weight-complex="normal"/>
    </style:style>
    <style:style style:name="P345" style:family="paragraph" style:parent-style-name="Text_20_body" style:list-style-name="L58"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346" style:family="paragraph" style:parent-style-name="Text_20_body" style:list-style-name="L58">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347" style:family="paragraph" style:parent-style-name="Text_20_body" style:list-style-name="L75">
      <style:paragraph-properties fo:margin-top="0in" fo:margin-bottom="0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348" style:family="paragraph" style:parent-style-name="Text_20_body" style:list-style-name="L84">
      <style:paragraph-properties fo:margin-top="0.1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349" style:family="paragraph" style:parent-style-name="Text_20_body" style:list-style-name="L86">
      <style:paragraph-properties fo:margin-top="0in" fo:margin-bottom="0.05in" loext:contextual-spacing="false" fo:line-height="150%">
        <style:tab-stops>
          <style:tab-stop style:position="-0.1252in"/>
        </style:tab-stops>
      </style:paragraph-properties>
      <style:text-properties style:font-name="Liberation Serif1" fo:font-size="12pt" fo:font-weight="normal" officeooo:rsid="01cc795d" officeooo:paragraph-rsid="01cc795d" style:font-size-asian="12pt" style:font-weight-asian="normal" style:font-size-complex="12pt" style:font-weight-complex="normal"/>
    </style:style>
    <style:style style:name="P350" style:family="paragraph" style:parent-style-name="Text_20_body" style:list-style-name="L86">
      <style:paragraph-properties fo:margin-top="0in" fo:margin-bottom="0.05in" loext:contextual-spacing="false" fo:line-height="150%">
        <style:tab-stops>
          <style:tab-stop style:position="-0.1252in"/>
        </style:tab-stops>
      </style:paragraph-properties>
      <style:text-properties style:font-name="Liberation Serif1" fo:font-size="12pt" fo:font-weight="normal" officeooo:rsid="01cd0b36" officeooo:paragraph-rsid="01cd0b36" style:font-size-asian="12pt" style:font-weight-asian="normal" style:font-size-complex="12pt" style:font-weight-complex="normal"/>
    </style:style>
    <style:style style:name="P351" style:family="paragraph" style:parent-style-name="Text_20_body" style:list-style-name="L86">
      <style:paragraph-properties fo:margin-top="0in" fo:margin-bottom="0.05in" loext:contextual-spacing="false" fo:line-height="150%">
        <style:tab-stops>
          <style:tab-stop style:position="-0.1252in"/>
        </style:tab-stops>
      </style:paragraph-properties>
      <style:text-properties fo:font-weight="normal" officeooo:rsid="01cc795d" officeooo:paragraph-rsid="01cd0b36" style:font-weight-asian="normal" style:font-weight-complex="normal"/>
    </style:style>
    <style:style style:name="P352" style:family="paragraph" style:parent-style-name="Text_20_body" style:list-style-name="L96" style:master-page-name="">
      <loext:graphic-properties draw:fill="none"/>
      <style:paragraph-properties fo:margin-left="0.87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0626in"/>
        </style:tab-stops>
      </style:paragraph-properties>
      <style:text-properties style:text-underline-style="none" fo:font-weight="normal" officeooo:rsid="0203e509" officeooo:paragraph-rsid="0203e509" style:font-weight-asian="normal" style:font-weight-complex="normal"/>
    </style:style>
    <style:style style:name="P353" style:family="paragraph" style:parent-style-name="Text_20_body" style:list-style-name="L100">
      <style:paragraph-properties fo:line-height="150%" fo:text-align="justify" style:justify-single-word="false" fo:orphans="2" fo:widows="2" style:shadow="non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e941b7" officeooo:paragraph-rsid="01e941b7" fo:background-color="#ffffff" style:font-size-asian="12pt" style:font-weight-asian="bold" style:font-size-complex="12pt" style:font-weight-complex="bold"/>
    </style:style>
    <style:style style:name="P354" style:family="paragraph" style:parent-style-name="Text_20_body" style:list-style-name="L104">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874in"/>
          <style:tab-stop style:position="0.0626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55" style:family="paragraph" style:parent-style-name="Heading_20_2">
      <style:paragraph-properties fo:line-height="150%"/>
      <style:text-properties style:font-name="Liberation Serif1" fo:font-size="12pt" style:font-size-asian="12pt" style:font-size-complex="12pt"/>
    </style:style>
    <style:style style:name="P356" style:family="paragraph" style:parent-style-name="Heading_20_2">
      <style:paragraph-properties fo:line-height="150%"/>
      <style:text-properties style:font-name="Liberation Serif1" fo:font-size="12pt" officeooo:paragraph-rsid="016f1f36" style:font-size-asian="12pt" style:font-size-complex="12pt"/>
    </style:style>
    <style:style style:name="P357" style:family="paragraph" style:parent-style-name="Heading_20_2">
      <style:paragraph-properties fo:margin-top="0in" fo:margin-bottom="0.1in" loext:contextual-spacing="false" fo:line-height="150%"/>
      <style:text-properties style:font-name="Liberation Serif1" fo:font-size="12pt" style:font-size-asian="12pt" style:font-size-complex="12pt"/>
    </style:style>
    <style:style style:name="P358" style:family="paragraph" style:parent-style-name="Heading_20_2">
      <style:paragraph-properties fo:margin-top="0in" fo:margin-bottom="0.1in" loext:contextual-spacing="false" fo:line-height="150%"/>
      <style:text-properties style:font-name="Liberation Serif1" fo:font-size="12pt" officeooo:paragraph-rsid="0167f6b8" style:font-size-asian="12pt" style:font-size-complex="12pt"/>
    </style:style>
    <style:style style:name="P359" style:family="paragraph" style:parent-style-name="Heading_20_2">
      <style:paragraph-properties fo:margin-top="0in" fo:margin-bottom="0.1in" loext:contextual-spacing="false" fo:line-height="150%"/>
      <style:text-properties style:font-name="Liberation Serif1" fo:font-size="12pt" officeooo:paragraph-rsid="01e3f810" style:font-size-asian="12pt" style:font-size-complex="12pt"/>
    </style:style>
    <style:style style:name="P360" style:family="paragraph" style:parent-style-name="Heading_20_2">
      <style:paragraph-properties fo:margin-top="0in" fo:margin-bottom="0.1in" loext:contextual-spacing="false" fo:line-height="150%"/>
      <style:text-properties style:font-name="Liberation Serif1" fo:font-size="12pt" officeooo:paragraph-rsid="01292148" style:font-size-asian="12pt" style:font-size-complex="12pt"/>
    </style:style>
    <style:style style:name="P361" style:family="paragraph" style:parent-style-name="Heading_20_2">
      <style:paragraph-properties fo:margin-top="0in" fo:margin-bottom="0.1in" loext:contextual-spacing="false" fo:line-height="150%"/>
      <style:text-properties style:font-name="Liberation Serif1" fo:font-size="12pt" officeooo:paragraph-rsid="0209cae3" style:font-size-asian="12pt" style:font-size-complex="12pt"/>
    </style:style>
    <style:style style:name="P362" style:family="paragraph" style:parent-style-name="Heading_20_2">
      <style:paragraph-properties fo:margin-top="0in" fo:margin-bottom="0.1in" loext:contextual-spacing="false" fo:line-height="150%"/>
      <style:text-properties style:font-name="Liberation Serif1" fo:font-size="12pt" officeooo:rsid="009231a4" style:font-size-asian="12pt" style:font-size-complex="12pt"/>
    </style:style>
    <style:style style:name="P363" style:family="paragraph" style:parent-style-name="Heading_20_2">
      <style:paragraph-properties fo:margin-top="0in" fo:margin-bottom="0.1in" loext:contextual-spacing="false" fo:line-height="150%"/>
    </style:style>
    <style:style style:name="P364" style:family="paragraph" style:parent-style-name="Heading_20_2">
      <style:paragraph-properties fo:margin-top="0in" fo:margin-bottom="0.1in" loext:contextual-spacing="false" fo:line-height="150%"/>
      <style:text-properties officeooo:paragraph-rsid="0200fc41"/>
    </style:style>
    <style:style style:name="P365" style:family="paragraph" style:parent-style-name="Heading_20_2">
      <style:paragraph-properties fo:margin-top="0.1402in" fo:margin-bottom="0.1in" loext:contextual-spacing="false" fo:line-height="150%"/>
      <style:text-properties style:font-name="Liberation Serif1" fo:font-size="12pt" style:font-size-asian="12pt" style:font-size-complex="12pt"/>
    </style:style>
    <style:style style:name="P366" style:family="paragraph" style:parent-style-name="Heading_20_2"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fo:keep-with-next="always"/>
      <style:text-properties style:font-name="Liberation Serif1" fo:font-size="12pt" officeooo:rsid="009231a4" officeooo:paragraph-rsid="01ebc591" style:font-size-asian="12pt" style:font-size-complex="12pt"/>
    </style:style>
    <style:style style:name="P367" style:family="paragraph" style:parent-style-name="Heading_20_2">
      <loext:graphic-properties draw:fill="none"/>
      <style:paragraph-properties fo:margin-left="0in" fo:margin-right="0in" fo:margin-top="0in" fo:margin-bottom="0.1in" loext:contextual-spacing="false" fo:line-height="150%" fo:text-indent="0in" style:auto-text-indent="false" fo:background-color="transparent"/>
      <style:text-properties style:font-name="Liberation Serif1" fo:font-size="12pt" style:font-size-asian="12pt" style:font-size-complex="12pt"/>
    </style:style>
    <style:style style:name="P368" style:family="paragraph" style:parent-style-name="Heading_20_3">
      <style:paragraph-properties fo:line-height="150%"/>
      <style:text-properties style:font-name="Liberation Serif1" fo:font-size="12pt" style:font-size-asian="12pt" style:font-size-complex="12pt"/>
    </style:style>
    <style:style style:name="P369" style:family="paragraph" style:parent-style-name="Heading_20_3">
      <style:paragraph-properties fo:margin-top="0in" fo:margin-bottom="0.1in" loext:contextual-spacing="false" fo:line-height="150%"/>
      <style:text-properties style:font-name="Liberation Serif1" fo:font-size="12pt" style:font-size-asian="12pt" style:font-size-complex="12pt"/>
    </style:style>
    <style:style style:name="P370" style:family="paragraph" style:parent-style-name="Heading_20_3">
      <style:paragraph-properties fo:margin-top="0in" fo:margin-bottom="0.1in" loext:contextual-spacing="false" fo:line-height="150%"/>
      <style:text-properties style:font-name="Liberation Serif1" fo:font-size="12pt" officeooo:paragraph-rsid="0113a2cb" style:font-size-asian="12pt" style:font-size-complex="12pt"/>
    </style:style>
    <style:style style:name="P371" style:family="paragraph" style:parent-style-name="Heading_20_3">
      <style:paragraph-properties fo:margin-top="0in" fo:margin-bottom="0.1in" loext:contextual-spacing="false" fo:line-height="150%"/>
      <style:text-properties style:font-name="Liberation Serif1" fo:font-size="12pt" fo:font-weight="bold" style:font-size-asian="12pt" style:font-weight-asian="bold" style:font-size-complex="12pt" style:font-weight-complex="bold"/>
    </style:style>
    <style:style style:name="P372" style:family="paragraph" style:parent-style-name="Heading_20_3">
      <style:paragraph-properties fo:margin-top="0in" fo:margin-bottom="0.1in" loext:contextual-spacing="false" fo:line-height="150%"/>
      <style:text-properties style:font-name="Liberation Serif1"/>
    </style:style>
    <style:style style:name="P373" style:family="paragraph" style:parent-style-name="Heading_20_3">
      <style:paragraph-properties fo:margin-top="0in" fo:margin-bottom="0.1in" loext:contextual-spacing="false" fo:line-height="150%"/>
    </style:style>
    <style:style style:name="P374" style:family="paragraph" style:parent-style-name="Heading_20_3">
      <style:paragraph-properties fo:margin-top="0in" fo:margin-bottom="0.1in" loext:contextual-spacing="false" fo:line-height="150%" fo:text-align="justify" style:justify-single-word="false" style:writing-mode="page"/>
      <style:text-properties style:font-name="Liberation Serif1" fo:font-size="12pt" style:font-size-asian="12pt" style:font-size-complex="12pt"/>
    </style:style>
    <style:style style:name="P375" style:family="paragraph" style:parent-style-name="Heading_20_3">
      <style:paragraph-properties fo:margin-top="0in" fo:margin-bottom="0.1402in" loext:contextual-spacing="false" fo:line-height="150%"/>
      <style:text-properties style:font-name="Liberation Serif1" fo:font-size="12pt" style:font-size-asian="12pt" style:font-size-complex="12pt"/>
    </style:style>
    <style:style style:name="P376" style:family="paragraph" style:parent-style-name="Heading_20_3">
      <style:paragraph-properties fo:margin-top="0.1in" fo:margin-bottom="0.1in" loext:contextual-spacing="false" fo:line-height="150%"/>
      <style:text-properties style:font-name="Liberation Serif1" fo:font-size="12pt" style:font-size-asian="12pt" style:font-size-complex="12pt"/>
    </style:style>
    <style:style style:name="P377" style:family="paragraph" style:parent-style-name="Heading_20_3">
      <style:paragraph-properties fo:margin-top="0.0201in" fo:margin-bottom="0.1in" loext:contextual-spacing="false" fo:line-height="150%"/>
      <style:text-properties style:font-name="Liberation Serif1" fo:font-size="12pt" style:font-size-asian="12pt" style:font-size-complex="12pt"/>
    </style:style>
    <style:style style:name="P378" style:family="paragraph" style:parent-style-name="Heading_20_1">
      <style:paragraph-properties fo:line-height="150%" fo:break-before="page"/>
      <style:text-properties style:font-name="Liberation Serif1" fo:font-size="12pt" officeooo:paragraph-rsid="0167f6b8" style:font-size-asian="12pt" style:font-size-complex="12pt"/>
    </style:style>
    <style:style style:name="P379" style:family="paragraph" style:parent-style-name="Heading_20_1">
      <style:paragraph-properties fo:margin-top="0in" fo:margin-bottom="0.1in" loext:contextual-spacing="false" fo:line-height="150%"/>
      <style:text-properties style:font-name="Liberation Serif1" fo:font-size="12pt" style:font-size-asian="12pt" style:font-size-complex="12pt"/>
    </style:style>
    <style:style style:name="P380" style:family="paragraph" style:parent-style-name="Heading_20_1">
      <style:paragraph-properties fo:margin-top="0in" fo:margin-bottom="0.1in" loext:contextual-spacing="false" fo:line-height="150%"/>
      <style:text-properties style:font-name="Liberation Serif1" fo:font-size="12pt" officeooo:paragraph-rsid="00b898e4" style:font-size-asian="12pt" style:font-size-complex="12pt"/>
    </style:style>
    <style:style style:name="P381" style:family="paragraph" style:parent-style-name="Heading_20_4">
      <style:paragraph-properties fo:margin-top="0in" fo:margin-bottom="0.1in" loext:contextual-spacing="false" fo:line-height="150%"/>
      <style:text-properties style:font-name="Liberation Serif1" fo:font-size="12pt" fo:font-style="normal" style:font-size-asian="12pt" style:font-style-asian="normal" style:font-size-complex="12pt" style:font-style-complex="normal"/>
    </style:style>
    <style:style style:name="P382" style:family="paragraph" style:parent-style-name="Heading_20_4">
      <style:paragraph-properties fo:margin-top="0in" fo:margin-bottom="0.1in" loext:contextual-spacing="false" fo:line-height="150%"/>
      <style:text-properties style:font-name="Liberation Serif1" fo:font-size="12pt" fo:font-style="normal" officeooo:paragraph-rsid="01af0f3c" style:font-size-asian="12pt" style:font-style-asian="normal" style:font-size-complex="12pt" style:font-style-complex="normal"/>
    </style:style>
    <style:style style:name="P383" style:family="paragraph" style:parent-style-name="Heading_20_4">
      <style:paragraph-properties fo:margin-top="0in" fo:margin-bottom="0.1in" loext:contextual-spacing="false" fo:line-height="150%"/>
      <style:text-properties fo:color="#000000" style:font-name="Liberation Serif1" fo:font-size="12pt" fo:font-style="normal" style:font-size-asian="12pt" style:font-style-asian="normal" style:font-size-complex="12pt" style:font-style-complex="normal"/>
    </style:style>
    <style:style style:name="P384" style:family="paragraph" style:parent-style-name="Standard" style:list-style-name="L1">
      <style:paragraph-properties fo:line-height="150%"/>
    </style:style>
    <style:style style:name="P385" style:family="paragraph" style:parent-style-name="Standard" style:list-style-name="L4">
      <style:paragraph-properties fo:line-height="150%"/>
    </style:style>
    <style:style style:name="P386" style:family="paragraph" style:parent-style-name="Standard" style:list-style-name="L3">
      <style:paragraph-properties fo:line-height="150%">
        <style:tab-stops>
          <style:tab-stop style:position="-0.1252in"/>
        </style:tab-stops>
      </style:paragraph-properties>
      <style:text-properties style:font-name="Liberation Serif1" style:text-underline-style="solid" style:text-underline-width="auto" style:text-underline-color="font-color" fo:font-weight="bold" style:font-weight-asian="bold" style:font-weight-complex="bold"/>
    </style:style>
    <style:style style:name="P387" style:family="paragraph" style:parent-style-name="Standard" style:list-style-name="L5">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cbd63" style:font-size-asian="12pt" style:font-weight-asian="normal" style:font-size-complex="12pt" style:font-weight-complex="normal"/>
    </style:style>
    <style:style style:name="P388" style:family="paragraph" style:parent-style-name="Standard" style:list-style-name="L5">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389" style:family="paragraph" style:parent-style-name="Standard" style:list-style-name="L101">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bf7d42" officeooo:paragraph-rsid="00bf7d42" style:text-blinking="false" fo:background-color="transparent" style:font-size-asian="10.5pt" style:font-weight-asian="normal" style:font-size-complex="12pt" style:font-weight-complex="normal"/>
    </style:style>
    <style:style style:name="P390" style:family="paragraph" style:parent-style-name="Standard" style:list-style-name="L101">
      <style:paragraph-properties fo:line-height="115%" fo:text-align="start" style:justify-single-word="false"/>
      <style:text-properties fo:color="#000000" style:font-name="Liberation Serif1" officeooo:paragraph-rsid="00a3164d"/>
    </style:style>
    <style:style style:name="P391" style:family="paragraph" style:parent-style-name="Standard" style:list-style-name="L101">
      <style:paragraph-properties fo:line-height="115%" fo:text-align="start" style:justify-single-word="false"/>
      <style:text-properties fo:color="#000000" style:font-name="Liberation Serif1" officeooo:rsid="00bf7d42" officeooo:paragraph-rsid="00bf7d42"/>
    </style:style>
    <style:style style:name="P392" style:family="paragraph" style:parent-style-name="Standard" style:list-style-name="L101">
      <style:paragraph-properties fo:line-height="115%" fo:text-align="start" style:justify-single-word="false"/>
      <style:text-properties fo:color="#000000" style:font-name="Liberation Serif1" officeooo:rsid="00bde5c8" officeooo:paragraph-rsid="00bde5c8"/>
    </style:style>
    <style:style style:name="P393" style:family="paragraph" style:parent-style-name="Standard" style:list-style-name="L101">
      <style:paragraph-properties fo:line-height="115%" fo:text-align="start" style:justify-single-word="false"/>
      <style:text-properties fo:color="#000000" style:font-name="Liberation Serif1" officeooo:rsid="00c35146" officeooo:paragraph-rsid="00c35146"/>
    </style:style>
    <style:style style:name="P394" style:family="paragraph" style:parent-style-name="Standard" style:list-style-name="L101">
      <style:paragraph-properties fo:line-height="115%" fo:text-align="start" style:justify-single-word="false"/>
      <style:text-properties fo:color="#000000" style:font-name="Liberation Serif1" officeooo:rsid="00c600a1" officeooo:paragraph-rsid="00c600a1"/>
    </style:style>
    <style:style style:name="P395" style:family="paragraph" style:parent-style-name="Standard" style:list-style-name="L101">
      <style:paragraph-properties fo:line-height="115%" fo:text-align="start" style:justify-single-word="false"/>
      <style:text-properties fo:color="#000000" style:font-name="Liberation Serif1" fo:font-size="12pt" officeooo:rsid="00c600a1" officeooo:paragraph-rsid="00d34a0f" fo:background-color="#ffffff" style:font-size-asian="12pt" style:font-size-complex="12pt"/>
    </style:style>
    <style:style style:name="P396" style:family="paragraph" style:parent-style-name="Standard" style:list-style-name="L101">
      <style:paragraph-properties fo:line-height="115%" fo:text-align="start" style:justify-single-word="false"/>
      <style:text-properties fo:color="#000000" style:font-name="Liberation Serif1" fo:font-size="12pt" officeooo:rsid="00dcdc4b" officeooo:paragraph-rsid="00dcdc4b" fo:background-color="#ffffff" style:font-size-asian="12pt" style:font-size-complex="12pt"/>
    </style:style>
    <style:style style:name="P397" style:family="paragraph" style:parent-style-name="Standard" style:list-style-name="L101">
      <style:paragraph-properties fo:line-height="115%" fo:text-align="start" style:justify-single-word="false"/>
      <style:text-properties fo:color="#000000" style:font-name="Liberation Serif1" fo:font-size="12pt" officeooo:rsid="00eefbe2" officeooo:paragraph-rsid="00eefbe2" fo:background-color="#ffffff" style:font-size-asian="12pt" style:font-size-complex="12pt"/>
    </style:style>
    <style:style style:name="P398" style:family="paragraph" style:parent-style-name="Standard" style:list-style-name="L101">
      <style:paragraph-properties fo:line-height="115%" fo:text-align="start" style:justify-single-word="false"/>
      <style:text-properties fo:color="#000000" style:font-name="Liberation Serif1" fo:font-size="12pt" officeooo:rsid="00e2f798" officeooo:paragraph-rsid="00e2f798" fo:background-color="#ffffff" style:font-size-asian="12pt" style:font-size-complex="12pt"/>
    </style:style>
    <style:style style:name="P399" style:family="paragraph" style:parent-style-name="Standard" style:list-style-name="L101">
      <style:paragraph-properties fo:line-height="115%" fo:text-align="start" style:justify-single-word="false"/>
      <style:text-properties fo:color="#000000" style:font-name="Liberation Serif1" fo:font-size="12pt" officeooo:rsid="00e6806f" officeooo:paragraph-rsid="00e6806f" fo:background-color="#ffffff" style:font-size-asian="12pt" style:font-size-complex="12pt"/>
    </style:style>
    <style:style style:name="P400" style:family="paragraph" style:parent-style-name="Standard" style:list-style-name="L101">
      <style:paragraph-properties fo:line-height="115%" fo:text-align="start" style:justify-single-word="false"/>
      <style:text-properties fo:color="#000000" style:font-name="Liberation Serif1" fo:font-size="12pt" officeooo:rsid="00e6806f" officeooo:paragraph-rsid="00eefbe2" fo:background-color="#ffffff" style:font-size-asian="12pt" style:font-size-complex="12pt"/>
    </style:style>
    <style:style style:name="P401" style:family="paragraph" style:parent-style-name="Standard" style:list-style-name="L101">
      <style:paragraph-properties fo:line-height="115%" fo:text-align="start" style:justify-single-word="false"/>
      <style:text-properties fo:color="#000000" style:font-name="Liberation Serif1" fo:font-size="12pt" officeooo:rsid="00e6806f" officeooo:paragraph-rsid="00fd0fb4" fo:background-color="#ffffff" style:font-size-asian="12pt" style:font-size-complex="12pt"/>
    </style:style>
    <style:style style:name="P402" style:family="paragraph" style:parent-style-name="Standard" style:list-style-name="L101">
      <style:paragraph-properties fo:line-height="115%" fo:text-align="start" style:justify-single-word="false"/>
      <style:text-properties fo:color="#000000" style:font-name="Liberation Serif1" fo:font-size="12pt" officeooo:rsid="00e6806f" officeooo:paragraph-rsid="00fe7734" fo:background-color="#ffffff" style:font-size-asian="12pt" style:font-size-complex="12pt"/>
    </style:style>
    <style:style style:name="P403" style:family="paragraph" style:parent-style-name="Standard" style:list-style-name="L101">
      <style:paragraph-properties fo:line-height="115%" fo:text-align="start" style:justify-single-word="false"/>
      <style:text-properties fo:color="#000000" style:font-name="Liberation Serif1" fo:font-size="12pt" officeooo:rsid="00e6806f" officeooo:paragraph-rsid="010e4d5a" fo:background-color="#ffffff" style:font-size-asian="12pt" style:font-size-complex="12pt"/>
    </style:style>
    <style:style style:name="P404" style:family="paragraph" style:parent-style-name="Standard" style:list-style-name="L101">
      <style:paragraph-properties fo:line-height="115%" fo:text-align="start" style:justify-single-word="false"/>
      <style:text-properties officeooo:rsid="00bd7880" officeooo:paragraph-rsid="00bd7880"/>
    </style:style>
    <style:style style:name="P405" style:family="paragraph" style:parent-style-name="Standard" style:list-style-name="L101">
      <style:paragraph-properties fo:line-height="115%" fo:text-align="start" style:justify-single-word="false"/>
      <style:text-properties officeooo:rsid="00bd7880" officeooo:paragraph-rsid="00bf7d42"/>
    </style:style>
    <style:style style:name="P406" style:family="paragraph" style:parent-style-name="Standard" style:list-style-name="L101">
      <style:paragraph-properties fo:line-height="115%" fo:text-align="start" style:justify-single-word="false"/>
      <style:text-properties officeooo:rsid="00bd7880" officeooo:paragraph-rsid="00bd8a9b"/>
    </style:style>
    <style:style style:name="P407" style:family="paragraph" style:parent-style-name="Standard" style:list-style-name="L101">
      <style:paragraph-properties fo:line-height="115%" fo:text-align="start" style:justify-single-word="false"/>
      <style:text-properties officeooo:rsid="00bd8a9b" officeooo:paragraph-rsid="00bf7d42"/>
    </style:style>
    <style:style style:name="P408" style:family="paragraph" style:parent-style-name="Standard" style:list-style-name="L101">
      <style:paragraph-properties fo:line-height="115%" fo:text-align="start" style:justify-single-word="false"/>
      <style:text-properties officeooo:paragraph-rsid="00bde5c8"/>
    </style:style>
    <style:style style:name="P409" style:family="paragraph" style:parent-style-name="Standard" style:list-style-name="L101">
      <style:paragraph-properties fo:line-height="115%" fo:text-align="start" style:justify-single-word="false"/>
      <style:text-properties officeooo:paragraph-rsid="0116cacd"/>
    </style:style>
    <style:style style:name="P410" style:family="paragraph" style:parent-style-name="Standard" style:list-style-name="L101">
      <style:paragraph-properties fo:line-height="115%" fo:text-align="start" style:justify-single-word="false"/>
      <style:text-properties officeooo:paragraph-rsid="012c9451"/>
    </style:style>
    <style:style style:name="P411" style:family="paragraph" style:parent-style-name="Standard" style:list-style-name="L101">
      <style:paragraph-properties fo:line-height="115%" fo:text-align="start" style:justify-single-word="false"/>
      <style:text-properties officeooo:paragraph-rsid="014c4bcc"/>
    </style:style>
    <style:style style:name="P412" style:family="paragraph" style:parent-style-name="Standard" style:list-style-name="L101">
      <style:paragraph-properties fo:line-height="115%" fo:text-align="start" style:justify-single-word="false"/>
      <style:text-properties officeooo:paragraph-rsid="014ccbc9"/>
    </style:style>
    <style:style style:name="P413" style:family="paragraph" style:parent-style-name="Standard" style:list-style-name="L101">
      <style:paragraph-properties fo:line-height="115%" fo:text-align="start" style:justify-single-word="false"/>
      <style:text-properties officeooo:paragraph-rsid="018a3c97"/>
    </style:style>
    <style:style style:name="P414" style:family="paragraph" style:parent-style-name="Standard" style:list-style-name="L101">
      <style:paragraph-properties fo:line-height="115%" fo:text-align="start" style:justify-single-word="false"/>
      <style:text-properties officeooo:paragraph-rsid="01ad2d2d"/>
    </style:style>
    <style:style style:name="P415" style:family="paragraph" style:parent-style-name="Standard" style:list-style-name="L101">
      <style:paragraph-properties fo:line-height="115%" fo:text-align="start" style:justify-single-word="false"/>
      <style:text-properties officeooo:paragraph-rsid="01abce1f"/>
    </style:style>
    <style:style style:name="P416" style:family="paragraph" style:parent-style-name="Standard" style:list-style-name="L101">
      <style:paragraph-properties fo:line-height="115%" fo:text-align="start" style:justify-single-word="false"/>
      <style:text-properties officeooo:paragraph-rsid="01d84bf9"/>
    </style:style>
    <style:style style:name="P417" style:family="paragraph" style:parent-style-name="Standard" style:list-style-name="L101">
      <style:paragraph-properties fo:line-height="115%" fo:text-align="start" style:justify-single-word="false"/>
      <style:text-properties officeooo:paragraph-rsid="01dbe0fd"/>
    </style:style>
    <style:style style:name="P418" style:family="paragraph" style:parent-style-name="Standard" style:list-style-name="L101">
      <style:paragraph-properties fo:line-height="115%" fo:text-align="start" style:justify-single-word="false"/>
      <style:text-properties officeooo:paragraph-rsid="01e91537"/>
    </style:style>
    <style:style style:name="P419" style:family="paragraph" style:parent-style-name="Standard" style:list-style-name="L101">
      <style:paragraph-properties fo:line-height="115%" fo:text-align="start" style:justify-single-word="false"/>
      <style:text-properties officeooo:paragraph-rsid="01f48dd2"/>
    </style:style>
    <style:style style:name="P420" style:family="paragraph" style:parent-style-name="Standard" style:list-style-name="L101">
      <style:paragraph-properties fo:line-height="115%" fo:text-align="start" style:justify-single-word="false"/>
      <style:text-properties officeooo:paragraph-rsid="01fa265a"/>
    </style:style>
    <style:style style:name="P421" style:family="paragraph" style:parent-style-name="Standard" style:list-style-name="L101">
      <style:paragraph-properties fo:line-height="115%" fo:text-align="start" style:justify-single-word="false"/>
      <style:text-properties officeooo:paragraph-rsid="01fc2ece"/>
    </style:style>
    <style:style style:name="P422" style:family="paragraph" style:parent-style-name="Standard" style:list-style-name="L101">
      <style:paragraph-properties fo:line-height="115%" fo:text-align="start" style:justify-single-word="false"/>
      <style:text-properties officeooo:paragraph-rsid="0204daaf"/>
    </style:style>
    <style:style style:name="P423" style:family="paragraph" style:parent-style-name="Standard" style:list-style-name="L101">
      <style:paragraph-properties fo:line-height="115%" fo:text-align="start" style:justify-single-word="false"/>
      <style:text-properties officeooo:paragraph-rsid="022de1e5"/>
    </style:style>
    <style:style style:name="P424"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425"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160f" officeooo:paragraph-rsid="001c160f" style:font-size-asian="12pt" style:font-style-asian="normal" style:font-weight-asian="normal" style:font-size-complex="12pt" style:font-style-complex="normal" style:font-weight-complex="normal"/>
    </style:style>
    <style:style style:name="P426"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427"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weight="normal" officeooo:rsid="001c6a62" officeooo:paragraph-rsid="001c6a62" style:font-size-asian="12pt" style:font-weight-asian="normal" style:font-size-complex="12pt" style:font-weight-complex="normal"/>
    </style:style>
    <style:style style:name="P428"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429"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430"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bold" officeooo:rsid="001ba4d9" officeooo:paragraph-rsid="001ba4d9" style:font-size-asian="12pt" style:font-style-asian="normal" style:font-weight-asian="bold" style:font-size-complex="12pt" style:font-style-complex="normal" style:font-weight-complex="bold"/>
    </style:style>
    <style:style style:name="P431" style:family="paragraph" style:parent-style-name="Standard" style:list-style-name="L7">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432" style:family="paragraph" style:parent-style-name="Standard" style:list-style-name="L37">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officeooo:paragraph-rsid="00bae951"/>
    </style:style>
    <style:style style:name="P433" style:family="paragraph" style:parent-style-name="Standard" style:list-style-name="L5">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434" style:family="paragraph" style:parent-style-name="Standard" style:list-style-name="L51">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435" style:family="paragraph" style:parent-style-name="Standard" style:list-style-name="L52">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436" style:family="paragraph" style:parent-style-name="Standard" style:list-style-name="L52">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417f2f" officeooo:paragraph-rsid="01417f2f" style:font-size-asian="12pt" style:font-weight-asian="normal" style:font-size-complex="12pt" style:font-weight-complex="normal"/>
    </style:style>
    <style:style style:name="P437" style:family="paragraph" style:parent-style-name="Standard" style:list-style-name="L8">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438" style:family="paragraph" style:parent-style-name="Standard" style:list-style-name="L50">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officeooo:paragraph-rsid="006363f1" style:font-size-asian="12pt" style:font-size-complex="12pt"/>
    </style:style>
    <style:style style:name="P439" style:family="paragraph" style:parent-style-name="Standard" style:list-style-name="L35">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officeooo:paragraph-rsid="003e9c3f"/>
    </style:style>
    <style:style style:name="P440" style:family="paragraph" style:parent-style-name="Standard" style:list-style-name="L36"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officeooo:paragraph-rsid="003e9c3f"/>
    </style:style>
    <style:style style:name="P441" style:family="paragraph" style:parent-style-name="Standard" style:list-style-name="L42"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officeooo:paragraph-rsid="0039f061"/>
    </style:style>
    <style:style style:name="P442" style:family="paragraph" style:parent-style-name="Standard" style:list-style-name="L48"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5e89bc" officeooo:paragraph-rsid="005e89bc" style:font-size-asian="12pt" style:font-weight-asian="normal" style:font-size-complex="12pt" style:font-weight-complex="normal"/>
    </style:style>
    <style:style style:name="P443" style:family="paragraph" style:parent-style-name="Standard" style:list-style-name="L5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6363f1" officeooo:paragraph-rsid="006363f1" style:font-size-asian="12pt" style:font-weight-asian="bold" style:font-size-complex="12pt" style:font-weight-complex="bold"/>
    </style:style>
    <style:style style:name="P444" style:family="paragraph" style:parent-style-name="Standard" style:list-style-name="L5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445" style:family="paragraph" style:parent-style-name="Standard" style:list-style-name="L5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446" style:family="paragraph" style:parent-style-name="Standard" style:list-style-name="L5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officeooo:paragraph-rsid="006b0829" style:font-size-asian="12pt" style:font-size-complex="12pt"/>
    </style:style>
    <style:style style:name="P447" style:family="paragraph" style:parent-style-name="Standard" style:list-style-name="L2" style:master-page-name="">
      <loext:graphic-properties draw:fill="none"/>
      <style:paragraph-properties fo:margin-left="0.5in" fo:margin-right="0in" fo:line-height="150%" fo:text-indent="-0.25in" style:auto-text-indent="false" style:page-number="auto" fo:background-color="transparent">
        <style:tab-stops>
          <style:tab-stop style:position="-0.1252in"/>
        </style:tab-stops>
      </style:paragraph-properties>
      <style:text-properties style:text-underline-style="solid" style:text-underline-width="auto" style:text-underline-color="font-color" fo:font-weight="bold" style:font-weight-asian="bold" style:font-weight-complex="bold"/>
    </style:style>
    <style:style style:name="P448" style:family="paragraph" style:parent-style-name="Standard" style:list-style-name="L101" style:master-page-name="">
      <loext:graphic-properties draw:fill="none"/>
      <style:paragraph-properties fo:margin-left="0.5in" fo:margin-right="0in" fo:line-height="115%" fo:text-align="start" style:justify-single-word="false" fo:text-indent="-0.25in" style:auto-text-indent="false" style:page-number="auto" fo:background-color="transparen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449" style:family="paragraph" style:parent-style-name="Standard" style:list-style-name="L4" style:master-page-name="">
      <loext:graphic-properties draw:fill="none"/>
      <style:paragraph-properties fo:margin-left="0.75in" fo:margin-right="0in" fo:line-height="150%" fo:text-indent="-0.25in" style:auto-text-indent="false" style:page-number="auto" fo:background-color="transparent">
        <style:tab-stops>
          <style:tab-stop style:position="0.1252in"/>
        </style:tab-stops>
      </style:paragraph-properties>
    </style:style>
    <style:style style:name="P450" style:family="paragraph" style:parent-style-name="Standard" style:list-style-name="L6">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0580b"/>
    </style:style>
    <style:style style:name="P451" style:family="paragraph" style:parent-style-name="Standard" style:list-style-name="L6">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18393"/>
    </style:style>
    <style:style style:name="P452" style:family="paragraph" style:parent-style-name="Standard" style:list-style-name="L6"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453" style:family="paragraph" style:parent-style-name="Standard" style:list-style-name="L6"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officeooo:paragraph-rsid="00318393"/>
    </style:style>
    <style:style style:name="P454" style:family="paragraph" style:parent-style-name="Standard" style:list-style-name="L6"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455" style:family="paragraph" style:parent-style-name="Standard" style:list-style-name="L6"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456" style:family="paragraph" style:parent-style-name="Standard" style:list-style-name="L6">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457" style:family="paragraph" style:parent-style-name="Standard" style:list-style-name="L11">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28b5"/>
    </style:style>
    <style:style style:name="P458" style:family="paragraph" style:parent-style-name="Standard" style:list-style-name="L11">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459" style:family="paragraph" style:parent-style-name="Standard" style:list-style-name="L11">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460" style:family="paragraph" style:parent-style-name="Standard" style:list-style-name="L11">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461" style:family="paragraph" style:parent-style-name="Standard" style:list-style-name="L50">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70286c" style:font-size-asian="12pt" style:font-weight-asian="bold" style:font-size-complex="12pt" style:font-weight-complex="bold"/>
    </style:style>
    <style:style style:name="P462" style:family="paragraph" style:parent-style-name="Standard" style:list-style-name="L73">
      <style:paragraph-properties fo:margin-top="0.1in" fo:margin-bottom="0.1in" loext:contextual-spacing="false" fo:line-height="150%"/>
      <style:text-properties style:text-underline-style="solid" style:text-underline-width="auto" style:text-underline-color="font-color" fo:font-weight="bold" style:font-weight-asian="bold" style:font-weight-complex="bold"/>
    </style:style>
    <style:style style:name="P463" style:family="paragraph" style:parent-style-name="Standard" style:list-style-name="L49"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1311in"/>
          <style:tab-stop style:position="0.1252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464" style:family="paragraph" style:parent-style-name="Standard" style:list-style-name="L49"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 style:position="0.1874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465" style:family="paragraph" style:parent-style-name="Standard" style:list-style-name="L49"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officeooo:rsid="01dbe0fd" fo:background-color="#ffffff" loext:char-shading-value="0"/>
    </style:style>
    <style:style style:name="T10" style:family="text">
      <style:text-properties fo:font-style="normal" style:font-style-asian="normal" style:font-style-complex="normal"/>
    </style:style>
    <style:style style:name="T11" style:family="text">
      <style:text-properties fo:font-style="normal" officeooo:rsid="001ba4d9" style:font-style-asian="normal" style:font-style-complex="normal"/>
    </style:style>
    <style:style style:name="T12" style:family="text">
      <style:text-properties fo:font-style="normal" officeooo:rsid="00243834" style:font-style-asian="normal" style:font-style-complex="normal"/>
    </style:style>
    <style:style style:name="T13" style:family="text">
      <style:text-properties fo:font-style="normal" officeooo:rsid="00908644" style:font-style-asian="normal" style:font-style-complex="normal"/>
    </style:style>
    <style:style style:name="T14" style:family="text">
      <style:text-properties fo:font-style="normal" officeooo:rsid="00bd7880" style:font-style-asian="normal" style:font-style-complex="normal"/>
    </style:style>
    <style:style style:name="T15" style:family="text">
      <style:text-properties fo:font-style="normal" officeooo:rsid="00bf7d42" style:font-style-asian="normal" style:font-style-complex="normal"/>
    </style:style>
    <style:style style:name="T16" style:family="text">
      <style:text-properties fo:font-style="normal" officeooo:rsid="013da1ac" style:font-style-asian="normal" style:font-style-complex="normal"/>
    </style:style>
    <style:style style:name="T17" style:family="text">
      <style:text-properties fo:font-style="normal" officeooo:rsid="01903a59"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4a998d" style:font-style-asian="normal" style:font-weight-asian="normal" style:font-style-complex="normal" style:font-weight-complex="normal"/>
    </style:style>
    <style:style style:name="T20" style:family="text">
      <style:text-properties fo:font-style="normal" fo:font-weight="normal" officeooo:rsid="004c67d6" style:font-style-asian="normal" style:font-weight-asian="normal" style:font-style-complex="normal" style:font-weight-complex="normal"/>
    </style:style>
    <style:style style:name="T21" style:family="text">
      <style:text-properties fo:font-style="normal" fo:font-weight="normal" officeooo:rsid="004ef4f3" style:font-style-asian="normal" style:font-weight-asian="normal" style:font-style-complex="normal" style:font-weight-complex="normal"/>
    </style:style>
    <style:style style:name="T22" style:family="text">
      <style:text-properties fo:font-style="normal" fo:font-weight="bold" officeooo:rsid="009231a4" style:font-style-asian="normal" style:font-weight-asian="bold" style:font-style-complex="normal" style:font-weight-complex="bold"/>
    </style:style>
    <style:style style:name="T23" style:family="text">
      <style:text-properties fo:font-style="normal" fo:font-weight="bold" officeooo:rsid="004ef4f3" style:font-style-asian="normal" style:font-weight-asian="bold" style:font-style-complex="normal" style:font-weight-complex="bold"/>
    </style:style>
    <style:style style:name="T24" style:family="text">
      <style:text-properties fo:font-style="italic" style:font-style-asian="italic" style:font-style-complex="italic"/>
    </style:style>
    <style:style style:name="T25" style:family="text">
      <style:text-properties fo:font-style="italic" officeooo:rsid="00243834" style:font-style-asian="italic" style:font-style-complex="italic"/>
    </style:style>
    <style:style style:name="T26" style:family="text">
      <style:text-properties fo:font-style="italic" officeooo:rsid="004a998d" style:font-style-asian="italic" style:font-style-complex="italic"/>
    </style:style>
    <style:style style:name="T27" style:family="text">
      <style:text-properties fo:font-style="italic" officeooo:rsid="01903a59" style:font-style-asian="italic" style:font-style-complex="italic"/>
    </style:style>
    <style:style style:name="T28" style:family="text">
      <style:text-properties fo:font-style="italic" officeooo:rsid="01c438e1" style:font-style-asian="italic" style:font-style-complex="italic"/>
    </style:style>
    <style:style style:name="T29" style:family="text">
      <style:text-properties fo:font-style="italic" officeooo:rsid="01cf7a39" style:font-style-asian="italic" style:font-style-complex="italic"/>
    </style:style>
    <style:style style:name="T30" style:family="text">
      <style:text-properties fo:font-style="italic" style:text-underline-style="solid" style:text-underline-width="auto" style:text-underline-color="font-color" fo:font-weight="bold" officeooo:rsid="0030580b"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fo:font-style="italic" fo:font-weight="normal" officeooo:rsid="004c67d6" style:font-style-asian="italic" style:font-weight-asian="normal" style:font-style-complex="italic" style:font-weight-complex="normal"/>
    </style:style>
    <style:style style:name="T33" style:family="text">
      <style:text-properties fo:font-style="italic" fo:background-color="#ffffff" loext:char-shading-value="0" style:font-size-asian="12pt" style:font-style-asian="italic" style:font-size-complex="12pt" style:font-style-complex="italic"/>
    </style:style>
    <style:style style:name="T34" style:family="text">
      <style:text-properties fo:font-style="italic" officeooo:rsid="00c600a1" fo:background-color="#ffffff" loext:char-shading-value="0" style:font-size-asian="12pt" style:font-style-asian="italic" style:font-size-complex="12pt" style:font-style-complex="italic"/>
    </style:style>
    <style:style style:name="T35" style:family="text">
      <style:text-properties fo:font-style="italic" officeooo:rsid="01cfd1c1" fo:background-color="#ffffff" loext:char-shading-value="0" style:font-size-asian="12pt" style:font-style-asian="italic" style:font-size-complex="12pt" style:font-style-complex="italic"/>
    </style:style>
    <style:style style:name="T36" style:family="text">
      <style:text-properties officeooo:rsid="0026eda5"/>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bold" officeooo:rsid="002cbd63" style:font-weight-asian="bold" style:font-weight-complex="bold"/>
    </style:style>
    <style:style style:name="T39" style:family="text">
      <style:text-properties style:text-underline-style="solid" style:text-underline-width="auto" style:text-underline-color="font-color" fo:font-weight="bold" officeooo:rsid="0030580b" style:font-weight-asian="bold" style:font-weight-complex="bold"/>
    </style:style>
    <style:style style:name="T40" style:family="text">
      <style:text-properties style:text-underline-style="solid" style:text-underline-width="auto" style:text-underline-color="font-color" fo:font-weight="bold" officeooo:rsid="00a9850e" style:font-weight-asian="bold" style:font-weight-complex="bold"/>
    </style:style>
    <style:style style:name="T41" style:family="text">
      <style:text-properties style:text-underline-style="solid" style:text-underline-width="auto" style:text-underline-color="font-color" fo:font-weight="bold" officeooo:rsid="00659f6a" style:font-weight-asian="bold" style:font-weight-complex="bold"/>
    </style:style>
    <style:style style:name="T42" style:family="text">
      <style:text-properties style:text-underline-style="solid" style:text-underline-width="auto" style:text-underline-color="font-color" fo:font-weight="bold" officeooo:rsid="00d61d2d" style:font-weight-asian="bold" style:font-weight-complex="bold"/>
    </style:style>
    <style:style style:name="T43" style:family="text">
      <style:text-properties style:text-underline-style="solid" style:text-underline-width="auto" style:text-underline-color="font-color" fo:font-weight="bold" officeooo:rsid="0039f061" style:font-weight-asian="bold" style:font-weight-complex="bold"/>
    </style:style>
    <style:style style:name="T44" style:family="text">
      <style:text-properties style:text-underline-style="solid" style:text-underline-width="auto" style:text-underline-color="font-color" fo:font-weight="bold" officeooo:rsid="006b0829" style:font-weight-asian="bold" style:font-weight-complex="bold"/>
    </style:style>
    <style:style style:name="T45" style:family="text">
      <style:text-properties style:text-underline-style="solid" style:text-underline-width="auto" style:text-underline-color="font-color" officeooo:rsid="00b6f604"/>
    </style:style>
    <style:style style:name="T46" style:family="text">
      <style:text-properties fo:font-weight="normal" style:font-weight-asian="normal" style:font-weight-complex="normal"/>
    </style:style>
    <style:style style:name="T47" style:family="text">
      <style:text-properties fo:font-weight="normal" officeooo:rsid="00404cf5" style:font-weight-asian="normal" style:font-weight-complex="normal"/>
    </style:style>
    <style:style style:name="T48" style:family="text">
      <style:text-properties fo:font-weight="normal" officeooo:rsid="0040df4c" style:font-weight-asian="normal" style:font-weight-complex="normal"/>
    </style:style>
    <style:style style:name="T49" style:family="text">
      <style:text-properties fo:font-weight="normal" officeooo:rsid="01af0f3c" style:font-weight-asian="normal" style:font-weight-complex="normal"/>
    </style:style>
    <style:style style:name="T50" style:family="text">
      <style:text-properties fo:font-weight="normal" officeooo:rsid="01b135e2" style:font-weight-asian="normal" style:font-weight-complex="normal"/>
    </style:style>
    <style:style style:name="T51" style:family="text">
      <style:text-properties fo:font-weight="bold" style:font-weight-asian="bold" style:font-weight-complex="bold"/>
    </style:style>
    <style:style style:name="T52" style:family="text">
      <style:text-properties fo:font-weight="bold" officeooo:rsid="002cbd63" style:font-weight-asian="bold" style:font-weight-complex="bold"/>
    </style:style>
    <style:style style:name="T53" style:family="text">
      <style:text-properties fo:font-weight="bold" officeooo:rsid="002e5425" style:font-weight-asian="bold" style:font-weight-complex="bold"/>
    </style:style>
    <style:style style:name="T54" style:family="text">
      <style:text-properties fo:font-weight="bold" officeooo:rsid="0039f061" style:font-weight-asian="bold" style:font-weight-complex="bold"/>
    </style:style>
    <style:style style:name="T55" style:family="text">
      <style:text-properties fo:font-weight="bold" officeooo:rsid="00659f6a" style:font-weight-asian="bold" style:font-weight-complex="bold"/>
    </style:style>
    <style:style style:name="T56" style:family="text">
      <style:text-properties fo:font-variant="normal" fo:text-transform="none" fo:color="#ffffff" fo:letter-spacing="normal" fo:font-style="normal" style:font-style-asian="normal" style:font-style-complex="normal"/>
    </style:style>
    <style:style style:name="T57" style:family="text">
      <style:text-properties fo:font-variant="normal" fo:text-transform="none" fo:color="#000000" fo:letter-spacing="normal"/>
    </style:style>
    <style:style style:name="T58" style:family="text">
      <style:text-properties fo:font-variant="normal" fo:text-transform="none" fo:color="#000000" fo:letter-spacing="normal" fo:font-style="normal"/>
    </style:style>
    <style:style style:name="T59" style:family="text">
      <style:text-properties fo:font-variant="normal" fo:text-transform="none" fo:color="#000000" fo:letter-spacing="normal" fo:font-style="normal" officeooo:rsid="007e8b6b" style:font-style-asian="normal" style:font-style-complex="normal"/>
    </style:style>
    <style:style style:name="T60" style:family="text">
      <style:text-properties fo:font-variant="normal" fo:text-transform="none" fo:color="#000000" fo:letter-spacing="normal" fo:font-style="normal" officeooo:rsid="01cf7a39" style:font-style-asian="normal" style:font-style-complex="normal"/>
    </style:style>
    <style:style style:name="T61" style:family="text">
      <style:text-properties fo:font-variant="normal" fo:text-transform="none" fo:color="#000000" fo:letter-spacing="normal" fo:font-style="normal" fo:font-weight="normal" loext:padding="0in" loext:border="none"/>
    </style:style>
    <style:style style:name="T62" style:family="text">
      <style:text-properties fo:font-variant="normal" fo:text-transform="none" fo:color="#000000" fo:letter-spacing="normal" fo:font-style="normal" fo:font-weight="normal" officeooo:rsid="011e96e4" loext:padding="0in" loext:border="none"/>
    </style:style>
    <style:style style:name="T63" style:family="text">
      <style:text-properties fo:font-variant="normal" fo:text-transform="none" fo:color="#000000" fo:letter-spacing="normal" fo:font-style="normal" fo:font-weight="normal" style:font-weight-asian="normal" style:font-weight-complex="normal"/>
    </style:style>
    <style:style style:name="T64" style:family="text">
      <style:text-properties fo:font-variant="normal" fo:text-transform="none" fo:color="#000000" fo:letter-spacing="normal" fo:font-style="normal" fo:font-weight="normal" officeooo:rsid="0230f5e2" style:font-weight-asian="normal" style:font-weight-complex="normal"/>
    </style:style>
    <style:style style:name="T65" style:family="text">
      <style:text-properties fo:font-variant="normal" fo:text-transform="none" fo:color="#000000" fo:letter-spacing="normal" fo:font-style="normal" fo:font-weight="normal" officeooo:rsid="0231fbb3" style:font-weight-asian="normal" style:font-weight-complex="normal"/>
    </style:style>
    <style:style style:name="T66" style:family="text">
      <style:text-properties fo:font-variant="normal" fo:text-transform="none" fo:color="#000000" fo:letter-spacing="normal" fo:font-style="normal" fo:font-weight="normal" fo:background-color="#ffffff" loext:char-shading-value="0" style:font-weight-asian="normal" style:font-weight-complex="normal"/>
    </style:style>
    <style:style style:name="T67" style:family="text">
      <style:text-properties fo:font-variant="normal" fo:text-transform="none" fo:color="#000000" fo:letter-spacing="normal" fo:font-style="normal" fo:font-weight="normal" officeooo:rsid="02322d0f" fo:background-color="#ffffff" loext:char-shading-value="0" style:font-weight-asian="normal" style:font-weight-complex="normal"/>
    </style:style>
    <style:style style:name="T68" style:family="text">
      <style:text-properties fo:font-variant="normal" fo:text-transform="none" fo:color="#000000" fo:letter-spacing="normal" fo:font-style="normal" style:text-underline-style="none"/>
    </style:style>
    <style:style style:name="T69"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70"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71" style:family="text">
      <style:text-properties fo:font-variant="normal" fo:text-transform="none" fo:color="#000000" fo:letter-spacing="normal" fo:font-style="normal" style:text-underline-style="solid" style:text-underline-width="auto" style:text-underline-color="font-color" fo:font-weight="normal" style:font-weight-asian="normal" style:font-weight-complex="normal"/>
    </style:style>
    <style:style style:name="T72" style:family="text">
      <style:text-properties fo:font-variant="normal" fo:text-transform="none" fo:color="#000000" fo:letter-spacing="normal" fo:font-style="normal" officeooo:rsid="02322d0f"/>
    </style:style>
    <style:style style:name="T73" style:family="text">
      <style:text-properties fo:font-variant="normal" fo:text-transform="none" fo:color="#000000" fo:letter-spacing="normal" officeooo:rsid="00ae7c5d"/>
    </style:style>
    <style:style style:name="T74" style:family="text">
      <style:text-properties fo:font-variant="normal" fo:text-transform="none" fo:color="#000000" fo:letter-spacing="normal" style:font-size-asian="12pt" style:font-size-complex="12pt"/>
    </style:style>
    <style:style style:name="T75" style:family="text">
      <style:text-properties fo:font-variant="normal" fo:text-transform="none" fo:color="#000000" fo:letter-spacing="normal" officeooo:rsid="00ae7c5d" style:font-size-asian="12pt" style:font-size-complex="12pt"/>
    </style:style>
    <style:style style:name="T76" style:family="text">
      <style:text-properties fo:font-variant="normal" fo:text-transform="none" fo:color="#000000" fo:letter-spacing="normal" officeooo:rsid="00a2d0b7" style:font-size-asian="12pt" style:font-size-complex="12pt"/>
    </style:style>
    <style:style style:name="T77" style:family="text">
      <style:text-properties fo:font-variant="normal" fo:text-transform="none" fo:color="#000000" fo:letter-spacing="normal" officeooo:rsid="00bf7d42" style:font-size-asian="12pt" style:font-size-complex="12pt"/>
    </style:style>
    <style:style style:name="T78" style:family="text">
      <style:text-properties fo:font-variant="normal" fo:text-transform="none" fo:color="#000000" fo:letter-spacing="normal" officeooo:rsid="00bf7d42"/>
    </style:style>
    <style:style style:name="T79" style:family="text">
      <style:text-properties fo:font-variant="normal" fo:text-transform="none" fo:color="#000000" fo:letter-spacing="normal" fo:font-style="italic"/>
    </style:style>
    <style:style style:name="T80"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81"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size-complex="12pt"/>
    </style:style>
    <style:style style:name="T82"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0d478d" style:text-blinking="false" fo:background-color="#ffffff" loext:char-shading-value="0" style:font-size-asian="12pt" style:font-size-complex="12pt"/>
    </style:style>
    <style:style style:name="T83"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00fc41" style:text-blinking="false" fo:background-color="#ffffff" loext:char-shading-value="0" style:font-size-asian="12pt" style:font-size-complex="12pt"/>
    </style:style>
    <style:style style:name="T84"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85"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d84bf9" style:text-blinking="false" fo:background-color="#ffffff" loext:char-shading-value="0" style:font-size-asian="12pt" style:font-style-asian="normal" style:font-size-complex="12pt" style:font-style-complex="normal"/>
    </style:style>
    <style:style style:name="T86"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87"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weight-asian="normal" style:font-size-complex="12pt" style:font-weight-complex="normal" loext:padding-left="0in" loext:padding-right="0in" loext:padding-top="0in" loext:padding-bottom="0.0193in" loext:border-left="none" loext:border-right="none" loext:border-top="none" loext:border-bottom="0.06pt solid #dbdbdb"/>
    </style:style>
    <style:style style:name="T88" style:family="text">
      <style:text-properties fo:font-variant="normal" fo:text-transform="none" fo:color="#000000" style:text-line-through-style="none" style:text-line-through-type="none" style:font-name="Liberation Serif1" fo:font-size="12pt" fo:letter-spacing="normal" fo:font-style="normal" style:text-underline-style="none" style:text-blinking="false" fo:background-color="#ffffff" loext:char-shading-value="0" style:font-size-asian="12pt" style:font-size-complex="12pt"/>
    </style:style>
    <style:style style:name="T89"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0d478d" style:text-blinking="false" fo:background-color="#ffffff" loext:char-shading-value="0" style:font-size-asian="12pt" style:font-style-asian="italic" style:font-size-complex="12pt" style:font-style-complex="italic"/>
    </style:style>
    <style:style style:name="T90"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d84bf9" style:text-blinking="false" fo:background-color="#ffffff" loext:char-shading-value="0" style:font-size-asian="12pt" style:font-style-asian="italic" style:font-size-complex="12pt" style:font-style-complex="italic"/>
    </style:style>
    <style:style style:name="T91" style:family="text">
      <style:text-properties fo:font-variant="normal" fo:text-transform="none" fo:color="#000000" style:text-line-through-style="none" style:text-line-through-type="none" style:font-name="Liberation Serif1" fo:letter-spacing="normal" fo:font-style="normal" style:text-underline-style="none" fo:font-weight="normal" style:text-blinking="false" fo:background-color="#ffffff" loext:char-shading-value="0" style:font-weight-asian="normal" style:font-weight-complex="normal"/>
    </style:style>
    <style:style style:name="T92" style:family="text">
      <style:text-properties fo:font-variant="normal" fo:text-transform="none" fo:color="#000000" style:text-line-through-style="none" style:text-line-through-type="none" fo:letter-spacing="normal" fo:font-style="normal" fo:font-weight="normal" style:text-blinking="false" style:font-weight-asian="normal" style:font-weight-complex="normal"/>
    </style:style>
    <style:style style:name="T93" style:family="text">
      <style:text-properties fo:font-variant="normal" fo:text-transform="none" fo:color="#000000" style:text-line-through-style="none" style:text-line-through-type="none" fo:letter-spacing="normal" fo:font-style="normal" fo:font-weight="normal" style:text-blinking="false" fo:background-color="#ffffff" loext:char-shading-value="0" style:font-weight-asian="normal" style:font-weight-complex="normal"/>
    </style:style>
    <style:style style:name="T94" style:family="text">
      <style:text-properties fo:font-variant="normal" fo:text-transform="none" fo:color="#000000" style:text-line-through-style="none" style:text-line-through-type="none" fo:letter-spacing="normal" fo:font-style="normal" style:text-underline-style="solid" style:text-underline-width="auto" style:text-underline-color="font-color" fo:font-weight="normal" style:text-blinking="false" style:font-weight-asian="normal" style:font-weight-complex="normal"/>
    </style:style>
    <style:style style:name="T95" style:family="text">
      <style:text-properties fo:font-variant="normal" fo:text-transform="none" fo:color="#000000" style:text-line-through-style="none" style:text-line-through-type="none" style:font-name="Soleil W01" fo:letter-spacing="normal" fo:font-style="normal" fo:font-weight="normal" style:text-blinking="false" style:font-weight-asian="normal" style:font-weight-complex="normal"/>
    </style:style>
    <style:style style:name="T96" style:family="text">
      <style:text-properties fo:font-variant="normal" fo:text-transform="none" fo:color="#000000" style:text-line-through-style="none" style:text-line-through-type="none" style:font-name="Soleil W01" fo:letter-spacing="normal" fo:font-style="normal" fo:font-weight="normal" style:text-blinking="false" fo:background-color="#ffffff" loext:char-shading-value="0" style:font-weight-asian="normal" style:font-weight-complex="normal"/>
    </style:style>
    <style:style style:name="T97" style:family="text">
      <style:text-properties fo:font-variant="normal" fo:text-transform="none" fo:color="#000000" style:text-line-through-style="none" style:text-line-through-type="none" style:font-name="Liberation Sans1" fo:letter-spacing="normal" fo:font-style="normal" fo:font-weight="normal" style:text-blinking="false" style:font-weight-asian="normal" style:font-weight-complex="normal"/>
    </style:style>
    <style:style style:name="T98" style:family="text">
      <style:text-properties fo:font-variant="normal" fo:text-transform="none" fo:color="#000000" style:text-line-through-style="none" style:text-line-through-type="none" style:font-name="Liberation Sans1" fo:letter-spacing="normal" fo:font-style="normal" fo:font-weight="normal" style:text-blinking="false" fo:background-color="#ffffff" loext:char-shading-value="0" style:font-weight-asian="normal" style:font-weight-complex="normal"/>
    </style:style>
    <style:style style:name="T99"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100"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101" style:family="text">
      <style:text-properties fo:font-variant="normal" fo:text-transform="none" fo:color="#000000" fo:font-size="12pt" fo:letter-spacing="normal" fo:font-style="normal" fo:font-weight="normal" officeooo:rsid="00db40ae" fo:background-color="#ffffff" loext:char-shading-value="0" style:font-size-asian="12pt" style:font-style-asian="normal" style:font-weight-asian="normal" style:font-size-complex="12pt" style:font-style-complex="normal" style:font-weight-complex="normal"/>
    </style:style>
    <style:style style:name="T102" style:family="text">
      <style:text-properties fo:font-variant="normal" fo:text-transform="none" fo:color="#000000" fo:font-size="12pt" fo:letter-spacing="normal" fo:font-style="normal" fo:font-weight="normal" officeooo:rsid="00dcdc4b" fo:background-color="#ffffff" loext:char-shading-value="0" style:font-size-asian="12pt" style:font-style-asian="normal" style:font-weight-asian="normal" style:font-size-complex="12pt" style:font-style-complex="normal" style:font-weight-complex="normal"/>
    </style:style>
    <style:style style:name="T103"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104"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105"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106"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107" style:family="text">
      <style:text-properties fo:font-variant="normal" fo:text-transform="none" fo:color="#000000"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108" style:family="text">
      <style:text-properties fo:font-variant="normal" fo:text-transform="none" fo:color="#000000" fo:font-size="12pt" fo:letter-spacing="normal" fo:font-style="italic" fo:font-weight="bold" officeooo:rsid="00daa9c8" fo:background-color="#ffffff" loext:char-shading-value="0" style:font-size-asian="12pt" style:font-style-asian="italic" style:font-weight-asian="bold" style:font-size-complex="12pt" style:font-style-complex="italic" style:font-weight-complex="bold"/>
    </style:style>
    <style:style style:name="T109" style:family="text">
      <style:text-properties fo:font-variant="normal" fo:text-transform="none" fo:color="#000000" fo:font-size="12pt" fo:letter-spacing="normal" fo:font-style="italic" fo:font-weight="bold" officeooo:rsid="00db40ae" fo:background-color="#ffffff" loext:char-shading-value="0" style:font-size-asian="12pt" style:font-style-asian="italic" style:font-weight-asian="bold" style:font-size-complex="12pt" style:font-style-complex="italic" style:font-weight-complex="bold"/>
    </style:style>
    <style:style style:name="T110" style:family="text">
      <style:text-properties fo:font-variant="normal" fo:text-transform="none" fo:color="#000000" style:font-name="Liberation Serif1" fo:font-size="12pt" fo:letter-spacing="normal" fo:font-style="normal"/>
    </style:style>
    <style:style style:name="T111" style:family="text">
      <style:text-properties fo:font-variant="normal" fo:text-transform="none" fo:color="#000000" style:font-name="Liberation Serif1" fo:font-size="12pt" fo:letter-spacing="normal" fo:font-style="normal" fo:font-weight="normal" fo:background-color="#ffffff" loext:char-shading-value="0" style:font-size-asian="12pt" style:font-size-complex="12pt"/>
    </style:style>
    <style:style style:name="T112" style:family="text">
      <style:text-properties fo:font-variant="normal" fo:text-transform="none" fo:color="#000000" style:font-name="Liberation Serif1" fo:font-size="12pt" fo:letter-spacing="normal" fo:font-style="normal" fo:font-weight="normal" officeooo:rsid="00a2d0b7" fo:background-color="#ffffff" loext:char-shading-value="0" style:font-size-asian="12pt" style:font-size-complex="12pt"/>
    </style:style>
    <style:style style:name="T113" style:family="text">
      <style:text-properties fo:font-variant="normal" fo:text-transform="none" fo:color="#000000" style:font-name="Liberation Serif1" fo:font-size="12pt" fo:letter-spacing="normal" fo:font-style="normal" fo:font-weight="normal" fo:background-color="#ffffff" loext:char-shading-value="0" style:font-size-asian="12pt" style:font-weight-asian="normal" style:font-size-complex="12pt" style:font-weight-complex="normal"/>
    </style:style>
    <style:style style:name="T114" style:family="text">
      <style:text-properties fo:font-variant="normal" fo:text-transform="none" fo:color="#000000" style:font-name="Liberation Serif1" fo:font-size="12pt" fo:letter-spacing="normal" fo:font-style="normal" fo:font-weight="normal" officeooo:rsid="0216e29e" fo:background-color="#ffffff" loext:char-shading-value="0" style:font-size-asian="12pt" style:font-weight-asian="normal" style:font-size-complex="12pt" style:font-weight-complex="normal"/>
    </style:style>
    <style:style style:name="T115" style:family="text">
      <style:text-properties fo:font-variant="normal" fo:text-transform="none" fo:color="#000000" style:font-name="Liberation Serif1" fo:font-size="12pt" fo:letter-spacing="normal" fo:font-style="normal" fo:font-weight="normal" officeooo:rsid="0216e29e" fo:background-color="#ffffff" loext:char-shading-value="0" style:font-size-asian="12pt" style:font-style-asian="normal" style:font-weight-asian="normal" style:font-size-complex="12pt" style:font-style-complex="normal" style:font-weight-complex="normal"/>
    </style:style>
    <style:style style:name="T116" style:family="text">
      <style:text-properties fo:font-variant="normal" fo:text-transform="none" fo:color="#000000" style:font-name="Liberation Serif1" fo:font-size="12pt" fo:letter-spacing="normal" fo:font-style="normal" fo:background-color="#ffffff" loext:char-shading-value="0" style:font-size-asian="12pt" style:font-size-complex="12pt"/>
    </style:style>
    <style:style style:name="T117" style:family="text">
      <style:text-properties fo:font-variant="normal" fo:text-transform="none" fo:color="#000000" style:font-name="Liberation Serif1" fo:font-size="12pt" fo:letter-spacing="normal" fo:font-style="normal" officeooo:rsid="00a2d0b7" fo:background-color="#ffffff" loext:char-shading-value="0" style:font-size-asian="12pt" style:font-size-complex="12pt"/>
    </style:style>
    <style:style style:name="T118" style:family="text">
      <style:text-properties fo:font-variant="normal" fo:text-transform="none" fo:color="#000000" style:font-name="Liberation Serif1" fo:font-size="12pt" fo:letter-spacing="normal" fo:font-style="normal" officeooo:rsid="012c9451" fo:background-color="#ffffff" loext:char-shading-value="0" style:font-size-asian="12pt" style:font-size-complex="12pt"/>
    </style:style>
    <style:style style:name="T119" style:family="text">
      <style:text-properties fo:font-variant="normal" fo:text-transform="none" fo:color="#000000" style:font-name="Liberation Serif1" fo:font-size="12pt" fo:letter-spacing="normal" fo:font-style="normal" officeooo:rsid="01456e80" fo:background-color="#ffffff" loext:char-shading-value="0" style:font-size-asian="12pt" style:font-size-complex="12pt"/>
    </style:style>
    <style:style style:name="T120" style:family="text">
      <style:text-properties fo:font-variant="normal" fo:text-transform="none" fo:color="#000000" style:font-name="Liberation Serif1" fo:font-size="12pt" fo:letter-spacing="normal" fo:font-style="normal" officeooo:rsid="014c4bcc" fo:background-color="#ffffff" loext:char-shading-value="0" style:font-size-asian="12pt" style:font-size-complex="12pt"/>
    </style:style>
    <style:style style:name="T121" style:family="text">
      <style:text-properties fo:font-variant="normal" fo:text-transform="none" fo:color="#000000" style:font-name="Liberation Serif1" fo:font-size="12pt" fo:letter-spacing="normal" fo:font-style="normal" officeooo:rsid="014ccbc9" fo:background-color="#ffffff" loext:char-shading-value="0" style:font-size-asian="12pt" style:font-size-complex="12pt"/>
    </style:style>
    <style:style style:name="T122" style:family="text">
      <style:text-properties fo:font-variant="normal" fo:text-transform="none" fo:color="#000000" style:font-name="Liberation Serif1" fo:font-size="12pt" fo:letter-spacing="normal" fo:font-style="normal" officeooo:rsid="016a151e" fo:background-color="#ffffff" loext:char-shading-value="0" style:font-size-asian="12pt" style:font-size-complex="12pt"/>
    </style:style>
    <style:style style:name="T123" style:family="text">
      <style:text-properties fo:font-variant="normal" fo:text-transform="none" fo:color="#000000" style:font-name="Liberation Serif1" fo:font-size="12pt" fo:letter-spacing="normal" fo:font-style="normal" officeooo:rsid="020bdafb" fo:background-color="#ffffff" loext:char-shading-value="0" style:font-size-asian="12pt" style:font-size-complex="12pt"/>
    </style:style>
    <style:style style:name="T124" style:family="text">
      <style:text-properties fo:font-variant="normal" fo:text-transform="none" fo:color="#000000" style:font-name="Liberation Serif1" fo:font-size="12pt" fo:letter-spacing="normal" fo:font-style="normal" fo:background-color="#ffffff" loext:char-shading-value="0" style:font-size-asian="12pt" style:font-style-asian="normal" style:font-size-complex="12pt" style:font-style-complex="normal"/>
    </style:style>
    <style:style style:name="T125"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size-complex="12pt"/>
    </style:style>
    <style:style style:name="T126" style:family="text">
      <style:text-properties fo:font-variant="normal" fo:text-transform="none" fo:color="#000000" style:font-name="Liberation Serif1" fo:font-size="12pt" fo:letter-spacing="normal" fo:font-style="normal" style:text-underline-style="none" fo:font-weight="normal" officeooo:rsid="010d478d" fo:background-color="#ffffff" loext:char-shading-value="0" style:font-size-asian="12pt" style:font-size-complex="12pt"/>
    </style:style>
    <style:style style:name="T127" style:family="text">
      <style:text-properties fo:font-variant="normal" fo:text-transform="none" fo:color="#000000" style:font-name="Liberation Serif1" fo:font-size="12pt" fo:letter-spacing="normal" fo:font-style="normal" style:text-underline-style="none" fo:font-weight="normal" officeooo:rsid="010e4d5a" fo:background-color="#ffffff" loext:char-shading-value="0" style:font-size-asian="12pt" style:font-size-complex="12pt"/>
    </style:style>
    <style:style style:name="T128" style:family="text">
      <style:text-properties fo:font-variant="normal" fo:text-transform="none" fo:color="#000000" style:font-name="Liberation Serif1" fo:font-size="12pt" fo:letter-spacing="normal" fo:font-style="normal" style:text-underline-style="none" fo:font-weight="normal" officeooo:rsid="0200fc41" fo:background-color="#ffffff" loext:char-shading-value="0" style:font-size-asian="12pt" style:font-size-complex="12pt"/>
    </style:style>
    <style:style style:name="T129"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30" style:family="text">
      <style:text-properties fo:font-variant="normal" fo:text-transform="none" fo:color="#000000" style:font-name="Liberation Serif1"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131" style:family="text">
      <style:text-properties fo:font-variant="normal" fo:text-transform="none" fo:color="#000000" style:font-name="Liberation Serif1"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132" style:family="text">
      <style:text-properties fo:font-variant="normal" fo:text-transform="none" fo:color="#000000" style:font-name="Liberation Serif1"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33" style:family="text">
      <style:text-properties fo:font-variant="normal" fo:text-transform="none" fo:color="#000000" style:font-name="Liberation Serif1" fo:font-size="12pt" fo:letter-spacing="normal" fo:font-style="normal" style:text-underline-style="none" fo:font-weight="normal" style:font-size-asian="12pt" style:font-size-complex="12pt"/>
    </style:style>
    <style:style style:name="T134" style:family="text">
      <style:text-properties fo:font-variant="normal" fo:text-transform="none" fo:color="#000000" style:font-name="Liberation Serif1" fo:font-size="12pt" fo:letter-spacing="normal" fo:font-style="normal" style:text-underline-style="none" fo:font-weight="normal" officeooo:rsid="00df86a8" style:font-size-asian="12pt" style:font-size-complex="12pt"/>
    </style:style>
    <style:style style:name="T135" style:family="text">
      <style:text-properties fo:font-variant="normal" fo:text-transform="none" fo:color="#000000" style:font-name="Liberation Serif1" fo:font-size="12pt" fo:letter-spacing="normal" fo:font-style="normal" style:text-underline-style="none" fo:font-weight="normal" fo:background-color="transparent" loext:char-shading-value="0" style:font-size-asian="12pt" style:font-size-complex="12pt"/>
    </style:style>
    <style:style style:name="T136" style:family="text">
      <style:text-properties fo:font-variant="normal" fo:text-transform="none" fo:color="#000000" style:font-name="Liberation Serif1" fo:font-size="12pt" fo:letter-spacing="normal" fo:font-style="normal" style:text-underline-style="none" fo:font-weight="normal" officeooo:rsid="00e6806f" fo:background-color="transparent" loext:char-shading-value="0" style:font-size-asian="12pt" style:font-size-complex="12pt"/>
    </style:style>
    <style:style style:name="T137" style:family="text">
      <style:text-properties fo:font-variant="normal" fo:text-transform="none" fo:color="#000000" style:font-name="Liberation Serif1" fo:font-size="12pt" fo:letter-spacing="normal" fo:font-style="normal" style:text-underline-style="none" fo:background-color="#ffffff" loext:char-shading-value="0" style:font-size-asian="12pt" style:font-size-complex="12pt"/>
    </style:style>
    <style:style style:name="T138" style:family="text">
      <style:text-properties fo:font-variant="normal" fo:text-transform="none" fo:color="#000000" style:font-name="Liberation Serif1" fo:font-size="12pt" fo:letter-spacing="normal" fo:font-style="normal" officeooo:rsid="00c600a1"/>
    </style:style>
    <style:style style:name="T139" style:family="text">
      <style:text-properties fo:font-variant="normal" fo:text-transform="none" fo:color="#000000" style:font-name="Liberation Serif1" fo:font-size="12pt" fo:letter-spacing="normal" fo:font-style="normal" officeooo:rsid="01590ce4"/>
    </style:style>
    <style:style style:name="T140" style:family="text">
      <style:text-properties fo:font-variant="normal" fo:text-transform="none" fo:color="#000000" style:font-name="Liberation Serif1" fo:font-size="12pt" fo:letter-spacing="normal" fo:font-style="normal" fo:font-weight="bold" officeooo:rsid="01456e80" fo:background-color="#ffffff" loext:char-shading-value="0" style:font-size-asian="12pt" style:font-size-complex="12pt" loext:padding="0in" loext:border="none"/>
    </style:style>
    <style:style style:name="T141" style:family="text">
      <style:text-properties fo:font-variant="normal" fo:text-transform="none" fo:color="#000000" style:font-name="Liberation Serif1" fo:font-size="12pt" fo:letter-spacing="normal" fo:font-style="italic" fo:font-weight="normal" fo:background-color="#ffffff" loext:char-shading-value="0" style:font-size-asian="12pt" style:font-style-asian="italic" style:font-size-complex="12pt" style:font-style-complex="italic"/>
    </style:style>
    <style:style style:name="T142" style:family="text">
      <style:text-properties fo:font-variant="normal" fo:text-transform="none" fo:color="#000000" style:font-name="Liberation Serif1" fo:font-size="12pt" fo:letter-spacing="normal" fo:font-style="italic" fo:font-weight="normal" officeooo:rsid="0216e29e" fo:background-color="#ffffff" loext:char-shading-value="0" style:font-size-asian="12pt" style:font-style-asian="italic" style:font-weight-asian="normal" style:font-size-complex="12pt" style:font-style-complex="italic" style:font-weight-complex="normal"/>
    </style:style>
    <style:style style:name="T143" style:family="text">
      <style:text-properties fo:font-variant="normal" fo:text-transform="none" fo:color="#000000" style:font-name="Liberation Serif1" fo:font-size="12pt" fo:letter-spacing="normal" fo:font-style="italic" style:font-style-asian="italic" style:font-style-complex="italic"/>
    </style:style>
    <style:style style:name="T144" style:family="text">
      <style:text-properties fo:font-variant="normal" fo:text-transform="none" fo:color="#000000" style:font-name="Liberation Serif1" fo:font-size="12pt" fo:letter-spacing="normal" fo:font-style="italic" officeooo:rsid="00c600a1" style:font-style-asian="italic" style:font-style-complex="italic"/>
    </style:style>
    <style:style style:name="T145" style:family="text">
      <style:text-properties fo:font-variant="normal" fo:text-transform="none" fo:color="#000000" style:font-name="Liberation Serif1"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46" style:family="text">
      <style:text-properties fo:font-variant="normal" fo:text-transform="none" fo:color="#000000" style:font-name="Liberation Serif1" fo:font-size="12pt" fo:letter-spacing="normal" fo:font-style="italic" fo:background-color="#ffffff" loext:char-shading-value="0" style:font-size-asian="12pt" style:font-style-asian="italic" style:font-size-complex="12pt" style:font-style-complex="italic"/>
    </style:style>
    <style:style style:name="T147" style:family="text">
      <style:text-properties fo:font-variant="normal" fo:text-transform="none" fo:color="#000000" style:font-name="Liberation Serif1" fo:font-size="12pt" fo:letter-spacing="normal" fo:font-style="italic" officeooo:rsid="01456e80" fo:background-color="#ffffff" loext:char-shading-value="0" style:font-size-asian="12pt" style:font-style-asian="italic" style:font-size-complex="12pt" style:font-style-complex="italic"/>
    </style:style>
    <style:style style:name="T148" style:family="text">
      <style:text-properties fo:font-variant="normal" fo:text-transform="none" fo:color="#000000" style:font-name="Liberation Serif1" fo:font-size="12pt" fo:letter-spacing="normal" fo:background-color="#ffffff" loext:char-shading-value="0" style:font-size-asian="12pt" style:font-size-complex="12pt"/>
    </style:style>
    <style:style style:name="T149" style:family="text">
      <style:text-properties fo:font-variant="normal" fo:text-transform="none" fo:color="#000000" style:font-name="Liberation Serif1" fo:font-size="12pt" fo:letter-spacing="normal" fo:font-weight="normal" fo:background-color="#ffffff" loext:char-shading-value="0" style:font-size-asian="12pt" style:font-weight-asian="normal" style:font-size-complex="12pt" style:font-weight-complex="normal"/>
    </style:style>
    <style:style style:name="T150" style:family="text">
      <style:text-properties fo:font-variant="normal" fo:text-transform="none" fo:color="#000000" style:font-name="Liberation Serif1" fo:font-size="10pt" fo:letter-spacing="normal" fo:font-style="normal" style:text-underline-style="none" fo:font-weight="bold" style:font-size-asian="8.75pt" style:font-weight-asian="bold" style:font-size-complex="10pt" style:font-weight-complex="bold"/>
    </style:style>
    <style:style style:name="T151" style:family="text">
      <style:text-properties fo:font-variant="normal" fo:text-transform="none" fo:color="#000000" style:font-name="Liberation Serif1" fo:font-size="10pt" fo:letter-spacing="normal" fo:font-style="normal" style:text-underline-style="none" fo:font-weight="bold" officeooo:rsid="01573ca6" style:font-size-asian="8.75pt" style:font-weight-asian="bold" style:font-size-complex="10pt" style:font-weight-complex="bold"/>
    </style:style>
    <style:style style:name="T152" style:family="text">
      <style:text-properties fo:font-variant="normal" fo:text-transform="none" fo:color="#000000" style:font-name="Liberation Serif1" fo:letter-spacing="normal" fo:font-style="normal" style:text-underline-style="none" fo:font-weight="normal" fo:background-color="#ffffff" loext:char-shading-value="0" style:font-weight-asian="normal" style:font-weight-complex="normal"/>
    </style:style>
    <style:style style:name="T153" style:family="text">
      <style:text-properties fo:font-variant="normal" fo:text-transform="none" fo:color="#000000" style:font-name="Liberation Serif1" fo:letter-spacing="normal" fo:font-style="normal" style:text-underline-style="none" fo:font-weight="normal" officeooo:rsid="019eeb28" fo:background-color="#ffffff" loext:char-shading-value="0" style:font-weight-asian="normal" style:font-weight-complex="normal"/>
    </style:style>
    <style:style style:name="T154" style:family="text">
      <style:text-properties fo:font-variant="normal" fo:text-transform="none" fo:color="#000000" style:font-name="Soleil W01" fo:letter-spacing="normal" fo:font-style="normal" fo:font-weight="normal" style:font-weight-asian="normal" style:font-weight-complex="normal"/>
    </style:style>
    <style:style style:name="T155" style:family="text">
      <style:text-properties fo:font-variant="normal" fo:text-transform="none" fo:color="#000000" style:font-name="Soleil W01" fo:letter-spacing="normal" fo:font-style="normal" fo:font-weight="normal" fo:background-color="#ffffff" loext:char-shading-value="0" style:font-weight-asian="normal" style:font-weight-complex="normal"/>
    </style:style>
    <style:style style:name="T156" style:family="text">
      <style:text-properties fo:font-variant="normal" fo:text-transform="none" fo:color="#000000" style:font-name="Liberation Sans1" fo:letter-spacing="normal" fo:font-style="normal" fo:font-weight="normal" style:font-weight-asian="normal" style:font-weight-complex="normal"/>
    </style:style>
    <style:style style:name="T157" style:family="text">
      <style:text-properties fo:font-variant="normal" fo:text-transform="none" fo:color="#000000" style:font-name="Liberation Sans1" fo:letter-spacing="normal" fo:font-style="normal" fo:font-weight="normal" fo:background-color="#ffffff" loext:char-shading-value="0" style:font-weight-asian="normal" style:font-weight-complex="normal"/>
    </style:style>
    <style:style style:name="T158" style:family="text">
      <style:text-properties fo:font-variant="normal" fo:text-transform="none" fo:letter-spacing="normal" fo:font-style="normal"/>
    </style:style>
    <style:style style:name="T159" style:family="text">
      <style:text-properties fo:font-variant="normal" fo:text-transform="none" fo:letter-spacing="normal" fo:font-style="normal" fo:font-weight="normal"/>
    </style:style>
    <style:style style:name="T160"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161"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162" style:family="text">
      <style:text-properties fo:font-variant="normal" fo:text-transform="none" fo:letter-spacing="normal" fo:font-style="normal" fo:font-weight="normal" officeooo:rsid="00df86a8"/>
    </style:style>
    <style:style style:name="T163" style:family="text">
      <style:text-properties fo:font-variant="normal" fo:text-transform="none" fo:letter-spacing="normal" fo:font-style="normal" fo:font-weight="normal" style:font-weight-asian="normal" style:font-weight-complex="normal"/>
    </style:style>
    <style:style style:name="T164" style:family="text">
      <style:text-properties fo:font-variant="normal" fo:text-transform="none" fo:letter-spacing="normal" fo:font-style="normal" fo:font-weight="normal" fo:background-color="#ffffff" loext:char-shading-value="0" style:font-weight-asian="normal" style:font-weight-complex="normal"/>
    </style:style>
    <style:style style:name="T165" style:family="text">
      <style:text-properties fo:font-variant="normal" fo:text-transform="none" fo:letter-spacing="normal" fo:font-style="normal" officeooo:rsid="014c4bcc"/>
    </style:style>
    <style:style style:name="T166" style:family="text">
      <style:text-properties fo:font-variant="normal" fo:text-transform="none" fo:letter-spacing="normal" fo:font-style="normal" officeooo:rsid="02322d0f"/>
    </style:style>
    <style:style style:name="T167"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168" style:family="text">
      <style:text-properties fo:font-variant="normal" fo:text-transform="none" fo:letter-spacing="normal" fo:font-style="italic" officeooo:rsid="01c90db4" style:font-style-asian="italic" style:font-style-complex="italic"/>
    </style:style>
    <style:style style:name="T169" style:family="text">
      <style:text-properties fo:font-variant="normal" fo:text-transform="none" fo:letter-spacing="normal" officeooo:rsid="01c90db4"/>
    </style:style>
    <style:style style:name="T170" style:family="text">
      <style:text-properties fo:font-variant="normal" fo:text-transform="none" fo:letter-spacing="normal" officeooo:rsid="01dbe0fd"/>
    </style:style>
    <style:style style:name="T171" style:family="text">
      <style:text-properties fo:font-variant="normal" fo:text-transform="none" style:text-line-through-style="none" style:text-line-through-type="none" fo:font-size="12pt" fo:letter-spacing="normal" fo:font-style="normal" style:text-underline-style="none" fo:font-weight="normal" officeooo:rsid="00a3164d" style:text-blinking="false" fo:background-color="transparent" loext:char-shading-value="0" style:font-size-asian="10.5pt" style:font-weight-asian="normal" style:font-size-complex="12pt" style:font-weight-complex="normal"/>
    </style:style>
    <style:style style:name="T172" style:family="text">
      <style:text-properties fo:font-variant="normal" fo:text-transform="none" style:text-line-through-style="none" style:text-line-through-type="none" fo:font-size="12pt" fo:letter-spacing="normal" fo:font-style="normal" style:text-underline-style="none" fo:font-weight="normal" officeooo:rsid="00a4f2de" style:text-blinking="false" fo:background-color="transparent" loext:char-shading-value="0" style:font-size-asian="10.5pt" style:font-weight-asian="normal" style:font-size-complex="12pt" style:font-weight-complex="normal"/>
    </style:style>
    <style:style style:name="T173" style:family="text">
      <style:text-properties fo:font-variant="normal" fo:text-transform="none" style:text-line-through-style="none" style:text-line-through-type="none" fo:letter-spacing="normal" fo:font-style="normal" fo:font-weight="normal" style:text-blinking="false" fo:background-color="#ffffff" loext:char-shading-value="0" style:font-weight-asian="normal" style:font-weight-complex="normal"/>
    </style:style>
    <style:style style:name="T174" style:family="text">
      <style:text-properties fo:font-variant="normal" fo:text-transform="none" style:text-line-through-style="none" style:text-line-through-type="none" style:font-name="Soleil W01" fo:letter-spacing="normal" fo:font-style="normal" fo:font-weight="normal" style:text-blinking="false" style:font-weight-asian="normal" style:font-weight-complex="normal"/>
    </style:style>
    <style:style style:name="T175" style:family="text">
      <style:text-properties fo:font-variant="normal" fo:text-transform="none" style:text-line-through-style="none" style:text-line-through-type="none" style:font-name="Soleil W01" fo:letter-spacing="normal" fo:font-style="normal" fo:font-weight="normal" style:text-blinking="false" fo:background-color="#ffffff" loext:char-shading-value="0" style:font-weight-asian="normal" style:font-weight-complex="normal"/>
    </style:style>
    <style:style style:name="T176" style:family="text">
      <style:text-properties fo:font-variant="normal" fo:text-transform="none" fo:color="#252a2e" style:font-name="Liberation Serif1" fo:font-size="12pt" fo:letter-spacing="normal" fo:font-style="normal" fo:font-weight="normal" officeooo:rsid="00eefbe2" style:font-size-asian="12pt" style:font-weight-asian="normal" style:font-size-complex="12pt" style:font-weight-complex="normal" loext:padding="0in" loext:border="none"/>
    </style:style>
    <style:style style:name="T177" style:family="text">
      <style:text-properties fo:font-variant="normal" fo:text-transform="none" fo:color="#252a2e" style:font-name="Liberation Serif1" fo:font-size="12pt" fo:letter-spacing="normal" fo:font-style="normal" fo:font-weight="normal" officeooo:rsid="0116cacd" fo:background-color="#ffffff" loext:char-shading-value="0" style:font-size-asian="12pt" style:font-weight-asian="normal" style:font-size-complex="12pt" style:font-weight-complex="normal" loext:padding="0in" loext:border="none"/>
    </style:style>
    <style:style style:name="T178" style:family="text">
      <style:text-properties fo:font-variant="normal" fo:text-transform="none" fo:color="#252a2e" style:font-name="Liberation Serif1" fo:letter-spacing="normal" fo:font-style="normal" fo:font-weight="normal" officeooo:rsid="0116cacd" style:font-weight-asian="normal" style:font-weight-complex="normal" loext:padding="0in" loext:border="none"/>
    </style:style>
    <style:style style:name="T179" style:family="text">
      <style:text-properties fo:font-variant="normal" fo:text-transform="none" fo:color="#252a2e" style:font-name="Liberation Serif1" fo:letter-spacing="normal" fo:font-style="normal" fo:font-weight="normal" officeooo:rsid="012c9451" style:font-weight-asian="normal" style:font-weight-complex="normal" loext:padding="0in" loext:border="none"/>
    </style:style>
    <style:style style:name="T180" style:family="text">
      <style:text-properties fo:font-variant="normal" fo:text-transform="none" fo:color="#252a2e" style:font-name="Liberation Serif1" fo:letter-spacing="normal" fo:font-style="normal" fo:font-weight="normal" officeooo:rsid="014c4bcc" style:font-weight-asian="normal" style:font-weight-complex="normal" loext:padding="0in" loext:border="none"/>
    </style:style>
    <style:style style:name="T181" style:family="text">
      <style:text-properties fo:font-variant="normal" fo:text-transform="none" fo:color="#252a2e" style:font-name="Liberation Serif1" fo:letter-spacing="normal" fo:font-style="normal" fo:font-weight="normal" officeooo:rsid="014ccbc9" style:font-weight-asian="normal" style:font-weight-complex="normal" loext:padding="0in" loext:border="none"/>
    </style:style>
    <style:style style:name="T182" style:family="text">
      <style:text-properties fo:font-variant="normal" fo:text-transform="none" fo:color="#252a2e" style:font-name="Liberation Serif1" fo:letter-spacing="normal" fo:font-style="normal" fo:font-weight="normal" officeooo:rsid="018a3c97" style:font-weight-asian="normal" style:font-weight-complex="normal" loext:padding="0in" loext:border="none"/>
    </style:style>
    <style:style style:name="T183" style:family="text">
      <style:text-properties fo:font-variant="normal" fo:text-transform="none" fo:color="#252a2e" style:font-name="Liberation Serif1" fo:letter-spacing="normal" fo:font-style="normal" fo:font-weight="normal" officeooo:rsid="01abce1f" style:font-weight-asian="normal" style:font-weight-complex="normal" loext:padding="0in" loext:border="none"/>
    </style:style>
    <style:style style:name="T184" style:family="text">
      <style:text-properties fo:font-variant="normal" fo:text-transform="none" fo:color="#252a2e" style:font-name="Liberation Serif1" fo:letter-spacing="normal" fo:font-style="normal" fo:font-weight="normal" officeooo:rsid="01ad2d2d" style:font-weight-asian="normal" style:font-weight-complex="normal" loext:padding="0in" loext:border="none"/>
    </style:style>
    <style:style style:name="T185" style:family="text">
      <style:text-properties fo:font-variant="normal" fo:text-transform="none" fo:color="#252a2e" style:font-name="Liberation Serif1" fo:letter-spacing="normal" fo:font-style="normal" fo:font-weight="normal" officeooo:rsid="01d84bf9" style:font-weight-asian="normal" style:font-weight-complex="normal" loext:padding="0in" loext:border="none"/>
    </style:style>
    <style:style style:name="T186" style:family="text">
      <style:text-properties fo:font-variant="normal" fo:text-transform="none" fo:color="#252a2e" style:font-name="Liberation Serif1" fo:letter-spacing="normal" fo:font-style="normal" fo:font-weight="normal" officeooo:rsid="01dbe0fd" style:font-weight-asian="normal" style:font-weight-complex="normal" loext:padding="0in" loext:border="none"/>
    </style:style>
    <style:style style:name="T187" style:family="text">
      <style:text-properties fo:font-variant="normal" fo:text-transform="none" fo:color="#252a2e" style:font-name="Liberation Serif1" fo:letter-spacing="normal" fo:font-style="normal" fo:font-weight="normal" style:font-weight-asian="normal" style:font-weight-complex="normal" loext:padding="0in" loext:border="none"/>
    </style:style>
    <style:style style:name="T188" style:family="text">
      <style:text-properties fo:font-variant="normal" fo:text-transform="none" fo:color="#252a2e" style:font-name="Liberation Serif1" fo:letter-spacing="normal" fo:font-style="normal" fo:font-weight="normal" officeooo:rsid="00eefbe2" style:font-weight-asian="normal" style:font-weight-complex="normal" loext:padding="0in" loext:border="none"/>
    </style:style>
    <style:style style:name="T189" style:family="text">
      <style:text-properties fo:font-variant="normal" fo:text-transform="none" fo:color="#252a2e" style:font-name="Liberation Serif1" fo:letter-spacing="normal" fo:font-style="normal" fo:font-weight="normal" officeooo:rsid="00fd0fb4" style:font-weight-asian="normal" style:font-weight-complex="normal" loext:padding="0in" loext:border="none"/>
    </style:style>
    <style:style style:name="T190" style:family="text">
      <style:text-properties fo:font-variant="normal" fo:text-transform="none" fo:color="#252a2e" style:font-name="Liberation Serif1" fo:letter-spacing="normal" fo:font-style="normal" fo:font-weight="normal" officeooo:rsid="00fe7734" style:font-weight-asian="normal" style:font-weight-complex="normal" loext:padding="0in" loext:border="none"/>
    </style:style>
    <style:style style:name="T191" style:family="text">
      <style:text-properties fo:font-variant="normal" fo:text-transform="none" fo:color="#252a2e" style:font-name="Liberation Serif1" fo:letter-spacing="normal" fo:font-style="normal" fo:font-weight="normal" officeooo:rsid="010e4d5a" style:font-weight-asian="normal" style:font-weight-complex="normal" loext:padding="0in" loext:border="none"/>
    </style:style>
    <style:style style:name="T192" style:family="text">
      <style:text-properties fo:font-variant="normal" fo:text-transform="none" fo:color="#252a2e" style:font-name="Liberation Serif1" fo:letter-spacing="normal" fo:font-style="normal" fo:font-weight="normal" officeooo:rsid="01e91537" style:font-weight-asian="normal" style:font-weight-complex="normal" loext:padding="0in" loext:border="none"/>
    </style:style>
    <style:style style:name="T193" style:family="text">
      <style:text-properties fo:font-variant="normal" fo:text-transform="none" fo:color="#252a2e" style:font-name="Liberation Serif1" fo:letter-spacing="normal" fo:font-style="normal" fo:font-weight="normal" officeooo:rsid="01f48dd2" style:font-weight-asian="normal" style:font-weight-complex="normal" loext:padding="0in" loext:border="none"/>
    </style:style>
    <style:style style:name="T194" style:family="text">
      <style:text-properties fo:font-variant="normal" fo:text-transform="none" fo:color="#252a2e" style:font-name="Liberation Serif1" fo:letter-spacing="normal" fo:font-style="normal" fo:font-weight="normal" officeooo:rsid="01fa265a" style:font-weight-asian="normal" style:font-weight-complex="normal" loext:padding="0in" loext:border="none"/>
    </style:style>
    <style:style style:name="T195" style:family="text">
      <style:text-properties fo:font-variant="normal" fo:text-transform="none" fo:color="#252a2e" style:font-name="Liberation Serif1" fo:letter-spacing="normal" fo:font-style="normal" fo:font-weight="normal" officeooo:rsid="01fc2ece" style:font-weight-asian="normal" style:font-weight-complex="normal" loext:padding="0in" loext:border="none"/>
    </style:style>
    <style:style style:name="T196" style:family="text">
      <style:text-properties fo:font-variant="normal" fo:text-transform="none" fo:color="#252a2e" style:font-name="Liberation Serif1" fo:letter-spacing="normal" fo:font-style="normal" fo:font-weight="normal" officeooo:rsid="0204daaf" style:font-weight-asian="normal" style:font-weight-complex="normal" loext:padding="0in" loext:border="none"/>
    </style:style>
    <style:style style:name="T197" style:family="text">
      <style:text-properties fo:font-variant="normal" fo:text-transform="none" fo:color="#252a2e" style:font-name="Liberation Serif1" fo:letter-spacing="normal" fo:font-style="normal" fo:font-weight="normal" officeooo:rsid="022de1e5" style:font-weight-asian="normal" style:font-weight-complex="normal" loext:padding="0in" loext:border="none"/>
    </style:style>
    <style:style style:name="T198" style:family="text">
      <style:text-properties fo:font-variant="normal" fo:text-transform="none" fo:color="#0a0a0a" style:font-name="Liberation Serif1" fo:font-size="12pt" fo:letter-spacing="normal" fo:font-style="normal" fo:font-weight="normal" fo:background-color="#ffffff" loext:char-shading-value="0" style:font-size-asian="12pt" style:font-weight-asian="normal" style:font-size-complex="12pt" style:font-weight-complex="normal"/>
    </style:style>
    <style:style style:name="T199" style:family="text">
      <style:text-properties fo:font-variant="normal" fo:text-transform="none" fo:color="#0a0a0a" style:font-name="Liberation Serif1"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200" style:family="text">
      <style:text-properties fo:font-variant="normal" fo:text-transform="none" fo:color="#0a0a0a" style:font-name="Liberation Serif1"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201" style:family="text">
      <style:text-properties fo:font-variant="normal" fo:text-transform="none" fo:color="#0a0a0a" style:font-name="Liberation Serif1" fo:font-size="12pt" fo:letter-spacing="normal" fo:font-style="normal" style:text-underline-style="none" fo:background-color="#ffffff" loext:char-shading-value="0" style:font-size-asian="12pt" style:font-size-complex="12pt"/>
    </style:style>
    <style:style style:name="T202" style:family="text">
      <style:text-properties fo:font-variant="normal" fo:text-transform="none" fo:color="#0a0a0a" style:font-name="Liberation Serif1" fo:font-size="12pt" fo:letter-spacing="normal" fo:font-style="normal" fo:background-color="#ffffff" loext:char-shading-value="0" style:font-size-asian="12pt" style:font-size-complex="12pt"/>
    </style:style>
    <style:style style:name="T203" style:family="text">
      <style:text-properties fo:font-variant="normal" fo:text-transform="none" fo:color="#0a0a0a" style:font-name="Liberation Serif1"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204" style:family="text">
      <style:text-properties fo:font-variant="normal" fo:text-transform="none" style:font-name="Liberation Serif1" fo:letter-spacing="normal" fo:font-style="normal" style:text-underline-style="none" fo:font-weight="normal"/>
    </style:style>
    <style:style style:name="T205" style:family="text">
      <style:text-properties fo:font-variant="normal" fo:text-transform="none" style:font-name="Liberation Serif1" fo:letter-spacing="normal" fo:font-style="normal" style:text-underline-style="none" fo:font-weight="normal" officeooo:rsid="010d478d"/>
    </style:style>
    <style:style style:name="T206" style:family="text">
      <style:text-properties fo:font-variant="normal" fo:text-transform="none" style:font-name="Liberation Serif1" fo:letter-spacing="normal" fo:font-style="normal" fo:font-weight="normal"/>
    </style:style>
    <style:style style:name="T207" style:family="text">
      <style:text-properties fo:font-variant="normal" fo:text-transform="none" style:font-name="Liberation Serif1" fo:letter-spacing="normal" fo:font-style="normal" fo:font-weight="normal" officeooo:rsid="00d34a0f"/>
    </style:style>
    <style:style style:name="T208" style:family="text">
      <style:text-properties fo:font-variant="normal" fo:text-transform="none" style:font-name="Liberation Serif1" fo:letter-spacing="normal" fo:font-style="normal" fo:font-weight="normal" officeooo:rsid="00df86a8"/>
    </style:style>
    <style:style style:name="T209" style:family="text">
      <style:text-properties fo:font-variant="normal" fo:text-transform="none" style:font-name="Liberation Serif1" fo:letter-spacing="normal" fo:font-style="italic" style:text-underline-style="none" fo:font-weight="normal" officeooo:rsid="010d478d" style:font-style-asian="italic" style:font-style-complex="italic"/>
    </style:style>
    <style:style style:name="T210" style:family="text">
      <style:text-properties fo:font-variant="normal" fo:text-transform="none" fo:color="#222222" fo:letter-spacing="normal"/>
    </style:style>
    <style:style style:name="T211" style:family="text">
      <style:text-properties fo:font-variant="normal" fo:text-transform="none" fo:color="#222222" fo:letter-spacing="normal" fo:font-style="normal"/>
    </style:style>
    <style:style style:name="T212" style:family="text">
      <style:text-properties fo:font-variant="normal" fo:text-transform="none" fo:color="#222222" fo:letter-spacing="normal" fo:font-style="normal" officeooo:rsid="01c90db4" fo:background-color="#ffffff" loext:char-shading-value="0" style:font-style-asian="normal" style:font-style-complex="normal"/>
    </style:style>
    <style:style style:name="T213" style:family="text">
      <style:text-properties fo:font-variant="normal" fo:text-transform="none" fo:color="#222222" fo:letter-spacing="normal" fo:font-style="normal" officeooo:rsid="022de1e5"/>
    </style:style>
    <style:style style:name="T214" style:family="text">
      <style:text-properties fo:font-variant="normal" fo:text-transform="none" fo:color="#222222" fo:letter-spacing="normal" fo:font-style="italic" officeooo:rsid="01c90db4" fo:background-color="#ffffff" loext:char-shading-value="0" style:font-style-asian="italic" style:font-style-complex="italic"/>
    </style:style>
    <style:style style:name="T215" style:family="text">
      <style:text-properties fo:font-variant="normal" fo:text-transform="none" fo:color="#373a36" fo:letter-spacing="normal" fo:font-style="normal"/>
    </style:style>
    <style:style style:name="T216" style:family="text">
      <style:text-properties fo:font-variant="normal" fo:text-transform="none" fo:color="#373a36" fo:letter-spacing="normal" fo:font-style="normal" fo:font-weight="normal" style:font-weight-asian="normal" style:font-weight-complex="normal"/>
    </style:style>
    <style:style style:name="T217" style:family="text">
      <style:text-properties fo:font-variant="normal" fo:text-transform="none" fo:color="#373a36" fo:letter-spacing="normal" fo:font-style="normal" fo:font-weight="normal" fo:background-color="#ffffff" loext:char-shading-value="0" style:font-weight-asian="normal" style:font-weight-complex="normal"/>
    </style:style>
    <style:style style:name="T218" style:family="text">
      <style:text-properties fo:font-variant="normal" fo:text-transform="none" fo:color="#373a36" fo:letter-spacing="normal" fo:font-style="normal" officeooo:rsid="02322d0f"/>
    </style:style>
    <style:style style:name="T219" style:family="text">
      <style:text-properties fo:font-variant="normal" fo:text-transform="none" fo:color="#373a36" fo:letter-spacing="normal" fo:font-style="italic"/>
    </style:style>
    <style:style style:name="T220" style:family="text">
      <style:text-properties fo:font-variant="normal" fo:text-transform="none" fo:color="#373a36" style:font-name="Soleil W01" fo:letter-spacing="normal" fo:font-style="normal"/>
    </style:style>
    <style:style style:name="T221" style:family="text">
      <style:text-properties fo:font-variant="normal" fo:text-transform="none" fo:color="#373a36" style:font-name="Soleil W01" fo:letter-spacing="normal" fo:font-style="normal" fo:font-weight="normal" style:font-weight-asian="normal" style:font-weight-complex="normal"/>
    </style:style>
    <style:style style:name="T222" style:family="text">
      <style:text-properties fo:font-variant="normal" fo:text-transform="none" fo:color="#373a36" style:font-name="Soleil W01" fo:letter-spacing="normal" fo:font-style="normal" fo:font-weight="normal" fo:background-color="#ffffff" loext:char-shading-value="0" style:font-weight-asian="normal" style:font-weight-complex="normal"/>
    </style:style>
    <style:style style:name="T223" style:family="text">
      <style:text-properties fo:font-variant="normal" fo:text-transform="none" fo:color="#373a36" style:font-name="Liberation Sans1" fo:letter-spacing="normal" fo:font-style="normal"/>
    </style:style>
    <style:style style:name="T224" style:family="text">
      <style:text-properties fo:font-variant="normal" fo:text-transform="none" fo:color="#373a36" style:font-name="Liberation Sans1" fo:letter-spacing="normal" fo:font-style="normal" fo:font-weight="normal" style:font-weight-asian="normal" style:font-weight-complex="normal"/>
    </style:style>
    <style:style style:name="T225" style:family="text">
      <style:text-properties fo:font-variant="normal" fo:text-transform="none" fo:color="#373a36" style:font-name="Liberation Sans1" fo:letter-spacing="normal" fo:font-style="italic"/>
    </style:style>
    <style:style style:name="T226" style:family="text">
      <style:text-properties fo:font-variant="normal" fo:text-transform="none" fo:color="#1690c6" style:text-line-through-style="none" style:text-line-through-type="none" style:font-name="Soleil W01" fo:letter-spacing="normal" fo:font-style="normal" fo:font-weight="normal" style:text-blinking="false" style:font-weight-asian="normal" style:font-weight-complex="normal"/>
    </style:style>
    <style:style style:name="T227" style:family="text">
      <style:text-properties fo:font-variant="normal" fo:text-transform="none" fo:color="#1690c6" style:text-line-through-style="none" style:text-line-through-type="none" style:font-name="Soleil W01" fo:letter-spacing="normal" fo:font-style="normal" fo:font-weight="normal" style:text-blinking="false" fo:background-color="#ffffff" loext:char-shading-value="0" style:font-weight-asian="normal" style:font-weight-complex="normal"/>
    </style:style>
    <style:style style:name="T228" style:family="text">
      <style:text-properties fo:font-variant="normal" fo:text-transform="none" fo:color="#1690c6" style:text-line-through-style="none" style:text-line-through-type="none" style:font-name="Soleil W01" fo:letter-spacing="normal" fo:font-style="normal" style:text-blinking="false"/>
    </style:style>
    <style:style style:name="T229" style:family="text">
      <style:text-properties fo:font-variant="normal" fo:text-transform="none" fo:color="#1690c6" style:text-line-through-style="none" style:text-line-through-type="none" fo:letter-spacing="normal" fo:font-style="normal" style:text-blinking="false"/>
    </style:style>
    <style:style style:name="T230" style:family="text">
      <style:text-properties fo:font-variant="normal" fo:text-transform="none" fo:color="#1690c6" style:text-line-through-style="none" style:text-line-through-type="none" style:font-name="Liberation Sans1" fo:letter-spacing="normal" fo:font-style="normal" style:text-blinking="false"/>
    </style:style>
    <style:style style:name="T231" style:family="text">
      <style:text-properties fo:font-variant="normal" fo:text-transform="none" style:font-name="Soleil W01" fo:letter-spacing="normal" fo:font-style="normal" fo:font-weight="normal" style:font-weight-asian="normal" style:font-weight-complex="normal"/>
    </style:style>
    <style:style style:name="T232" style:family="text">
      <style:text-properties fo:font-variant="normal" fo:text-transform="none" style:font-name="Soleil W01" fo:letter-spacing="normal" fo:font-style="normal" fo:font-weight="normal" fo:background-color="#ffffff" loext:char-shading-value="0" style:font-weight-asian="normal" style:font-weight-complex="normal"/>
    </style:style>
    <style:style style:name="T233" style:family="text">
      <style:text-properties officeooo:rsid="008390eb"/>
    </style:style>
    <style:style style:name="T234" style:family="text">
      <style:text-properties officeooo:rsid="00889dba"/>
    </style:style>
    <style:style style:name="T235" style:family="text">
      <style:text-properties officeooo:rsid="008d8362"/>
    </style:style>
    <style:style style:name="T236" style:family="text">
      <style:text-properties officeooo:rsid="00908644"/>
    </style:style>
    <style:style style:name="T237" style:family="text">
      <style:text-properties officeooo:rsid="009231a4"/>
    </style:style>
    <style:style style:name="T238" style:family="text">
      <style:text-properties style:font-name="Liberation Serif1"/>
    </style:style>
    <style:style style:name="T239" style:family="text">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T240" style:family="text">
      <style:text-properties style:font-name="Liberation Serif1" fo:font-size="12pt" fo:font-style="normal" fo:font-weight="normal" officeooo:rsid="008528b5" style:font-size-asian="12pt" style:font-style-asian="normal" style:font-weight-asian="normal" style:font-size-complex="12pt" style:font-style-complex="normal" style:font-weight-complex="normal"/>
    </style:style>
    <style:style style:name="T241" style:family="text">
      <style:text-properties style:font-name="Liberation Serif1" fo:font-size="12pt" fo:font-style="normal" fo:font-weight="normal" officeooo:rsid="00857cfb" style:font-size-asian="12pt" style:font-style-asian="normal" style:font-weight-asian="normal" style:font-size-complex="12pt" style:font-style-complex="normal" style:font-weight-complex="normal"/>
    </style:style>
    <style:style style:name="T242" style:family="text">
      <style:text-properties style:font-name="Liberation Serif1" fo:font-size="12pt" fo:font-style="normal" fo:font-weight="normal" officeooo:rsid="009949d5" style:font-size-asian="12pt" style:font-style-asian="normal" style:font-weight-asian="normal" style:font-size-complex="12pt" style:font-style-complex="normal" style:font-weight-complex="normal"/>
    </style:style>
    <style:style style:name="T243" style:family="text">
      <style:text-properties style:font-name="Liberation Serif1"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244" style:family="text">
      <style:text-properties style:font-name="Liberation Serif1"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245" style:family="text">
      <style:text-properties style:font-name="Liberation Serif1"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246" style:family="text">
      <style:text-properties style:font-name="Liberation Serif1"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247" style:family="text">
      <style:text-properties style:font-name="Liberation Serif1" fo:font-size="12pt" fo:font-style="normal" style:font-size-asian="12pt" style:font-style-asian="normal" style:font-size-complex="12pt" style:font-style-complex="normal"/>
    </style:style>
    <style:style style:name="T248" style:family="text">
      <style:text-properties style:font-name="Liberation Serif1" fo:font-size="12pt" fo:font-style="normal" officeooo:rsid="00eb0c16" style:font-size-asian="12pt" style:font-style-asian="normal" style:font-size-complex="12pt" style:font-style-complex="normal"/>
    </style:style>
    <style:style style:name="T249" style:family="text">
      <style:text-properties style:font-name="Liberation Serif1" fo:font-size="12pt" fo:font-style="italic" fo:font-weight="normal" officeooo:rsid="00857cfb" style:font-size-asian="12pt" style:font-style-asian="italic" style:font-weight-asian="normal" style:font-size-complex="12pt" style:font-style-complex="italic" style:font-weight-complex="normal"/>
    </style:style>
    <style:style style:name="T250" style:family="text">
      <style:text-properties style:font-name="Liberation Serif1"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251" style:family="text">
      <style:text-properties style:font-name="Liberation Serif1"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252" style:family="text">
      <style:text-properties style:font-name="Liberation Serif1" fo:font-size="12pt" fo:font-style="italic" style:font-size-asian="12pt" style:font-style-asian="italic" style:font-size-complex="12pt" style:font-style-complex="italic"/>
    </style:style>
    <style:style style:name="T253" style:family="text">
      <style:text-properties style:font-name="Liberation Serif1" fo:font-size="12pt" fo:font-style="italic" officeooo:rsid="01e0ed2a" style:font-size-asian="12pt" style:font-style-asian="italic" style:font-size-complex="12pt" style:font-style-complex="italic"/>
    </style:style>
    <style:style style:name="T254" style:family="text">
      <style:text-properties style:font-name="Liberation Serif1" fo:font-size="12pt" fo:font-style="italic" officeooo:rsid="0210e084" style:font-size-asian="12pt" style:font-style-asian="italic" style:font-size-complex="12pt" style:font-style-complex="italic"/>
    </style:style>
    <style:style style:name="T255" style:family="text">
      <style:text-properties style:font-name="Liberation Serif1" fo:font-size="12pt" fo:font-style="italic" officeooo:rsid="0217ae72" style:font-size-asian="12pt" style:font-style-asian="italic" style:font-size-complex="12pt" style:font-style-complex="italic"/>
    </style:style>
    <style:style style:name="T256" style:family="text">
      <style:text-properties style:font-name="Liberation Serif1"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257" style:family="text">
      <style:text-properties style:font-name="Liberation Serif1" fo:font-size="12pt" style:text-underline-style="solid" style:text-underline-width="auto" style:text-underline-color="font-color" fo:font-weight="bold" officeooo:rsid="003e9c3f" style:font-size-asian="12pt" style:font-weight-asian="bold" style:font-size-complex="12pt" style:font-weight-complex="bold"/>
    </style:style>
    <style:style style:name="T258" style:family="text">
      <style:text-properties style:font-name="Liberation Serif1" fo:font-size="12pt" style:text-underline-style="solid" style:text-underline-width="auto" style:text-underline-color="font-color" fo:font-weight="bold" officeooo:rsid="00404cf5" style:font-size-asian="12pt" style:font-weight-asian="bold" style:font-size-complex="12pt" style:font-weight-complex="bold"/>
    </style:style>
    <style:style style:name="T259" style:family="text">
      <style:text-properties style:font-name="Liberation Serif1" fo:font-size="12pt" style:text-underline-style="solid" style:text-underline-width="auto" style:text-underline-color="font-color" fo:font-weight="bold" officeooo:rsid="00419ce3" style:font-size-asian="12pt" style:font-weight-asian="bold" style:font-size-complex="12pt" style:font-weight-complex="bold"/>
    </style:style>
    <style:style style:name="T260" style:family="text">
      <style:text-properties style:font-name="Liberation Serif1" fo:font-size="12pt" style:text-underline-style="solid" style:text-underline-width="auto" style:text-underline-color="font-color" fo:font-weight="bold" officeooo:rsid="0048eaaa" style:font-size-asian="12pt" style:font-weight-asian="bold" style:font-size-complex="12pt" style:font-weight-complex="bold"/>
    </style:style>
    <style:style style:name="T261" style:family="text">
      <style:text-properties style:font-name="Liberation Serif1" fo:font-size="12pt" style:text-underline-style="none" fo:font-weight="bold" officeooo:rsid="003e9c3f" style:font-size-asian="12pt" style:font-weight-asian="bold" style:font-size-complex="12pt" style:font-weight-complex="bold"/>
    </style:style>
    <style:style style:name="T262" style:family="text">
      <style:text-properties style:font-name="Liberation Serif1" fo:font-size="12pt" style:text-underline-style="none" fo:font-weight="bold" officeooo:rsid="00419ce3" style:font-size-asian="12pt" style:font-weight-asian="bold" style:font-size-complex="12pt" style:font-weight-complex="bold"/>
    </style:style>
    <style:style style:name="T263" style:family="text">
      <style:text-properties style:font-name="Liberation Serif1" fo:font-size="12pt" style:text-underline-style="none" fo:font-weight="bold" officeooo:rsid="0048eaaa" style:font-size-asian="12pt" style:font-weight-asian="bold" style:font-size-complex="12pt" style:font-weight-complex="bold"/>
    </style:style>
    <style:style style:name="T264" style:family="text">
      <style:text-properties style:font-name="Liberation Serif1" fo:font-size="12pt" style:text-underline-style="none" fo:font-weight="normal" officeooo:rsid="0030580b" style:font-size-asian="12pt" style:font-weight-asian="normal" style:font-size-complex="12pt" style:font-weight-complex="normal"/>
    </style:style>
    <style:style style:name="T265" style:family="text">
      <style:text-properties style:font-name="Liberation Serif1" fo:font-size="12pt" style:text-underline-style="none" fo:font-weight="normal" officeooo:rsid="00318393" style:font-size-asian="12pt" style:font-weight-asian="normal" style:font-size-complex="12pt" style:font-weight-complex="normal"/>
    </style:style>
    <style:style style:name="T266" style:family="text">
      <style:text-properties style:font-name="Liberation Serif1" fo:font-size="12pt" style:text-underline-style="none" fo:font-weight="normal" officeooo:rsid="003e9c3f" style:font-size-asian="12pt" style:font-weight-asian="normal" style:font-size-complex="12pt" style:font-weight-complex="normal"/>
    </style:style>
    <style:style style:name="T267" style:family="text">
      <style:text-properties style:font-name="Liberation Serif1" fo:font-size="12pt" style:font-size-asian="12pt" style:font-size-complex="12pt"/>
    </style:style>
    <style:style style:name="T268" style:family="text">
      <style:text-properties style:font-name="Liberation Serif1" fo:font-size="12pt" officeooo:rsid="004ef4f3" style:font-size-asian="12pt" style:font-size-complex="12pt"/>
    </style:style>
    <style:style style:name="T269" style:family="text">
      <style:text-properties style:font-name="Liberation Serif1" fo:font-size="12pt" officeooo:rsid="0050adbb" style:font-size-asian="12pt" style:font-size-complex="12pt"/>
    </style:style>
    <style:style style:name="T270" style:family="text">
      <style:text-properties style:font-name="Liberation Serif1" fo:font-size="12pt" officeooo:rsid="00908644" style:font-size-asian="12pt" style:font-size-complex="12pt"/>
    </style:style>
    <style:style style:name="T271" style:family="text">
      <style:text-properties style:font-name="Liberation Serif1" fo:font-size="12pt" officeooo:rsid="00e84af8" style:font-size-asian="12pt" style:font-size-complex="12pt"/>
    </style:style>
    <style:style style:name="T272" style:family="text">
      <style:text-properties style:font-name="Liberation Serif1" fo:font-size="12pt" officeooo:rsid="009231a4" style:font-size-asian="12pt" style:font-size-complex="12pt"/>
    </style:style>
    <style:style style:name="T273" style:family="text">
      <style:text-properties style:font-name="Liberation Serif1" fo:font-size="12pt" officeooo:rsid="01854543" style:font-size-asian="12pt" style:font-size-complex="12pt"/>
    </style:style>
    <style:style style:name="T274" style:family="text">
      <style:text-properties style:font-name="Liberation Serif1" fo:font-size="12pt" officeooo:rsid="018a3c97" style:font-size-asian="12pt" style:font-size-complex="12pt"/>
    </style:style>
    <style:style style:name="T275" style:family="text">
      <style:text-properties style:font-name="Liberation Serif1" fo:font-size="12pt" officeooo:rsid="018a5a2f" style:font-size-asian="12pt" style:font-size-complex="12pt"/>
    </style:style>
    <style:style style:name="T276" style:family="text">
      <style:text-properties style:font-name="Liberation Serif1" fo:font-size="12pt" officeooo:rsid="01aa299d" style:font-size-asian="12pt" style:font-size-complex="12pt"/>
    </style:style>
    <style:style style:name="T277" style:family="text">
      <style:text-properties style:font-name="Liberation Serif1" fo:font-size="12pt" officeooo:rsid="01cd0b36" style:font-size-asian="12pt" style:font-size-complex="12pt"/>
    </style:style>
    <style:style style:name="T278" style:family="text">
      <style:text-properties style:font-name="Liberation Serif1" fo:font-size="12pt" officeooo:rsid="01e0ed2a" style:font-size-asian="12pt" style:font-size-complex="12pt"/>
    </style:style>
    <style:style style:name="T279" style:family="text">
      <style:text-properties style:font-name="Liberation Serif1" fo:font-size="12pt" officeooo:rsid="01e91537" style:font-size-asian="12pt" style:font-size-complex="12pt"/>
    </style:style>
    <style:style style:name="T280" style:family="text">
      <style:text-properties style:font-name="Liberation Serif1" fo:font-size="12pt" officeooo:rsid="01f48dd2" style:font-size-asian="12pt" style:font-size-complex="12pt"/>
    </style:style>
    <style:style style:name="T281" style:family="text">
      <style:text-properties style:font-name="Liberation Serif1" fo:font-size="12pt" officeooo:rsid="0217ae72" style:font-size-asian="12pt" style:font-size-complex="12pt"/>
    </style:style>
    <style:style style:name="T282" style:family="text">
      <style:text-properties style:font-name="Liberation Serif1" officeooo:rsid="00e2f798" style:font-style-asian="normal" style:font-style-complex="normal"/>
    </style:style>
    <style:style style:name="T283" style:family="text">
      <style:text-properties style:font-name="Liberation Serif1" fo:font-weight="normal" style:font-weight-asian="normal" style:font-weight-complex="normal"/>
    </style:style>
    <style:style style:name="T284" style:family="text">
      <style:text-properties style:font-name="Liberation Serif1" officeooo:rsid="021abd0a"/>
    </style:style>
    <style:style style:name="T285" style:family="text">
      <style:text-properties style:text-underline-style="none"/>
    </style:style>
    <style:style style:name="T286" style:family="text">
      <style:text-properties style:text-underline-style="none" officeooo:rsid="00a84267"/>
    </style:style>
    <style:style style:name="T287" style:family="text">
      <style:text-properties style:text-underline-style="none" fo:font-weight="normal" style:font-weight-asian="normal" style:font-weight-complex="normal"/>
    </style:style>
    <style:style style:name="T288" style:family="text">
      <style:text-properties style:text-underline-style="none" fo:font-weight="normal" officeooo:rsid="016b934d" style:font-weight-asian="normal" style:font-weight-complex="normal"/>
    </style:style>
    <style:style style:name="T289" style:family="text">
      <style:text-properties fo:color="#000000" style:font-name="Liberation Serif1"/>
    </style:style>
    <style:style style:name="T290" style:family="text">
      <style:text-properties fo:color="#000000" style:font-name="Liberation Serif1" officeooo:rsid="00bf7d42"/>
    </style:style>
    <style:style style:name="T291" style:family="text">
      <style:text-properties fo:color="#000000" style:font-name="Liberation Serif1" officeooo:rsid="00bd8a9b"/>
    </style:style>
    <style:style style:name="T292" style:family="text">
      <style:text-properties fo:color="#000000" style:font-name="Liberation Serif1" officeooo:rsid="00bde5c8"/>
    </style:style>
    <style:style style:name="T293" style:family="text">
      <style:text-properties officeooo:rsid="00ac9e59"/>
    </style:style>
    <style:style style:name="T294" style:family="text">
      <style:text-properties officeooo:rsid="00b898e4"/>
    </style:style>
    <style:style style:name="T295" style:family="text">
      <style:text-properties officeooo:rsid="00bd8a9b"/>
    </style:style>
    <style:style style:name="T296" style:family="text">
      <style:text-properties officeooo:rsid="00bde5c8"/>
    </style:style>
    <style:style style:name="T297" style:family="text">
      <style:text-properties officeooo:rsid="00bf7d42"/>
    </style:style>
    <style:style style:name="T298" style:family="text">
      <style:text-properties officeooo:rsid="00c35146"/>
    </style:style>
    <style:style style:name="T299" style:family="text">
      <style:text-properties officeooo:rsid="00c47219"/>
    </style:style>
    <style:style style:name="T300" style:family="text">
      <style:text-properties officeooo:rsid="00c78d37"/>
    </style:style>
    <style:style style:name="T301" style:family="text">
      <style:text-properties officeooo:rsid="00c83a7d"/>
    </style:style>
    <style:style style:name="T302" style:family="text">
      <style:text-properties officeooo:rsid="00d2a623"/>
    </style:style>
    <style:style style:name="T303" style:family="text">
      <style:text-properties officeooo:rsid="00d34a0f"/>
    </style:style>
    <style:style style:name="T304" style:family="text">
      <style:text-properties officeooo:rsid="00d7d1ab"/>
    </style:style>
    <style:style style:name="T305" style:family="text">
      <style:text-properties style:font-style-asian="normal" style:font-style-complex="normal"/>
    </style:style>
    <style:style style:name="T306" style:family="text">
      <style:text-properties officeooo:rsid="00e0ea48" style:font-style-asian="normal" style:font-style-complex="normal"/>
    </style:style>
    <style:style style:name="T307" style:family="text">
      <style:text-properties officeooo:rsid="00e151dc" style:font-style-asian="normal" style:font-style-complex="normal"/>
    </style:style>
    <style:style style:name="T308" style:family="text">
      <style:text-properties officeooo:rsid="00fd0fb4" style:font-style-asian="normal" style:font-style-complex="normal"/>
    </style:style>
    <style:style style:name="T309" style:family="text">
      <style:text-properties officeooo:rsid="00eefbe2"/>
    </style:style>
    <style:style style:name="T310" style:family="text">
      <style:text-properties officeooo:rsid="00f479de"/>
    </style:style>
    <style:style style:name="T311" style:family="text">
      <style:text-properties officeooo:rsid="0104e460"/>
    </style:style>
    <style:style style:name="T312" style:family="text">
      <style:text-properties officeooo:rsid="01282af5"/>
    </style:style>
    <style:style style:name="T313" style:family="text">
      <style:text-properties officeooo:rsid="013d0172"/>
    </style:style>
    <style:style style:name="T314" style:family="text">
      <style:text-properties officeooo:rsid="013f173e"/>
    </style:style>
    <style:style style:name="T315" style:family="text">
      <style:text-properties officeooo:rsid="01409965"/>
    </style:style>
    <style:style style:name="T316" style:family="text">
      <style:text-properties style:text-line-through-style="none" style:text-line-through-type="none" style:text-underline-style="none" fo:font-weight="normal" style:text-blinking="false" style:font-weight-asian="normal" style:font-weight-complex="normal"/>
    </style:style>
    <style:style style:name="T317" style:family="text">
      <style:text-properties style:text-line-through-style="none" style:text-line-through-type="none" style:text-underline-style="none" fo:font-weight="normal" officeooo:rsid="016b934d" style:text-blinking="false" style:font-weight-asian="normal" style:font-weight-complex="normal"/>
    </style:style>
    <style:style style:name="T318" style:family="text">
      <style:text-properties style:text-line-through-style="none" style:text-line-through-type="none" style:text-underline-style="none" fo:font-weight="normal" officeooo:rsid="0175142a" style:text-blinking="false" style:font-weight-asian="normal" style:font-weight-complex="normal"/>
    </style:style>
    <style:style style:name="T319" style:family="text">
      <style:text-properties officeooo:rsid="01abce1f"/>
    </style:style>
    <style:style style:name="T32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21" style:family="text">
      <style:text-properties fo:font-size="12pt" fo:font-style="normal" fo:font-weight="normal" officeooo:rsid="01b135e2" style:font-size-asian="12pt" style:font-style-asian="normal" style:font-weight-asian="normal" style:font-size-complex="12pt" style:font-style-complex="normal" style:font-weight-complex="normal"/>
    </style:style>
    <style:style style:name="T322" style:family="text">
      <style:text-properties fo:font-size="12pt" fo:font-style="normal" fo:font-weight="normal" officeooo:rsid="01d84bf9" style:font-size-asian="12pt" style:font-style-asian="normal" style:font-weight-asian="normal" style:font-size-complex="12pt" style:font-style-complex="normal" style:font-weight-complex="normal"/>
    </style:style>
    <style:style style:name="T323" style:family="text">
      <style:text-properties fo:font-size="12pt" style:font-size-asian="12pt" style:font-size-complex="12pt"/>
    </style:style>
    <style:style style:name="T324" style:family="text">
      <style:text-properties fo:font-size="12pt" officeooo:rsid="021e5279" style:font-size-asian="12pt" style:font-size-complex="12pt"/>
    </style:style>
    <style:style style:name="T325" style:family="text">
      <style:text-properties fo:font-size="12pt" officeooo:rsid="0220fea7" style:font-size-asian="12pt" style:font-size-complex="12pt"/>
    </style:style>
    <style:style style:name="T326" style:family="text">
      <style:text-properties fo:font-size="12pt" fo:font-style="italic" style:font-size-asian="12pt" style:font-style-asian="italic" style:font-size-complex="12pt" style:font-style-complex="italic"/>
    </style:style>
    <style:style style:name="T327" style:family="text">
      <style:text-properties officeooo:rsid="01c438e1"/>
    </style:style>
    <style:style style:name="T328" style:family="text">
      <style:text-properties officeooo:rsid="01c44451"/>
    </style:style>
    <style:style style:name="T329" style:family="text">
      <style:text-properties officeooo:rsid="01c56a54"/>
    </style:style>
    <style:style style:name="T330" style:family="text">
      <style:text-properties officeooo:rsid="01c90db4"/>
    </style:style>
    <style:style style:name="T331" style:family="text">
      <style:text-properties fo:letter-spacing="normal" officeooo:rsid="01c90db4"/>
    </style:style>
    <style:style style:name="T332" style:family="text">
      <style:text-properties officeooo:rsid="01cf11ea"/>
    </style:style>
    <style:style style:name="T333" style:family="text">
      <style:text-properties officeooo:rsid="01dac4b4"/>
    </style:style>
    <style:style style:name="T334" style:family="text">
      <style:text-properties officeooo:rsid="01de330a"/>
    </style:style>
    <style:style style:name="T335" style:family="text">
      <style:text-properties officeooo:rsid="01e91537"/>
    </style:style>
    <style:style style:name="T336" style:family="text">
      <style:text-properties officeooo:rsid="01e941b7"/>
    </style:style>
    <style:style style:name="T337" style:family="text">
      <style:text-properties officeooo:rsid="01f70a10"/>
    </style:style>
    <style:style style:name="T338" style:family="text">
      <style:text-properties officeooo:rsid="01fc2ece"/>
    </style:style>
    <style:style style:name="T339" style:family="text">
      <style:text-properties officeooo:rsid="0203834b"/>
    </style:style>
    <style:style style:name="T340" style:family="text">
      <style:text-properties officeooo:rsid="0204daaf"/>
    </style:style>
    <style:style style:name="T341" style:family="text">
      <style:text-properties officeooo:rsid="0206bcde"/>
    </style:style>
    <style:style style:name="T342" style:family="text">
      <style:text-properties officeooo:rsid="02072d88"/>
    </style:style>
    <style:style style:name="T343" style:family="text">
      <style:text-properties officeooo:rsid="0210e084"/>
    </style:style>
    <style:style style:name="T344" style:family="text">
      <style:text-properties style:font-name="Century Schoolbook 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4%"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fo:padding="0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p text:style-name="P191"><text:a xlink:type="simple" xlink:href="#__RefHeading___Toc780_24903913" text:style-name="Index_20_Link" text:visited-style-name="Index_20_Link">1. Project framework<text:tab/>5</text:a></text:p>
          <text:p text:style-name="P192"><text:a xlink:type="simple" xlink:href="#__RefHeading___Toc782_24903913" text:style-name="Index_20_Link" text:visited-style-name="Index_20_Link">1.1 Introduction<text:tab/>5</text:a></text:p>
          <text:p text:style-name="P192"><text:a xlink:type="simple" xlink:href="#__RefHeading___Toc784_24903913" text:style-name="Index_20_Link" text:visited-style-name="Index_20_Link">1.2 All Around the World enterprise “</text:a><text:a xlink:type="simple" xlink:href="#__RefHeading___Toc784_24903913" text:style-name="Index_20_Link" text:visited-style-name="Index_20_Link"><text:span text:style-name="T24">AAW</text:span></text:a><text:a xlink:type="simple" xlink:href="#__RefHeading___Toc784_24903913" text:style-name="Index_20_Link" text:visited-style-name="Index_20_Link"><text:span text:style-name="T10">”</text:span></text:a><text:a xlink:type="simple" xlink:href="#__RefHeading___Toc784_24903913" text:style-name="Index_20_Link" text:visited-style-name="Index_20_Link"><text:tab/>6</text:a></text:p>
          <text:p text:style-name="P192"><text:a xlink:type="simple" xlink:href="#__RefHeading___Toc1138_24903913" text:style-name="Index_20_Link" text:visited-style-name="Index_20_Link">1.3 Open source VS closed source<text:tab/>7</text:a></text:p>
          <text:p text:style-name="P193"><text:a xlink:type="simple" xlink:href="#__RefHeading___Toc1140_24903913" text:style-name="Index_20_Link" text:visited-style-name="Index_20_Link">1.3.1 Open source<text:tab/>7</text:a></text:p>
          <text:p text:style-name="P193"><text:a xlink:type="simple" xlink:href="#__RefHeading___Toc1142_24903913" text:style-name="Index_20_Link" text:visited-style-name="Index_20_Link">1.3.2 Closed source<text:tab/>7</text:a></text:p>
          <text:p text:style-name="P193"><text:a xlink:type="simple" xlink:href="#__RefHeading___Toc1144_24903913" text:style-name="Index_20_Link" text:visited-style-name="Index_20_Link"><text:span text:style-name="T10">1.3.3 </text:span></text:a><text:a xlink:type="simple" xlink:href="#__RefHeading___Toc1144_24903913" text:style-name="Index_20_Link" text:visited-style-name="Index_20_Link"><text:span text:style-name="T10">D</text:span></text:a><text:a xlink:type="simple" xlink:href="#__RefHeading___Toc1144_24903913" text:style-name="Index_20_Link" text:visited-style-name="Index_20_Link"><text:span text:style-name="T10">ifference between open source and closed source<text:tab/>7</text:span></text:a></text:p>
          <text:p text:style-name="P193"><text:a xlink:type="simple" xlink:href="#__RefHeading___Toc1148_24903913" text:style-name="Index_20_Link" text:visited-style-name="Index_20_Link">1.4.1 Agile method<text:tab/>8</text:a></text:p>
          <text:p text:style-name="P191"><text:a xlink:type="simple" xlink:href="#__RefHeading___Toc1150_24903913" text:style-name="Index_20_Link" text:visited-style-name="Index_20_Link">2 Project scope<text:tab/>9</text:a></text:p>
          <text:p text:style-name="P192"><text:a xlink:type="simple" xlink:href="#__RefHeading___Toc1152_24903913" text:style-name="Index_20_Link" text:visited-style-name="Index_20_Link">2.1 Introduction<text:tab/>9</text:a></text:p>
          <text:p text:style-name="P192"><text:a xlink:type="simple" xlink:href="#__RefHeading___Toc1154_24903913" text:style-name="Index_20_Link" text:visited-style-name="Index_20_Link">2.2 Analysis of existing requirement tools<text:tab/>9</text:a></text:p>
          <text:p text:style-name="P193"><text:a xlink:type="simple" xlink:href="#__RefHeading___Toc1156_24903913" text:style-name="Index_20_Link" text:visited-style-name="Index_20_Link">2.2.1 Commercial tools<text:tab/>9</text:a></text:p>
          <text:p text:style-name="P193"><text:a xlink:type="simple" xlink:href="#__RefHeading___Toc1158_24903913" text:style-name="Index_20_Link" text:visited-style-name="Index_20_Link">2.2.2 In house tools<text:tab/>11</text:a></text:p>
          <text:p text:style-name="P193"><text:a xlink:type="simple" xlink:href="#__RefHeading___Toc1160_24903913" text:style-name="Index_20_Link" text:visited-style-name="Index_20_Link">2.2.3 Open source tools<text:tab/>12</text:a></text:p>
          <text:p text:style-name="P192"><text:a xlink:type="simple" xlink:href="#__RefHeading___Toc1162_24903913" text:style-name="Index_20_Link" text:visited-style-name="Index_20_Link">2.3 scoping processing<text:tab/>13</text:a></text:p>
          <text:p text:style-name="P193"><text:a xlink:type="simple" xlink:href="#__RefHeading___Toc1164_24903913" text:style-name="Index_20_Link" text:visited-style-name="Index_20_Link">2.3.1 Business process analysis<text:tab/>13</text:a></text:p>
          <text:p text:style-name="P193"><text:a xlink:type="simple" xlink:href="#__RefHeading___Toc1166_24903913" text:style-name="Index_20_Link" text:visited-style-name="Index_20_Link">2.3.2 Functionality process analysis<text:tab/>15</text:a></text:p>
          <text:p text:style-name="P193"><text:a xlink:type="simple" xlink:href="#__RefHeading___Toc1168_24903913" text:style-name="Index_20_Link" text:visited-style-name="Index_20_Link"><text:span text:style-name="T10">2.3.3 </text:span></text:a><text:a xlink:type="simple" xlink:href="#__RefHeading___Toc1168_24903913" text:style-name="Index_20_Link" text:visited-style-name="Index_20_Link"><text:span text:style-name="T10">Business process analysis tools</text:span></text:a><text:a xlink:type="simple" xlink:href="#__RefHeading___Toc1168_24903913" text:style-name="Index_20_Link" text:visited-style-name="Index_20_Link"><text:span text:style-name="T10"><text:tab/>15</text:span></text:a></text:p>
          <text:p text:style-name="P193"><text:a xlink:type="simple" xlink:href="#__RefHeading___Toc1172_24903913" text:style-name="Index_20_Link" text:visited-style-name="Index_20_Link">2.3.4 Benefits analysis<text:tab/>16</text:a></text:p>
          <text:p text:style-name="P192"><text:a xlink:type="simple" xlink:href="#__RefHeading___Toc1174_24903913" text:style-name="Index_20_Link" text:visited-style-name="Index_20_Link">2.4 Requirement management<text:tab/>16</text:a></text:p>
          <text:p text:style-name="P193"><text:a xlink:type="simple" xlink:href="#__RefHeading___Toc1176_24903913" text:style-name="Index_20_Link" text:visited-style-name="Index_20_Link">2.4.1 Introduction<text:tab/>16</text:a></text:p>
          <text:p text:style-name="P193"><text:a xlink:type="simple" xlink:href="#__RefHeading___Toc1178_24903913" text:style-name="Index_20_Link" text:visited-style-name="Index_20_Link">2.4.2 Search<text:tab/>17</text:a></text:p>
          <text:p text:style-name="P193"><text:a xlink:type="simple" xlink:href="#__RefHeading___Toc1180_24903913" text:style-name="Index_20_Link" text:visited-style-name="Index_20_Link">2.4.3 Elicitation<text:tab/>23</text:a></text:p>
          <text:p text:style-name="P193"><text:a xlink:type="simple" xlink:href="#__RefHeading___Toc2973_204083410" text:style-name="Index_20_Link" text:visited-style-name="Index_20_Link">2.4.4 Gathering<text:tab/>32</text:a></text:p>
          <text:p text:style-name="P193"><text:a xlink:type="simple" xlink:href="#__RefHeading___Toc2975_204083410" text:style-name="Index_20_Link" text:visited-style-name="Index_20_Link">2.4.5 Analysis<text:tab/>34</text:a></text:p>
          <text:p text:style-name="P193"><text:a xlink:type="simple" xlink:href="#__RefHeading___Toc1186_24903913" text:style-name="Index_20_Link" text:visited-style-name="Index_20_Link">2.4.6 Validation / Verification<text:tab/>35</text:a></text:p>
          <text:p text:style-name="P193"><text:a xlink:type="simple" xlink:href="#__RefHeading___Toc1188_24903913" text:style-name="Index_20_Link" text:visited-style-name="Index_20_Link">2.4.7 Categorization<text:tab/>37</text:a></text:p>
          <text:p text:style-name="P193"><text:a xlink:type="simple" xlink:href="#__RefHeading___Toc1190_24903913" text:style-name="Index_20_Link" text:visited-style-name="Index_20_Link">2.4.8 De-duplication<text:tab/>37</text:a></text:p>
          <text:p text:style-name="P192"><text:a xlink:type="simple" xlink:href="#__RefHeading___Toc1192_24903913" text:style-name="Index_20_Link" text:visited-style-name="Index_20_Link">2.5 Collaboration<text:tab/>38</text:a></text:p>
          <text:p text:style-name="P192"><text:a xlink:type="simple" xlink:href="#__RefHeading___Toc1194_24903913" text:style-name="Index_20_Link" text:visited-style-name="Index_20_Link">2.6 User right management<text:tab/>38</text:a></text:p>
          <text:p text:style-name="P193"><text:a xlink:type="simple" xlink:href="#__RefHeading___Toc13577_1414754" text:style-name="Index_20_Link" text:visited-style-name="Index_20_Link">2.6.1 User management<text:tab/>38</text:a></text:p>
          <text:p text:style-name="P193"><text:a xlink:type="simple" xlink:href="#__RefHeading___Toc13579_1414754" text:style-name="Index_20_Link" text:visited-style-name="Index_20_Link">2.6.2 User rights<text:tab/>38</text:a></text:p>
          <text:p text:style-name="P193"><text:a xlink:type="simple" xlink:href="#__RefHeading___Toc13581_1414754" text:style-name="Index_20_Link" text:visited-style-name="Index_20_Link">2.6.3 Roles &amp; permissions<text:tab/>38</text:a></text:p>
          <text:p text:style-name="P194"><text:a xlink:type="simple" xlink:href="#__RefHeading___Toc13677_1414754" text:style-name="Index_20_Link" text:visited-style-name="Index_20_Link">2.6.3.1 Customers<text:tab/>38</text:a></text:p>
          <text:p text:style-name="P193"><text:a xlink:type="simple" xlink:href="#__RefHeading___Toc13583_1414754" text:style-name="Index_20_Link" text:visited-style-name="Index_20_Link">2.6.4 Adding user<text:tab/>39</text:a></text:p>
          <text:p text:style-name="P193"><text:a xlink:type="simple" xlink:href="#__RefHeading___Toc13587_1414754" text:style-name="Index_20_Link" text:visited-style-name="Index_20_Link">2.6.5 Removing users<text:tab/>39</text:a></text:p>
          <text:p text:style-name="P192"><text:a xlink:type="simple" xlink:href="#__RefHeading___Toc1196_24903913" text:style-name="Index_20_Link" text:visited-style-name="Index_20_Link">2.7 Version control<text:tab/>39</text:a></text:p>
          <text:p text:style-name="P192"><text:a xlink:type="simple" xlink:href="#__RefHeading___Toc1198_24903913" text:style-name="Index_20_Link" text:visited-style-name="Index_20_Link">2.8 Visualization<text:tab/>41</text:a></text:p>
          <text:p text:style-name="P192"><text:a xlink:type="simple" xlink:href="#__RefHeading___Toc1200_24903913" text:style-name="Index_20_Link" text:visited-style-name="Index_20_Link">2.9 Synchronization UI-s<text:tab/>41</text:a></text:p>
          <text:p text:style-name="P193"><text:a xlink:type="simple" xlink:href="#__RefHeading___Toc3026_1940359603" text:style-name="Index_20_Link" text:visited-style-name="Index_20_Link">2.9.1 Test<text:tab/>41</text:a></text:p>
          <text:p text:style-name="P194"><text:a xlink:type="simple" xlink:href="#__RefHeading___Toc8254_1414754" text:style-name="Index_20_Link" text:visited-style-name="Index_20_Link">2.9.1.1 Virtual machine<text:tab/>41</text:a></text:p>
          <text:p text:style-name="P194"><text:a xlink:type="simple" xlink:href="#__RefHeading___Toc8256_1414754" text:style-name="Index_20_Link" text:visited-style-name="Index_20_Link">2.9.1.2 Snapshot<text:tab/>42</text:a></text:p>
          <text:p text:style-name="P194"><text:a xlink:type="simple" xlink:href="#__RefHeading___Toc8286_1414754" text:style-name="Index_20_Link" text:visited-style-name="Index_20_Link">2.9.1.3 Snapshot testing<text:tab/>42</text:a></text:p>
          <text:p text:style-name="P191"><text:a xlink:type="simple" xlink:href="#__RefHeading___Toc1202_24903913" text:style-name="Index_20_Link" text:visited-style-name="Index_20_Link">3 Design<text:tab/>43</text:a></text:p>
          <text:p text:style-name="P192"><text:soft-page-break/><text:a xlink:type="simple" xlink:href="#__RefHeading___Toc3627_213828099" text:style-name="Index_20_Link" text:visited-style-name="Index_20_Link">3.1 Concept<text:tab/>43</text:a></text:p>
          <text:p text:style-name="P193"><text:a xlink:type="simple" xlink:href="#__RefHeading___Toc1208_24903913" text:style-name="Index_20_Link" text:visited-style-name="Index_20_Link">3.1.1 On-line work<text:tab/>43</text:a></text:p>
          <text:p text:style-name="P193"><text:a xlink:type="simple" xlink:href="#__RefHeading___Toc1210_24903913" text:style-name="Index_20_Link" text:visited-style-name="Index_20_Link">3.1.2 Off-line work<text:tab/>43</text:a></text:p>
          <text:p text:style-name="P193"><text:a xlink:type="simple" xlink:href="#__RefHeading___Toc1212_24903913" text:style-name="Index_20_Link" text:visited-style-name="Index_20_Link">3.1.3 Conclusion<text:tab/>43</text:a></text:p>
          <text:p text:style-name="P192"><text:a xlink:type="simple" xlink:href="#__RefHeading___Toc1214_24903913" text:style-name="Index_20_Link" text:visited-style-name="Index_20_Link">3.2 Use cases<text:tab/>43</text:a></text:p>
          <text:p text:style-name="P193"><text:a xlink:type="simple" xlink:href="#__RefHeading___Toc8854_336531488" text:style-name="Index_20_Link" text:visited-style-name="Index_20_Link">3.2.1 General use case<text:tab/>44</text:a></text:p>
          <text:p text:style-name="P193"><text:a xlink:type="simple" xlink:href="#__RefHeading___Toc8930_336531488" text:style-name="Index_20_Link" text:visited-style-name="Index_20_Link">3.2.2 Use case refinement “</text:a><text:a xlink:type="simple" xlink:href="#__RefHeading___Toc8930_336531488" text:style-name="Index_20_Link" text:visited-style-name="Index_20_Link"><text:span text:style-name="T24">Manage Database”</text:span></text:a><text:a xlink:type="simple" xlink:href="#__RefHeading___Toc8930_336531488" text:style-name="Index_20_Link" text:visited-style-name="Index_20_Link"><text:tab/>45</text:a></text:p>
          <text:p text:style-name="P193"><text:a xlink:type="simple" xlink:href="#__RefHeading___Toc8932_336531488" text:style-name="Index_20_Link" text:visited-style-name="Index_20_Link">3.2.3 Use case refinement “</text:a><text:a xlink:type="simple" xlink:href="#__RefHeading___Toc8932_336531488" text:style-name="Index_20_Link" text:visited-style-name="Index_20_Link"><text:span text:style-name="T24">Manage requirement views</text:span></text:a><text:a xlink:type="simple" xlink:href="#__RefHeading___Toc8932_336531488" text:style-name="Index_20_Link" text:visited-style-name="Index_20_Link">”<text:tab/>46</text:a></text:p>
          <text:p text:style-name="P193"><text:a xlink:type="simple" xlink:href="#__RefHeading___Toc8934_336531488" text:style-name="Index_20_Link" text:visited-style-name="Index_20_Link"><text:span text:style-name="T10">3.2.4 Use case refinement “</text:span></text:a><text:a xlink:type="simple" xlink:href="#__RefHeading___Toc8934_336531488" text:style-name="Index_20_Link" text:visited-style-name="Index_20_Link"><text:span text:style-name="T24">Edit attributes</text:span></text:a><text:a xlink:type="simple" xlink:href="#__RefHeading___Toc8934_336531488" text:style-name="Index_20_Link" text:visited-style-name="Index_20_Link"><text:span text:style-name="T10">”</text:span></text:a><text:a xlink:type="simple" xlink:href="#__RefHeading___Toc8934_336531488" text:style-name="Index_20_Link" text:visited-style-name="Index_20_Link"><text:tab/>47</text:a></text:p>
          <text:p text:style-name="P192"><text:a xlink:type="simple" xlink:href="#__RefHeading___Toc1216_24903913" text:style-name="Index_20_Link" text:visited-style-name="Index_20_Link">3.3 Data base format/Entry form<text:tab/>48</text:a></text:p>
          <text:p text:style-name="P192"><text:a xlink:type="simple" xlink:href="#__RefHeading___Toc1218_24903913" text:style-name="Index_20_Link" text:visited-style-name="Index_20_Link">3.4 Setting up<text:tab/>49</text:a></text:p>
          <text:p text:style-name="P193"><text:a xlink:type="simple" xlink:href="#__RefHeading___Toc1220_24903913" text:style-name="Index_20_Link" text:visited-style-name="Index_20_Link">3.4.1 Users<text:tab/>49</text:a></text:p>
          <text:p text:style-name="P193"><text:a xlink:type="simple" xlink:href="#__RefHeading___Toc1222_24903913" text:style-name="Index_20_Link" text:visited-style-name="Index_20_Link">3.4.2 Crowdsourcing<text:tab/>49</text:a></text:p>
          <text:p text:style-name="P193"><text:a xlink:type="simple" xlink:href="#__RefHeading___Toc1224_24903913" text:style-name="Index_20_Link" text:visited-style-name="Index_20_Link">3.4.3 Development environment<text:tab/>50</text:a></text:p>
          <text:p text:style-name="P192"><text:a xlink:type="simple" xlink:href="#__RefHeading___Toc1226_24903913" text:style-name="Index_20_Link" text:visited-style-name="Index_20_Link">3.5 Data structure<text:tab/>50</text:a></text:p>
          <text:p text:style-name="P191"><text:a xlink:type="simple" xlink:href="#__RefHeading___Toc1228_24903913" text:style-name="Index_20_Link" text:visited-style-name="Index_20_Link">4 Development<text:tab/>50</text:a></text:p>
          <text:p text:style-name="P192"><text:a xlink:type="simple" xlink:href="#__RefHeading___Toc1230_24903913" text:style-name="Index_20_Link" text:visited-style-name="Index_20_Link">4.1 Use languages<text:tab/>50</text:a></text:p>
          <text:p text:style-name="P192"><text:a xlink:type="simple" xlink:href="#__RefHeading___Toc1232_24903913" text:style-name="Index_20_Link" text:visited-style-name="Index_20_Link">4.2 Node JS<text:tab/>50</text:a></text:p>
          <text:p text:style-name="P192"><text:a xlink:type="simple" xlink:href="#__RefHeading___Toc3454_1432854546" text:style-name="Index_20_Link" text:visited-style-name="Index_20_Link">4.3 Angular JS<text:tab/>51</text:a></text:p>
          <text:p text:style-name="P192"><text:a xlink:type="simple" xlink:href="#__RefHeading___Toc1234_24903913" text:style-name="Index_20_Link" text:visited-style-name="Index_20_Link">4.4 Html5<text:tab/>51</text:a></text:p>
        </text:index-body>
      </text:table-of-content>
      <text:p text:style-name="Standard"/>
      <text:p text:style-name="Standard"><text:line-break/></text:p>
      <text:p text:style-name="Standard"/>
      <text:p text:style-name="Standard"/>
      <text:p text:style-name="Standard"/>
      <text:p text:style-name="P10"/>
      <text:h text:style-name="P378" text:outline-level="1"><text:bookmark-start text:name="__RefHeading___Toc780_24903913"/>1. Project framewor<text:span text:style-name="T36">k</text:span><text:bookmark-end text:name="__RefHeading___Toc780_24903913"/></text:h>
      <text:h text:style-name="P355" text:outline-level="2"><text:bookmark-start text:name="__RefHeading___Toc782_24903913"/><text:span text:style-name="T235">1.1 </text:span>Introduction<text:bookmark-end text:name="__RefHeading___Toc782_24903913"/></text:h>
      <text:list xml:id="list6506500816053149485" text:style-name="L1">
        <text:list-item>
          <text:p text:style-name="P384">Main objective</text:p>
          <text:p text:style-name="P384">The project is going to be used by the engineers of <text:s/>the company to cooperate in the management of specifications. It <text:s/>is written in several languages “<text:span text:style-name="T24">NodeJS, HTML5, MySQL, Perl5 …</text:span><text:span text:style-name="T10">”, the target medium of this project is </text:span><text:span text:style-name="T24">LINUX</text:span><text:span text:style-name="T10">. The project is used in a console “</text:span><text:span text:style-name="T24">Terminal, middle prefer by the engineer</text:span><text:span text:style-name="T10">” and also in a graphical interface for non-technical users. </text:span><text:span text:style-name="T11">Documentation for the user will also be developed. </text:span></text:p>
        </text:list-item>
        <text:list-item>
          <text:p text:style-name="P384"><text:span text:style-name="T51">Nature</text:span> </text:p>
          <text:p text:style-name="P384">The project consists of the development of interfaces specific to the type of the user. Interfacing with an application of existing specifications in the company. Improved the existing application.</text:p>
        </text:list-item>
        <text:list-item>
          <text:p text:style-name="P384">Targeted audience</text:p>
          <text:p text:style-name="P384">The project targets the following audience.</text:p>
          <text:list>
            <text:list-item>
              <text:p text:style-name="P424">Engineers of the company.</text:p>
              <text:list>
                <text:list-item>
                  <text:p text:style-name="P424"><text:s/>Engineers use a distributed development model.</text:p>
                </text:list-item>
              </text:list>
            </text:list-item>
            <text:list-item>
              <text:p text:style-name="P424">Product management.</text:p>
            </text:list-item>
            <text:list-item>
              <text:p text:style-name="P424">The marketing group.</text:p>
              <text:list>
                <text:list-item>
                  <text:p text:style-name="P424"><text:s/>Non-technical group.</text:p>
                </text:list-item>
              </text:list>
            </text:list-item>
            <text:list-item>
              <text:p text:style-name="P428">The users.</text:p>
            </text:list-item>
          </text:list>
        </text:list-item>
        <text:list-item>
          <text:p text:style-name="P430">Content description</text:p>
          <text:list>
            <text:list-item>
              <text:p text:style-name="P425">Collection of user requests. </text:p>
            </text:list-item>
            <text:list-item>
              <text:p text:style-name="P425">Development of interfaces specific to the type of the users.</text:p>
            </text:list-item>
            <text:list-item>
              <text:p text:style-name="P426">Analysis of the applications of <text:s/>management of specifications present in the company.</text:p>
            </text:list-item>
            <text:list-item>
              <text:p text:style-name="P426">Study of the market of applications of management of specification.</text:p>
            </text:list-item>
            <text:list-item>
              <text:p text:style-name="P426">Analysis of the methods used for the processing of specification in the company.</text:p>
            </text:list-item>
            <text:list-item>
              <text:p text:style-name="P427"><text:span text:style-name="T10">Study of the research on the specification, particularly “</text:span><text:span text:style-name="T24">Requirement crowd sourcing</text:span><text:span text:style-name="T10">”.</text:span></text:p>
            </text:list-item>
            <text:list-item>
              <text:p text:style-name="P426"><text:soft-page-break/>Proposal for improvement for the application of the load management.</text:p>
            </text:list-item>
            <text:list-item>
              <text:p text:style-name="P426">Implementation of proposals accepted by the company.</text:p>
            </text:list-item>
            <text:list-item>
              <text:p text:style-name="P429">Test as part of an existing project containing a large number of loads.</text:p>
            </text:list-item>
          </text:list>
        </text:list-item>
      </text:list>
      <text:h text:style-name="P357" text:outline-level="2"><text:bookmark-start text:name="__RefHeading___Toc784_24903913"/><text:span text:style-name="T235">1.2 </text:span>All Around the World enterprise “<text:span text:style-name="T24">AAW</text:span><text:span text:style-name="T10">”</text:span><text:bookmark-end text:name="__RefHeading___Toc784_24903913"/></text:h>
      <text:list xml:id="list3994133534724116581" text:style-name="L2">
        <text:list-item>
          <text:list>
            <text:list-item>
              <text:list>
                <text:list-item>
                  <text:p text:style-name="P447"><text:bookmark-start text:name="__RefHeading___Toc1126_24903913"/>Presentation<text:bookmark-end text:name="__RefHeading___Toc1126_24903913"/></text:p>
                </text:list-item>
              </text:list>
            </text:list-item>
          </text:list>
        </text:list-item>
      </text:list>
      <text:p text:style-name="P7"><text:bookmark-start text:name="__RefHeading___Toc8959_336531488"/><text:span text:style-name="T324">A</text:span><text:span text:style-name="T323">ll Around the World “</text:span><text:span text:style-name="T326">AAW</text:span><text:span text:style-name="T323">”, a joint stock company with a single partner, has been active since 2013. </text:span><text:span text:style-name="T325">headquartered in France with a keen tendency towards Agile software development and a healthy obsession for Perl. The work is their passion and clients from all around the world are relying on they for Agile training, software audits, systems development and maintenance.</text:span><text:bookmark-end text:name="__RefHeading___Toc8959_336531488"/></text:p>
      <text:p text:style-name="P9"><draw:frame draw:style-name="fr2" draw:name="Image32" text:anchor-type="paragraph" svg:x="0.1354in" svg:y="0.1457in" svg:width="6.3543in" svg:height="3.348in" draw:z-index="87"><draw:image xlink:href="Pictures/10000000000005450000023237E11FC4E42E5192.png" xlink:type="simple" xlink:show="embed" xlink:actuate="onLoad"/></draw:frame><text:tab/></text:p>
      <text:list xml:id="list6700351621279422776" text:style-name="L3">
        <text:list-item>
          <text:p text:style-name="P386"><text:bookmark-start text:name="__RefHeading___Toc8961_336531488"/>Training<text:bookmark-end text:name="__RefHeading___Toc8961_336531488"/></text:p>
        </text:list-item>
      </text:list>
      <text:p text:style-name="P7"><text:bookmark-start text:name="__RefHeading___Toc8963_336531488"/>Compelling training is one of the most cost-effective ways of improving the employees productivity. All Around The World offers training that focuses on the real needs and specializes in software testing, Perl development and improving the Agile development practices.<text:bookmark-end text:name="__RefHeading___Toc8963_336531488"/></text:p>
      <text:p text:style-name="P7"><text:bookmark-start text:name="__RefHeading___Toc8965_336531488"/>While they also offer custom training including simply pairing with the developers they also have a variety of “ready to go” training courses, including:<text:bookmark-end text:name="__RefHeading___Toc8965_336531488"/></text:p>
      <text:list xml:id="list6968165259852103573" text:style-name="L4">
        <text:list-item>
          <text:p text:style-name="P449"><text:bookmark-start text:name="__RefHeading___Toc8967_336531488"/>Introduction to Perl<text:bookmark-end text:name="__RefHeading___Toc8967_336531488"/></text:p>
        </text:list-item>
        <text:list-item>
          <text:p text:style-name="P385"><text:bookmark-start text:name="__RefHeading___Toc8969_336531488"/><text:soft-page-break/>Testing from Zero to Hero<text:bookmark-end text:name="__RefHeading___Toc8969_336531488"/></text:p>
        </text:list-item>
        <text:list-item>
          <text:p text:style-name="P385"><text:bookmark-start text:name="__RefHeading___Toc8971_336531488"/>Agile Companies Go POP<text:bookmark-end text:name="__RefHeading___Toc8971_336531488"/></text:p>
        </text:list-item>
      </text:list>
      <text:h text:style-name="P357" text:outline-level="2"><text:bookmark-start text:name="__RefHeading___Toc1138_24903913"/><text:span text:style-name="T236">1.3 </text:span>Open source VS closed source <text:bookmark-end text:name="__RefHeading___Toc1138_24903913"/></text:h>
      <text:h text:style-name="P369" text:outline-level="3"><text:bookmark-start text:name="__RefHeading___Toc1140_24903913"/><text:span text:style-name="T236">1.3.1 </text:span>Open source <text:bookmark-end text:name="__RefHeading___Toc1140_24903913"/></text:h>
      <text:p text:style-name="P15">Open <text:span text:style-name="T342">S</text:span>ource <text:span text:style-name="T342">S</text:span>oftware “<text:span text:style-name="T24">OSS</text:span><text:span text:style-name="T10">”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2">Open source software is the most prominent example of open source development and often compared to “</text:span><text:span text:style-name="T25">technically defined</text:span><text:span text:style-name="T12">” user-generated content or “</text:span><text:span text:style-name="T25">legally defined</text:span><text:span text:style-name="T12">” open-content movements.</text:span><text:span text:style-name="T15">[7]</text:span><text:span text:style-name="T12">,</text:span><text:span text:style-name="T14">[8]</text:span><text:span text:style-name="T12"> </text:span></text:p>
      <text:p text:style-name="P60">Example:<text:span text:style-name="T46"> “Linux, Mozilla Firefox, Java, MySql ...”</text:span></text:p>
      <text:h text:style-name="P369" text:outline-level="3"><text:bookmark-start text:name="__RefHeading___Toc1142_24903913"/><text:span text:style-name="T236">1.3.2 </text:span>Closed source <text:bookmark-end text:name="__RefHeading___Toc1142_24903913"/></text:h>
      <text:p text:style-name="P71"><text:span text:style-name="T12">Closed source software or “</text:span><text:span text:style-name="T25">proprietary</text:span><text:span text:style-name="T12">” is a type of computer program source code development. With closed source software, the source code is not shared with the public for anyone to look or make changes to. Closed source is the opposite of open source.</text:span><text:span text:style-name="T14">[9]</text:span></text:p>
      <text:p text:style-name="P44">Example: <text:span text:style-name="T46">“Windows, Microsoft office, IOS ...”</text:span></text:p>
      <text:h text:style-name="P375" text:outline-level="3"><text:bookmark-start text:name="__RefHeading___Toc1144_24903913"/><text:span text:style-name="T13">1.3.3 </text:span><text:span text:style-name="T12">D</text:span><text:span text:style-name="T10">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182">CLOSED SOURCE SOFTWARE</text:p>
            </table:table-cell>
            <table:table-cell table:style-name="Table1.B1" office:value-type="string">
              <text:p text:style-name="P182">OPEN SOURCE SOFTWARE</text:p>
            </table:table-cell>
          </table:table-row>
        </table:table-header-rows>
        <table:table-row>
          <table:table-cell table:style-name="Table1.A6" office:value-type="string">
            <text:p text:style-name="P169">Protected by copyrights, sold to earn money.</text:p>
          </table:table-cell>
          <table:table-cell table:style-name="Table1.B6" office:value-type="string">
            <text:p text:style-name="P169">Software is distributed free of cost</text:p>
          </table:table-cell>
        </table:table-row>
        <table:table-row>
          <table:table-cell table:style-name="Table1.A6" office:value-type="string">
            <text:p text:style-name="P169">Development is centralized, undertaken by expert developers.</text:p>
          </table:table-cell>
          <table:table-cell table:style-name="Table1.B6" office:value-type="string">
            <text:p text:style-name="P169">Any individual can develop or modify the software.</text:p>
          </table:table-cell>
        </table:table-row>
        <table:table-row>
          <table:table-cell table:style-name="Table1.A6" office:value-type="string">
            <text:p text:style-name="P169">Quality assurance and bug removal is done by small team.</text:p>
          </table:table-cell>
          <table:table-cell table:style-name="Table1.B6" office:value-type="string">
            <text:p text:style-name="P169">Huge no. of individuals are available for improving quality and bug removal.</text:p>
          </table:table-cell>
        </table:table-row>
        <table:table-row>
          <table:table-cell table:style-name="Table1.A6" office:value-type="string">
            <text:p text:style-name="P169">Software requirements are finalized by organization itself.</text:p>
          </table:table-cell>
          <table:table-cell table:style-name="Table1.B6" office:value-type="string">
            <text:p text:style-name="P169">User can modify or develop a software as per his own needs.</text:p>
          </table:table-cell>
        </table:table-row>
        <table:table-row>
          <table:table-cell table:style-name="Table1.A6" office:value-type="string">
            <text:p text:style-name="P169">Formal risk assessment process – monitored and managed throughout project.</text:p>
          </table:table-cell>
          <table:table-cell table:style-name="Table1.B6" office:value-type="string">
            <text:p text:style-name="P169">No formal risk assessment process.</text:p>
          </table:table-cell>
        </table:table-row>
      </table:table>
      <text:p text:style-name="P155"><text:soft-page-break/></text:p>
      <text:p text:style-name="P155"><text:span text:style-name="T236">1.4 </text:span>Sources and methods </text:p>
      <text:h text:style-name="P369" text:outline-level="3"><text:bookmark-start text:name="__RefHeading___Toc1148_24903913"/><text:span text:style-name="T236">1.4.1 </text:span>Agile method<text:bookmark-end text:name="__RefHeading___Toc1148_24903913"/></text:h>
      <text:p text:style-name="P77">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59"><draw:frame draw:style-name="fr2" draw:name="Image1" text:anchor-type="paragraph" svg:x="1.5547in" svg:y="0.3075in" svg:width="4.1016in" svg:height="2.6335in" draw:z-index="0"><draw:image xlink:href="Pictures/1000000000000154000001596600011B788A57CC.png" xlink:type="simple" xlink:show="embed" xlink:actuate="onLoad"/></draw:frame></text:p>
      <text:p text:style-name="P68"><text:tab/><text:tab/><text:tab/><text:tab/><text:tab/></text:p>
      <text:p text:style-name="P78">To consistently help our clients achieve the results they want, we employ an agile methodology for building and maintaining hight-quality software products. This process has proven itself in numerous successful releases to the market.<text:span text:style-name="T295">[10],[11]</text:span></text:p>
      <text:p text:style-name="P61"><text:span text:style-name="T38">Methodology benefits.</text:span><text:span text:style-name="T52"> </text:span></text:p>
      <text:list xml:id="list4279279327588856176" text:style-name="L5">
        <text:list-item>
          <text:p text:style-name="P387"><text:s/>Faster development time.</text:p>
        </text:list-item>
        <text:list-item>
          <text:p text:style-name="P388"><text:s/>Lower overall cost. </text:p>
        </text:list-item>
        <text:list-item>
          <text:p text:style-name="P388"><text:s/>Focus on the right solution. </text:p>
        </text:list-item>
        <text:list-item>
          <text:p text:style-name="P433"><text:s/>A minimum of your time.</text:p>
        </text:list-item>
      </text:list>
      <text:p text:style-name="P69"><text:span text:style-name="T53"><text:s/></text:span><text:span text:style-name="T39">Steps to software success. “</text:span><text:span text:style-name="T30">AAW</text:span><text:span text:style-name="T39">”</text:span></text:p>
      <text:list xml:id="list459807624348857269" text:style-name="L6">
        <text:list-item>
          <text:p text:style-name="P450"><text:soft-page-break/><text:span text:style-name="T264"><text:s/>We brainstorm with you to understand your goals for the so</text:span><text:span text:style-name="T265">ftware.</text:span></text:p>
        </text:list-item>
        <text:list-item>
          <text:p text:style-name="P451"><text:span text:style-name="T265"><text:s/>We create an initial “</text:span><text:span text:style-name="T250">proof of concept</text:span><text:span text:style-name="T243">” prototype.</text:span></text:p>
        </text:list-item>
        <text:list-item>
          <text:p text:style-name="P452"><text:s/>We evolve and adjust the prototype through multiple iterations in a series of milestones based on feedback from you and other stakeholders.</text:p>
        </text:list-item>
        <text:list-item>
          <text:p text:style-name="P456"><text:s/>We get closer to your final goals with each iteration and milestone.</text:p>
        </text:list-item>
        <text:list-item>
          <text:p text:style-name="P453"><text:span text:style-name="T243"><text:s/>We </text:span><text:span text:style-name="T244">re-factor</text:span><text:span text:style-name="T243"> the code and architecture throughout the entire life-cycle </text:span><text:span text:style-name="T244">of the project to improve and streamline internal structure. </text:span></text:p>
        </text:list-item>
        <text:list-item>
          <text:p text:style-name="P454"><text:s/>We make you part of the development team through short brainstorming sessions – along with using and testing the evolving prototype – without taking up too much of your time.</text:p>
        </text:list-item>
        <text:list-item>
          <text:p text:style-name="P455"><text:s/>We deliver a final core software product that meets your highest expectations, along with your schedule. </text:p>
        </text:list-item>
      </text:list>
      <text:h text:style-name="P380" text:outline-level="1"><text:bookmark-start text:name="__RefHeading___Toc1150_24903913"/><text:span text:style-name="T236">2 </text:span>Project scope<text:bookmark-end text:name="__RefHeading___Toc1150_24903913"/></text:h>
      <text:h text:style-name="P358" text:outline-level="2"><text:bookmark-start text:name="__RefHeading___Toc1152_24903913"/><text:span text:style-name="T236">2.1 I</text:span>ntroduction<text:bookmark-end text:name="__RefHeading___Toc1152_24903913"/></text:h>
      <text:p text:style-name="P75">This part is the result of an existing requirements tools “<text:span text:style-name="T24">commercial, in house </text:span><text:span text:style-name="T29">and open source</text:span><text:span text:style-name="T10">”.</text:span><text:span text:style-name="T56"> </text:span><text:span text:style-name="T59">That’s why we </text:span><text:span text:style-name="T60">decide to</text:span><text:span text:style-name="T59"> ameliorate an existing application in the company. Because we found a lot of problems since the engineer start working with it. First thing we will try to fix the missing functionality in the application, second thing we will try to make the application more fast, besides we will create a new two ways of requirement search to make it easy in use and we will create global data base. Also we will try to avoid what the commercial tools did it.</text:span></text:p>
      <text:h text:style-name="P357" text:outline-level="2"><text:bookmark-start text:name="__RefHeading___Toc1154_24903913"/><text:span text:style-name="T236">2.2 </text:span>Analysis of existing requirement tools<text:bookmark-end text:name="__RefHeading___Toc1154_24903913"/></text:h>
      <text:h text:style-name="P369" text:outline-level="3"><text:bookmark-start text:name="__RefHeading___Toc1156_24903913"/><text:span text:style-name="T236">2.2.1 </text:span>Commercial tools<text:bookmark-end text:name="__RefHeading___Toc1156_24903913"/></text:h>
      <text:list xml:id="list8645259980469875501" text:style-name="L7">
        <text:list-item>
          <text:p text:style-name="P431"><text:s/><text:span text:style-name="T45">RequisitePro “IBM”</text:span></text:p>
        </text:list-item>
      </text:list>
      <text:p text:style-name="P51">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 processes, and documents, which can slow development and increase costs. </text:p>
      <text:p text:style-name="P51"><text:soft-page-break/>Tasktop addresses this by allowing requirements to be synchronized from Req<text:span text:style-name="T294">uisite</text:span>Pro to the rest of your software delivery tools. So you can flow requirements from one tool to another with no need for users to create reports, run extracts or attend meetings. </text:p>
      <text:p text:style-name="P51">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list xml:id="list365881200132427239" text:style-name="L8">
        <text:list-item>
          <text:p text:style-name="P437"><text:span text:style-name="T286"><text:s/></text:span><text:span text:style-name="T40">Innoslate</text:span></text:p>
        </text:list-item>
      </text:list>
      <text:p text:style-name="P52">Innoslate is a modern web-based systems engineering tool. This cloud or on-premise application was made specifically for systems engineers by systems engineers.</text:p>
      <text:p text:style-name="P34">Innoslate provides the first modern systems engineering tool that supports the full <text:span text:style-name="T293">life-cycle</text:span> from Requirements Definition and Management to Operations and Support.</text:p>
      <text:p text:style-name="P34">Innoslate takes the next step in software as a service implementation of new and classic systems engineering principles and practices to address today's and future systems of system level problems.</text:p>
      <text:p text:style-name="P35"><text:span text:style-name="T57">Innoslate provides a secure, transparent, and automatically upgraded environment to reduce IT costs and enhance collaboration on small and large problems.</text:span><text:span text:style-name="T73">[</text:span><text:span text:style-name="T78">5</text:span><text:span text:style-name="T73">]</text:span></text:p>
      <text:list xml:id="list863866892750417053" text:style-name="L9">
        <text:list-item>
          <text:p text:style-name="P239">DOORS</text:p>
        </text:list-item>
      </text:list>
      <text:p text:style-name="P111">DOORS is part of a commercial suite of requirements management software produced by Telelogic. It is designed to manage large sets of requirements; large projects can have requirements that number in the thousands, with hundreds of users. </text:p>
      <text:p text:style-name="P160">DOORS also supports concurrent and remote access by many users at once. There are many commercial software packages that offer requirements management functionality; Telelogic DOORS is one of the market leaders. </text:p>
      <text:p text:style-name="P36"><text:span text:style-name="T75">The aim of DOORS is to capture, link, trace, analyze and manage changes to information to ensure a project’s compliance with specified requirements and standards.</text:span><text:span text:style-name="T76">[</text:span><text:span text:style-name="T77">3</text:span><text:span text:style-name="T76">],</text:span><text:span text:style-name="T77">[4]</text:span></text:p>
      <text:list xml:id="list943153144649023889" text:style-name="L10">
        <text:list-item>
          <text:p text:style-name="P289"><text:span text:style-name="T77">V</text:span><text:span text:style-name="T74">isure</text:span></text:p>
        </text:list-item>
      </text:list>
      <text:p text:style-name="P137"><text:soft-page-break/><text:span text:style-name="T298">Visure</text:span> define <text:span text:style-name="T298">r</text:span>equirements <text:span text:style-name="T298">d</text:span>efinition and <text:span text:style-name="T298">m</text:span>anagement as a global set of different activities where requirements specification and subsequent management thereof are not sufficient and other activities are required, such as requirements <text:span text:style-name="T298">c</text:span>apture, <text:span text:style-name="T298">a</text:span>nalysis, <text:span text:style-name="T298">v</text:span>erification and <text:span text:style-name="T298">v</text:span>alidation, without forgetting to carry out adequate change <text:span text:style-name="T298">c</text:span>onfiguration and <text:span text:style-name="T298">c</text:span>ontrol <text:span text:style-name="T298">m</text:span>anagement, in addition to the traceability of the requirements to the rest of the project elements.<text:span text:style-name="T299">[14]</text:span></text:p>
      <text:p text:style-name="P37">Visure not only helps its clients to expedite the <text:span text:style-name="T298">r</text:span>equirements <text:span text:style-name="T298">d</text:span>efinition and <text:span text:style-name="T298">m</text:span>anagement implementation process but also to use and manage it, through the use of different mechanisms and training, evaluation and specialized consulting activities.</text:p>
      <text:h text:style-name="P374" text:outline-level="3"><text:bookmark-start text:name="__RefHeading___Toc1158_24903913"/><text:span text:style-name="T236">2.2.2 </text:span>In house tools<text:bookmark-end text:name="__RefHeading___Toc1158_24903913"/></text:h>
      <text:p text:style-name="P161">This part is a presentation of an existing application in the enterprise developed by a group of engineers. <text:span text:style-name="T233">This module implements a set of applications that the user can use it to do easy requirement handling that we have defined.</text:span></text:p>
      <text:p text:style-name="P157">So there is a few of goals of the application t<text:span text:style-name="T332">hat</text:span> help us make the requirement handling ‘<text:span text:style-name="T24">easy</text:span><text:span text:style-name="T10">’.</text:span></text:p>
      <text:list xml:id="list8729559129983289320" text:style-name="L11">
        <text:list-item>
          <text:p text:style-name="P457"><text:span text:style-name="T240"><text:s/></text:span><text:span text:style-name="T241">Keep things us simple if possible.</text:span></text:p>
        </text:list-item>
        <text:list-item>
          <text:p text:style-name="P458"><text:span text:style-name="T241"><text:s/>The user </text:span><text:span text:style-name="T242">i</text:span><text:span text:style-name="T241">nterface provided by your platform.</text:span></text:p>
        </text:list-item>
        <text:list-item>
          <text:p text:style-name="P459"><text:s/>Power users like the command line.</text:p>
        </text:list-item>
        <text:list-item>
          <text:p text:style-name="P460"><text:span text:style-name="T241"><text:s/>Handle small to middle size projects. ‘</text:span><text:span text:style-name="T249">which are the most comman</text:span><text:span text:style-name="T241">’</text:span></text:p>
        </text:list-item>
      </text:list>
      <text:p text:style-name="P136"><draw:frame draw:style-name="fr2" draw:name="Image11" text:anchor-type="paragraph" svg:x="0.0728in" svg:y="0.0634in" svg:width="6.4252in" svg:height="3.978in" draw:z-index="77"><draw:image xlink:href="Pictures/100000000000044B00000237658B43A3EC0E78E6.png" xlink:type="simple" xlink:show="embed" xlink:actuate="onLoad"/></draw:frame><text:soft-page-break/></text:p>
      <text:p text:style-name="P153">After using this application we found a lot of problems that we need to fix it, and ameliorate it “<text:span text:style-name="T28">for example </text:span><text:span text:style-name="T327">i</text:span><text:span text:style-name="T27">t’s hard to install ...</text:span><text:span text:style-name="T17">”</text:span>. So we tried to solve the problems by <text:span text:style-name="T234">making interviews with the client and also by</text:span> asking some techniques and non-technical users and we found some solution. This project will explains the <text:span text:style-name="T234">new version of the application.</text:span></text:p>
      <text:h text:style-name="P373" text:outline-level="3"><text:bookmark-start text:name="__RefHeading___Toc1160_24903913"/><text:span text:style-name="T270">2.2.3 </text:span><text:span text:style-name="T267">Open source tools</text:span><text:bookmark-end text:name="__RefHeading___Toc1160_24903913"/></text:h>
      <text:list xml:id="list7379429711856280668" text:style-name="L12">
        <text:list-item>
          <text:p text:style-name="P290">ReqSimile</text:p>
          <text:p text:style-name="P297">ReqSimile is a Java application that operates on requirement sets.</text:p>
        </text:list-item>
      </text:list>
      <text:p text:style-name="P27">Upon selection of a requirement in one requirement set, ReqSimile calculates the similarity to all the requirements in another requirements set “<text:span text:style-name="T24">which could also be the same set in order for finding duplicates and other relations ships”</text:span>.</text:p>
      <text:p text:style-name="P28">It is like bringing intelligent search engine functionality to requirements management. The only difference is that you never start empty-handed and decide on a relevant query. The query is made up of the requirement you select<text:span text:style-name="T297">[1]</text:span></text:p>
      <text:p text:style-name="P29"><text:soft-page-break/><text:span text:style-name="T111">ReqSimile may be used interactively to assign links between requirements. The links are stored in a separate database table and may represent any relationship you prefer depending on the requirements management process “</text:span><text:span text:style-name="T141">e.g. same, duplicate, similar, related, etc.”</text:span><text:span text:style-name="T111">.</text:span><text:span text:style-name="T112">[2]</text:span></text:p>
      <text:list xml:id="list269243825357320875" text:style-name="L13">
        <text:list-item>
          <text:p text:style-name="P226"><text:span text:style-name="T117">T</text:span><text:span text:style-name="T116">he Minireq</text:span></text:p>
        </text:list-item>
      </text:list>
      <text:p text:style-name="P167"><text:span text:style-name="T7">The Minireq is a simple Command Line Interface “</text:span><text:span text:style-name="T35">CLI”</text:span><text:span text:style-name="T7"> tool created for writing requirements in various Markdown files and building a general requirements document from these files “</text:span><text:span text:style-name="T33">sort of GitBook</text:span><text:span text:style-name="T34">[15]</text:span><text:span text:style-name="T33">”</text:span><text:span text:style-name="T7">. It also provides basic Domain Specific Languages</text:span><text:span text:style-name="T8">[16]</text:span><text:span text:style-name="T7"> “</text:span><text:span text:style-name="T33">DSL</text:span><text:span text:style-name="T7">” for tracing requirement to other software projects artifacts, as well as software estimations by PERT</text:span><text:span text:style-name="T8">[17]</text:span><text:span text:style-name="T7">.</text:span></text:p>
      <text:p text:style-name="P24"><text:span text:style-name="T110">The Minireq is simple enough in itself, but when you combine it with Ruby “</text:span><text:span text:style-name="T143">through Rake or Thor</text:span><text:span text:style-name="T110">”, a modern text editor “</text:span><text:span text:style-name="T143">I use Atom</text:span><text:span text:style-name="T144">[18]</text:span><text:span text:style-name="T143">”</text:span><text:span text:style-name="T110"> and Git, this combination will bring you unprecedented power and flexibility in requirements management.</text:span><text:span text:style-name="T138">[19]</text:span></text:p>
      <text:list xml:id="list7462600084166575288" text:style-name="L14">
        <text:list-item>
          <text:p text:style-name="P240"><text:span text:style-name="T138">C</text:span><text:span text:style-name="T110">omparative study of </text:span><text:span text:style-name="T139">commercial </text:span><text:span text:style-name="T110">software requirements tools</text:span></text:p>
        </text:list-item>
      </text:list>
      <table:table table:name="Table4" table:style-name="Table4">
        <table:table-column table:style-name="Table4.A"/>
        <table:table-column table:style-name="Table4.B"/>
        <table:table-column table:style-name="Table4.C" table:number-columns-repeated="2"/>
        <table:table-column table:style-name="Table4.B"/>
        <table:table-column table:style-name="Table4.F"/>
        <table:table-column table:style-name="Table4.G"/>
        <table:table-column table:style-name="Table4.C"/>
        <table:table-column table:style-name="Table4.F"/>
        <table:table-row>
          <table:table-cell table:style-name="Table4.A1" office:value-type="string">
            <text:p text:style-name="P170">Tools / </text:p>
            <text:p text:style-name="P170">Attributes</text:p>
          </table:table-cell>
          <table:table-cell table:style-name="Table4.A1" office:value-type="string">
            <text:p text:style-name="P170">Glossary <text:span text:style-name="T334">&amp; o</text:span>ntology</text:p>
          </table:table-cell>
          <table:table-cell table:style-name="Table4.A1" office:value-type="string">
            <text:p text:style-name="P170">Template</text:p>
          </table:table-cell>
          <table:table-cell table:style-name="Table4.A1" office:value-type="string">
            <text:p text:style-name="P170">Use case modeling</text:p>
          </table:table-cell>
          <table:table-cell table:style-name="Table4.A1" office:value-type="string">
            <text:p text:style-name="P170">Prototyping and audit</text:p>
          </table:table-cell>
          <table:table-cell table:style-name="Table4.A1" office:value-type="string">
            <text:p text:style-name="P170">“<text:span text:style-name="T24">TRS</text:span>”</text:p>
          </table:table-cell>
          <table:table-cell table:style-name="Table4.A1" office:value-type="string">
            <text:p text:style-name="P170">Scalability</text:p>
          </table:table-cell>
          <table:table-cell table:style-name="Table4.A1" office:value-type="string">
            <text:p text:style-name="P170">External interface</text:p>
          </table:table-cell>
          <table:table-cell table:style-name="Table4.I1" office:value-type="string">
            <text:p text:style-name="P171">Version control</text:p>
          </table:table-cell>
        </table:table-row>
        <table:table-row>
          <table:table-cell table:style-name="Table4.A2" office:value-type="string">
            <text:p text:style-name="P172">RequisitePro</text:p>
          </table:table-cell>
          <table:table-cell table:style-name="Table4.B2" office:value-type="string">
            <text:list xml:id="list5015457353653800687" text:style-name="L15">
              <text:list-item>
                <text:p text:style-name="P195"/>
              </text:list-item>
            </text:list>
          </table:table-cell>
          <table:table-cell table:style-name="Table4.C2" office:value-type="string">
            <text:list xml:id="list380465962964469168" text:style-name="L16">
              <text:list-item>
                <text:p text:style-name="P196"/>
              </text:list-item>
            </text:list>
          </table:table-cell>
          <table:table-cell table:style-name="Table4.D2" office:value-type="string">
            <text:list xml:id="list1888256442241464175" text:style-name="L17">
              <text:list-item>
                <text:p text:style-name="P197"/>
              </text:list-item>
            </text:list>
          </table:table-cell>
          <table:table-cell table:style-name="Table4.E4" office:value-type="string">
            <text:list xml:id="list194043811957052" text:continue-numbering="true" text:style-name="L17">
              <text:list-item>
                <text:p text:style-name="P197"/>
              </text:list-item>
            </text:list>
          </table:table-cell>
          <table:table-cell table:style-name="Table4.F2" office:value-type="string">
            <text:list xml:id="list194043867620425" text:continue-numbering="true" text:style-name="L17">
              <text:list-item>
                <text:p text:style-name="P197"/>
              </text:list-item>
            </text:list>
          </table:table-cell>
          <table:table-cell table:style-name="Table4.G2" office:value-type="string">
            <text:list xml:id="list5523327862710334454" text:style-name="L18">
              <text:list-item>
                <text:p text:style-name="P198"/>
              </text:list-item>
            </text:list>
          </table:table-cell>
          <table:table-cell table:style-name="Table4.H2" office:value-type="string">
            <text:list xml:id="list8279297017874745708" text:style-name="L19">
              <text:list-item>
                <text:p text:style-name="P199"/>
              </text:list-item>
            </text:list>
          </table:table-cell>
          <table:table-cell table:style-name="Table4.I2" office:value-type="string">
            <text:list xml:id="list194044045670859" text:continue-numbering="true" text:style-name="L19">
              <text:list-item>
                <text:p text:style-name="P199"/>
              </text:list-item>
            </text:list>
          </table:table-cell>
        </table:table-row>
        <table:table-row>
          <table:table-cell table:style-name="Table4.A2" office:value-type="string">
            <text:p text:style-name="P172">DOORS</text:p>
          </table:table-cell>
          <table:table-cell table:style-name="Table4.B3" office:value-type="string">
            <text:list xml:id="list6892666142391044652" text:style-name="L20">
              <text:list-item>
                <text:p text:style-name="P200"/>
              </text:list-item>
            </text:list>
          </table:table-cell>
          <table:table-cell table:style-name="Table4.C3" office:value-type="string">
            <text:list xml:id="list5018285083365437997" text:style-name="L21">
              <text:list-item>
                <text:p text:style-name="P201"/>
              </text:list-item>
            </text:list>
          </table:table-cell>
          <table:table-cell table:style-name="Table4.D3" office:value-type="string">
            <text:list xml:id="list194043293859408" text:continue-numbering="true" text:style-name="L21">
              <text:list-item>
                <text:p text:style-name="P201"/>
              </text:list-item>
            </text:list>
          </table:table-cell>
          <table:table-cell table:style-name="Table4.E4" office:value-type="string">
            <text:list xml:id="list194042488283152" text:continue-numbering="true" text:style-name="L21">
              <text:list-item>
                <text:p text:style-name="P201"/>
              </text:list-item>
            </text:list>
          </table:table-cell>
          <table:table-cell table:style-name="Table4.F3" office:value-type="string">
            <text:list xml:id="list194042570576593" text:continue-numbering="true" text:style-name="L21">
              <text:list-item>
                <text:p text:style-name="P201"/>
              </text:list-item>
            </text:list>
          </table:table-cell>
          <table:table-cell table:style-name="Table4.G3" office:value-type="string">
            <text:list xml:id="list194043180801240" text:continue-numbering="true" text:style-name="L21">
              <text:list-item>
                <text:p text:style-name="P201"/>
              </text:list-item>
            </text:list>
          </table:table-cell>
          <table:table-cell table:style-name="Table4.H3" office:value-type="string">
            <text:list xml:id="list194044057575608" text:continue-numbering="true" text:style-name="L21">
              <text:list-item>
                <text:p text:style-name="P201"/>
              </text:list-item>
            </text:list>
          </table:table-cell>
          <table:table-cell table:style-name="Table4.I3" office:value-type="string">
            <text:list xml:id="list194042780085013" text:continue-numbering="true" text:style-name="L21">
              <text:list-item>
                <text:p text:style-name="P201"/>
              </text:list-item>
            </text:list>
          </table:table-cell>
        </table:table-row>
        <table:table-row>
          <table:table-cell table:style-name="Table4.A2" office:value-type="string">
            <text:p text:style-name="P172">Innoslate</text:p>
          </table:table-cell>
          <table:table-cell table:style-name="Table4.B4" office:value-type="string">
            <text:list xml:id="list4352053146010443099" text:style-name="L22">
              <text:list-item>
                <text:p text:style-name="P202"/>
              </text:list-item>
            </text:list>
          </table:table-cell>
          <table:table-cell table:style-name="Table4.C4" office:value-type="string">
            <text:list xml:id="list6408006411926292001" text:style-name="L23">
              <text:list-item>
                <text:p text:style-name="P203"/>
              </text:list-item>
            </text:list>
          </table:table-cell>
          <table:table-cell table:style-name="Table4.D4" office:value-type="string">
            <text:list xml:id="list9189803472398229023" text:style-name="L24">
              <text:list-item>
                <text:p text:style-name="P204"/>
              </text:list-item>
            </text:list>
          </table:table-cell>
          <table:table-cell table:style-name="Table4.E4" office:value-type="string">
            <text:list xml:id="list8385000798517591841" text:style-name="L25">
              <text:list-item>
                <text:p text:style-name="P205"/>
              </text:list-item>
            </text:list>
          </table:table-cell>
          <table:table-cell table:style-name="Table4.F4" office:value-type="string">
            <text:list xml:id="list5475108302013965921" text:style-name="L26">
              <text:list-item>
                <text:p text:style-name="P206"/>
              </text:list-item>
            </text:list>
          </table:table-cell>
          <table:table-cell table:style-name="Table4.G4" office:value-type="string">
            <text:list xml:id="list7979226833192988393" text:style-name="L27">
              <text:list-item>
                <text:p text:style-name="P207"/>
              </text:list-item>
            </text:list>
          </table:table-cell>
          <table:table-cell table:style-name="Table4.H4" office:value-type="string">
            <text:list xml:id="list7887036762621785600" text:style-name="L28">
              <text:list-item>
                <text:p text:style-name="P208"/>
              </text:list-item>
            </text:list>
          </table:table-cell>
          <table:table-cell table:style-name="Table4.I4" office:value-type="string">
            <text:list xml:id="list194043743480077" text:continue-numbering="true" text:style-name="L28">
              <text:list-item>
                <text:p text:style-name="P208"/>
              </text:list-item>
            </text:list>
          </table:table-cell>
        </table:table-row>
        <table:table-row>
          <table:table-cell table:style-name="Table4.A2" office:value-type="string">
            <text:p text:style-name="P172">Visure</text:p>
          </table:table-cell>
          <table:table-cell table:style-name="Table4.B5" office:value-type="string">
            <text:list xml:id="list7969226194267636512" text:style-name="L29">
              <text:list-item>
                <text:p text:style-name="P209"/>
              </text:list-item>
            </text:list>
          </table:table-cell>
          <table:table-cell table:style-name="Table4.C5" office:value-type="string">
            <text:list xml:id="list8659588090428073096" text:style-name="L30">
              <text:list-item>
                <text:p text:style-name="P210"/>
              </text:list-item>
            </text:list>
          </table:table-cell>
          <table:table-cell table:style-name="Table4.D5" office:value-type="string">
            <text:list xml:id="list3915843375753402" text:style-name="L31">
              <text:list-item>
                <text:p text:style-name="P211"/>
              </text:list-item>
            </text:list>
          </table:table-cell>
          <table:table-cell table:style-name="Table4.E5" office:value-type="string">
            <text:list xml:id="list1074458988808177429" text:style-name="L32">
              <text:list-item>
                <text:p text:style-name="P212"/>
              </text:list-item>
            </text:list>
          </table:table-cell>
          <table:table-cell table:style-name="Table4.F5" office:value-type="string">
            <text:list xml:id="list194043102783581" text:continue-list="list3915843375753402" text:style-name="L31">
              <text:list-item>
                <text:p text:style-name="P211"/>
              </text:list-item>
            </text:list>
          </table:table-cell>
          <table:table-cell table:style-name="Table4.G5" office:value-type="string">
            <text:list xml:id="list3495240403107247058" text:style-name="L33">
              <text:list-item>
                <text:p text:style-name="P213"/>
              </text:list-item>
            </text:list>
          </table:table-cell>
          <table:table-cell table:style-name="Table4.H5" office:value-type="string">
            <text:list xml:id="list3200132726374310406" text:style-name="L34">
              <text:list-item>
                <text:p text:style-name="P214"/>
              </text:list-item>
            </text:list>
          </table:table-cell>
          <table:table-cell table:style-name="Table4.I5" office:value-type="string">
            <text:list xml:id="list194042982297568" text:continue-numbering="true" text:style-name="L34">
              <text:list-item>
                <text:p text:style-name="P214"/>
              </text:list-item>
            </text:list>
          </table:table-cell>
        </table:table-row>
      </table:table>
      <text:p text:style-name="P154">Software functional requirements </text:p>
      <text:p text:style-name="P138"><draw:frame draw:style-name="fr3" draw:name="Image21" text:anchor-type="paragraph" svg:x="0.4008in" svg:y="0.0835in" svg:width="0.2701in" svg:height="0.1772in" draw:z-index="73"><draw:image xlink:href="Pictures/100000000000001A00000011DC754B01AA8E67BC.png" xlink:type="simple" xlink:show="embed" xlink:actuate="onLoad"/></draw:frame>Note: <text:s text:c="4"/>Means satisfies criterion </text:p>
      <text:p text:style-name="P139"><draw:frame draw:style-name="fr1" draw:name="Image22" text:anchor-type="paragraph" svg:x="0.411in" svg:y="0.1043in" svg:width="0.2492in" svg:height="0.198in" draw:z-index="74"><draw:image xlink:href="Pictures/1000000000000018000000131990309DF6A10DD6.png" xlink:type="simple" xlink:show="embed" xlink:actuate="onLoad"/></draw:frame><text:span text:style-name="T151">M</text:span><text:span text:style-name="T150">eans does not satisfy the criterion</text:span></text:p>
      <text:h text:style-name="P365" text:outline-level="2"><text:bookmark-start text:name="__RefHeading___Toc1162_24903913"/><text:span text:style-name="T237">2.3 </text:span>scoping processing<text:bookmark-end text:name="__RefHeading___Toc1162_24903913"/></text:h>
      <text:h text:style-name="P369" text:outline-level="3"><text:bookmark-start text:name="__RefHeading___Toc1164_24903913"/><text:span text:style-name="T237">2.3.1 </text:span>Business process analysis<text:bookmark-end text:name="__RefHeading___Toc1164_24903913"/></text:h>
      <text:list xml:id="list1169201256059111135" text:style-name="L35">
        <text:list-item>
          <text:p text:style-name="P439"><text:span text:style-name="T261"><text:s/></text:span><text:span text:style-name="T257">Introduction</text:span></text:p>
        </text:list-item>
      </text:list>
      <text:p text:style-name="P76">Business process analysis helps an organization improve how it conducts its functions and activities in order to reduce overall costs, provide more efficient use of scarce resources, and better support customers. It introduces the notion of process orientation, of concentrating on and re-<text:soft-page-break/>thinking end-to-end activities that create value for customers, while removing unnecessary, non-value added work.</text:p>
      <text:p text:style-name="P46">Generally technology is implemented to automate or streamline business processes, so it is important to conduct a business process analysis to understand how the process works and how it can be improved. </text:p>
      <text:list xml:id="list7281657068353975244" text:style-name="L36">
        <text:list-item>
          <text:p text:style-name="P440"><text:span text:style-name="T266"><text:s/></text:span><text:span text:style-name="T258">Complete view of business process </text:span></text:p>
        </text:list-item>
      </text:list>
      <text:p text:style-name="P70"><draw:frame draw:style-name="fr4" draw:name="Image2" text:anchor-type="paragraph" svg:x="0in" svg:y="0.0634in" svg:width="6.511in" svg:height="1.7402in" draw:z-index="1"><draw:image xlink:href="Pictures/1000020100000342000000E2ED265B07043C0D8B.png" xlink:type="simple" xlink:show="embed" xlink:actuate="onLoad"/></draw:frame></text:p>
      <text:p text:style-name="P72">A process consists of a mix of automated and manual activities in a structured or ad-hoc manner to deliver expected outcomes.</text:p>
      <text:p text:style-name="P79"><text:span text:style-name="T47">Understa</text:span><text:span text:style-name="T48">nding the overall set of activities that comprise a process and their business rules is essential.</text:span></text:p>
      <text:p text:style-name="P73">The requirements analyst needs to understand the entire picture to understand how a solution should operate. Systems/application generally only automate a part of the process.</text:p>
      <text:p text:style-name="P74">Activities that are to be automated define the scope of the development and implementation work which may span multiple applications.</text:p>
      <text:list xml:id="list133773507748201710" text:style-name="L37">
        <text:list-item>
          <text:p text:style-name="P432"><text:span text:style-name="T262"><text:s/></text:span><text:span text:style-name="T259">Benefits</text:span></text:p>
        </text:list-item>
      </text:list>
      <table:table table:name="Table2" table:style-name="Table2">
        <table:table-column table:style-name="Table2.A"/>
        <table:table-column table:style-name="Table2.B"/>
        <table:table-row>
          <table:table-cell table:style-name="Table2.A1" office:value-type="string">
            <text:list xml:id="list8927710709205731401" text:style-name="L38">
              <text:list-item>
                <text:p text:style-name="P216">Fewer overtime hours </text:p>
              </text:list-item>
            </text:list>
          </table:table-cell>
          <table:table-cell table:style-name="Table2.A1" office:value-type="string">
            <text:list xml:id="list194043976118383" text:continue-numbering="true" text:style-name="L38">
              <text:list-item>
                <text:p text:style-name="P216">More stable work environment </text:p>
              </text:list-item>
            </text:list>
          </table:table-cell>
        </table:table-row>
        <table:table-row>
          <table:table-cell table:style-name="Table2.A1" office:value-type="string">
            <text:list xml:id="list1428104870499180777" text:style-name="L39">
              <text:list-item>
                <text:p text:style-name="P217">Improved working conditions</text:p>
              </text:list-item>
            </text:list>
          </table:table-cell>
          <table:table-cell table:style-name="Table2.A1" office:value-type="string">
            <text:list xml:id="list194042914475156" text:continue-numbering="true" text:style-name="L39">
              <text:list-item>
                <text:p text:style-name="P217">Improved quality of work life </text:p>
              </text:list-item>
            </text:list>
          </table:table-cell>
        </table:table-row>
        <table:table-row>
          <table:table-cell table:style-name="Table2.A1" office:value-type="string">
            <text:list xml:id="list1873765412594948482" text:style-name="L40">
              <text:list-item>
                <text:p text:style-name="P218">Improved employee morale </text:p>
              </text:list-item>
            </text:list>
          </table:table-cell>
          <table:table-cell table:style-name="Table2.A1" office:value-type="string">
            <text:list xml:id="list194043167163845" text:continue-numbering="true" text:style-name="L40">
              <text:list-item>
                <text:p text:style-name="P218">Reduced employee turnover</text:p>
              </text:list-item>
            </text:list>
          </table:table-cell>
        </table:table-row>
        <table:table-row table:style-name="Table2.4">
          <table:table-cell table:style-name="Table2.A1" office:value-type="string">
            <text:list xml:id="list7116030675666337083" text:style-name="L41">
              <text:list-item>
                <text:p text:style-name="P219">Better company image </text:p>
              </text:list-item>
            </text:list>
          </table:table-cell>
          <table:table-cell table:style-name="Table2.A1" office:value-type="string">
            <text:list xml:id="list194042336364770" text:continue-numbering="true" text:style-name="L41">
              <text:list-item>
                <text:p text:style-name="P224">Improved management of project risk</text:p>
              </text:list-item>
            </text:list>
          </table:table-cell>
        </table:table-row>
      </table:table>
      <text:h text:style-name="P376" text:outline-level="3"><text:bookmark-start text:name="__RefHeading___Toc1166_24903913"/><text:soft-page-break/><text:span text:style-name="T237">2.3.2 </text:span>Functionality process analysis<text:bookmark-end text:name="__RefHeading___Toc1166_24903913"/></text:h>
      <text:list xml:id="list7662348666322253623" text:style-name="L42">
        <text:list-item>
          <text:p text:style-name="P441"><text:span text:style-name="T263"><text:s/></text:span><text:span text:style-name="T260">Introduction</text:span></text:p>
        </text:list-item>
      </text:list>
      <text:p text:style-name="P47">Process analysis answers the question: “<text:span text:style-name="T31">How</text:span><text:span text:style-name="T24">?</text:span><text:span text:style-name="T10">” Process analysis explains how the sequential steps of a procedure lead to its accomplishment; or, how a certain series of events occurred. There are two kinds of process analysis: </text:span><text:span text:style-name="T31">directional</text:span><text:span text:style-name="T24"> </text:span><text:span text:style-name="T10">and </text:span><text:span text:style-name="T31">informational</text:span><text:span text:style-name="T10">. </text:span></text:p>
      <text:p text:style-name="P45">Directional<text:span text:style-name="T18">, or prescriptive, process analysis asks: How do </text:span><text:span text:style-name="T19">you do it? This kind of analysis examines how to do something in such a way that a process may be repeated. The analysis provides directions, as in the methods section of a laboratory report, or prescribes a certain process to follow.</text:span></text:p>
      <text:p text:style-name="P48"><text:span text:style-name="T26">Informational</text:span><text:span text:style-name="T19">,or descriptive, </text:span><text:span text:style-name="T20">process analysis asks: How does it work or occur? How is it done? This kind of analysis explains how something is, or was, accomplished. The analysis provides information, as in the outline of an organic process, or describes how “</text:span><text:span text:style-name="T32">not why</text:span><text:span text:style-name="T20">” certain events led to a particular outcome.</text:span></text:p>
      <text:h text:style-name="P377" text:outline-level="3"><text:bookmark-start text:name="__RefHeading___Toc1168_24903913"/><text:span text:style-name="T22">2.3.3 </text:span><text:span text:style-name="T23">Business process analysis tools</text:span><text:span text:style-name="T21"> <text:s/></text:span><text:bookmark-end text:name="__RefHeading___Toc1168_24903913"/></text:h>
      <text:p text:style-name="P49"><text:span text:style-name="T167">“BPA</text:span><text:span text:style-name="T160">”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161">work flows</text:span><text:span text:style-name="T160"> and data using proven modeling techniques. </text:span></text:p>
      <text:p text:style-name="P162"><text:span text:style-name="T167">“BPA</text:span><text:span text:style-name="T160">” tools permit users to diagram their processes, noting “g</text:span><text:span text:style-name="T167">enerally abstracted”</text:span><text:span text:style-name="T160">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167">BPA</text:span><text:span text:style-name="T160">” tools feature the following functionality:</text:span></text:p>
      <table:table table:name="Table3" table:style-name="Table3">
        <table:table-column table:style-name="Table3.A"/>
        <table:table-column table:style-name="Table3.B"/>
        <table:table-row>
          <table:table-cell table:style-name="Table3.A1" office:value-type="string">
            <text:list xml:id="list3277915776396909111" text:style-name="L43">
              <text:list-item>
                <text:p text:style-name="P220">Business model drawing and development</text:p>
              </text:list-item>
            </text:list>
          </table:table-cell>
          <table:table-cell table:style-name="Table3.A1" office:value-type="string">
            <text:list xml:id="list194043492605321" text:continue-numbering="true" text:style-name="L43">
              <text:list-item>
                <text:p text:style-name="P220">Ease of use in operation, development and administration</text:p>
              </text:list-item>
            </text:list>
          </table:table-cell>
        </table:table-row>
        <table:table-row>
          <table:table-cell table:style-name="Table3.A1" office:value-type="string">
            <text:list xml:id="list5984503443977118708" text:style-name="L44">
              <text:list-item>
                <text:p text:style-name="P221">Business model analysis</text:p>
              </text:list-item>
            </text:list>
          </table:table-cell>
          <table:table-cell table:style-name="Table3.A1" office:value-type="string">
            <text:list xml:id="list194042603226831" text:continue-numbering="true" text:style-name="L44">
              <text:list-item>
                <text:p text:style-name="P215"><text:span text:style-name="T268">Multiuser support / versioning an</text:span><text:span text:style-name="T269">d extensibility </text:span></text:p>
              </text:list-item>
            </text:list>
          </table:table-cell>
        </table:table-row>
        <text:soft-page-break/>
        <table:table-row>
          <table:table-cell table:style-name="Table3.A1" office:value-type="string">
            <text:list xml:id="list5340210408638233891" text:style-name="L45">
              <text:list-item>
                <text:p text:style-name="P222">Methodology and use </text:p>
              </text:list-item>
            </text:list>
          </table:table-cell>
          <table:table-cell table:style-name="Table3.A1" office:value-type="string">
            <text:list xml:id="list194042577402921" text:continue-numbering="true" text:style-name="L45">
              <text:list-item>
                <text:p text:style-name="P222">Performance and scalability </text:p>
              </text:list-item>
            </text:list>
          </table:table-cell>
        </table:table-row>
        <table:table-row>
          <table:table-cell table:style-name="Table3.A1" office:value-type="string">
            <text:list xml:id="list6129880418935598982" text:style-name="L46">
              <text:list-item>
                <text:p text:style-name="P223">Integration and automation </text:p>
              </text:list-item>
            </text:list>
          </table:table-cell>
          <table:table-cell table:style-name="Table3.A1" office:value-type="string">
            <text:list xml:id="list194043003996542" text:continue-numbering="true" text:style-name="L46">
              <text:list-item>
                <text:p text:style-name="P223">Vertical-industry and horizontal cross-industry template support </text:p>
              </text:list-item>
            </text:list>
          </table:table-cell>
        </table:table-row>
      </table:table>
      <text:p text:style-name="P150"><text:bookmark-start text:name="__RefHeading___Toc1170_24903913"/><text:bookmark-end text:name="__RefHeading___Toc1170_24903913"/></text:p>
      <text:h text:style-name="P369" text:outline-level="3"><text:bookmark-start text:name="__RefHeading___Toc1172_24903913"/><text:span text:style-name="T237">2.3.4 </text:span>Benefits analysis<text:bookmark-end text:name="__RefHeading___Toc1172_24903913"/></text:h>
      <text:p text:style-name="P90">Business process analysis can be used to achieve the following:</text:p>
      <text:list xml:id="list5294438317803301575" text:style-name="L47">
        <text:list-item>
          <text:p text:style-name="P313"><text:span text:style-name="T267">To document implicit knowledge, capture and record manual and sometimes non-documented processes, </text:span><text:span text:style-name="T252">ex: process manuals for private and public sectors.</text:span></text:p>
        </text:list-item>
        <text:list-item>
          <text:p text:style-name="P314">To analyze individual actions, documents and data involved in international trade, which jointly or individually involve commercial, transport, regulatory and financial procedures. </text:p>
        </text:list-item>
        <text:list-item>
          <text:p text:style-name="P314">To locate problematic areas that cause delays in moving goods from seller to buyer across borders, such as unnecessary forms and documents and repetitive data elements.</text:p>
        </text:list-item>
        <text:list-item>
          <text:p text:style-name="P314">To identify opportunities for improvement, such as reducing the number of trade documents and minimizing data requirements.</text:p>
        </text:list-item>
      </text:list>
      <text:h text:style-name="P359" text:outline-level="2"><text:bookmark-start text:name="__RefHeading___Toc1174_24903913"/><text:span text:style-name="T237">2.4 </text:span>Requirement management<text:bookmark-end text:name="__RefHeading___Toc1174_24903913"/></text:h>
      <text:h text:style-name="P369" text:outline-level="3"><text:bookmark-start text:name="__RefHeading___Toc1176_24903913"/><text:span text:style-name="T237">2.4.1 </text:span>Introduction<text:bookmark-end text:name="__RefHeading___Toc1176_24903913"/></text:h>
      <text:p text:style-name="P80">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168">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text:p>
      <text:p text:style-name="P168">Requirements management does not end with product release. From that point on, the data coming in about the application’s acceptability is gathered and fed into the Investigation phase of the next generation or release. Thus the process begins again.<text:span text:style-name="T296">[11]</text:span></text:p>
      <text:list xml:id="list2342601843660562663" text:style-name="L48">
        <text:list-item>
          <text:p text:style-name="P442"><text:soft-page-break/><text:span text:style-name="T68"><text:s/></text:span><text:span text:style-name="T69">Requirement </text:span><text:span text:style-name="T70">presentation</text:span><text:span text:style-name="T69">:</text:span></text:p>
        </text:list-item>
      </text:list>
      <text:p text:style-name="P156"><draw:frame draw:style-name="fr5" draw:name="Image3" text:anchor-type="paragraph" svg:width="4.0516in" svg:height="3.761in" draw:z-index="72"><draw:image xlink:href="Pictures/1000000000000185000001751AB790ACB010548A.png" xlink:type="simple" xlink:show="embed" xlink:actuate="onLoad"/></draw:frame></text:p>
      <text:p text:style-name="P63">Requirements definition provides a solid <text:span text:style-name="T312">foundation</text:span> for the end product and provides the first view of what the intended product must do and clear descriptions of how it should perform. Requirements definition also provides a basis for design and se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63">Requirements definition is used to identify goals, needs, and objectives of the end product by asking questions like:</text:p>
      <text:list xml:id="list5163134792046066666" text:style-name="L49">
        <text:list-item>
          <text:p text:style-name="P464"><text:s/>What problem are we trying to solve?</text:p>
        </text:list-item>
        <text:list-item>
          <text:p text:style-name="P463"><text:s/>What do we need to do to solve the problem?</text:p>
        </text:list-item>
        <text:list-item>
          <text:p text:style-name="P465"><text:s/>How do we accomplish solving the problem?</text:p>
        </text:list-item>
      </text:list>
      <text:h text:style-name="P369" text:outline-level="3"><text:bookmark-start text:name="__RefHeading___Toc1178_24903913"/><text:span text:style-name="T237">2.4.2 </text:span>Search <text:bookmark-end text:name="__RefHeading___Toc1178_24903913"/></text:h>
      <text:list xml:id="list6525494651100919411" text:style-name="L50">
        <text:list-item>
          <text:p text:style-name="P443"><text:s/><text:span text:style-name="T37">Search form</text:span></text:p>
        </text:list-item>
      </text:list>
      <text:p text:style-name="P152"><draw:frame draw:style-name="fr6" draw:name="Image4" text:anchor-type="paragraph" svg:x="1.4299in" svg:y="0.0937in" svg:width="4.0654in" svg:height="3.2016in" draw:z-index="2"><draw:image xlink:href="Pictures/10000000000001A1000001CB2633971FD955C63E.png" xlink:type="simple" xlink:show="embed" xlink:actuate="onLoad"/></draw:frame><text:soft-page-break/></text:p>
      <text:p text:style-name="P151">The search form attribute specifies a short hint that describes the expected value of an input field “<text:span text:style-name="T24">simple value or a short description of the expected format</text:span>”.</text:p>
      <text:p text:style-name="P64">We created this template to help the non-technical user to better user our application, in this part the user can make <text:span text:style-name="T300">easy search by adding or removing the attribute. </text:span></text:p>
      <text:p text:style-name="P65">Master format is a standard specification of information <text:span text:style-name="T301">for building projects.</text:span></text:p>
      <text:p text:style-name="P66">The attribute search is designed to make requirement search.</text:p>
      <text:list xml:id="list194042940674854" text:continue-numbering="true" text:style-name="L50">
        <text:list-item>
          <text:p text:style-name="P438"><text:span text:style-name="T55"><text:s/></text:span><text:span text:style-name="T41">Continuous </text:span><text:span text:style-name="T42">analysis</text:span><text:span text:style-name="T54"><text:line-break/></text:span></text:p>
        </text:list-item>
      </text:list>
      <text:p text:style-name="P140"><draw:frame draw:style-name="fr2" draw:name="Image5" text:anchor-type="paragraph" svg:x="1.0256in" svg:y="0.0311in" svg:width="4.8236in" svg:height="1.7272in" draw:z-index="64"><draw:image xlink:href="Pictures/10000000000001EF000000D47F56694FD4020365.png" xlink:type="simple" xlink:show="embed" xlink:actuate="onLoad"/></draw:frame></text:p>
      <text:p text:style-name="P149"><text:soft-page-break/>A continuous <text:span text:style-name="T310">analysis</text:span> allows the user to search for keywords and phrases across the major fields of the Master Format: UID, Author, Description, Multimedia, Reviewed, Satisfaction … .<text:span text:style-name="T303">[20]</text:span></text:p>
      <text:p text:style-name="P185">Unlike the other search options, the continuous search can find words and phrases within Master Format.</text:p>
      <text:p text:style-name="P186">The continuous <text:span text:style-name="T310">analysis</text:span> finds all items in the catalog that include <text:span text:style-name="T285">all</text:span> of the search terms.</text:p>
      <text:p text:style-name="P187">We can find the requirement search in the result area.</text:p>
      <text:p text:style-name="P187">The continuous <text:span text:style-name="T310">analysis</text:span> called as the boolean search.</text:p>
      <text:p text:style-name="P187">We can find too a timer calculates the search time.</text:p>
      <text:p text:style-name="P140"><draw:frame draw:style-name="fr2" draw:name="Image6" text:anchor-type="paragraph" svg:x="0.6925in" svg:y="0.198in" svg:width="5.5409in" svg:height="2.5126in" draw:z-index="5"><draw:image xlink:href="Pictures/10000000000002140000012A074C6980B2BC167E.png" xlink:type="simple" xlink:show="embed" xlink:actuate="onLoad"/></draw:frame></text:p>
      <text:p text:style-name="P144"/>
      <text:p text:style-name="P145">As we know the continuous search can make the way of search more easier, <text:span text:style-name="T302">but when the number of requirements increase, the result will take more time to show the result of search.</text:span></text:p>
      <text:p text:style-name="P67"><text:span text:style-name="T304">T</text:span>he delay increases by roughly 0.011s per search result.</text:p>
      <text:list xml:id="list194044033093018" text:continue-numbering="true" text:style-name="L50">
        <text:list-item>
          <text:p text:style-name="P446"><text:span text:style-name="T54"><text:s/></text:span><text:span text:style-name="T43">N</text:span><text:span text:style-name="T44">on-continuous search</text:span></text:p>
        </text:list-item>
      </text:list>
      <text:p text:style-name="P143"><draw:frame draw:style-name="fr7" draw:name="Image7" text:anchor-type="paragraph" svg:width="5.5929in" svg:height="2.9508in" draw:z-index="3"><draw:image xlink:href="Pictures/100000000000021900000166B38A17518A668BC2.png" xlink:type="simple" xlink:show="embed" xlink:actuate="onLoad"/></draw:frame><text:soft-page-break/></text:p>
      <text:p text:style-name="P62">Non-continuous search boxes, are usually used in a computer programs “<text:span text:style-name="T24">which will transform into a search box on click activity</text:span><text:span text:style-name="T10">” with the dedicated function of accepting user input to be searched for in a database. Non-continuous search boxes on web pages are usually used to allow users to enter a query to be submitted.</text:span></text:p>
      <text:p text:style-name="P62"><text:span text:style-name="T10">Search boxes are commonly accompanied by a search button “</text:span><text:span text:style-name="T24">Submit, sometimes indicated only by a magnifying glass symbol</text:span><text:span text:style-name="T10">” to submit the search. However, the search button may be omitted as the user may press the enter key to submit the search, or the search may be sent automatically to present the user with real-time results. </text:span></text:p>
      <text:list xml:id="list194043892875300" text:continue-numbering="true" text:style-name="L50">
        <text:list-item>
          <text:p text:style-name="P461"><text:s/><text:span text:style-name="T37">Search</text:span></text:p>
        </text:list-item>
      </text:list>
      <text:p text:style-name="P146"><draw:frame draw:style-name="fr7" draw:name="Image8" text:anchor-type="paragraph" svg:width="6.0402in" svg:height="2.7535in" draw:z-index="4"><draw:image xlink:href="Pictures/100000000000024400000147DBB526C73EC168A6.png" xlink:type="simple" xlink:show="embed" xlink:actuate="onLoad"/></draw:frame><text:soft-page-break/></text:p>
      <text:p text:style-name="P147">This part “<text:span text:style-name="T16">Search” </text:span><text:span text:style-name="T10">allows</text:span> users to :</text:p>
      <text:list xml:id="list3621053239534151378" text:style-name="L51">
        <text:list-item>
          <text:p text:style-name="P434"><text:s/>Make the search in a easy way.</text:p>
        </text:list-item>
        <text:list-item>
          <text:p text:style-name="P434"><text:s/>Access to the global database.</text:p>
        </text:list-item>
        <text:list-item>
          <text:p text:style-name="P434"><text:s/>Save the best searches <text:s/>in the bookmarks.</text:p>
        </text:list-item>
        <text:list-item>
          <text:p text:style-name="P434"><text:s/><text:span text:style-name="T313">Access to the local search database history.</text:span></text:p>
        </text:list-item>
      </text:list>
      <text:list xml:id="list194043541369543" text:continue-list="list194043892875300" text:style-name="L50">
        <text:list-item>
          <text:p text:style-name="P444"><text:s/><text:span text:style-name="T37">Search history</text:span> </text:p>
        </text:list-item>
      </text:list>
      <text:p text:style-name="P141"><draw:frame draw:style-name="fr2" draw:name="Image9" text:anchor-type="paragraph" svg:x="0.4598in" svg:y="0in" svg:width="5.6374in" svg:height="3.3374in" draw:z-index="6"><draw:image xlink:href="Pictures/100000000000027200000213FB9BFD9C094A5EF6.png" xlink:type="simple" xlink:show="embed" xlink:actuate="onLoad"/></draw:frame><text:soft-page-break/></text:p>
      <text:p text:style-name="P148">Se<text:span text:style-name="T314">arch history allow users to :</text:span></text:p>
      <text:list xml:id="list4550907185453717990" text:style-name="L52">
        <text:list-item>
          <text:p text:style-name="P435"><text:s/><text:span text:style-name="T315">Retrieve <text:s/>queries. </text:span></text:p>
        </text:list-item>
        <text:list-item>
          <text:p text:style-name="P435"><text:s/><text:span text:style-name="T315">Collaborate requirement result with other users.</text:span></text:p>
        </text:list-item>
        <text:list-item>
          <text:p text:style-name="P436"><text:s/>Save history result of all users in a global database history search.</text:p>
        </text:list-item>
      </text:list>
      <text:list xml:id="list194042376647081" text:continue-list="list194043541369543" text:style-name="L50">
        <text:list-item>
          <text:p text:style-name="P445"><text:s/><text:span text:style-name="T37">Presentation</text:span></text:p>
        </text:list-item>
      </text:list>
      <text:p text:style-name="P142"><draw:frame draw:style-name="fr7" draw:name="Image10" text:anchor-type="paragraph" svg:width="6.061in" svg:height="1.5417in" draw:z-index="80"><draw:image xlink:href="Pictures/100000000000024600000094930C49A7702E1CD4.png" xlink:type="simple" xlink:show="embed" xlink:actuate="onLoad"/></draw:frame></text:p>
      <text:p text:style-name="P142"/>
      <text:h text:style-name="P368" text:outline-level="3"><text:bookmark-start text:name="__RefHeading___Toc1180_24903913"/><text:soft-page-break/><text:span text:style-name="T237">2.4.3 </text:span>Elicitation <text:bookmark-end text:name="__RefHeading___Toc1180_24903913"/></text:h>
      <text:list xml:id="list6309755818404635829" text:style-name="L53">
        <text:list-item>
          <text:p text:style-name="P317">Introduction</text:p>
        </text:list-item>
      </text:list>
      <text:p text:style-name="P123"><text:span text:style-name="T103">R</text:span><text:span text:style-name="T104">equirements elicitation is the practice of collecting the requirements of a system from users, customers and other </text:span><text:span text:style-name="T103">stakeholders. The</text:span><text:span text:style-name="T104"> practice is also sometimes referred to as “</text:span><text:span text:style-name="T106">requirement gathering”</text:span><text:span text:style-name="T104">.</text:span><text:span text:style-name="T105">[21]</text:span><text:span text:style-name="T104"> </text:span><text:span text:style-name="T99">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107">for Safety and Reliability”</text:span><text:span text:style-name="T99">.</text:span><text:span text:style-name="T100">[22]</text:span><text:span text:style-name="T99"> Requirements elicitation practices include “</text:span><text:span text:style-name="T108">Brainstorming, Document analysis, </text:span><text:span text:style-name="T109">Focus groups, Interface analysis, Interviews, Observation, Prototyping, Questionnaire</text:span><text:span text:style-name="T101">”.</text:span><text:span text:style-name="T102">[23]</text:span></text:p>
      <text:list xml:id="list3004700952803389086" text:style-name="L54">
        <text:list-item>
          <text:p text:style-name="P227">Brainstorming</text:p>
          <text:list>
            <text:list-item>
              <text:p text:style-name="P228">Presentation</text:p>
            </text:list-item>
          </text:list>
        </text:list-item>
      </text:list>
      <text:p text:style-name="P133"><text:span text:style-name="T133">Process for generating creative ideas and solutions through intensive and freewheeling group discussion. 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34">[24]</text:span><text:span text:style-name="T133"> </text:span><text:span text:style-name="T267"><text:line-break/></text:span></text:p>
      <text:p text:style-name="P163"><draw:frame draw:style-name="fr7" draw:name="Image13" text:anchor-type="paragraph" svg:width="5.6437in" svg:height="3.5472in" draw:z-index="65"><draw:image xlink:href="Pictures/100000000000028A000001CA6C58373B6D0A69B0.png" xlink:type="simple" xlink:show="embed" xlink:actuate="onLoad"/></draw:frame><text:soft-page-break/></text:p>
      <text:p text:style-name="P164">Brainstorming help engineer in the enterprise to:</text:p>
      <text:list xml:id="list3558381956768553476" text:style-name="L55">
        <text:list-item>
          <text:p text:style-name="P234">Collect more idea for the project. </text:p>
        </text:list-item>
        <text:list-item>
          <text:p text:style-name="P234">Solve the problems.</text:p>
        </text:list-item>
        <text:list-item>
          <text:p text:style-name="P234">Improve creative thinking.</text:p>
        </text:list-item>
        <text:list-item>
          <text:p text:style-name="P234">Team work in a collaborative way.</text:p>
        </text:list-item>
        <text:list-item>
          <text:p text:style-name="P238"><text:span text:style-name="T267">The moderator collect the ideas and sorted </text:span><text:span text:style-name="T271">it</text:span><text:span text:style-name="T267"> from important to less important “</text:span><text:span text:style-name="T252">Evaluation</text:span><text:span text:style-name="T247">”. </text:span></text:p>
        </text:list-item>
      </text:list>
      <text:list xml:id="list2979899565328721032" text:style-name="L56">
        <text:list-item>
          <text:p text:style-name="P299"><text:span text:style-name="T256">Virtual Brainstorming</text:span><text:span text:style-name="T245"> “</text:span><text:span text:style-name="T246">Ex: </text:span><text:span text:style-name="T251">Video conference</text:span><text:span text:style-name="T245">”:</text:span></text:p>
        </text:list-item>
      </text:list>
      <text:list xml:id="list194042323005231" text:continue-list="list3558381956768553476" text:style-name="L55">
        <text:list-header>
          <text:p text:style-name="P300"><text:span text:style-name="T306">As </text:span><text:span text:style-name="T307">we know</text:span><text:span text:style-name="T306"> the business world becomes more global, you may find yourself collaborating with colleagues and clients from all over the world. </text:span></text:p>
        </text:list-header>
      </text:list>
      <text:p text:style-name="P26"><text:span text:style-name="T306">Because of this, online meeting software has become a vital tool for businesses. With the right meeting technology, individuals can still stay connected no matter their geographic locations.</text:span><text:span text:style-name="T282">[25]</text:span></text:p>
      <text:list xml:id="list194043409681482" text:continue-numbering="true" text:style-name="L55">
        <text:list-item>
          <text:p text:style-name="P294">Document analysis</text:p>
          <text:list>
            <text:list-item>
              <text:list>
                <text:list-item>
                  <text:list>
                    <text:list-item>
                      <text:list>
                        <text:list-item>
                          <text:list>
                            <text:list-item>
                              <text:list>
                                <text:list-item>
                                  <text:list>
                                    <text:list-item>
                                      <text:p text:style-name="P331"><text:soft-page-break/>Presentation</text:p>
                                      <text:p text:style-name="P301"><text:bookmark text:name="yui_3_17_2_1_1486496721991_732"/>The d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p>
                                    </text:list-item>
                                  </text:list>
                                </text:list-item>
                              </text:list>
                            </text:list-item>
                          </text:list>
                        </text:list-item>
                      </text:list>
                    </text:list-item>
                  </text:list>
                </text:list-item>
              </text:list>
            </text:list-item>
          </text:list>
        </text:list-item>
      </text:list>
      <text:p text:style-name="P39"><text:span text:style-name="T135">It’s a means of gathering information before scheduling interviews or other elicitation sessions with stakeholders. It can complement other elicitation techniques </text:span><text:span text:style-name="T125">like </text:span><text:a xlink:type="simple" xlink:href="http://businessanalystlearnings.com/ba-techniques/2013/2/28/requirements-workshop-technique-exploring-the-power-of-collaboration/" text:style-name="Internet_20_link" text:visited-style-name="Visited_20_Internet_20_Link"><text:span text:style-name="T81">workshops</text:span></text:a><text:span text:style-name="T135">, interviews and prototyping by serving as a means of verifying requirements.</text:span><text:span text:style-name="T136">[26]</text:span></text:p>
      <text:list xml:id="list194042300221960" text:continue-numbering="true" text:style-name="L55">
        <text:list-item>
          <text:list>
            <text:list-item>
              <text:list>
                <text:list-item>
                  <text:list>
                    <text:list-item>
                      <text:list>
                        <text:list-item>
                          <text:list>
                            <text:list-item>
                              <text:list>
                                <text:list-item>
                                  <text:list>
                                    <text:list-header>
                                      <text:p text:style-name="P298"><draw:frame draw:style-name="fr2" draw:name="Image14" text:anchor-type="paragraph" svg:x="0.5835in" svg:y="-0.002in" svg:width="5.1571in" svg:height="3.3937in" draw:z-index="66"><draw:image xlink:href="Pictures/10000000000002A4000001EB93DC1347283F7A4C.png" xlink:type="simple" xlink:show="embed" xlink:actuate="onLoad"/></draw:frame></text:p>
                                    </text:list-header>
                                  </text:list>
                                </text:list-item>
                              </text:list>
                            </text:list-item>
                          </text:list>
                        </text:list-item>
                      </text:list>
                    </text:list-item>
                  </text:list>
                </text:list-item>
              </text:list>
            </text:list-item>
          </text:list>
        </text:list-item>
        <text:list-item>
          <text:p text:style-name="P340"><text:span text:style-name="T247">Elicit </text:span><text:span text:style-name="T248">information from existing documentation.</text:span></text:p>
        </text:list-item>
        <text:list-item>
          <text:p text:style-name="P341">Implement the new ideas. </text:p>
        </text:list-item>
        <text:list-item>
          <text:p text:style-name="P341">Make a goof business plan.</text:p>
        </text:list-item>
        <text:list-item>
          <text:p text:style-name="P341">Use relevant documentation.</text:p>
        </text:list-item>
        <text:list-item>
          <text:p text:style-name="P342"><text:span text:style-name="T247">Share information between members “</text:span><text:span text:style-name="T252">Emailing, Versionning …</text:span><text:span text:style-name="T247">”.</text:span></text:p>
        </text:list-item>
        <text:list-item>
          <text:p text:style-name="P341">Save all the important informations in a Doc database. </text:p>
        </text:list-item>
        <text:list-item>
          <text:p text:style-name="P341"><text:soft-page-break/>classify requirement by categories. </text:p>
        </text:list-item>
        <text:list-item>
          <text:p text:style-name="P295">Focus groups</text:p>
          <text:list>
            <text:list-item>
              <text:p text:style-name="P335">Presentation</text:p>
              <text:p text:style-name="P302">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item>
          </text:list>
        </text:list-item>
      </text:list>
      <text:p text:style-name="P17">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text:p>
      <text:p text:style-name="P17"><text:s/>interactive environment. Focus groups also provide a great platform for eliciting requirements and understanding stakeholders' perspectives on different issues.<text:span text:style-name="T309">[27]</text:span></text:p>
      <text:p text:style-name="P16"><draw:frame draw:style-name="fr2" draw:name="Image15" text:anchor-type="paragraph" svg:x="1.048in" svg:y="0.0835in" svg:width="4.3835in" svg:height="3.3516in" draw:z-index="67"><draw:image xlink:href="Pictures/1000000000000221000001F81B375091F95A0281.png" xlink:type="simple" xlink:show="embed" xlink:actuate="onLoad"/></draw:frame></text:p>
      <text:list xml:id="list4458344561213731976" text:style-name="L57">
        <text:list-item>
          <text:p text:style-name="P286">Employ the principles of brainstorming. </text:p>
        </text:list-item>
        <text:list-item>
          <text:p text:style-name="P286"><text:soft-page-break/>Ensure the objectives of the group are clear. </text:p>
        </text:list-item>
        <text:list-item>
          <text:p text:style-name="P343">The moderator/facilitator should present the questions in a way that triggers discussion and concisely enough to steer participants in the right direction. </text:p>
        </text:list-item>
        <text:list-item>
          <text:p text:style-name="P286">Select participants carefully. </text:p>
        </text:list-item>
        <text:list-item>
          <text:p text:style-name="P286">All questions and answers should saved in the template. </text:p>
        </text:list-item>
        <text:list-item>
          <text:p text:style-name="P286">The moderator/facilitator write concluding analysis in the result part </text:p>
        </text:list-item>
        <text:list-item>
          <text:p text:style-name="P343">The result should reflecting on the major ideological themes of the group discussion</text:p>
        </text:list-item>
        <text:list-item>
          <text:p text:style-name="P286">The participants should respect the time of the meeting </text:p>
        </text:list-item>
        <text:list-item>
          <text:p text:style-name="P292">Interface analysis “<text:span text:style-name="T24">components</text:span><text:span text:style-name="T305">”</text:span></text:p>
          <text:list>
            <text:list-item>
              <text:p text:style-name="P337">Presentation</text:p>
              <text:p text:style-name="P312"><text:span text:style-name="T305">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 interact with one another effectively.</text:span><text:span text:style-name="T308">[28]</text:span><text:span text:style-name="T305"> </text:span></text:p>
            </text:list-item>
          </text:list>
        </text:list-item>
      </text:list>
      <text:p text:style-name="P18"><draw:frame draw:style-name="fr7" draw:name="Image16" text:anchor-type="paragraph" svg:width="6.3311in" svg:height="4.1429in" draw:z-index="68"><draw:image xlink:href="Pictures/10000000000002AA000001E0C4B19431CB620133.png" xlink:type="simple" xlink:show="embed" xlink:actuate="onLoad"/></draw:frame><text:soft-page-break/></text:p>
      <text:list xml:id="list194042382743599" text:continue-numbering="true" text:style-name="L57">
        <text:list-item>
          <text:p text:style-name="P288">Need prior understanding of project / application </text:p>
        </text:list-item>
        <text:list-item>
          <text:p text:style-name="P293">Interviews</text:p>
          <text:list>
            <text:list-item>
              <text:p text:style-name="P338">Presentation</text:p>
            </text:list-item>
          </text:list>
        </text:list-item>
      </text:list>
      <text:p text:style-name="P19">Interviews are one of the most popular business analysis techniques. They can be used to verify facts, clarify ambiguity, trigger enthusiasm, engage end users, identify requirements and solicit opinions and ideas. </text:p>
      <text:p text:style-name="P23"><text:span text:style-name="T198">BABOK V2</text:span><text:span text:style-name="T199">[29]</text:span><text:span text:style-name="T198"> defines an </text:span><text:span text:style-name="Emphasis"><text:span text:style-name="T198">interview as a systematic approach for </text:span></text:span><text:span text:style-name="Emphasis"><text:span text:style-name="Strong_20_Emphasis"><text:span text:style-name="T198">eliciting </text:span></text:span></text:span><text:span text:style-name="Emphasis"><text:span text:style-name="T198">information from</text:span></text:span><text:span text:style-name="Emphasis"><text:span text:style-name="T200"> a person</text:span></text:span><text:span text:style-name="Emphasis"><text:span text:style-name="Strong_20_Emphasis"><text:span text:style-name="T198"> “</text:span></text:span></text:span><text:span text:style-name="Emphasis"><text:span text:style-name="T203">or a group of people</text:span></text:span><text:span text:style-name="Emphasis"><text:span text:style-name="T198">” in an </text:span></text:span><text:span text:style-name="Emphasis"><text:span text:style-name="Strong_20_Emphasis"><text:span text:style-name="T198">informal or formal setting</text:span></text:span></text:span><text:span text:style-name="Emphasis"><text:span text:style-name="T198"> by </text:span></text:span><text:span text:style-name="Emphasis"><text:span text:style-name="Strong_20_Emphasis"><text:span text:style-name="T198">asking questions</text:span></text:span></text:span><text:span text:style-name="Emphasis"><text:span text:style-name="T198"> and </text:span></text:span><text:span text:style-name="Emphasis"><text:span text:style-name="Strong_20_Emphasis"><text:span text:style-name="T198">documenting the responses.</text:span></text:span></text:span><text:span text:style-name="Emphasis"><text:span text:style-name="Strong_20_Emphasis"><text:span text:style-name="T199">[30]</text:span></text:span></text:span></text:p>
      <text:p text:style-name="P40"><text:span text:style-name="Strong_20_Emphasis"><text:span text:style-name="T199"/></text:span></text:p>
      <text:p text:style-name="P20"><draw:frame draw:style-name="fr7" draw:name="Image17" text:anchor-type="paragraph" svg:width="4.8118in" svg:height="3.9945in" draw:z-index="69"><draw:image xlink:href="Pictures/10000000000001CE000001C72D377299E50B8059.png" xlink:type="simple" xlink:show="embed" xlink:actuate="onLoad"/></draw:frame><text:soft-page-break/></text:p>
      <text:list xml:id="list9196935328379313366" text:style-name="L58">
        <text:list-item>
          <text:p text:style-name="P345">The questions should be structured </text:p>
        </text:list-item>
        <text:list-item>
          <text:p text:style-name="P346">The questions should be wrote before the interview </text:p>
        </text:list-item>
        <text:list-item>
          <text:p text:style-name="P346">Focus must be “<text:span text:style-name="T24">&gt;1</text:span>”, <text:span text:style-name="T311">to say that it is a successful interviews</text:span></text:p>
        </text:list-item>
        <text:list-item>
          <text:p text:style-name="P344">The interview must be in a collaborative way, to collect more ideas about the project / application</text:p>
        </text:list-item>
        <text:list-item>
          <text:p text:style-name="P243">Observation</text:p>
          <text:list>
            <text:list-item>
              <text:p text:style-name="P244">Presentation</text:p>
            </text:list-item>
          </text:list>
        </text:list-item>
      </text:list>
      <text:p text:style-name="P55">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41"><text:soft-page-break/>Every observation must be guided by clearly stated objectives. The analyst should know what data is to be collected, how observation will be done, when and where to observe, how the data will be collected and what the data will be used for after analysis.</text:p>
      <text:p text:style-name="P89"><draw:frame draw:style-name="fr2" draw:name="Image18" text:anchor-type="paragraph" svg:x="0.8638in" svg:y="0.1252in" svg:width="5.1972in" svg:height="3.5583in" draw:z-index="70"><draw:image xlink:href="Pictures/10000000000001F30000017DFEF0C14E1DFC655C.png" xlink:type="simple" xlink:show="embed" xlink:actuate="onLoad"/></draw:frame></text:p>
      <text:list xml:id="list2619974337776833803" text:style-name="L59">
        <text:list-item>
          <text:p text:style-name="P315"><text:bookmark text:name="yui_3_17_2_1_1486569371135_1007"/><text:bookmark text:name="yui_3_17_2_1_1486569371135_1008"/>The data gathered during observation sessions are quite reliable; it is often used to confirm the data extracted using other techniques</text:p>
        </text:list-item>
        <text:list-item>
          <text:p text:style-name="P316"><text:bookmark text:name="yui_3_17_2_1_1486569371135_1016"/><text:bookmark text:name="yui_3_17_2_1_1486569371135_10081"/>Observation can be used to extract information on the physical environment where the task is performed. For example, the analyst can get information on level of noise, physical layout, traffic and so on</text:p>
        </text:list-item>
        <text:list-item>
          <text:p text:style-name="P336">It allows the analyst to perform work measurements </text:p>
        </text:list-item>
        <text:list-item>
          <text:p text:style-name="P246">Prototyping</text:p>
          <text:list>
            <text:list-item>
              <text:p text:style-name="P245">Presentation</text:p>
            </text:list-item>
          </text:list>
        </text:list-item>
      </text:list>
      <text:p text:style-name="P56"><text:span text:style-name="T204">I once worked on a project that involved a series of discussions and consultations on whether to build or buy software. After extensive analysis, the decision was made to build the system in-</text:span><text:soft-page-break/><text:span text:style-name="T204">house. To get started however, we had to prove that it could be done. We did this through a proof of concept “</text:span><text:span text:style-name="T209">POC</text:span><text:span text:style-name="T205">”</text:span><text:span text:style-name="T204"> / </text:span><text:span text:style-name="T205">prototype</text:span><text:span text:style-name="T204">.</text:span></text:p>
      <text:p text:style-name="P22"><text:span text:style-name="T125">A </text:span><text:span text:style-name="T82">proof of concept “</text:span><text:span text:style-name="T89">POC</text:span><text:span text:style-name="T82">”</text:span><text:span text:style-name="T125"> / </text:span><text:span text:style-name="T126">prototype </text:span><text:span text:style-name="T125">is a demonstration aimed at verifying that certain concepts or theories can be achieved. A prototype is designed to determine feasibility, but does not represent the final deliverable.</text:span><text:span text:style-name="T127">[31]</text:span></text:p>
      <text:list xml:id="list3232789358137626555" text:style-name="L60">
        <text:list-item>
          <text:p text:style-name="P287">Requirements workshops</text:p>
          <text:list>
            <text:list-item>
              <text:p text:style-name="P287">Presentation</text:p>
            </text:list-item>
          </text:list>
        </text:list-item>
      </text:list>
      <text:p text:style-name="P14">Involves analyzing the results of elicitation sessions and creating representations of those results. When that representation focuses on a solution, the outcome is known as “a design”.</text:p>
      <text:p text:style-name="P22"><text:span text:style-name="T198">This is where Design Thinking steps up. </text:span><text:span text:style-name="Strong_20_Emphasis"><text:span text:style-name="T198">A Design Thinking approach enables Business Analysts to solve the wicked business problems they’ve always faced, but from a user-centric standpoint and following an iterative process</text:span></text:span><text:span text:style-name="T198">. Design thinking is a way for BAs to create products that meet enterprise expectations by focusing on the right problems and finding the right solutions, all the while delivering products that users really love.</text:span></text:p>
      <text:p text:style-name="P38"><draw:frame draw:style-name="fr2" draw:name="Image19" text:anchor-type="paragraph" svg:x="1.4783in" svg:y="0.1354in" svg:width="3.9681in" svg:height="0.9783in" draw:z-index="71"><draw:image xlink:href="Pictures/100000000000017D0000005EAF141B95753F4C2B.png" xlink:type="simple" xlink:show="embed" xlink:actuate="onLoad"/></draw:frame></text:p>
      <text:list xml:id="list5612538319449759413" text:style-name="L61">
        <text:list-item>
          <text:p text:style-name="P296"><text:span text:style-name="T202">Survey</text:span><text:span text:style-name="T201"> / </text:span><text:span text:style-name="T202">Questionnaire</text:span></text:p>
          <text:list>
            <text:list-item>
              <text:p text:style-name="P339">Presentation</text:p>
            </text:list-item>
          </text:list>
        </text:list-item>
      </text:list>
      <text:p text:style-name="P21">The technique is an electronic or paper based approach of collecting needs from stakeholders. Questionnaires are distributed among stakeholders. </text:p>
      <text:p text:style-name="P21">Questionnaires list all the questions relevant per a particular process. Questionnaires are good technique to gather requirements from remote locations. </text:p>
      <text:p text:style-name="P21">Questionnaires are appropriate method to gather input from huge number of people. </text:p>
      <text:h text:style-name="P370" text:outline-level="3"><text:bookmark-start text:name="__RefHeading___Toc2973_204083410"/><text:soft-page-break/><text:span text:style-name="T237">2.4.4 </text:span>Gathering <text:bookmark-end text:name="__RefHeading___Toc2973_204083410"/></text:h>
      <text:list xml:id="list8619093015305437071" text:style-name="L62">
        <text:list-item>
          <text:p text:style-name="P235">Presentation</text:p>
        </text:list-item>
      </text:list>
      <text:p text:style-name="P124"><text:span text:style-name="T267">The “</text:span><text:span text:style-name="T252">elicitation</text:span><text:span text:style-name="T267">” step</text:span><text:span text:style-name="T279"> is</text:span><text:span text:style-name="T267"> where the requirements are first gathered from stakeholder.</text:span></text:p>
      <text:p text:style-name="P113">Requirement gathering is often a challenging <text:span text:style-name="T328">exercises</text:span> as you need to work with stakeholders who have day jobs and competing demands. Often the business expect you to create the requirements but without the business input you will not create an end product which is flit for the business purposes.</text:p>
      <text:p text:style-name="P125"><text:span text:style-name="T267">So we need multiple techniques to gain a complete picture from a diverse set of clients and stakeholders.</text:span><text:span text:style-name="T274">[</text:span><text:span text:style-name="T275">39</text:span><text:span text:style-name="T274">]</text:span></text:p>
      <text:list xml:id="list966512050061764032" text:style-name="L63">
        <text:list-item>
          <text:p text:style-name="P318">One to One interviews</text:p>
        </text:list-item>
      </text:list>
      <text:p text:style-name="P114">The most common technique for gathering requirements is to sit down with the stakeholder and ask them what they need.</text:p>
      <text:p text:style-name="P114">The discussion should be planned out ahead of time based on the type of requirements you’re looking for.</text:p>
      <text:p text:style-name="P114">There are many good ways to plan the interview, but generally you want to ask open-ended questions to get the interviewee to start talking and then ask probing questions to uncover requirements.<text:span text:style-name="T335">[46]</text:span> </text:p>
      <text:list xml:id="list3302928394945476082" text:style-name="L64">
        <text:list-item>
          <text:p text:style-name="P319">Group interviews</text:p>
        </text:list-item>
      </text:list>
      <text:p text:style-name="P115">Group interviews are similar to the one-on-one interviews, except that more than one person is being interviewed </text:p>
      <text:p text:style-name="P115">These interviews work well when everyone is at the same level or has the same role.</text:p>
      <text:p text:style-name="P115">Group interviews require more preparation and more formality to get the information you want from all the participants.<text:span text:style-name="T335">[47]</text:span></text:p>
      <text:list xml:id="list8972071565444848348" text:style-name="L65">
        <text:list-item>
          <text:p text:style-name="P320">Facilitated sessions</text:p>
        </text:list-item>
      </text:list>
      <text:p text:style-name="P126"><text:span text:style-name="T267">In a facilitated session, you bring a larger group “</text:span><text:span text:style-name="T252">five or more</text:span><text:span text:style-name="T267">” together for a common purpose.</text:span></text:p>
      <text:p text:style-name="P115"><text:soft-page-break/>In this case, you are trying to gather a set of common requirements from the group in a faster manner than if you were to interview each of them separately.</text:p>
      <text:list xml:id="list7127757212872886038" text:style-name="L66">
        <text:list-item>
          <text:p text:style-name="P326"><text:span text:style-name="T267">Joint </text:span><text:span text:style-name="T273">A</text:span><text:span text:style-name="T267">pplication </text:span><text:span text:style-name="T273">D</text:span><text:span text:style-name="T267">evelopment</text:span></text:p>
        </text:list-item>
      </text:list>
      <text:p text:style-name="P126"><text:span text:style-name="T278">Joint Application Development “</text:span><text:span text:style-name="T253">JAD</text:span><text:span text:style-name="T278">”</text:span><text:span text:style-name="T267"> sessions are similar to general facilitated sessions.</text:span></text:p>
      <text:p text:style-name="P115">However, the group typically stays in the session until the session objectives are completed. </text:p>
      <text:list xml:id="list1820652548712365690" text:style-name="L67">
        <text:list-item>
          <text:p text:style-name="P321">Questionnaires</text:p>
        </text:list-item>
      </text:list>
      <text:p text:style-name="P115">Questionnaires are much more informal, and they are good tools to gather requirements from stakeholders in remote locations or those who will have only minor input into the overall requirements.</text:p>
      <text:p text:style-name="P116">Questionnaires can also used when you have to gather input from dozens, hundreds, or thousands of people.</text:p>
      <text:p text:style-name="P117">Ensure that you do not ask leading questions and ensure that you use open questions as far as possible.</text:p>
      <text:list xml:id="list2018803366195906600" text:style-name="L68">
        <text:list-item>
          <text:p text:style-name="P322">Prototyping</text:p>
        </text:list-item>
      </text:list>
      <text:p text:style-name="P117">Prototyping is a relatively modern technique for gathering requirements.</text:p>
      <text:p text:style-name="P117">You show this to the stakeholder, who then gives you additional requirements? You change the application and cycle around with the stakeholder again.</text:p>
      <text:p text:style-name="P117">A downside of this methods is that you can end up forever changing the prototype and never progressing to a full system. To minimize this impact you should set clear time-line for prototyping and set clear expectations on the number of rounds you will conduct.</text:p>
      <text:list xml:id="list2121920954523935263" text:style-name="L69">
        <text:list-item>
          <text:p text:style-name="P323">Use cases</text:p>
        </text:list-item>
      </text:list>
      <text:p text:style-name="P118">Use cases are basically stories that describe how discrete processes work.</text:p>
      <text:p text:style-name="P127"><text:span text:style-name="T267">The stories include people “</text:span><text:span text:style-name="T252">actors</text:span><text:span text:style-name="T267">” and describe how the solution works from a user perspective.</text:span></text:p>
      <text:p text:style-name="P119">Use cases may be easier for the users to articulate, although the use cases may need to be distilled later into the more specific detailed requirements. </text:p>
      <text:list xml:id="list4715454224433973942" text:style-name="L70">
        <text:list-item>
          <text:p text:style-name="P324"><text:soft-page-break/>Following people around</text:p>
        </text:list-item>
      </text:list>
      <text:p text:style-name="P120">This technique is especially helpful when gathering information on current process. </text:p>
      <text:p text:style-name="P120">You may find, for instance, that some people have their work routine down to such a habit that they have a hard time explaining what they do or why.</text:p>
      <text:p text:style-name="P120">You may need to watch them perform their job before you can understand the entire picture.</text:p>
      <text:p text:style-name="P120">In some cases, you might also want to participate in the actual work process to get a hand-on feel for how the business function works today.</text:p>
      <text:list xml:id="list8844393254951757699" text:style-name="L71">
        <text:list-item>
          <text:p text:style-name="P325">Brainstorming</text:p>
        </text:list-item>
      </text:list>
      <text:p text:style-name="P128"><text:span text:style-name="T267">On some projects, the requirements are not “</text:span><text:span text:style-name="T252">uncovered</text:span><text:span text:style-name="T267">” as much as they are “</text:span><text:span text:style-name="T252">discovered</text:span><text:span text:style-name="T267">”.</text:span></text:p>
      <text:p text:style-name="P121">In other words, the solution is brand new and needs to be created as a set of ideas that people can agree to.</text:p>
      <text:p text:style-name="P121">In this type of project, simple brainstorming may be the starting point.</text:p>
      <text:p text:style-name="P122">The appropriate subject matter experts get into a room and start creatively brainstorming what the solution might look like.</text:p>
      <text:p text:style-name="P122">He resulting consensus of best ideas is used for the initial requirements.</text:p>
      <text:h text:style-name="P370" text:outline-level="3"><text:bookmark-start text:name="__RefHeading___Toc2975_204083410"/><text:span text:style-name="T237">2.4.5 </text:span>Analysis<text:bookmark-end text:name="__RefHeading___Toc2975_204083410"/></text:h>
      <text:list xml:id="list3583888214657748596" text:style-name="L72">
        <text:list-item>
          <text:p text:style-name="P229">Presentation</text:p>
        </text:list-item>
      </text:list>
      <text:p text:style-name="P112"><text:span text:style-name="T158">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165">[36]</text:span></text:p>
      <text:list xml:id="list153731518495471339" text:style-name="L73">
        <text:list-item>
          <text:p text:style-name="P462"><text:bookmark-start text:name="__RefHeading___Toc2441_821687335"/>Characteristics of a good requirement<text:bookmark-end text:name="__RefHeading___Toc2441_821687335"/></text:p>
        </text:list-item>
      </text:list>
      <text:p text:style-name="P57"><text:span text:style-name="Strong_20_Emphasis"><text:span text:style-name="T140">Cohesive</text:span></text:span><text:span text:style-name="T119">:  The requirement defines a single aspect of the desired business process or system.</text:span></text:p>
      <text:p text:style-name="P57"><text:span text:style-name="Strong_20_Emphasis"><text:span text:style-name="T140">Complete</text:span></text:span><text:span text:style-name="T119">:  The individual requirement is not missing necessary or relevant information.  Additionally, the entire set of requirements should cover all relevant requirements.</text:span></text:p>
      <text:p text:style-name="P57"><text:soft-page-break/><text:span text:style-name="Strong_20_Emphasis"><text:span text:style-name="T140">Consistent</text:span></text:span><text:span text:style-name="T119">:  The requirement does not contradict another requirement.</text:span></text:p>
      <text:p text:style-name="P57"><text:span text:style-name="Strong_20_Emphasis"><text:span text:style-name="T140">Modifiable</text:span></text:span><text:span text:style-name="T119">:  Like requirements should be grouped together to allow similar requirements to be modified together in order to maintain consistency.</text:span></text:p>
      <text:p text:style-name="P57"><text:span text:style-name="Strong_20_Emphasis"><text:span text:style-name="T140">Correct</text:span></text:span><text:span text:style-name="T119">:  The requirement meets the actual business or system need.  An incorrect requirement can still be implemented resulting in a business process or system that does not meet the business needs.</text:span></text:p>
      <text:p text:style-name="P57"><text:span text:style-name="Strong_20_Emphasis"><text:span text:style-name="T140">Observable</text:span></text:span><text:span text:style-name="T119">:   The requirement defines an aspect of the system that can be noticed or observed by a user.  This is often referred to as “</text:span><text:span text:style-name="T147">Implementation Agnostic</text:span><text:span text:style-name="T119">” as the requirement should not specify aspects of system architecture, physical design or implementation decisions.</text:span></text:p>
      <text:p text:style-name="P57"><text:span text:style-name="Strong_20_Emphasis"><text:span text:style-name="T140">Feasible</text:span></text:span><text:span text:style-name="T119">:  The requirement can be implemented within the constraints of the project including the agreed upon system architecture or other physical design or implementation decisions.</text:span></text:p>
      <text:p text:style-name="P57"><text:span text:style-name="Strong_20_Emphasis"><text:span text:style-name="T140">Unambiguous</text:span></text:span><text:span text:style-name="T119">:  The requirement is written objectively such that there is only a single interpretation of the meaning of the requirement.</text:span></text:p>
      <text:p text:style-name="P57"><text:span text:style-name="Strong_20_Emphasis"><text:span text:style-name="T140">Verifiable</text:span></text:span><text:span text:style-name="T119">:  It can be shown that the requirement has been met by the final solution via inspection, demonstration, test, or analysis.</text:span><text:span text:style-name="T120">[37,</text:span><text:span text:style-name="T121">38</text:span><text:span text:style-name="T120">]</text:span></text:p>
      <text:h text:style-name="P369" text:outline-level="3"><text:bookmark-start text:name="__RefHeading___Toc1186_24903913"/><text:span text:style-name="T237">2.4.6 Validation / </text:span>Verification <text:bookmark-end text:name="__RefHeading___Toc1186_24903913"/></text:h>
      <text:list xml:id="list933246907052114007" text:style-name="L74">
        <text:list-item>
          <text:p text:style-name="P230">Definitions</text:p>
          <text:list>
            <text:list-item>
              <text:p text:style-name="P257">Validation</text:p>
            </text:list-item>
          </text:list>
        </text:list-item>
      </text:list>
      <text:p text:style-name="P81">The process of determining whether or not the products of a given phase of the software development cycle fulfill the requirements established during the previous phase.</text:p>
      <text:list xml:id="list194043628085137" text:continue-numbering="true" text:style-name="L74">
        <text:list-item>
          <text:list>
            <text:list-item>
              <text:p text:style-name="P236">Verification</text:p>
            </text:list-item>
          </text:list>
        </text:list-item>
      </text:list>
      <text:p text:style-name="P165">The process of evaluating software at the end of the software development process to ensure compliance with software requirements.[32]</text:p>
      <text:list xml:id="list1507251748685783569" text:style-name="L75">
        <text:list-item>
          <text:p text:style-name="P237">Verification / Validation accepted method </text:p>
          <text:list>
            <text:list-item>
              <text:p text:style-name="P347">Test</text:p>
            </text:list-item>
            <text:list-item>
              <text:p text:style-name="P347">Analysis</text:p>
            </text:list-item>
            <text:list-item>
              <text:p text:style-name="P347"><text:soft-page-break/>Demonstration</text:p>
            </text:list-item>
            <text:list-item>
              <text:p text:style-name="P261">Inspection</text:p>
            </text:list-item>
          </text:list>
        </text:list-item>
      </text:list>
      <text:p text:style-name="P83"><draw:frame draw:style-name="fr7" draw:name="Image20" text:anchor-type="paragraph" svg:width="6.5425in" svg:height="3.6819in" draw:z-index="81"><draw:image xlink:href="Pictures/10000201000004B00000029BC6566645350254D1.png" xlink:type="simple" xlink:show="embed" xlink:actuate="onLoad"/></draw:frame></text:p>
      <text:p text:style-name="P84">(v <text:span text:style-name="T337">model</text:span> software development)</text:p>
      <text:list xml:id="list4118324676821849562" text:style-name="L76">
        <text:list-item>
          <text:p text:style-name="P258">Presentation</text:p>
        </text:list-item>
      </text:list>
      <text:p text:style-name="P85">V-model means verification and <text:span text:style-name="T337">validation</text:span> model. Just like the waterfall model, the V-Shaped life-cycle[50] is a sequential path of execution of processes. Each phase must be completed before the next phase begins. V-Model is one of the many software development models. Testing of the product is planned in parallel with a corresponding phase of development in V-Model. [51]</text:p>
      <text:list xml:id="list8779588613414454012" text:style-name="L77">
        <text:list-item>
          <text:p text:style-name="P259">Advantages</text:p>
          <text:list>
            <text:list-item>
              <text:p text:style-name="P262">Simple and easy to use.</text:p>
            </text:list-item>
            <text:list-item>
              <text:p text:style-name="P262">Testing activities like planning, test designing happens well before cording. This saves a lot of time. Hence higher chance of success over the waterfall model.</text:p>
            </text:list-item>
            <text:list-item>
              <text:p text:style-name="P262">Proactive defect tracking – that is defects are found at early stage.</text:p>
            </text:list-item>
            <text:list-item>
              <text:p text:style-name="P262"><text:soft-page-break/>Avoids the downward flow of the defects.</text:p>
            </text:list-item>
            <text:list-item>
              <text:p text:style-name="P262">Works well for small projects where requirements are easily understood.<text:span text:style-name="T338">[52]</text:span></text:p>
            </text:list-item>
          </text:list>
        </text:list-item>
        <text:list-item>
          <text:p text:style-name="P259">Disadvantages</text:p>
          <text:list>
            <text:list-item>
              <text:p text:style-name="P262">Very rigid and least flexible. </text:p>
            </text:list-item>
            <text:list-item>
              <text:p text:style-name="P262">Software is developed during the implementation phase, so no early prototypes of the software are produced.</text:p>
            </text:list-item>
            <text:list-item>
              <text:p text:style-name="P262">If any changes happen in midway, then the test documents along with requirement documents has to be updated. <text:span text:style-name="T338">[52]</text:span></text:p>
            </text:list-item>
          </text:list>
        </text:list-item>
      </text:list>
      <text:h text:style-name="P373" text:outline-level="3"><text:bookmark-start text:name="__RefHeading___Toc1188_24903913"/><text:span text:style-name="T272">2.4.7 </text:span><text:span text:style-name="T267">Categorization </text:span><text:bookmark-end text:name="__RefHeading___Toc1188_24903913"/></text:h>
      <text:list xml:id="list3168795329776758658" text:style-name="L78">
        <text:list-item>
          <text:p text:style-name="P231">Definition</text:p>
        </text:list-item>
      </text:list>
      <text:p text:style-name="P130">A category set is a related set of categories which may be applicable to requirements. A category set is used to organize requirements according to a classification scheme which is specific to that category set.</text:p>
      <text:list xml:id="list8585710784594684537" text:style-name="L79">
        <text:list-item>
          <text:p text:style-name="P327">Why categorize requirements?</text:p>
          <text:list>
            <text:list-item>
              <text:p text:style-name="P332">Organizing the presentation of requirements according to different viewpoints, and the needs of different audiences.</text:p>
            </text:list-item>
            <text:list-item>
              <text:p text:style-name="P332">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332">Viewing or reporting requirements according to categories to assess relationships between associated requirements, to identify conflicts and overlaps, or to assess completeness and/or consistency.</text:p>
            </text:list-item>
            <text:list-item>
              <text:p text:style-name="P333"><text:span text:style-name="T61">Planning, </text:span><text:span text:style-name="T62">modeling</text:span><text:span text:style-name="T61"> and managing requirements-related activities.</text:span></text:p>
            </text:list-item>
          </text:list>
        </text:list-item>
      </text:list>
      <text:h text:style-name="P369" text:outline-level="3"><text:bookmark-start text:name="__RefHeading___Toc1190_24903913"/><text:span text:style-name="T237">2.4.8 </text:span>De-duplication <text:bookmark-end text:name="__RefHeading___Toc1190_24903913"/></text:h>
      <text:p text:style-name="P91"/>
      <text:h text:style-name="P357" text:outline-level="2"><text:bookmark-start text:name="__RefHeading___Toc1192_24903913"/><text:soft-page-break/><text:span text:style-name="T237">2.5 </text:span>Collaboration <text:bookmark-end text:name="__RefHeading___Toc1192_24903913"/></text:h>
      <text:list xml:id="list3292846711295925960" text:style-name="L102">
        <text:list-item>
          <text:p text:style-name="P256">Definition</text:p>
        </text:list-item>
      </text:list>
      <text:p text:style-name="P283"><text:span text:style-name="T211">Collaborative project management</text:span><text:span text:style-name="T210"> </text:span><text:span text:style-name="T211">is a method used to plan, coordinate, control, and monitor distributed and complex projects. It enables project teams to collaborate across departmental, corporate, and national boundaries and to master growing project complexity.</text:span><text:span text:style-name="T213">[54]</text:span></text:p>
      <text:list xml:id="list8587610037706265701" text:style-name="L103">
        <text:list-item>
          <text:p text:style-name="P285"><text:span text:style-name="T211">Why we choose collaboration in our project?</text:span></text:p>
          <text:list>
            <text:list-item>
              <text:p text:style-name="P284"><text:span text:style-name="Strong_20_Emphasis"><text:span text:style-name="T63">Collaboration moves beyond the power of one to the power of team.</text:span></text:span></text:p>
            </text:list-item>
          </text:list>
        </text:list-item>
      </text:list>
      <text:list xml:id="list8471670424878802335" text:style-name="L104">
        <text:list-item>
          <text:p text:style-name="P354"><text:span text:style-name="Strong_20_Emphasis"><text:span text:style-name="T63">A project team is created because the deliverables are too complex or numerous for one person to complete. A group of people with the appropriate skills can always do the job better or faster than a lone worker. With collaboration, the project manager doesn’t need to have all the ideas or skills for the task, but you need to know how to organize and tap the talents of team members.</text:span></text:span></text:p>
        </text:list-item>
      </text:list>
      <text:list xml:id="list194043845945511" text:continue-list="list8587610037706265701" text:style-name="L103">
        <text:list-item>
          <text:list>
            <text:list-item>
              <text:p text:style-name="P284"><text:span text:style-name="Strong_20_Emphasis"><text:span text:style-name="T63">Democratizes information, documents and workflows for your team.</text:span></text:span></text:p>
            </text:list-item>
          </text:list>
        </text:list-item>
      </text:list>
      <text:list xml:id="list3812158183727891471" text:style-name="L105">
        <text:list-item>
          <text:p text:style-name="P311"><text:span text:style-name="Strong_20_Emphasis"><text:span text:style-name="T64">The</text:span></text:span><text:span text:style-name="Strong_20_Emphasis"><text:span text:style-name="T63"> team will function better with full knowledge of the project’s details and goals, and with complete </text:span></text:span><text:span text:style-name="Strong_20_Emphasis"><text:span text:style-name="T64">transparency</text:span></text:span><text:span text:style-name="Strong_20_Emphasis"><text:span text:style-name="T63"> about who does which tasks, and updated status access.  When the inevitable hiccups arrive, you can tap the team “</text:span></text:span><text:span text:style-name="Strong_20_Emphasis"><text:span text:style-name="T80">and not just yourself”</text:span></text:span><text:span text:style-name="Strong_20_Emphasis"><text:span text:style-name="T63"> for solutions.</text:span></text:span></text:p>
        </text:list-item>
      </text:list>
      <text:list xml:id="list194042743839342" text:continue-list="list194043845945511" text:style-name="L103">
        <text:list-item>
          <text:list>
            <text:list-item>
              <text:p text:style-name="P284"><text:span text:style-name="Strong_20_Emphasis"><text:span text:style-name="T63">Nurtures better brainstorming.</text:span></text:span></text:p>
            </text:list-item>
          </text:list>
        </text:list-item>
      </text:list>
      <text:list xml:id="list7262230140084451228" text:style-name="L106">
        <text:list-item>
          <text:p text:style-name="P309"><text:span text:style-name="Strong_20_Emphasis"><text:span text:style-name="T63">Bringing together several intelligent minds to think through a problem is always better than one. This social element of collaboration can also improve not only the quality of ideas, but can remove barriers to implementing them.</text:span></text:span></text:p>
        </text:list-item>
      </text:list>
      <text:list xml:id="list194043072393318" text:continue-list="list194042743839342" text:style-name="L103">
        <text:list-item>
          <text:list>
            <text:list-item>
              <text:p text:style-name="P284"><text:span text:style-name="Strong_20_Emphasis"><text:span text:style-name="T63">Allows the project manager to move beyond controlling the project to optimizing it.</text:span></text:span></text:p>
            </text:list-item>
          </text:list>
        </text:list-item>
      </text:list>
      <text:list xml:id="list8917180545211340344" text:style-name="L107">
        <text:list-item>
          <text:p text:style-name="P304"><text:span text:style-name="Strong_20_Emphasis"><text:span text:style-name="T63"> With team members aligned on both the big picture and their immediate tasks, you have the opportunity to look for ways to improve quality instead of simply trying to keep everyone on track.</text:span></text:span></text:p>
        </text:list-item>
      </text:list>
      <text:list xml:id="list194042536132268" text:continue-list="list194043072393318" text:style-name="L103">
        <text:list-item>
          <text:list>
            <text:list-item>
              <text:p text:style-name="P284"><text:span text:style-name="Strong_20_Emphasis"><text:span text:style-name="T63">Improves project </text:span></text:span><text:span text:style-name="Strong_20_Emphasis"><text:span text:style-name="T92">team morale</text:span></text:span><text:span text:style-name="Strong_20_Emphasis"><text:span text:style-name="T63">, spirit and enthusiasm.</text:span></text:span></text:p>
            </text:list-item>
          </text:list>
        </text:list-item>
      </text:list>
      <text:list xml:id="list7995613306665486746" text:style-name="L108">
        <text:list-item>
          <text:p text:style-name="P305"><text:soft-page-break/><text:span text:style-name="Strong_20_Emphasis"><text:span text:style-name="T63">Happy workers are more productive. As </text:span></text:span><text:span text:style-name="Strong_20_Emphasis"><text:span text:style-name="T65">employees collaborate,</text:span></text:span><text:span text:style-name="Strong_20_Emphasis"><text:span text:style-name="T63"> they get to know each other better, and they gain a better understanding of individual work styles which saves time and energy.</text:span></text:span></text:p>
        </text:list-item>
      </text:list>
      <text:list xml:id="list194043029065438" text:continue-list="list194042536132268" text:style-name="L103">
        <text:list-item>
          <text:list>
            <text:list-item>
              <text:p text:style-name="P284"><text:span text:style-name="Strong_20_Emphasis"><text:span text:style-name="T63">Builds trust with your clients and peers</text:span></text:span><text:span text:style-name="Emphasis"><text:span text:style-name="T79">.</text:span></text:span></text:p>
            </text:list-item>
          </text:list>
        </text:list-item>
      </text:list>
      <text:list xml:id="list7484817179186545666" text:style-name="L109">
        <text:list-item>
          <text:p text:style-name="P306"><text:span text:style-name="Emphasis"><text:span text:style-name="T58">To succeed as a PM you </text:span></text:span><text:span text:style-name="Emphasis"><text:span text:style-name="T72">need the confidence </text:span></text:span><text:span text:style-name="Emphasis"><text:span text:style-name="T58">of clients and colleagues. Working collaboratively makes both audiences feel comfortable with the direction and progress of the project.</text:span></text:span></text:p>
        </text:list-item>
      </text:list>
      <text:list xml:id="list194043578434708" text:continue-list="list194043029065438" text:style-name="L103">
        <text:list-item>
          <text:list>
            <text:list-item>
              <text:p text:style-name="P284"><text:span text:style-name="Strong_20_Emphasis"><text:span text:style-name="T63">Speeds completion.</text:span></text:span></text:p>
            </text:list-item>
          </text:list>
        </text:list-item>
      </text:list>
      <text:list xml:id="list3292241957753157426" text:style-name="L110">
        <text:list-item>
          <text:p text:style-name="P307"><text:span text:style-name="Strong_20_Emphasis"><text:span text:style-name="T63">Collaboration allows you and team members to solve problems together, thus expediting the process of finishing a task.</text:span></text:span></text:p>
        </text:list-item>
      </text:list>
      <text:list xml:id="list194042191908902" text:continue-list="list194043578434708" text:style-name="L103">
        <text:list-item>
          <text:list>
            <text:list-item>
              <text:p text:style-name="P284"><text:span text:style-name="Strong_20_Emphasis"><text:span text:style-name="T63">Avoids communications breakdowns. </text:span></text:span></text:p>
            </text:list-item>
          </text:list>
        </text:list-item>
      </text:list>
      <text:list xml:id="list921879002431347994" text:style-name="L111">
        <text:list-item>
          <text:p text:style-name="P308"><text:span text:style-name="Strong_20_Emphasis"><text:span text:style-name="T63">Project collaboration almost always has a positive impact on communication, even in scenarios where employees have a hard time working with one another.</text:span></text:span></text:p>
        </text:list-item>
      </text:list>
      <text:list xml:id="list194044295620020" text:continue-list="list194042191908902" text:style-name="L103">
        <text:list-item>
          <text:list>
            <text:list-item>
              <text:p text:style-name="P282"><text:span text:style-name="Strong_20_Emphasis"><text:span text:style-name="T66">Makes it easier to work remotely with colleagues. </text:span></text:span></text:p>
            </text:list-item>
          </text:list>
        </text:list-item>
      </text:list>
      <text:list xml:id="list5025206464024471368" text:style-name="L112">
        <text:list-item>
          <text:p text:style-name="P310"><text:span text:style-name="Strong_20_Emphasis"><text:span text:style-name="T66">Working as part of a remote team, or </text:span></text:span><text:span text:style-name="Strong_20_Emphasis"><text:span text:style-name="T67">managing remote workers</text:span></text:span><text:span text:style-name="Strong_20_Emphasis"><text:span text:style-name="T66"> requires a different set of skills than working with a team in the same location. As a leader, you need to foster a connection that makes remote workers feel that they’re part of the team and project workflow which requires effective social interaction among team members. It’s easier to build the social connection in a collaborative way than to issue orders.  As a team member, you want to be vigilant about communicating and staying connected on a regular basis. Whatever your role, make yourself a bridge to bringing remote colleagues together on project details, problem solving and working together in an engaged and successful manner.</text:span></text:span></text:p>
        </text:list-item>
      </text:list>
      <text:h text:style-name="P357" text:outline-level="2"><text:bookmark-start text:name="__RefHeading___Toc1194_24903913"/><text:span text:style-name="T237">2.6 </text:span>User right management<text:bookmark-end text:name="__RefHeading___Toc1194_24903913"/></text:h>
      <text:h text:style-name="P371" text:outline-level="3"><text:bookmark-start text:name="__RefHeading___Toc13577_1414754"/><text:span text:style-name="T329">2.</text:span>6.1 User management <text:bookmark-end text:name="__RefHeading___Toc13577_1414754"/></text:h>
      <text:p text:style-name="P96">Every user in the application can have a recurly version appropriate to their role. Adding, modifying, or removing users.<text:span text:style-name="T9">[44]</text:span></text:p>
      <text:h text:style-name="P371" text:outline-level="3"><text:bookmark-start text:name="__RefHeading___Toc13579_1414754"/><text:soft-page-break/>2.6.2 User right<text:span text:style-name="T330">s</text:span><text:bookmark-end text:name="__RefHeading___Toc13579_1414754"/></text:h>
      <text:p text:style-name="P104"><text:span text:style-name="T169">User rights are specific access and ability permissions that can be assigned to customizable </text:span><text:span text:style-name="T331">user groups</text:span><text:span text:style-name="T169">. Groups can then be assigned to “</text:span><text:span text:style-name="T168">or removed from”</text:span><text:span text:style-name="T169"> users.</text:span><text:span text:style-name="T170">[45]</text:span></text:p>
      <text:p text:style-name="P86"><text:span text:style-name="T212">Access to this interface is itself governed by the “</text:span><text:span text:style-name="T214">user-rights”</text:span><text:span text:style-name="T212"> right, so only users in the 'bureaucrat' group can do it “</text:span><text:span text:style-name="T214">in a default set-up”</text:span><text:span text:style-name="T212">.</text:span></text:p>
      <text:h text:style-name="P371" text:outline-level="3"><text:bookmark-start text:name="__RefHeading___Toc13581_1414754"/>2.6.3 Roles &amp; permissions <text:bookmark-end text:name="__RefHeading___Toc13581_1414754"/></text:h>
      <text:p text:style-name="P97">Recurly segments the admin console into different areas of access for maximum user control. You can assign a user to one or more role of the below sets of permissions for the appropriate site access. Users will not be able to see or access navigation menu items or pages they do not have access to.</text:p>
      <text:h text:style-name="P381" text:outline-level="4"><text:bookmark-start text:name="__RefHeading___Toc13677_1414754"/>2.6.3.1 Customers<text:bookmark-end text:name="__RefHeading___Toc13677_1414754"/></text:h>
      <text:p text:style-name="P98">There are two options for providing access to this section of the application:</text:p>
      <text:list xml:id="list1721612788168519996" text:style-name="L80">
        <text:list-item>
          <text:p text:style-name="P277">Can edit</text:p>
        </text:list-item>
      </text:list>
      <text:p text:style-name="P95"><text:span text:style-name="T323">User has access to view and edit accounts, invoices and transactions. User can view “</text:span><text:span text:style-name="T326">but not edit”</text:span><text:span text:style-name="T323"> subscription plans. This is the same is the previous “</text:span><text:span text:style-name="T326">Customer Service</text:span><text:span text:style-name="T323">” role.</text:span></text:p>
      <text:list xml:id="list218167079668174646" text:style-name="L81">
        <text:list-item>
          <text:p text:style-name="P278">Read only</text:p>
        </text:list-item>
      </text:list>
      <text:p text:style-name="P99">User has access to view accounts, invoices, transactions and subscription plans but cannot edit, delete or add to any of the above. Can only add account notes.</text:p>
      <text:h text:style-name="P371" text:outline-level="3"><text:bookmark-start text:name="__RefHeading___Toc13583_1414754"/>2.6.4 Adding user <text:bookmark-end text:name="__RefHeading___Toc13583_1414754"/></text:h>
      <text:p text:style-name="P88">It <text:span text:style-name="T341">i</text:span>s an open source application, so everyone who download the application can use it.</text:p>
      <text:h text:style-name="P371" text:outline-level="3"><text:bookmark-start text:name="__RefHeading___Toc13587_1414754"/>2.6.<text:span text:style-name="T333">5</text:span> Removing users<text:bookmark-end text:name="__RefHeading___Toc13587_1414754"/></text:h>
      <text:p text:style-name="P188">No one has the permission to remove a user, but only you can hide what he share in the application.</text:p>
      <text:h text:style-name="P360" text:outline-level="2"><text:bookmark-start text:name="__RefHeading___Toc1196_24903913"/><text:span text:style-name="T237">2.7 </text:span>Version control <text:bookmark-end text:name="__RefHeading___Toc1196_24903913"/></text:h>
      <text:list xml:id="list1592961696393366827" text:style-name="L82">
        <text:list-item>
          <text:p text:style-name="P232">Definition</text:p>
        </text:list-item>
      </text:list>
      <text:p text:style-name="P134"><text:soft-page-break/><text:span text:style-name="T129">Version control “</text:span><text:span text:style-name="T145">also known as revision control or source control</text:span><text:span text:style-name="T129">” is a category of processes and tools designed to keep track of multiple different versions of software, content, documents, websites and other information in development. Any system that provides change tracking and control over programming </text:span><text:span text:style-name="T130">source code</text:span><text:span text:style-name="T129"> and </text:span><text:span text:style-name="T130">documentation</text:span><text:span text:style-name="T129"> can be considered version control software. The practice has been a part of creative processes almost as long as writing has existed.</text:span><text:span text:style-name="T131">[34]</text:span></text:p>
      <text:list xml:id="list8756450898526365440" text:style-name="L83">
        <text:list-item>
          <text:p text:style-name="P328">Purpose</text:p>
        </text:list-item>
      </text:list>
      <text:p text:style-name="P135"><text:span text:style-name="T116">The purpose of version control is ensuring that content changes under development go as planned. While version control is often carried out by a separate application, it can also be embedded into programs such as integrated development environments “</text:span><text:span text:style-name="T146">IDEs</text:span><text:span text:style-name="T116">”, word processors, spreadsheets and, especially, collaborative web documents and pages. Version control allows servers in multiple locations to run different versions on different sites, even while those versions are being updated simultaneously.</text:span><text:span text:style-name="T118">[3</text:span><text:span text:style-name="T122">5</text:span><text:span text:style-name="T118">]</text:span></text:p>
      <text:list xml:id="list2091694516356370074" text:style-name="L84">
        <text:list-item>
          <text:p text:style-name="P329">GIT</text:p>
          <text:list>
            <text:list-item>
              <text:p text:style-name="P330">Definition</text:p>
            </text:list-item>
          </text:list>
        </text:list-item>
      </text:list>
      <text:p text:style-name="P158"><text:span text:style-name="T132">Git is a </text:span><text:a xlink:type="simple" xlink:href="https://git-scm.com/about/free-and-open-source" text:style-name="Internet_20_link" text:visited-style-name="Visited_20_Internet_20_Link"><text:span text:style-name="T84">free and open source</text:span></text:a><text:span text:style-name="T132"> distributed version control system designed to handle everything from small to very large projects with speed and efficiency.</text:span></text:p>
      <text:p text:style-name="P159"><draw:frame draw:style-name="fr2" draw:name="Image23" text:anchor-type="paragraph" svg:x="0.8362in" svg:y="0.1043in" svg:width="4.8075in" svg:height="2.9543in" draw:z-index="75"><draw:image xlink:href="Pictures/100000000000029000000191810256B32F5983C8.png" xlink:type="simple" xlink:show="embed" xlink:actuate="onLoad"/></draw:frame></text:p>
      <text:list xml:id="list194042881698559" text:continue-numbering="true" text:style-name="L84">
        <text:list-item>
          <text:p text:style-name="P348"><text:soft-page-break/>Github</text:p>
          <text:list>
            <text:list-item>
              <text:p text:style-name="P330">Definition</text:p>
            </text:list-item>
          </text:list>
        </text:list-item>
      </text:list>
      <text:p text:style-name="P129"><text:span text:style-name="T287">GitHub is a web-based</text:span><text:span text:style-name="T316"> </text:span><text:span text:style-name="T317">Git</text:span><text:span text:style-name="T287">  or</text:span><text:span text:style-name="T316"> </text:span><text:span text:style-name="T317">version control repository</text:span><text:span text:style-name="T287"> and </text:span><text:span text:style-name="T288">Internet hosting service.</text:span><text:span text:style-name="T287"> It offers all of the </text:span><text:span text:style-name="T288">distributed version control </text:span><text:span text:style-name="T287">and </text:span><text:span text:style-name="T288">source code management </text:span><text:span text:style-name="T287">(SCM) functionality of Git as well as adding its own features. It provides </text:span><text:span text:style-name="T288">access control</text:span><text:span text:style-name="T287"> and several collaboration features such as </text:span><text:span text:style-name="T288">bug tracking</text:span><text:span text:style-name="T287">,</text:span><text:span text:style-name="T316"> </text:span><text:span text:style-name="T317">feature requests </text:span><text:span text:style-name="T318">and </text:span><text:span text:style-name="T317">task management</text:span><text:span text:style-name="T287">.</text:span></text:p>
      <text:p text:style-name="P131"><draw:frame draw:style-name="fr2" draw:name="Image24" text:anchor-type="paragraph" svg:x="0.1457in" svg:y="0.1437in" svg:width="6.0945in" svg:height="2.689in" draw:z-index="76"><draw:image xlink:href="Pictures/10000000000005450000025473ED4C6EE32195E0.png" xlink:type="simple" xlink:show="embed" xlink:actuate="onLoad"/></draw:frame></text:p>
      <text:list xml:id="list6717170629384965827" text:style-name="L85">
        <text:list-header>
          <text:p text:style-name="P334"/>
        </text:list-header>
      </text:list>
      <text:h text:style-name="P356" text:outline-level="2"><text:bookmark-start text:name="__RefHeading___Toc1198_24903913"/><text:span text:style-name="T237">2.8 </text:span>Visualization <text:bookmark-end text:name="__RefHeading___Toc1198_24903913"/></text:h>
      <text:p text:style-name="P166"/>
      <text:h text:style-name="P357" text:outline-level="2"><text:bookmark-start text:name="__RefHeading___Toc1200_24903913"/><text:span text:style-name="T237">2.9 </text:span>Synchronization UI-s <text:bookmark-end text:name="__RefHeading___Toc1200_24903913"/></text:h>
      <text:h text:style-name="P373" text:outline-level="3"><text:bookmark-start text:name="__RefHeading___Toc3026_1940359603"/><text:span text:style-name="T267">2.9.1 </text:span><text:span text:style-name="T276">Test</text:span><text:bookmark-end text:name="__RefHeading___Toc3026_1940359603"/></text:h>
      <text:list xml:id="list4445725875058594986" text:style-name="L86">
        <text:list-item>
          <text:p text:style-name="P279"><text:span text:style-name="T276">R</text:span><text:span text:style-name="T267">easons we need software testing </text:span></text:p>
          <text:list>
            <text:list-item>
              <text:p text:style-name="P349">To ensure that what we create does what it’s supposed to do.</text:p>
            </text:list-item>
            <text:list-item>
              <text:p text:style-name="P349">To ensure that what we create does what the user want.</text:p>
            </text:list-item>
            <text:list-item>
              <text:p text:style-name="P351"><text:span text:style-name="T267">To </text:span><text:span text:style-name="T277">avoid construction problems.</text:span></text:p>
            </text:list-item>
            <text:list-item>
              <text:p text:style-name="P350"><text:soft-page-break/>Important to ensure that the application should not result into any failure.</text:p>
            </text:list-item>
            <text:list-item>
              <text:p text:style-name="P350">To ensure that the application responds correctly to all kinds of inputs.</text:p>
            </text:list-item>
            <text:list-item>
              <text:p text:style-name="P280"><text:span text:style-name="T277">To ensure that the application is sufficiently usable</text:span><text:span text:style-name="T267">.</text:span></text:p>
            </text:list-item>
          </text:list>
        </text:list-item>
      </text:list>
      <text:p text:style-name="P87">So to responds to all these statement we need to install a virtual machine, and in every new test we must use a new snapshot. <text:s/></text:p>
      <text:h text:style-name="P381" text:outline-level="4"><text:bookmark-start text:name="__RefHeading___Toc8254_1414754"/>2.9.1.1 Virtual machine <text:bookmark-end text:name="__RefHeading___Toc8254_1414754"/></text:h>
      <text:list xml:id="list3258850177946621109" text:style-name="L87">
        <text:list-item>
          <text:p text:style-name="P241">Presentation</text:p>
        </text:list-item>
      </text:list>
      <text:p text:style-name="P54">A virtual machine is a software computer that, like a physical computer, runs an operating system and applications. The virtual machine is comprised of a set of specification and configuration files and is backed by the physical resources of a host. Every virtual machine has virtual devices that provide the same functionality as physical hardware and have additional benefits in terms of portability, manageability, and security.</text:p>
      <text:p text:style-name="P42"><text:bookmark text:name="GUID-CEFF6D89-8C19-4143-8C26-4B6D6734D2CB__P_59C14377EC0A4D7FB030F12B00F801E3"/>A virtual machine consists of several types of files that you store on a supported storage device. The key files that make up a virtual machine are the configuration file, virtual disk file, NVRAM setting file, and the log file. You configure virtual machine settings through the <text:bookmark text:name="GUID-CEFF6D89-8C19-4143-8C26-4B6D6734D2CB__PRODUCTNAME_74976E93F0B4435BA09BFF83D6FBD111"/>vSphere Web Client or the vSphere Client. You do not need to touch the key files.</text:p>
      <text:p text:style-name="P42"><text:bookmark text:name="GUID-CEFF6D89-8C19-4143-8C26-4B6D6734D2CB__P_0F9A8AF153B449B58D510B633C3B98AD"/>A virtual machine can have more files if one or more snapshots exist or if you add Raw Device Mappings.<text:span text:style-name="T319">[40]</text:span></text:p>
      <text:h text:style-name="P383" text:outline-level="4"><text:bookmark-start text:name="__RefHeading___Toc8256_1414754"/>2.9.1.2 Snapshot <text:bookmark-end text:name="__RefHeading___Toc8256_1414754"/></text:h>
      <text:list xml:id="list1163439129709883792" text:style-name="L88">
        <text:list-item>
          <text:p text:style-name="P260">Presentation</text:p>
        </text:list-item>
      </text:list>
      <text:p text:style-name="P53"><text:span text:style-name="T305">A snapshot represents a frozen image of a volume. The source of a snapshot is called an “</text:span><text:span text:style-name="T24">original”.</text:span><text:span text:style-name="T305"> When a snapshot is created, it looks exactly like the original at that point in time. As changes are made to the original, the snapshot remains the same and looks exactly like the original at the time the snapshot was created.[41]</text:span></text:p>
      <text:p text:style-name="P33">Snapshotting allows you to keep a volume on-line while a backup is created. This method is much more convenient than a data backup where a volume must be taken off-line to perform a consistent <text:soft-page-break/>backup. When snapshotting, a snapshot of the volume is created and the backup is taken from the snapshot, while the original remains in active use.<text:span text:style-name="T319">[42]</text:span></text:p>
      <text:h text:style-name="P382" text:outline-level="4"><text:bookmark-start text:name="__RefHeading___Toc8286_1414754"/>2.9.1.3 Snapshot testing<text:bookmark-end text:name="__RefHeading___Toc8286_1414754"/></text:h>
      <text:p text:style-name="P50"><text:bookmark-start text:name="__RefHeading___Toc8288_1414754"/><text:span text:style-name="T49">Snapshots tests are a very useful tool whenever you want to make sure your UI does not change unexpectedly </text:span><text:span text:style-name="T50">or your UI have some problems in the installation</text:span><text:span text:style-name="T49">.</text:span><text:bookmark-end text:name="__RefHeading___Toc8288_1414754"/></text:p>
      <text:p text:style-name="P50"><text:span text:style-name="T320">A typical snapshot test case for a browser application renders a UI component. </text:span><text:span text:style-name="T321">The test will fail if the UI did not charge correctly, or the server didn’t installed correctly.</text:span><text:span text:style-name="T322">[43]</text:span><text:span text:style-name="T321"> </text:span></text:p>
      <text:p text:style-name="P184"><text:span text:style-name="T247">NB: </text:span><text:span text:style-name="T239">User can read the documentation to make the installation and <text:s/>the test of the UI more easy.</text:span></text:p>
      <text:p text:style-name="P58"><draw:frame draw:style-name="fr8" draw:name="Image25" text:anchor-type="paragraph" svg:width="6.5217in" svg:height="1.3634in" draw:z-index="78"><draw:image xlink:href="Pictures/1000000000000322000000A51CE444874F43CDD2.png" xlink:type="simple" xlink:show="embed" xlink:actuate="onLoad"/></draw:frame>En cas d’erreur </text:p>
      <text:p text:style-name="P58"><draw:frame draw:style-name="fr8" draw:name="Image26" text:anchor-type="paragraph" svg:width="6.5634in" svg:height="1.3299in" draw:z-index="79"><draw:image xlink:href="Pictures/10000000000002FF0000009A2FF3118659910262.png" xlink:type="simple" xlink:show="embed" xlink:actuate="onLoad"/></draw:frame>le server fonctionne </text:p>
      <text:p text:style-name="P58"/>
      <text:p text:style-name="P82"/>
      <text:p text:style-name="P183"/>
      <text:p text:style-name="P101"/>
      <text:h text:style-name="P379" text:outline-level="1"><text:bookmark-start text:name="__RefHeading___Toc1202_24903913"/><text:soft-page-break/><text:span text:style-name="T237">3 </text:span>Design <text:bookmark-end text:name="__RefHeading___Toc1202_24903913"/></text:h>
      <text:h text:style-name="P364" text:outline-level="2"><text:bookmark-start text:name="__RefHeading___Toc3627_213828099"/><text:span text:style-name="T272">3.1 </text:span><text:span text:style-name="T267">Concept</text:span><text:bookmark-end text:name="__RefHeading___Toc3627_213828099"/></text:h>
      <text:list xml:id="list8169371055238523122" text:style-name="L89">
        <text:list-item>
          <text:p text:style-name="P247">Introduction</text:p>
        </text:list-item>
      </text:list>
      <text:h text:style-name="P369" text:outline-level="3"><text:bookmark-start text:name="__RefHeading___Toc1208_24903913"/><text:span text:style-name="T237">3.1.1 </text:span>On-line work<text:bookmark-end text:name="__RefHeading___Toc1208_24903913"/></text:h>
      <text:h text:style-name="P369" text:outline-level="3"><text:bookmark-start text:name="__RefHeading___Toc1210_24903913"/><text:span text:style-name="T237">3.1.2 </text:span>Off-line work <text:bookmark-end text:name="__RefHeading___Toc1210_24903913"/></text:h>
      <text:h text:style-name="P369" text:outline-level="3"><text:bookmark-start text:name="__RefHeading___Toc1212_24903913"/><text:span text:style-name="T237">3.1.3 </text:span>Conclusion <text:bookmark-end text:name="__RefHeading___Toc1212_24903913"/></text:h>
      <text:h text:style-name="P361" text:outline-level="2"><text:bookmark-start text:name="__RefHeading___Toc1214_24903913"/><text:span text:style-name="T237">3.2 </text:span>Use cases <text:bookmark-end text:name="__RefHeading___Toc1214_24903913"/></text:h>
      <text:list xml:id="list5836157960210797789" text:style-name="L90">
        <text:list-item>
          <text:p text:style-name="P248">Introduction</text:p>
        </text:list-item>
      </text:list>
      <text:p text:style-name="P103"><text:span text:style-name="T116">A use case diagram</text:span><text:span text:style-name="T148"> </text:span><text:span text:style-name="T116">at its simplest is a representation of a user's interaction with the system that shows the relationship between the user and the different </text:span><text:span text:style-name="T123">use cases </text:span><text:span text:style-name="T116">in which the user is involved. A use case diagram can identify the different types of users of a system and the different use cases and will often be accompanied by other types of diagrams as well.</text:span></text:p>
      <text:h text:style-name="P369" text:outline-level="3"><text:bookmark-start text:name="__RefHeading___Toc8854_336531488"/>3.2.1 General use case <text:bookmark-end text:name="__RefHeading___Toc8854_336531488"/></text:h>
      <text:p text:style-name="P273"><draw:frame draw:style-name="fr7" draw:name="Image27" text:anchor-type="paragraph" svg:width="5.6673in" svg:height="3.6874in" draw:z-index="82"><draw:image xlink:href="Pictures/1000020100000220000001628AAB36E3538097DB.png" xlink:type="simple" xlink:show="embed" xlink:actuate="onLoad"/></draw:frame></text:p>
      <text:h text:style-name="P372" text:outline-level="3"><text:bookmark-start text:name="__RefHeading___Toc8930_336531488"/><text:soft-page-break/><text:span text:style-name="T323">3.2.2 Use case refinement “</text:span><text:span text:style-name="T326">Manage Database”</text:span><text:bookmark-end text:name="__RefHeading___Toc8930_336531488"/></text:h>
      <text:p text:style-name="P265"><draw:frame draw:style-name="fr9" draw:name="Image28" text:anchor-type="paragraph" svg:width="6.6252in" svg:height="4.7291in" draw:z-index="83"><draw:image xlink:href="Pictures/10000201000002BB000001F340D598B6160E6817.png" xlink:type="simple" xlink:show="embed" xlink:actuate="onLoad"/></draw:frame></text:p>
      <text:p text:style-name="P109"><text:span text:style-name="T267">Description of use case refinement “</text:span><text:span text:style-name="T254">Create</text:span><text:span text:style-name="T252"> database” </text:span></text:p>
      <table:table table:name="Table5" table:style-name="Table5">
        <table:table-column table:style-name="Table5.A"/>
        <table:table-column table:style-name="Table5.B"/>
        <table:table-row>
          <table:table-cell table:style-name="Table5.A1" office:value-type="string">
            <text:p text:style-name="P173">Use case</text:p>
          </table:table-cell>
          <table:table-cell table:style-name="Table5.B1" office:value-type="string">
            <text:p text:style-name="P173">C<text:span text:style-name="T343">reate</text:span> database</text:p>
          </table:table-cell>
        </table:table-row>
        <table:table-row>
          <table:table-cell table:style-name="Table5.A2" office:value-type="string">
            <text:p text:style-name="P173">Actors</text:p>
          </table:table-cell>
          <table:table-cell table:style-name="Table5.B2" office:value-type="string">
            <text:p text:style-name="P173">User: <text:span text:style-name="T343">T</text:span>echnical user / <text:span text:style-name="T343">N</text:span>on-technical user</text:p>
          </table:table-cell>
        </table:table-row>
        <table:table-row>
          <table:table-cell table:style-name="Table5.A2" office:value-type="string">
            <text:p text:style-name="P173">Main scenario</text:p>
          </table:table-cell>
          <table:table-cell table:style-name="Table5.B2" office:value-type="string">
            <text:p text:style-name="P174">We use in the application a decentralize database, that’s why each user can create his own database. “File system” </text:p>
          </table:table-cell>
        </table:table-row>
      </table:table>
      <text:p text:style-name="P266"/>
      <text:p text:style-name="P110"><text:span text:style-name="T267">Description of use case refinement “</text:span><text:span text:style-name="T252">Manage data</text:span><text:span text:style-name="T267">”</text:span></text:p>
      <table:table table:name="Table6" table:style-name="Table6">
        <table:table-column table:style-name="Table6.A"/>
        <table:table-column table:style-name="Table6.B"/>
        <table:table-row>
          <table:table-cell table:style-name="Table6.A1" office:value-type="string">
            <text:p text:style-name="P175">Use case</text:p>
          </table:table-cell>
          <table:table-cell table:style-name="Table6.B1" office:value-type="string">
            <text:p text:style-name="P175">Manage data </text:p>
          </table:table-cell>
        </table:table-row>
        <table:table-row>
          <table:table-cell table:style-name="Table6.A2" office:value-type="string">
            <text:p text:style-name="P175">Actors </text:p>
          </table:table-cell>
          <table:table-cell table:style-name="Table6.B2" office:value-type="string">
            <text:p text:style-name="P175">User: Technical / Non-technical user </text:p>
          </table:table-cell>
        </table:table-row>
        <table:table-row>
          <table:table-cell table:style-name="Table6.A2" office:value-type="string">
            <text:p text:style-name="P175">Main scenario</text:p>
          </table:table-cell>
          <table:table-cell table:style-name="Table6.B2" office:value-type="string">
            <text:p text:style-name="P175">In this part users can manage the data as their needs.</text:p>
          </table:table-cell>
        </table:table-row>
      </table:table>
      <text:p text:style-name="P267"/>
      <text:h text:style-name="P373" text:outline-level="3"><text:bookmark-start text:name="__RefHeading___Toc8932_336531488"/><text:soft-page-break/><text:span text:style-name="T267">3.2.3 Use case refinement “</text:span><text:span text:style-name="T252">Manage requirement views</text:span><text:span text:style-name="T267">” </text:span><text:bookmark-end text:name="__RefHeading___Toc8932_336531488"/></text:h>
      <text:p text:style-name="P91"><draw:frame draw:style-name="fr10" draw:name="Image29" text:anchor-type="paragraph" svg:width="6.6252in" svg:height="3.0902in" draw:z-index="84"><draw:image xlink:href="Pictures/10000201000002CC0000014E18C55B4EEC014AE5.png" xlink:type="simple" xlink:show="embed" xlink:actuate="onLoad"/></draw:frame></text:p>
      <text:p text:style-name="P105"><text:span text:style-name="T267">Description of use case refinement “</text:span><text:span text:style-name="T281">D</text:span><text:span text:style-name="T252">rag and drop requirement views</text:span><text:span text:style-name="T247">” </text:span></text:p>
      <table:table table:name="Table7" table:style-name="Table7">
        <table:table-column table:style-name="Table7.A"/>
        <table:table-column table:style-name="Table7.B"/>
        <table:table-row>
          <table:table-cell table:style-name="Table7.A1" office:value-type="string">
            <text:p text:style-name="P176">Use case</text:p>
          </table:table-cell>
          <table:table-cell table:style-name="Table7.B1" office:value-type="string">
            <text:p text:style-name="P176">Drag and drop requirement views </text:p>
          </table:table-cell>
        </table:table-row>
        <table:table-row>
          <table:table-cell table:style-name="Table7.A2" office:value-type="string">
            <text:p text:style-name="P176">Actors</text:p>
          </table:table-cell>
          <table:table-cell table:style-name="Table7.B2" office:value-type="string">
            <text:p text:style-name="P176">User: Technical / Non-technical user </text:p>
          </table:table-cell>
        </table:table-row>
        <table:table-row>
          <table:table-cell table:style-name="Table7.A3" office:value-type="string">
            <text:p text:style-name="P176">Main scenario</text:p>
          </table:table-cell>
          <table:table-cell table:style-name="Table7.B2" office:value-type="string">
            <text:p text:style-name="P225">User can make drag and drop.</text:p>
            <text:p text:style-name="P43"><text:span text:style-name="T113">Drag and drop</text:span><text:span text:style-name="T149"> </text:span><text:span text:style-name="T113">is used to describe the action of </text:span><text:span text:style-name="T114">selecting an object</text:span><text:span text:style-name="T149"> </text:span><text:span text:style-name="T113">or section of text, moving it “</text:span><text:span text:style-name="T142">dragging</text:span><text:span text:style-name="T87">”</text:span><text:span text:style-name="T113">, and then placing it “</text:span><text:span text:style-name="T142">dropping</text:span><text:span text:style-name="T115">”</text:span><text:span text:style-name="T149"> </text:span><text:span text:style-name="T113">into an alternate area.</text:span></text:p>
          </table:table-cell>
        </table:table-row>
      </table:table>
      <text:p text:style-name="P268"/>
      <text:p text:style-name="P106"><text:span text:style-name="T247">Description of use case refinement “</text:span><text:span text:style-name="T255">Delete</text:span><text:span text:style-name="T252"> requirement views</text:span><text:span text:style-name="T247">” </text:span></text:p>
      <table:table table:name="Table8" table:style-name="Table8">
        <table:table-column table:style-name="Table8.A"/>
        <table:table-column table:style-name="Table8.B"/>
        <table:table-row>
          <table:table-cell table:style-name="Table8.A1" office:value-type="string">
            <text:p text:style-name="P177">Use case </text:p>
          </table:table-cell>
          <table:table-cell table:style-name="Table8.B1" office:value-type="string">
            <text:p text:style-name="P177">Delete requirement views </text:p>
          </table:table-cell>
        </table:table-row>
        <table:table-row>
          <table:table-cell table:style-name="Table8.A2" office:value-type="string">
            <text:p text:style-name="P177">Actors </text:p>
          </table:table-cell>
          <table:table-cell table:style-name="Table8.B2" office:value-type="string">
            <text:p text:style-name="P177">User: Technical / Non-technical user </text:p>
          </table:table-cell>
        </table:table-row>
        <table:table-row>
          <table:table-cell table:style-name="Table8.A3" office:value-type="string">
            <text:p text:style-name="P178">Main scenario </text:p>
          </table:table-cell>
          <table:table-cell table:style-name="Table8.B2" office:value-type="string">
            <text:p text:style-name="P190">User click the “<text:span text:style-name="T344">x</text:span><text:span text:style-name="T238">” to remove the requirement view, </text:span><text:span text:style-name="T284">a new window will display to confirm the choice </text:span></text:p>
          </table:table-cell>
        </table:table-row>
      </table:table>
      <text:p text:style-name="P269"/>
      <text:p text:style-name="P107"><text:span text:style-name="T247">Description of use case refinement “</text:span><text:span text:style-name="T252">Customize requirement views</text:span><text:span text:style-name="T247">” </text:span></text:p>
      <table:table table:name="Table9" table:style-name="Table9">
        <table:table-column table:style-name="Table9.A"/>
        <table:table-column table:style-name="Table9.B"/>
        <text:soft-page-break/>
        <table:table-row>
          <table:table-cell table:style-name="Table9.A1" office:value-type="string">
            <text:p text:style-name="P179">Use case </text:p>
          </table:table-cell>
          <table:table-cell table:style-name="Table9.B1" office:value-type="string">
            <text:p text:style-name="P179">Customize requirement views </text:p>
          </table:table-cell>
        </table:table-row>
        <text:soft-page-break/>
        <table:table-row>
          <table:table-cell table:style-name="Table9.A2" office:value-type="string">
            <text:p text:style-name="P179">Actors </text:p>
          </table:table-cell>
          <table:table-cell table:style-name="Table9.B2" office:value-type="string">
            <text:p text:style-name="P179">User: technical / Non-technical user </text:p>
          </table:table-cell>
        </table:table-row>
        <table:table-row>
          <table:table-cell table:style-name="Table9.A3" office:value-type="string">
            <text:p text:style-name="P180">Main scenario</text:p>
          </table:table-cell>
          <table:table-cell table:style-name="Table9.B2" office:value-type="string">
            <text:p text:style-name="P180">User can customize the size of requirement views, he can adjust the window as he like. </text:p>
          </table:table-cell>
        </table:table-row>
      </table:table>
      <text:p text:style-name="P270"/>
      <text:p text:style-name="P107"><text:span text:style-name="T247">Description of use case refinement “</text:span><text:span text:style-name="T252">Modify requirement views</text:span><text:span text:style-name="T247">” </text:span></text:p>
      <table:table table:name="Table10" table:style-name="Table10">
        <table:table-column table:style-name="Table10.A"/>
        <table:table-column table:style-name="Table10.B"/>
        <table:table-row>
          <table:table-cell table:style-name="Table10.A1" office:value-type="string">
            <text:p text:style-name="P179">Use case </text:p>
          </table:table-cell>
          <table:table-cell table:style-name="Table10.B1" office:value-type="string">
            <text:p text:style-name="P179">Modify requirement views </text:p>
          </table:table-cell>
        </table:table-row>
        <table:table-row>
          <table:table-cell table:style-name="Table10.A2" office:value-type="string">
            <text:p text:style-name="P179">Actors </text:p>
          </table:table-cell>
          <table:table-cell table:style-name="Table10.B2" office:value-type="string">
            <text:p text:style-name="P179">User: technical / Non-technical user </text:p>
          </table:table-cell>
        </table:table-row>
        <table:table-row>
          <table:table-cell table:style-name="Table10.A3" office:value-type="string">
            <text:p text:style-name="P179">Main scenario </text:p>
          </table:table-cell>
          <table:table-cell table:style-name="Table10.B2" office:value-type="string">
            <text:p text:style-name="P181">User can modify the requirement views by clicking the “<text:span text:style-name="T24">pen</text:span><text:span text:style-name="T10">” icon. After modification a new window will display to verify if the user will confirm the change or no.</text:span></text:p>
          </table:table-cell>
        </table:table-row>
      </table:table>
      <text:p text:style-name="P270"/>
      <text:h text:style-name="P373" text:outline-level="3"><text:bookmark-start text:name="__RefHeading___Toc8934_336531488"/><text:span text:style-name="T247">3.2.4 Use case refinement “</text:span><text:span text:style-name="T252">Edit attributes</text:span><text:span text:style-name="T247">”</text:span><text:bookmark-end text:name="__RefHeading___Toc8934_336531488"/></text:h>
      <text:p text:style-name="P271"><draw:frame draw:style-name="fr2" draw:name="Image30" text:anchor-type="paragraph" svg:x="0in" svg:y="0.1335in" svg:width="6.6252in" svg:height="3.3819in" draw:z-index="85"><draw:image xlink:href="Pictures/10000201000002C300000169A8903FDB8EF93E2D.png" xlink:type="simple" xlink:show="embed" xlink:actuate="onLoad"/></draw:frame></text:p>
      <text:p text:style-name="P108"><text:span text:style-name="T247">3.2.5 Use case refinement “</text:span><text:span text:style-name="T252">Edit categories</text:span><text:span text:style-name="T247">”</text:span></text:p>
      <text:p text:style-name="P272"><draw:frame draw:style-name="fr9" draw:name="Image31" text:anchor-type="paragraph" svg:width="6.6252in" svg:height="3.0972in" draw:z-index="86"><draw:image xlink:href="Pictures/10000201000002D3000001526D66DE9452931A8A.png" xlink:type="simple" xlink:show="embed" xlink:actuate="onLoad"/></draw:frame><text:soft-page-break/></text:p>
      <text:p text:style-name="P271"/>
      <text:h text:style-name="P357" text:outline-level="2"><text:bookmark-start text:name="__RefHeading___Toc1216_24903913"/><text:span text:style-name="T237">3.3 </text:span>Data base format/Entry form <text:bookmark-end text:name="__RefHeading___Toc1216_24903913"/></text:h>
      <text:list xml:id="list7206177476532852894" text:style-name="L91">
        <text:list-item>
          <text:p text:style-name="P249">Presentation</text:p>
        </text:list-item>
      </text:list>
      <text:p text:style-name="P92">In this application Req-Repo we used the File System format like a database. To make the synchronization between the terminal and the application easy.</text:p>
      <text:list xml:id="list91130083469919874" text:style-name="L92">
        <text:list-item>
          <text:p text:style-name="P250">What is File System format?</text:p>
        </text:list-item>
      </text:list>
      <text:p text:style-name="P93">A file system is used to control how data is stored and retrieved. Without a file system, information placed in a storage area would be one large body of data with no way to tell where one piece of information stops and the next begins.</text:p>
      <text:p text:style-name="P102"><text:span text:style-name="T267">Examples of file system include a hard drive, the CDs, DVDs and BDs in an optical drive or on a flash drive. Any place that a PC stores data is employing the use of some type of file system.</text:span><text:span text:style-name="T280">[49]</text:span></text:p>
      <text:list xml:id="list4192164967060727108" text:style-name="L93">
        <text:list-item>
          <text:p text:style-name="P251">Why we choose file system?</text:p>
          <text:list>
            <text:list-item>
              <text:p text:style-name="P275">A file management system will allow user to create and store Meta data. Meta data is data about files. It supports heterogeneous operating systems including all flavors of the Unix operating system as well as Linux and Windows. </text:p>
            </text:list-item>
            <text:list-item>
              <text:p text:style-name="P275"><text:soft-page-break/>A file is indexed for faster and easier retrieval. Gives structure to all your info. You will be able to manage all your information much easier.</text:p>
            </text:list-item>
            <text:list-item>
              <text:p text:style-name="P275">The data stored in the database can be shared among multiple users or application programs.</text:p>
            </text:list-item>
          </text:list>
        </text:list-item>
      </text:list>
      <text:h text:style-name="P357" text:outline-level="2"><text:bookmark-start text:name="__RefHeading___Toc1218_24903913"/><text:span text:style-name="T237">3.4 </text:span>Setting up <text:bookmark-end text:name="__RefHeading___Toc1218_24903913"/></text:h>
      <text:h text:style-name="P369" text:outline-level="3"><text:bookmark-start text:name="__RefHeading___Toc1220_24903913"/><text:span text:style-name="T237">3.4.1 </text:span>Users <text:bookmark-end text:name="__RefHeading___Toc1220_24903913"/></text:h>
      <text:p text:style-name="P91"/>
      <text:h text:style-name="P369" text:outline-level="3"><text:bookmark-start text:name="__RefHeading___Toc1222_24903913"/><text:span text:style-name="T237">3.4.2 </text:span>Crowdsourcing <text:bookmark-end text:name="__RefHeading___Toc1222_24903913"/></text:h>
      <text:list xml:id="list4216580960459944712" text:style-name="L94">
        <text:list-item>
          <text:p text:style-name="P252">About Crowdsourcing</text:p>
          <text:list>
            <text:list-item>
              <text:p text:style-name="P281"><text:span text:style-name="T267">It is a group of people “</text:span><text:span text:style-name="T252">Non-technique</text:span><text:span text:style-name="T247">” collaborated to complete a task in a project.</text:span></text:p>
            </text:list-item>
            <text:list-item>
              <text:p text:style-name="P281"><text:span text:style-name="T247">They work in the same time “</text:span><text:span text:style-name="T252">Parallel</text:span><text:span text:style-name="T247">” and in a different place around the world.</text:span></text:p>
            </text:list-item>
            <text:list-item>
              <text:p text:style-name="P263">They work in their own platform.</text:p>
            </text:list-item>
            <text:list-item>
              <text:p text:style-name="P263">It’s an outsourcing of activity.</text:p>
            </text:list-item>
          </text:list>
        </text:list-item>
      </text:list>
      <text:list xml:id="list2295523862065204425" text:style-name="L95">
        <text:list-item>
          <text:p text:style-name="P253">The Whys and Hows of Crowdsourcing</text:p>
        </text:list-item>
      </text:list>
      <text:p text:style-name="P100">Non-profits can use crowdsourcing for a number of purposes, including cultivating new volunteers and donors and spreading the word about your organization’s work to a larger audience.</text:p>
      <text:p text:style-name="P25">At its simplest, crowdsourcing is community engagement. Engaging a community whether it’s your local community, your group of volunteers, donors and clients, or a community of like-minded people who share an interest in your cause, can provide you with ideas, feedback and contributions you might not otherwise get. It can also demonstrate transparency and openness in decision-making. </text:p>
      <text:p text:style-name="P25">But there are some cautions to keep in mind, the most important of which is to keep crowdsourcing simple and meaningful. For example, if your organization is drafting a social media policy, your volunteer manager might share a draft with an on-line community of volunteers and ask for their feedback. If your organization wanted to come up with new plans for an annual <text:span text:style-name="T339">fund-raising</text:span> event, your <text:span text:style-name="T339">fund-raising</text:span> manager might email all your organization’s supporters to ask for ideas.<text:span text:style-name="T340">[53]</text:span></text:p>
      <text:h text:style-name="P369" text:outline-level="3"><text:bookmark-start text:name="__RefHeading___Toc1224_24903913"/><text:soft-page-break/><text:span text:style-name="T237">3.4.3 </text:span>Development environment <text:bookmark-end text:name="__RefHeading___Toc1224_24903913"/></text:h>
      <text:list xml:id="list4754408742221576265" text:style-name="L96">
        <text:list-item>
          <text:p text:style-name="P254">About Development environment</text:p>
          <text:list>
            <text:list-item>
              <text:p text:style-name="P276">They work on two types of platforms:</text:p>
              <text:list>
                <text:list-item>
                  <text:p text:style-name="P352"><text:span text:style-name="T267">On-line “</text:span><text:span text:style-name="T252">On-line community</text:span><text:span text:style-name="T247">” a part in touch with another such as buyer and seller, a collaborative work in the platform, all the group work together in the same time.</text:span></text:p>
                </text:list-item>
                <text:list-item>
                  <text:p text:style-name="P264">Off-line, an indirect way to work.</text:p>
                </text:list-item>
              </text:list>
            </text:list-item>
            <text:list-item>
              <text:p text:style-name="P264">Exchange of the information between the server and the development environment.</text:p>
            </text:list-item>
          </text:list>
        </text:list-item>
        <text:list-item>
          <text:p text:style-name="P255">Presentation</text:p>
        </text:list-item>
      </text:list>
      <text:p text:style-name="P94"/>
      <text:h text:style-name="P357" text:outline-level="2"><text:bookmark-start text:name="__RefHeading___Toc1226_24903913"/><text:span text:style-name="T237">3.5 </text:span>Data structure <text:bookmark-end text:name="__RefHeading___Toc1226_24903913"/></text:h>
      <text:p text:style-name="P91"/>
      <text:h text:style-name="P379" text:outline-level="1"><text:bookmark-start text:name="__RefHeading___Toc1228_24903913"/><text:span text:style-name="T237">4 </text:span>Development<text:bookmark-end text:name="__RefHeading___Toc1228_24903913"/></text:h>
      <text:h text:style-name="P363" text:outline-level="2"><text:bookmark-start text:name="__RefHeading___Toc1230_24903913"/><text:span text:style-name="T272">4.1 </text:span><text:span text:style-name="T267">Use languages</text:span><text:bookmark-end text:name="__RefHeading___Toc1230_24903913"/></text:h>
      <text:p text:style-name="P91"/>
      <text:h text:style-name="P357" text:outline-level="2"><text:bookmark-start text:name="__RefHeading___Toc1232_24903913"/><text:span text:style-name="T237">4.2 </text:span>Node JS<text:bookmark-end text:name="__RefHeading___Toc1232_24903913"/></text:h>
      <text:list xml:id="list3652538613662397678" text:style-name="L97">
        <text:list-item>
          <text:p text:style-name="P233">Presentation</text:p>
        </text:list-item>
      </text:list>
      <text:p text:style-name="P132"><text:span text:style-name="T137">Node.js is an </text:span><text:a xlink:type="simple" xlink:href="https://en.wikipedia.org/wiki/Open-source_software" text:style-name="Internet_20_link" text:visited-style-name="Visited_20_Internet_20_Link"><text:span text:style-name="T88">open-source</text:span></text:a><text:span text:style-name="T137">, </text:span><text:a xlink:type="simple" xlink:href="https://en.wikipedia.org/wiki/Cross-platform" text:style-name="Internet_20_link" text:visited-style-name="Visited_20_Internet_20_Link"><text:span text:style-name="T88">cross-platform</text:span></text:a><text:span text:style-name="T137"> </text:span><text:a xlink:type="simple" xlink:href="https://en.wikipedia.org/wiki/JavaScript" text:style-name="Internet_20_link" text:visited-style-name="Visited_20_Internet_20_Link"><text:span text:style-name="T88">JavaScript</text:span></text:a><text:span text:style-name="T137"> </text:span><text:a xlink:type="simple" xlink:href="https://en.wikipedia.org/wiki/Runtime_system" text:style-name="Internet_20_link" text:visited-style-name="Visited_20_Internet_20_Link"><text:span text:style-name="T88">runtime environment</text:span></text:a><text:span text:style-name="T137"> for developing a diverse variety of </text:span><text:a xlink:type="simple" xlink:href="https://en.wikipedia.org/wiki/Server_(computing)" text:style-name="Internet_20_link" text:visited-style-name="Visited_20_Internet_20_Link"><text:span text:style-name="T88">server</text:span></text:a><text:span text:style-name="T137"> tools and applications. Although Node.js is not a </text:span><text:a xlink:type="simple" xlink:href="https://en.wikipedia.org/wiki/JavaScript_framework" text:style-name="Internet_20_link" text:visited-style-name="Visited_20_Internet_20_Link"><text:span text:style-name="T88">JavaScript framework</text:span></text:a><text:span text:style-name="T137">,</text:span><text:span text:style-name="T88"> </text:span><text:span text:style-name="T137">many of its basic modules are written in </text:span><text:a xlink:type="simple" xlink:href="https://en.wikipedia.org/wiki/JavaScript" text:style-name="Internet_20_link" text:visited-style-name="Visited_20_Internet_20_Link"><text:span text:style-name="T88">JavaScript</text:span></text:a><text:span text:style-name="T137">, and developers can write new modules in JavaScript. The runtime environment interprets JavaScript using </text:span><text:a xlink:type="simple" xlink:href="https://en.wikipedia.org/wiki/Google" text:style-name="Internet_20_link" text:visited-style-name="Visited_20_Internet_20_Link"><text:span text:style-name="T88">Google</text:span></text:a><text:span text:style-name="T137">'s </text:span><text:a xlink:type="simple" xlink:href="https://en.wikipedia.org/wiki/V8_(JavaScript_engine)" text:style-name="Internet_20_link" text:visited-style-name="Visited_20_Internet_20_Link"><text:span text:style-name="T88">V8</text:span></text:a><text:span text:style-name="T137"> JavaScript engine.</text:span></text:p>
      <text:p text:style-name="P32"><text:span text:style-name="T125">Node.js has an </text:span><text:a xlink:type="simple" xlink:href="https://en.wikipedia.org/wiki/Event-driven_architecture" text:style-name="Internet_20_link" text:visited-style-name="Visited_20_Internet_20_Link"><text:span text:style-name="T81">event-driven architecture</text:span></text:a><text:span text:style-name="T125"> capable of </text:span><text:span text:style-name="T128">asynchronous </text:span><text:span text:style-name="T83">Input/Output</text:span><text:span text:style-name="T125">. These design choices aim to optimize </text:span><text:a xlink:type="simple" xlink:href="https://en.wikipedia.org/wiki/Throughput" text:style-name="Internet_20_link" text:visited-style-name="Visited_20_Internet_20_Link"><text:span text:style-name="T81">throughput</text:span></text:a><text:span text:style-name="T125"> and </text:span><text:a xlink:type="simple" xlink:href="https://en.wikipedia.org/wiki/Scalability" text:style-name="Internet_20_link" text:visited-style-name="Visited_20_Internet_20_Link"><text:span text:style-name="T81">scalability</text:span></text:a><text:span text:style-name="T125"> in </text:span><text:a xlink:type="simple" xlink:href="https://en.wikipedia.org/wiki/Web_application" text:style-name="Internet_20_link" text:visited-style-name="Visited_20_Internet_20_Link"><text:span text:style-name="T81">Web applications</text:span></text:a><text:span text:style-name="T125"> with many input/output operations, as well as for </text:span><text:a xlink:type="simple" xlink:href="https://en.wikipedia.org/wiki/Real-time_Web" text:style-name="Internet_20_link" text:visited-style-name="Visited_20_Internet_20_Link"><text:span text:style-name="T81">real-time Web</text:span></text:a><text:span text:style-name="T125"> applications </text:span><text:span text:style-name="T85">“</text:span><text:span text:style-name="T90">Real time communication program</text:span><text:span text:style-name="T85">”</text:span><text:span text:style-name="T125">.</text:span></text:p>
      <text:p text:style-name="P31"><text:span text:style-name="T125">The Node.js </text:span><text:a xlink:type="simple" xlink:href="https://en.wikipedia.org/wiki/Distributed_development" text:style-name="Internet_20_link" text:visited-style-name="Visited_20_Internet_20_Link"><text:span text:style-name="T81">distributed development</text:span></text:a><text:span text:style-name="T125"> project, governed by the Node.js Foundation,</text:span><text:span text:style-name="T81"> </text:span><text:span text:style-name="T125">is facilitated by the </text:span><text:a xlink:type="simple" xlink:href="https://en.wikipedia.org/wiki/Linux_Foundation" text:style-name="Internet_20_link" text:visited-style-name="Visited_20_Internet_20_Link"><text:span text:style-name="T81">Linux Foundation</text:span></text:a><text:span text:style-name="T125">'s Collaborative Projects program.</text:span></text:p>
      <text:h text:style-name="P366" text:outline-level="2"><text:bookmark-start text:name="__RefHeading___Toc3454_1432854546"/><text:soft-page-break/>4.3 Angular JS<text:bookmark-end text:name="__RefHeading___Toc3454_1432854546"/></text:h>
      <text:list xml:id="list4422804684282899918" text:style-name="L98">
        <text:list-item>
          <text:p text:style-name="P242"><text:span text:style-name="T272">P</text:span><text:span text:style-name="T267">resentation</text:span></text:p>
        </text:list-item>
      </text:list>
      <text:h text:style-name="P367" text:outline-level="2"><text:bookmark-start text:name="__RefHeading___Toc1234_24903913"/><text:span text:style-name="T237">4.4 </text:span>Html5<text:bookmark-end text:name="__RefHeading___Toc1234_24903913"/></text:h>
      <text:list xml:id="list6592432788537550183" text:style-name="L99">
        <text:list-item>
          <text:p text:style-name="P291"><text:span text:style-name="T336">Web </text:span>Presentation</text:p>
          <text:p text:style-name="P303"><text:span text:style-name="T152">HTML5</text:span><text:span text:style-name="T91">, </text:span><text:span text:style-name="T153">is</text:span><text:span text:style-name="T152"> a </text:span><text:a xlink:type="simple" xlink:href="https://en.wikipedia.org/wiki/Markup_language" text:style-name="Internet_20_link" text:visited-style-name="Visited_20_Internet_20_Link"><text:span text:style-name="T91">markup language</text:span></text:a><text:span text:style-name="T152"> used for structuring and presenting content on the </text:span><text:a xlink:type="simple" xlink:href="https://en.wikipedia.org/wiki/World_Wide_Web" text:style-name="Internet_20_link" text:visited-style-name="Visited_20_Internet_20_Link"><text:span text:style-name="T91">World Wide Web</text:span></text:a><text:span text:style-name="T152">. It is the fifth and current version of the </text:span><text:a xlink:type="simple" xlink:href="https://en.wikipedia.org/wiki/HTML" text:style-name="Internet_20_link" text:visited-style-name="Visited_20_Internet_20_Link"><text:span text:style-name="T91">HTML</text:span></text:a><text:span text:style-name="T152"> standard.</text:span></text:p>
        </text:list-item>
      </text:list>
      <text:p text:style-name="P30"><text:span text:style-name="T129">It was published in October 2014 by the </text:span><text:a xlink:type="simple" xlink:href="https://en.wikipedia.org/wiki/World_Wide_Web_Consortium" text:style-name="Internet_20_link" text:visited-style-name="Visited_20_Internet_20_Link"><text:span text:style-name="T86">World Wide Web Consortium</text:span></text:a><text:span text:style-name="T129"> “</text:span><text:span text:style-name="T145">W3C”</text:span><text:span text:style-name="T129"> to improve the language with support for the latest multimedia, while keeping it both easily readable by humans and consistently understood by computers and devices such as </text:span><text:a xlink:type="simple" xlink:href="https://en.wikipedia.org/wiki/Web_browser" text:style-name="Internet_20_link" text:visited-style-name="Visited_20_Internet_20_Link"><text:span text:style-name="T86">web browsers</text:span></text:a><text:span text:style-name="T129">, </text:span><text:a xlink:type="simple" xlink:href="https://en.wikipedia.org/wiki/Parsing" text:style-name="Internet_20_link" text:visited-style-name="Visited_20_Internet_20_Link"><text:span text:style-name="T86">parsers</text:span></text:a><text:span text:style-name="T129">, etc. HTML5 is intended to subsume not only </text:span><text:a xlink:type="simple" xlink:href="https://en.wikipedia.org/wiki/HTML_4" text:style-name="Internet_20_link" text:visited-style-name="Visited_20_Internet_20_Link"><text:span text:style-name="T86">HTML4</text:span></text:a><text:span text:style-name="T129">, but also </text:span><text:a xlink:type="simple" xlink:href="https://en.wikipedia.org/wiki/XHTML" text:style-name="Internet_20_link" text:visited-style-name="Visited_20_Internet_20_Link"><text:span text:style-name="T86">XHTML</text:span></text:a><text:span text:style-name="T129"> and </text:span><text:a xlink:type="simple" xlink:href="https://en.wikipedia.org/wiki/Document_Object_Model" text:style-name="Internet_20_link" text:visited-style-name="Visited_20_Internet_20_Link"><text:span text:style-name="T86">DOM Level 2 HTML</text:span></text:a><text:span text:style-name="T129">.</text:span></text:p>
      <text:list xml:id="list2966141709346191785" text:style-name="L100">
        <text:list-item>
          <text:p text:style-name="P353">Own Presentation</text:p>
        </text:list-item>
      </text:list>
      <text:p text:style-name="P189"><text:span text:style-name="T116">HTML stands for Hypertext Markup Language. It is used to create the general look of a website or web application. The color, text, images and buttons are all designed inside HTML and CSS “</text:span><text:span text:style-name="T146">Cascading Style Sheet</text:span><text:span text:style-name="T124">”.</text:span><text:span text:style-name="T146"> </text:span></text:p>
      <text:h text:style-name="P362" text:outline-level="2"><text:bookmark-start text:name="__RefHeading___Toc1236_24903913"/><text:bookmark-end text:name="__RefHeading___Toc1236_24903913"/></text:h>
      <text:p text:style-name="P11">References</text:p>
      <text:list xml:id="list6142073140349211857" text:style-name="L101">
        <text:list-item>
          <text:p text:style-name="P448"><text:span text:style-name="T238">ReqSmile: </text:span><text:a xlink:type="simple" xlink:href="http://reqsimile.sourceforge.net/" text:style-name="Internet_20_link" text:visited-style-name="Visited_20_Internet_20_Link"><text:span text:style-name="T238">http://reqsimile.sourceforge.net/</text:span></text:a><text:span text:style-name="T238"> </text:span></text:p>
        </text:list-item>
        <text:list-item>
          <text:p text:style-name="P389">ReqSmile: https://sourceforge.net/projects/reqsimile/?source=typ_redirect</text:p>
        </text:list-item>
        <text:list-item>
          <text:p text:style-name="P390"><text:span text:style-name="T171">DOORS: </text:span><text:span text:style-name="T172">doc, </text:span>Tools for Requirements Management: a Comparison of Telelogic DOORS and the HV Tony Cant, Jim McCarthy and Robyn Stanley Information Networks Division Defence Science and Technology <text:span text:style-name="T294">Organization.</text:span></text:p>
        </text:list-item>
        <text:list-item>
          <text:p text:style-name="P391">DOORS: http://www-03.ibm.com/software/products/en/ratidoor</text:p>
        </text:list-item>
        <text:list-item>
          <text:p text:style-name="P404"><text:span text:style-name="T289">Innoslate: </text:span><text:a xlink:type="simple" xlink:href="https://www.innoslate.com/solutions/" text:style-name="Internet_20_link" text:visited-style-name="Visited_20_Internet_20_Link"><text:span text:style-name="T238">https://www.innoslate.com/solutions/</text:span></text:a></text:p>
        </text:list-item>
        <text:list-item>
          <text:p text:style-name="P404"><text:span text:style-name="T289">Requisite Pro “IBM”: </text:span><text:a xlink:type="simple" xlink:href="https://www.ibm.com/support/knowledgecenter/SSSHCT_7.1.0/com.ibm.reqpro.help/get_start/c_product_overview.html" text:style-name="Internet_20_link" text:visited-style-name="Visited_20_Internet_20_Link"><text:span text:style-name="T238">https://www.ibm.com/support/knowledgecenter/SSSHCT_7.1.0/com.ibm.reqpro.help/get_start/c_product_overview.html</text:span></text:a></text:p>
        </text:list-item>
        <text:list-item>
          <text:p text:style-name="P405"><text:span text:style-name="T289">Open source: </text:span><text:a xlink:type="simple" xlink:href="https://opensource.com/" text:style-name="Internet_20_link" text:visited-style-name="Visited_20_Internet_20_Link"><text:span text:style-name="T238">https://opensource.com/</text:span></text:a><text:span text:style-name="T289"> </text:span></text:p>
        </text:list-item>
        <text:list-item>
          <text:p text:style-name="P405"><text:span text:style-name="T290">Open source</text:span><text:span text:style-name="T289"> </text:span><text:a xlink:type="simple" xlink:href="https://fr.wikipedia.org/wiki/Open_source" text:style-name="Internet_20_link" text:visited-style-name="Visited_20_Internet_20_Link"><text:span text:style-name="T238">https://fr.wikipedia.org/wiki/Open_source</text:span></text:a><text:span text:style-name="T289"> </text:span></text:p>
        </text:list-item>
        <text:list-item>
          <text:p text:style-name="P406"><text:span text:style-name="T289">Closed source: </text:span><text:a xlink:type="simple" xlink:href="https://en.wikipedia.org/wiki/Proprietary_software" text:style-name="Internet_20_link" text:visited-style-name="Visited_20_Internet_20_Link"><text:span text:style-name="T238">https://en.wikipedia.org/wiki/Proprietary_software</text:span></text:a><text:span text:style-name="T291"> </text:span></text:p>
        </text:list-item>
        <text:list-item>
          <text:p text:style-name="P407"><text:span text:style-name="T289">The agile movement: </text:span><text:a xlink:type="simple" xlink:href="http://agilemethodology.org/" text:style-name="Internet_20_link" text:visited-style-name="Visited_20_Internet_20_Link"><text:span text:style-name="T238">http://agilemethodology.org/</text:span></text:a><text:span text:style-name="T289"> </text:span></text:p>
        </text:list-item>
        <text:list-item>
          <text:p text:style-name="P407"><text:span text:style-name="T290">The agile movement: </text:span><text:a xlink:type="simple" xlink:href="https://fr.wikipedia.org/wiki/Méthode_agile" text:style-name="Internet_20_link" text:visited-style-name="Visited_20_Internet_20_Link"><text:span text:style-name="T289">https://fr.wikipedia.org/wiki/M%C3%A9thode_agile</text:span></text:a></text:p>
        </text:list-item>
        <text:list-item>
          <text:p text:style-name="P408"><text:span text:style-name="T292">Requirement management: </text:span><text:a xlink:type="simple" xlink:href="http://ieeexplore.ieee.org/xpl/mostRecentIssue.jsp?punumber=4281389" text:style-name="Internet_20_link" text:visited-style-name="Visited_20_Internet_20_Link"><text:span text:style-name="T125">Computer Supported Cooperative Work in Design, 2007. CSCWD 2007. 11th International Conference on</text:span></text:a></text:p>
        </text:list-item>
        <text:list-item>
          <text:p text:style-name="P392"><text:span text:style-name="T238">Requirements: </text:span><text:a xlink:type="simple" xlink:href="https://www2.cdc.gov/cdcup/library/practices_guides/CDC_UP_Requirements_Management_Practices_Guide.pdf" text:style-name="Internet_20_link" text:visited-style-name="Visited_20_Internet_20_Link"><text:span text:style-name="T238">https://www2.cdc.gov/cdcup/library/practices_guides/CDC_UP_Requirements_Management_Practices_Guide.pdf</text:span></text:a></text:p>
        </text:list-item>
        <text:list-item>
          <text:p text:style-name="P393"><text:span text:style-name="T238">Visure: </text:span><text:a xlink:type="simple" xlink:href="http://www.visuresolutions.com/" text:style-name="Internet_20_link" text:visited-style-name="Visited_20_Internet_20_Link"><text:span text:style-name="T238">http://www.visuresolutions.com/</text:span></text:a></text:p>
        </text:list-item>
        <text:list-item>
          <text:p text:style-name="P394"><text:span text:style-name="T238">GitBook: </text:span><text:a xlink:type="simple" xlink:href="https://help.gitbook.com/basics/what-is-gitbook.html" text:style-name="Internet_20_link" text:visited-style-name="Visited_20_Internet_20_Link"><text:span text:style-name="T238">https://help.gitbook.com/basics/what-is-gitbook.html</text:span></text:a></text:p>
        </text:list-item>
        <text:list-item>
          <text:p text:style-name="P394"><text:span text:style-name="T238">Domain specific language: </text:span><text:a xlink:type="simple" xlink:href="https://en.wikipedia.org/wiki/Domain-specific_language" text:style-name="Internet_20_link" text:visited-style-name="Visited_20_Internet_20_Link"><text:span text:style-name="T238">https://en.wikipedia.org/wiki/Domain-specific_language</text:span></text:a></text:p>
        </text:list-item>
        <text:list-item>
          <text:p text:style-name="P394"><text:span text:style-name="T238">PERT: </text:span><text:a xlink:type="simple" xlink:href="http://searchsoftwarequality.techtarget.com/definition/PERT-chart" text:style-name="Internet_20_link" text:visited-style-name="Visited_20_Internet_20_Link"><text:span text:style-name="T238">http://searchsoftwarequality.techtarget.com/definition/PERT-chart</text:span></text:a></text:p>
        </text:list-item>
        <text:list-item>
          <text:p text:style-name="P394"><text:span text:style-name="T238">Atom: </text:span><text:a xlink:type="simple" xlink:href="https://atom.io/" text:style-name="Internet_20_link" text:visited-style-name="Visited_20_Internet_20_Link"><text:span text:style-name="T238">https://atom.io/</text:span></text:a></text:p>
        </text:list-item>
        <text:list-item>
          <text:p text:style-name="P394"><text:span text:style-name="T238">The MinReq: </text:span><text:a xlink:type="simple" xlink:href="https://github.com/nvoynov/minireq" text:style-name="Internet_20_link" text:visited-style-name="Visited_20_Internet_20_Link"><text:span text:style-name="T238">https://github.com/nvoynov/minireq</text:span></text:a></text:p>
        </text:list-item>
        <text:list-item>
          <text:p text:style-name="P395"><text:span text:style-name="T206">Dartmouth College Library, Hanover, NH, USA 03755 </text:span><text:span text:style-name="T207">web site </text:span><text:a xlink:type="simple" xlink:href="http://www.dartmouth.edu/~library/home/help/libcat/keyword.html?mswitch-redir=classic" text:style-name="Internet_20_link" text:visited-style-name="Visited_20_Internet_20_Link"><text:span text:style-name="T207">http://www.dartmouth.edu/~library/home/help/libcat/keyword.html?mswitch-redir=classic</text:span></text:a></text:p>
        </text:list-item>
        <text:list-item>
          <text:p text:style-name="P396"><text:span text:style-name="T208">E</text:span><text:span text:style-name="T206">licitation: </text:span><text:a xlink:type="simple" xlink:href="https://en.wikipedia.org/wiki/Requirements_elicitation" text:style-name="Internet_20_link" text:visited-style-name="Visited_20_Internet_20_Link"><text:span text:style-name="T206">https://en.wikipedia.org/wiki/Requirements_elicitation</text:span></text:a></text:p>
        </text:list-item>
        <text:list-item>
          <text:p text:style-name="P396"><text:span text:style-name="T162">E</text:span><text:span text:style-name="T159">licitation: http://fr.slideshare.net/vivacemente/requirement-elicitation</text:span></text:p>
        </text:list-item>
        <text:list-item>
          <text:p text:style-name="P396"><text:span text:style-name="T208">E</text:span><text:span text:style-name="T206">licitation: </text:span><text:a xlink:type="simple" xlink:href="http://fr.slideshare.net/PeteFrey1/10-requirement-elicitation-techniques-for-b-as" text:style-name="Internet_20_link" text:visited-style-name="Visited_20_Internet_20_Link"><text:span text:style-name="T206">http://fr.slideshare.net/PeteFrey1/10-requirement-elicitation-techniques-for-b-as</text:span></text:a></text:p>
        </text:list-item>
        <text:list-item>
          <text:p text:style-name="P397"><text:span text:style-name="T206">Brainstorming: </text:span><text:a xlink:type="simple" xlink:href="http://www.brainstorming.co.uk/tutorials/whatisbrainstorming.html" text:style-name="Internet_20_link" text:visited-style-name="Visited_20_Internet_20_Link"><text:span text:style-name="T206">http://www.brainstorming.co.uk/tutorials/whatisbrainstorming.html</text:span></text:a></text:p>
        </text:list-item>
        <text:list-item>
          <text:p text:style-name="P398"><text:span text:style-name="T206">virtual brainstorming: </text:span><text:a xlink:type="simple" xlink:href="https://www.pgi.com/blog/2013/08/seven-ways-to-get-great-ideas-out-of-a-virtual-brainstorming-session/" text:style-name="Internet_20_link" text:visited-style-name="Visited_20_Internet_20_Link"><text:span text:style-name="T206">https://www.pgi.com/blog/2013/08/seven-ways-to-get-great-ideas-out-of-a-virtual-brainstorming-session/</text:span></text:a></text:p>
        </text:list-item>
        <text:list-item>
          <text:p text:style-name="P399"><text:span text:style-name="T206">Document analysis: </text:span><text:a xlink:type="simple" xlink:href="https://businessanalystlearnings.com/ba-techniques/2013/5/17/understanding-the-document-analysis-technique" text:style-name="Internet_20_link" text:visited-style-name="Visited_20_Internet_20_Link"><text:span text:style-name="T206">https://businessanalystlearnings.com/ba-techniques/2013/5/17/understanding-the-document-analysis-technique</text:span></text:a></text:p>
        </text:list-item>
        <text:list-item>
          <text:p text:style-name="P400"><text:span text:style-name="T206">Focus groups: </text:span><text:span text:style-name="Strong_20_Emphasis"><text:span text:style-name="T187">Guidebook Series - A Beginner's Guide To Requirements Elicitation: What To Do Before, During &amp; After The Event, </text:span></text:span><text:span text:style-name="Strong_20_Emphasis"><text:span text:style-name="T188">site web: </text:span></text:span><text:a xlink:type="simple" xlink:href="https://businessanalystlearnings.com/" text:style-name="Internet_20_link" text:visited-style-name="Visited_20_Internet_20_Link"><text:span text:style-name="Strong_20_Emphasis"><text:span text:style-name="T283">https://businessanalystlearnings.com</text:span></text:span></text:a></text:p>
        </text:list-item>
        <text:list-item>
          <text:p text:style-name="P401"><text:soft-page-break/><text:span text:style-name="Strong_20_Emphasis"><text:span text:style-name="T189">Interface analysis: </text:span></text:span><text:a xlink:type="simple" xlink:href="https://businessanalystlearnings.com/ba-techniques/2014/5/31/interface-analysis" text:style-name="Internet_20_link" text:visited-style-name="Visited_20_Internet_20_Link"><text:span text:style-name="Strong_20_Emphasis"><text:span text:style-name="T283">https://businessanalystlearnings.com/ba-techniques/2014/5/31/interface-analysis</text:span></text:span></text:a></text:p>
        </text:list-item>
        <text:list-item>
          <text:p text:style-name="P402"><text:span text:style-name="Strong_20_Emphasis"><text:span text:style-name="T190">BABOK V2: </text:span></text:span><text:a xlink:type="simple" xlink:href="http://www.slideshare.net/carlitos5071989/babok-v20" text:style-name="Internet_20_link" text:visited-style-name="Visited_20_Internet_20_Link"><text:span text:style-name="Strong_20_Emphasis"><text:span text:style-name="T283">http://www.slideshare.net/carlitos5071989/babok-v20</text:span></text:span></text:a></text:p>
        </text:list-item>
        <text:list-item>
          <text:p text:style-name="P402"><text:span text:style-name="Strong_20_Emphasis"><text:span text:style-name="T190">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283">https://businessanalystlearnings.com/ba-techniques/2013/7/18/interviews-requirements-elicitation-technique</text:span></text:span></text:a></text:p>
        </text:list-item>
        <text:list-item>
          <text:p text:style-name="P403"><text:span text:style-name="Strong_20_Emphasis"><text:span text:style-name="T191">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283">https://businessanalystlearnings.com/blog/2013/9/1/proof-of-concept-benefits-risks-of-prototyping-in-business-analysis?rq=prototyping%20analysis</text:span></text:span></text:a></text:p>
        </text:list-item>
        <text:list-item>
          <text:p text:style-name="P409"><text:span text:style-name="Strong_20_Emphasis"><text:span text:style-name="T177">Verification &amp; validation: </text:span></text:span><text:span text:style-name="Strong_20_Emphasis"><text:span text:style-name="T178">software requirements and design specifications. Boehm, B W IEEE Software. Vol. 1, no. 1, pp. 75-88. 1984</text:span></text:span></text:p>
        </text:list-item>
        <text:list-item>
          <text:p text:style-name="P410"><text:span text:style-name="Strong_20_Emphasis"><text:span text:style-name="T179">Categorization:</text:span></text:span></text:p>
        </text:list-item>
        <text:list-item>
          <text:p text:style-name="P410"><text:span text:style-name="Strong_20_Emphasis"><text:span text:style-name="T179">Version control: </text:span></text:span><text:a xlink:type="simple" xlink:href="https://techterms.com/definition/version_control" text:style-name="Internet_20_link" text:visited-style-name="Visited_20_Internet_20_Link"><text:span text:style-name="Strong_20_Emphasis"><text:span text:style-name="T283">https://techterms.com/definition/version_control</text:span></text:span></text:a></text:p>
        </text:list-item>
        <text:list-item>
          <text:p text:style-name="P410"><text:span text:style-name="Strong_20_Emphasis"><text:span text:style-name="T179">Version control: </text:span></text:span><text:a xlink:type="simple" xlink:href="https://www.git-tower.com/learn/git/ebook/en/desktop-gui/basics/why-use-version-control" text:style-name="Internet_20_link" text:visited-style-name="Visited_20_Internet_20_Link"><text:span text:style-name="Strong_20_Emphasis"><text:span text:style-name="T283">https://www.git-tower.com/learn/git/ebook/en/desktop-gui/basics/why-use-version-control</text:span></text:span></text:a></text:p>
        </text:list-item>
        <text:list-item>
          <text:p text:style-name="P411"><text:span text:style-name="Strong_20_Emphasis"><text:span text:style-name="T180">Req analysis: </text:span></text:span><text:a xlink:type="simple" xlink:href="https://en.wikipedia.org/wiki/Requirements_analysis" text:style-name="Internet_20_link" text:visited-style-name="Visited_20_Internet_20_Link"><text:span text:style-name="Strong_20_Emphasis"><text:span text:style-name="T283">https://en.wikipedia.org/wiki/Requirements_analysis</text:span></text:span></text:a></text:p>
        </text:list-item>
        <text:list-item>
          <text:p text:style-name="P411"><text:span text:style-name="Strong_20_Emphasis"><text:span text:style-name="T180">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283">http://www.modernanalyst.com/Careers/InterviewQuestions/tabid/128/ID/1169/What-are-the-characteristics-of-a-good-requirement.aspx</text:span></text:span></text:a></text:p>
        </text:list-item>
        <text:list-item>
          <text:p text:style-name="P412"><text:span text:style-name="Strong_20_Emphasis"><text:span text:style-name="T181">characteristic: </text:span></text:span><text:a xlink:type="simple" xlink:href="http://www.informit.com/articles/article.aspx?p=1152528&amp;seqNum=4" text:style-name="Internet_20_link" text:visited-style-name="Visited_20_Internet_20_Link"><text:span text:style-name="Strong_20_Emphasis"><text:span text:style-name="T283">http://www.informit.com/articles/article.aspx?p=1152528&amp;seqNum=4</text:span></text:span></text:a></text:p>
        </text:list-item>
        <text:list-item>
          <text:p text:style-name="P413"><text:span text:style-name="Strong_20_Emphasis"><text:span text:style-name="T182">Gathering: </text:span></text:span><text:a xlink:type="simple" xlink:href="https://www.projectsmart.co.uk/requirements-gathering.php" text:style-name="Internet_20_link" text:visited-style-name="Visited_20_Internet_20_Link"><text:span text:style-name="Strong_20_Emphasis"><text:span text:style-name="T283">https://www.projectsmart.co.uk/requirements-gathering.php</text:span></text:span></text:a></text:p>
        </text:list-item>
        <text:list-item>
          <text:p text:style-name="P414"><text:span text:style-name="Strong_20_Emphasis"><text:span text:style-name="T183">Virtual machine: </text:span></text:span><text:span text:style-name="Strong_20_Emphasis"><text:span text:style-name="T184">https://pubs.vmware.com/vsphere-50/index.jsp?topic=%2Fcom.vmware.vsphere.vm_admin.doc_50%2FGUID-CEFF6D89-8C19-4143-8C26-4B6D6734D2CB.html</text:span></text:span></text:p>
        </text:list-item>
        <text:list-item>
          <text:p text:style-name="P415"><text:span text:style-name="Strong_20_Emphasis"><text:span text:style-name="T183">Snapshot: </text:span></text:span><text:a xlink:type="simple" xlink:href="http://searchdatabackup.techtarget.com/definition/storage-snapshot" text:style-name="Internet_20_link" text:visited-style-name="Visited_20_Internet_20_Link"><text:span text:style-name="Strong_20_Emphasis"><text:span text:style-name="T283">http://searchdatabackup.techtarget.com/definition/storage-snapshot</text:span></text:span></text:a></text:p>
        </text:list-item>
        <text:list-item>
          <text:p text:style-name="P415"><text:span text:style-name="Strong_20_Emphasis"><text:span text:style-name="T183">Snapshot: </text:span></text:span><text:a xlink:type="simple" xlink:href="https://linux.die.net/EVMSUG/whatissnapshotting.html" text:style-name="Internet_20_link" text:visited-style-name="Visited_20_Internet_20_Link"><text:span text:style-name="Strong_20_Emphasis"><text:span text:style-name="T46">https://linux.die.net/EVMSUG/whatissnapshotting.html</text:span></text:span></text:a></text:p>
        </text:list-item>
        <text:list-item>
          <text:p text:style-name="P416"><text:span text:style-name="Strong_20_Emphasis"><text:span text:style-name="T185">Snapshot testing: </text:span></text:span><text:a xlink:type="simple" xlink:href="https://medium.com/@dschmidt1992/jest-snapshot-testing-3ef9fa1222bb#.ykgxe3fsi" text:style-name="Internet_20_link" text:visited-style-name="Visited_20_Internet_20_Link"><text:span text:style-name="Strong_20_Emphasis"><text:span text:style-name="T46">https://medium.com/@dschmidt1992/jest-snapshot-testing-3ef9fa1222bb#.ykgxe3fsi</text:span></text:span></text:a></text:p>
        </text:list-item>
        <text:list-item>
          <text:p text:style-name="P417"><text:span text:style-name="Strong_20_Emphasis"><text:span text:style-name="T186">URM:</text:span></text:span><text:a xlink:type="simple" xlink:href="http://docs.aws.amazon.com/elastictranscoder/latest/developerguide/drm.html" text:style-name="Internet_20_link" text:visited-style-name="Visited_20_Internet_20_Link"><text:span text:style-name="Strong_20_Emphasis"><text:span text:style-name="T46">http://docs.aws.amazon.com/elastictranscoder/latest/developerguide/drm.html</text:span></text:span></text:a></text:p>
        </text:list-item>
        <text:list-item>
          <text:p text:style-name="P417"><text:span text:style-name="Strong_20_Emphasis"><text:span text:style-name="T186">User right:</text:span></text:span><text:a xlink:type="simple" xlink:href="https://www.mediawiki.org/wiki/Manual:User_rights" text:style-name="Internet_20_link" text:visited-style-name="Visited_20_Internet_20_Link"><text:span text:style-name="Strong_20_Emphasis"><text:span text:style-name="T46">https://www.mediawiki.org/wiki/Manual:User_rights</text:span></text:span></text:a></text:p>
        </text:list-item>
        <text:list-item>
          <text:p text:style-name="P418"><text:span text:style-name="Strong_20_Emphasis"><text:span text:style-name="T192">One to one interview:</text:span></text:span><text:a xlink:type="simple" xlink:href="http://www.goldmantech.co.za/candidates/interview-advice/one-to-one-interview" text:style-name="Internet_20_link" text:visited-style-name="Visited_20_Internet_20_Link"><text:span text:style-name="Strong_20_Emphasis"><text:span text:style-name="T46">http://www.goldmantech.co.za/candidates/interview-advice/one-to-one-interview</text:span></text:span></text:a></text:p>
        </text:list-item>
        <text:list-item>
          <text:p text:style-name="P418"><text:span text:style-name="Strong_20_Emphasis"><text:span text:style-name="T192">Group interviews:</text:span></text:span><text:a xlink:type="simple" xlink:href="https://www.themuse.com/advice/standing-out-from-the-crowd-how-to-nail-a-group-interview" text:style-name="Internet_20_link" text:visited-style-name="Visited_20_Internet_20_Link"><text:span text:style-name="Strong_20_Emphasis"><text:span text:style-name="T46">https://www.themuse.com/advice/standing-out-from-the-crowd-how-to-nail-a-group-interview</text:span></text:span></text:a></text:p>
        </text:list-item>
        <text:list-item>
          <text:p text:style-name="P418"><text:span text:style-name="Strong_20_Emphasis"><text:span text:style-name="T192">Facilitated sessions: </text:span></text:span><text:a xlink:type="simple" xlink:href="https://en.wikibooks.org/wiki/Business_Analysis_Guidebook/Facilitation_and_Elicitation_Techniques" text:style-name="Internet_20_link" text:visited-style-name="Visited_20_Internet_20_Link"><text:span text:style-name="Strong_20_Emphasis"><text:span text:style-name="T46">https://en.wikibooks.org/wiki/Business_Analysis_Guidebook/Facilitation_and_Elicitation_Techniques</text:span></text:span></text:a></text:p>
        </text:list-item>
        <text:list-item>
          <text:p text:style-name="P419"><text:span text:style-name="Strong_20_Emphasis"><text:span text:style-name="T193">file system: </text:span></text:span><text:a xlink:type="simple" xlink:href="http://www.academia.edu/7423594/REPORT_ON_FILE_SYSTEM_AND_DATABASE_MANAGEMENT_SYSTEM" text:style-name="Internet_20_link" text:visited-style-name="Visited_20_Internet_20_Link"><text:span text:style-name="Strong_20_Emphasis"><text:span text:style-name="T46">http://www.academia.edu/7423594/REPORT_ON_FILE_SYSTEM_AND_DATABASE_MANAGEMENT_SYSTEM</text:span></text:span></text:a></text:p>
        </text:list-item>
        <text:list-item>
          <text:p text:style-name="P420"><text:span text:style-name="Strong_20_Emphasis"><text:span text:style-name="T194">V-Shaped life cycle: https://prezi.com/9ukgmq1ayz_y/v-shaped-life-cycle-model/</text:span></text:span></text:p>
        </text:list-item>
        <text:list-item>
          <text:p text:style-name="P420"><text:span text:style-name="Strong_20_Emphasis"><text:span text:style-name="T194">V-Model: </text:span></text:span><text:a xlink:type="simple" xlink:href="https://en.wikipedia.org/wiki/V-Model" text:style-name="Internet_20_link" text:visited-style-name="Visited_20_Internet_20_Link"><text:span text:style-name="Strong_20_Emphasis"><text:span text:style-name="T46">https://en.wikipedia.org/wiki/V-Model</text:span></text:span></text:a></text:p>
        </text:list-item>
        <text:list-item>
          <text:p text:style-name="P421"><text:soft-page-break/><text:span text:style-name="Strong_20_Emphasis"><text:span text:style-name="T195">Advantages &amp; disadvantages V-Model: http://testingfreak.com/v-model-software-testing-advantages-disadvantages-v-model/ </text:span></text:span></text:p>
        </text:list-item>
        <text:list-item>
          <text:p text:style-name="P422"><text:span text:style-name="Strong_20_Emphasis"><text:span text:style-name="T196">Crowdsourcing: </text:span></text:span><text:a xlink:type="simple" xlink:href="https://dailycrowdsource.com/training/crowdsourcing/what-is-crowdsourcing" text:style-name="Internet_20_link" text:visited-style-name="Visited_20_Internet_20_Link"><text:span text:style-name="Strong_20_Emphasis"><text:span text:style-name="T46">https://dailycrowdsource.com/training/crowdsourcing/what-is-crowdsourcing</text:span></text:span></text:a></text:p>
        </text:list-item>
        <text:list-item>
          <text:p text:style-name="P423"><text:a xlink:type="simple" xlink:href="http://www.pbworks.com/project-collaboration/" text:style-name="Internet_20_link" text:visited-style-name="Visited_20_Internet_20_Link"><text:span text:style-name="Strong_20_Emphasis"><text:span text:style-name="T197">http://www.pbworks.com/project-collaboration/</text:span></text:span></text:a></text:p>
        </text:list-item>
        <text:list-item>
          <text:p text:style-name="P423"><text:span text:style-name="Strong_20_Emphasis"><text:span text:style-name="T197"/></text:span></text:p>
        </text:list-item>
      </text:list>
      <text:p text:style-name="P6"><text:span text:style-name="Strong_20_Emphasis"><text:span text:style-name="T193"/></text:span></text:p>
      <text:p text:style-name="P3"><text:span text:style-name="Strong_20_Emphasis"><text:span text:style-name="T176"/></text:span></text:p>
      <text:p text:style-name="P5"/>
      <text:p text:style-name="P12">Term_definitions</text:p>
      <text:p text:style-name="P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oleil W01" svg:font-family="'Soleil W01', Arial, sans-serif"/>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pitch="variable"/>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0354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0528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text-underline-style="none"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666666" style:font-name="Liberation Serif1"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text-properties officeooo:paragraph-rsid="0213efe6"/>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6in" fo:margin-bottom="0.6in" fo:margin-left="1.0937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draw:frame draw:style-name="Mfr1" draw:name="Image12" text:anchor-type="paragraph" svg:x="5.598in" svg:y="-0.0366in" svg:width="1.261in" svg:height="0.4154in" draw:z-index="63"><draw:image xlink:href="Pictures/100000000000010200000055AE2050297F420D0B.png" xlink:type="simple" xlink:show="embed" xlink:actuate="onLoad"/></draw:frame><text:span text:style-name="MT2">Page</text:span><text:span text:style-name="MT3"> </text:span><text:span text:style-name="MT4"><text:page-number text:select-page="current">57</text:page-number></text:span> <text:span text:style-name="MT2">o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4-05T19:40:41.683545197</dc:date>
    <meta:editing-duration>P9DT13H34M52S</meta:editing-duration>
    <meta:editing-cycles>266</meta:editing-cycles>
    <meta:generator>LibreOffice/5.2.2.2$Linux_X86_64 LibreOffice_project/20m0$Build-2</meta:generator>
    <meta:document-statistic meta:table-count="10" meta:image-count="32" meta:object-count="0" meta:page-count="57" meta:paragraph-count="707" meta:word-count="8847" meta:character-count="58938" meta:non-whitespace-character-count="50862"/>
  </office:meta>
</office:document-meta>
</file>